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30.svm" manifest:media-type=""/>
  <manifest:file-entry manifest:full-path="Pictures/100000000000003C00000078C0A01396FAB572A0.png" manifest:media-type="image/png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8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华文宋体" svg:font-family="华文宋体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stroke-linejoin="miter" draw:fill="gradient" draw:fill-color="#ffffff" draw:fill-gradient-name="Gradient_20_1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159cm" svg:stroke-color="#ff0000" draw:marker-end="线条箭头_20_349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" style:family="graphic" style:parent-style-name="standard">
      <style:graphic-properties draw:stroke="solid" svg:stroke-width="0.106cm" svg:stroke-color="#000099" draw:stroke-linejoin="miter" draw:fill="solid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159cm" svg:stroke-color="#ff0000" draw:marker-end="线条箭头_20_350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>
      <style:graphic-properties draw:stroke="solid" svg:stroke-width="0.106cm" svg:stroke-color="#000099" draw:stroke-linejoin="miter" draw:fill="none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0000" draw:marker-end="线条箭头_20_351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solid" draw:fill-color="#000099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159cm" svg:stroke-color="#000099" draw:stroke-linejoin="miter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159cm" svg:stroke-color="#ff0000" draw:marker-end="线条箭头_20_352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solid" draw:fill-color="#000099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106cm" svg:stroke-color="#000099" draw:stroke-linejoin="miter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159cm" svg:stroke-color="#ff0000" draw:marker-end="线条箭头_20_353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none" draw:fill="solid" draw:fill-color="#000099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>
      <style:graphic-properties draw:stroke="solid" svg:stroke-width="0.212cm" svg:stroke-color="#ff0000" draw:marker-end="线条箭头_20_354" draw:marker-end-width="0.636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>
      <style:graphic-properties draw:stroke="solid" svg:stroke-width="0.159cm" svg:stroke-color="#000099" draw:stroke-linejoin="miter" draw:fill="solid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67" style:family="graphic" style:parent-style-name="standard">
      <style:graphic-properties draw:stroke="solid" svg:stroke-width="0.159cm" svg:stroke-color="#ff0000" draw:stroke-linejoin="miter" draw:fill="solid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68" style:family="graphic" style:parent-style-name="standard">
      <style:graphic-properties draw:stroke="solid" svg:stroke-width="0.159cm" svg:stroke-color="#008000" draw:stroke-linejoin="miter" draw:fill="solid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69" style:family="graphic" style:parent-style-name="standard">
      <style:graphic-properties draw:stroke="none" draw:fill="solid" draw:fill-color="#000099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70" style:family="graphic" style:parent-style-name="standard">
      <style:graphic-properties draw:stroke="none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71" style:family="graphic" style:parent-style-name="standard">
      <style:graphic-properties draw:stroke="none" draw:fill="solid" draw:fill-color="#008000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159cm" svg:stroke-color="#660066" draw:stroke-linejoin="miter" draw:fill="bitmap" draw:fill-color="#ff9900" draw:fill-image-name="Bitmap_20_1" style:repeat="stretch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000099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2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9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9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96" style:family="graphic" style:parent-style-name="standard" style:list-style-name="L4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min-height="0.482cm" fo:min-width="1.90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middle" draw:auto-grow-height="false" fo:min-height="2.148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386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387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1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1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386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386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387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386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1.386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5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1.387cm" fo:min-width="2.017cm" fo:padding-top="0.03cm" fo:padding-bottom="0.03cm" fo:padding-left="0.05cm" fo:padding-right="0.05cm" fo:wrap-option="wrap" draw:shadow-color="#808080"/>
      <style:paragraph-properties style:writing-mode="lr-tb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32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10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0" style:family="graphic" style:parent-style-name="standard" style:list-style-name="L2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2" style:family="graphic" style:parent-style-name="standard" style:list-style-name="L4">
      <style:graphic-properties draw:stroke="solid" svg:stroke-width="0.035cm" svg:stroke-color="#000000" draw:stroke-linejoin="miter" draw:fill="solid" draw:fill-color="#00cc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3" style:family="graphic" style:parent-style-name="standard" style:list-style-name="L4">
      <style:graphic-properties draw:stroke="solid" svg:stroke-width="0.035cm" svg:stroke-color="#000000" draw:stroke-linejoin="miter" draw:fill="solid" draw:fill-color="#00cc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4" style:family="graphic" style:parent-style-name="standard" style:list-style-name="L4">
      <style:graphic-properties draw:stroke="solid" svg:stroke-width="0.035cm" svg:stroke-color="#000000" draw:stroke-linejoin="miter" draw:fill="solid" draw:fill-color="#00cc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5" style:family="graphic" style:parent-style-name="standard" style:list-style-name="L4">
      <style:graphic-properties draw:stroke="solid" svg:stroke-width="0.035cm" svg:stroke-color="#000000" draw:stroke-linejoin="miter" draw:fill="solid" draw:fill-color="#00cc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35cm" svg:stroke-color="#000000" draw:stroke-linejoin="miter" draw:fill="solid" draw:fill-color="#00cc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2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59" style:family="graphic" style:parent-style-name="standard">
      <style:graphic-properties draw:stroke="solid" svg:stroke-width="0.106cm" svg:stroke-color="#ff0000" draw:stroke-linejoin="miter" draw:fill="solid" draw:fill-color="#ffffff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60" style:family="graphic" style:parent-style-name="standard">
      <style:graphic-properties draw:stroke="solid" svg:stroke-width="0.106cm" svg:stroke-color="#000099" draw:stroke-linejoin="miter" draw:fill="gradient" draw:fill-color="#005e47" draw:fill-gradient-name="Gradient_20_2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61" style:family="graphic" style:parent-style-name="standard">
      <style:graphic-properties draw:stroke="solid" svg:stroke-width="0.106cm" svg:stroke-color="#000099" draw:stroke-linejoin="miter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838cm" fo:min-width="4.157cm" fo:padding-top="0.13cm" fo:padding-bottom="0.13cm" fo:padding-left="0.25cm" fo:padding-right="0.25cm" fo:wrap-option="wrap" draw:shadow-color="#808080"/>
      <style:paragraph-properties style:writing-mode="lr-tb"/>
    </style:style>
    <style:style style:name="gr16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7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7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6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7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6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82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6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7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6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8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847cm" fo:min-width="4.868cm" fo:padding-top="0cm" fo:padding-bottom="0cm" fo:padding-left="0cm" fo:padding-right="0cm" fo:wrap-option="wrap" draw:shadow-color="#808080"/>
      <style:paragraph-properties style:writing-mode="lr-tb"/>
    </style:style>
    <style:style style:name="gr18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08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8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847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8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4.269cm" fo:min-width="1.905cm" fo:padding-top="0cm" fo:padding-bottom="0cm" fo:padding-left="0cm" fo:padding-right="0cm" fo:wrap-option="wrap" draw:shadow-color="#808080"/>
      <style:paragraph-properties style:writing-mode="lr-tb"/>
    </style:style>
    <style:style style:name="gr18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4.233cm" fo:min-width="1.905cm" fo:padding-top="0cm" fo:padding-bottom="0cm" fo:padding-left="0cm" fo:padding-right="0cm" fo:wrap-option="wrap" draw:shadow-color="#808080"/>
      <style:paragraph-properties style:writing-mode="lr-tb"/>
    </style:style>
    <style:style style:name="gr18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7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8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6cm" fo:min-width="6.773cm" fo:padding-top="0cm" fo:padding-bottom="0cm" fo:padding-left="0cm" fo:padding-right="0cm" fo:wrap-option="wrap" draw:shadow-color="#808080"/>
      <style:paragraph-properties style:writing-mode="lr-tb"/>
    </style:style>
    <style:style style:name="gr189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8" style:family="graphic" style:parent-style-name="standard">
      <style:graphic-properties draw:stroke="solid" svg:stroke-width="0.159cm" svg:stroke-color="#ff0000" draw:marker-end="线条箭头_20_355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1" style:family="graphic" style:parent-style-name="standard">
      <style:graphic-properties draw:stroke="solid" svg:stroke-width="0.159cm" svg:stroke-color="#ff0000" draw:marker-end="线条箭头_20_356" draw:marker-end-width="0.47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3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05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0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0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0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10" style:family="graphic" style:parent-style-name="standard" style:list-style-name="L4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1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1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15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16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  <style:paragraph-properties style:writing-mode="lr-tb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  <style:paragraph-properties style:writing-mode="lr-tb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  <style:paragraph-properties style:writing-mode="lr-tb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  <style:paragraph-properties style:writing-mode="lr-tb"/>
    </style:style>
    <style:style style:name="gr22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3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standard">
      <style:graphic-properties draw:stroke="solid" svg:stroke-width="0.106cm" svg:stroke-color="#000099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106cm" svg:stroke-color="#b414c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8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50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5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6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6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7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271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2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4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5" style:family="graphic" style:parent-style-name="standard" style:list-style-name="L4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0" style:family="graphic" style:parent-style-name="standard" style:list-style-name="L4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81" style:family="graphic" style:parent-style-name="standard">
      <style:graphic-properties draw:stroke="solid" svg:stroke-width="0.106cm" svg:stroke-color="#000099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2" style:family="graphic" style:parent-style-name="standard" style:list-style-name="L2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4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6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6.562cm" style:use-optimal-column-width="false"/>
    </style:style>
    <style:style style:name="co2" style:family="table-column">
      <style:table-column-properties style:column-width="6.561cm" style:use-optimal-column-width="false"/>
    </style:style>
    <style:style style:name="co3" style:family="table-column">
      <style:table-column-properties style:column-width="4.445cm" style:use-optimal-column-width="false"/>
    </style:style>
    <style:style style:name="co4" style:family="table-column">
      <style:table-column-properties style:column-width="7.196cm" style:use-optimal-column-width="false"/>
    </style:style>
    <style:style style:name="co5" style:family="table-column">
      <style:table-column-properties style:column-width="3.175cm" style:use-optimal-column-width="false"/>
    </style:style>
    <style:style style:name="co6" style:family="table-column">
      <style:table-column-properties style:column-width="2.116cm" style:use-optimal-column-width="false"/>
    </style:style>
    <style:style style:name="co7" style:family="table-column">
      <style:table-column-properties style:column-width="2.117cm" style:use-optimal-column-width="false"/>
    </style:style>
    <style:style style:name="co8" style:family="table-column">
      <style:table-column-properties style:column-width="3.387cm" style:use-optimal-column-width="false"/>
    </style:style>
    <style:style style:name="co9" style:family="table-column">
      <style:table-column-properties style:column-width="7.62cm" style:use-optimal-column-width="false"/>
    </style:style>
    <style:style style:name="co10" style:family="table-column">
      <style:table-column-properties style:column-width="1.905cm" style:use-optimal-column-width="false"/>
    </style:style>
    <style:style style:name="co11" style:family="table-column">
      <style:table-column-properties style:column-width="4.868cm" style:use-optimal-column-width="false"/>
    </style:style>
    <style:style style:name="co12" style:family="table-column">
      <style:table-column-properties style:column-width="3.598cm" style:use-optimal-column-width="false"/>
    </style:style>
    <style:style style:name="co13" style:family="table-column">
      <style:table-column-properties style:column-width="1.482cm" style:use-optimal-column-width="false"/>
    </style:style>
    <style:style style:name="co14" style:family="table-column">
      <style:table-column-properties style:column-width="1.694cm" style:use-optimal-column-width="false"/>
    </style:style>
    <style:style style:name="co15" style:family="table-column">
      <style:table-column-properties style:column-width="1.693cm" style:use-optimal-column-width="false"/>
    </style:style>
    <style:style style:name="co16" style:family="table-column">
      <style:table-column-properties style:column-width="2.329cm" style:use-optimal-column-width="false"/>
    </style:style>
    <style:style style:name="ro1" style:family="table-row">
      <style:table-row-properties style:row-height="1.446cm" style:use-optimal-row-height="false"/>
    </style:style>
    <style:style style:name="ro2" style:family="table-row">
      <style:table-row-properties style:row-height="1.526cm" style:use-optimal-row-height="false"/>
    </style:style>
    <style:style style:name="ro3" style:family="table-row">
      <style:table-row-properties style:row-height="1.246cm" style:use-optimal-row-height="false"/>
    </style:style>
    <style:style style:name="ro4" style:family="table-row">
      <style:table-row-properties style:row-height="1.248cm" style:use-optimal-row-height="false"/>
    </style:style>
    <style:style style:name="ro5" style:family="table-row">
      <style:table-row-properties style:row-height="2.431cm" style:use-optimal-row-height="false"/>
    </style:style>
    <style:style style:name="ro6" style:family="table-row">
      <style:table-row-properties style:row-height="1.277cm" style:use-optimal-row-height="false"/>
    </style:style>
    <style:style style:name="ro7" style:family="table-row">
      <style:table-row-properties style:row-height="1.525cm" style:use-optimal-row-height="false"/>
    </style:style>
    <style:style style:name="ro8" style:family="table-row">
      <style:table-row-properties style:row-height="1.247cm" style:use-optimal-row-height="false"/>
    </style:style>
    <style:style style:name="ro9" style:family="table-row">
      <style:table-row-properties style:row-height="1.296cm" style:use-optimal-row-height="false"/>
    </style:style>
    <style:style style:name="ro10" style:family="table-row">
      <style:table-row-properties style:row-height="1.27cm" style:use-optimal-row-height="false"/>
    </style:style>
    <style:style style:name="ro11" style:family="table-row">
      <style:table-row-properties style:row-height="1.398cm" style:use-optimal-row-height="false"/>
    </style:style>
    <style:style style:name="ro12" style:family="table-row">
      <style:table-row-properties style:row-height="0.954cm" style:use-optimal-row-height="false"/>
    </style:style>
    <style:style style:name="ro13" style:family="table-row">
      <style:table-row-properties style:row-height="1.058cm" style:use-optimal-row-height="false"/>
    </style:style>
    <style:style style:name="ro14" style:family="table-row">
      <style:table-row-properties style:row-height="1.059cm" style:use-optimal-row-height="false"/>
    </style:style>
    <style:style style:name="ro15" style:family="table-row">
      <style:table-row-properties style:row-height="1.169cm" style:use-optimal-row-height="false"/>
    </style:style>
    <style:style style:name="ro16" style:family="table-row">
      <style:table-row-properties style:row-height="1.159cm" style:use-optimal-row-height="false"/>
    </style:style>
    <style:style style:name="ro17" style:family="table-row">
      <style:table-row-properties style:row-height="1.481cm" style:use-optimal-row-height="false"/>
    </style:style>
    <style:style style:name="ro18" style:family="table-row">
      <style:table-row-properties style:row-height="1.447cm" style:use-optimal-row-height="false"/>
    </style:style>
    <style:style style:name="ro19" style:family="table-row">
      <style:table-row-properties style:row-height="1.61cm" style:use-optimal-row-height="false"/>
    </style:style>
    <style:style style:name="ro20" style:family="table-row">
      <style:table-row-properties style:row-height="1.609cm" style:use-optimal-row-height="false"/>
    </style:style>
    <style:style style:name="ro21" style:family="table-row">
      <style:table-row-properties style:row-height="2.631cm" style:use-optimal-row-height="false"/>
    </style:style>
    <style:style style:name="ro22" style:family="table-row">
      <style:table-row-properties style:row-height="1.017cm" style:use-optimal-row-height="false"/>
    </style:style>
    <style:style style:name="ro23" style:family="table-row">
      <style:table-row-properties style:row-height="1.018cm" style:use-optimal-row-height="false"/>
    </style:style>
    <style:style style:name="ro24" style:family="table-row">
      <style:table-row-properties style:row-height="1.019cm" style:use-optimal-row-height="false"/>
    </style:style>
    <style:style style:name="ro25" style:family="table-row">
      <style:table-row-properties style:row-height="1.108cm" style:use-optimal-row-height="false"/>
    </style:style>
    <style:style style:name="ro26" style:family="table-row">
      <style:table-row-properties style:row-height="1.077cm" style:use-optimal-row-height="false"/>
    </style:style>
    <style:style style:name="ro27" style:family="table-row">
      <style:table-row-properties style:row-height="2.093cm" style:use-optimal-row-height="false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23pt solid #01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1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middle" fo:padding-top="0.053cm" fo:padding-bottom="0.053cm" fo:padding-left="0cm" fo:padding-right="0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middle" fo:padding-top="0.053cm" fo:padding-bottom="0.053cm" fo:padding-left="0cm" fo:padding-right="0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middle" fo:padding-top="0.053cm" fo:padding-bottom="0.053cm" fo:padding-left="0cm" fo:padding-right="0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ff0000" fo:border-right="0.74pt solid #ff0000" fo:border-top="0.74pt solid #ff0000" fo:border-bottom="0.23pt solid #ff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ff0000" fo:border-right="0.74pt solid #ff0000" fo:border-top="0.23pt solid #ff0000" fo:border-bottom="0.23pt solid #ff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74pt solid #ff0000" fo:border-right="0.74pt solid #ff0000" fo:border-top="0.23pt solid #ff0000" fo:border-bottom="0.74pt solid #ff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12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12cm" fo:margin-bottom="0cm" fo:line-height="100%" fo:text-align="center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middle" fo:padding-top="0cm" fo:padding-bottom="0cm" fo:padding-left="0cm" fo:padding-right="0cm"/>
      <style:paragraph-properties fo:margin-left="0cm" fo:margin-right="0cm" fo:margin-top="0.212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12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12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882cm" fo:margin-bottom="0cm" fo:line-height="13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882cm" fo:margin-bottom="0cm" fo:line-height="13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529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529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gradient" draw:fill-color="#ffffff" draw:fill-gradient-name="Gradient_20_1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617cm" fo:margin-bottom="0cm" fo:line-height="12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617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617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617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solid" draw:fill-color="#ff0000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529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529cm" fo:margin-bottom="0cm" fo:line-height="95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.529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solid" draw:fill-color="#ff0000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529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529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794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794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solid" draw:fill-color="#000099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441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441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441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solid" draw:fill-color="#ff0000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21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margin-top="0.441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solid" draw:fill-color="#ffff00"/>
      <style:paragraph-properties fo:margin-left="0cm" fo:margin-right="0cm" fo:margin-top="0.441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882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.882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794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794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style:paragraph-properties fo:margin-left="0cm" fo:margin-right="0cm" fo:margin-top="0.529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margin-top="0.529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style:paragraph-properties fo:margin-left="0cm" fo:margin-right="0cm" fo:margin-top="0.706cm" fo:margin-bottom="0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style:paragraph-properties fo:margin-left="0cm" fo:margin-right="0cm" fo:margin-top="0.706cm" fo:margin-bottom="0cm" fo:line-height="9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loext:graphic-properties draw:fill="none" draw:fill-color="#ffffff"/>
      <style:paragraph-properties fo:margin-left="0cm" fo:margin-right="0cm" fo:margin-top="0.706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solid" draw:fill-color="#000099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loext:graphic-properties draw:fill="solid" draw:fill-color="#008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bitmap" draw:fill-color="#ff9900" draw:fill-image-name="Bitmap_20_1" style:repeat="stretch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style:paragraph-properties fo:margin-left="0cm" fo:margin-right="0cm" fo:margin-top="0.882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solid" draw:fill-color="#000099"/>
      <style:paragraph-properties fo:margin-left="0cm" fo:margin-right="0cm" fo:margin-top="0.882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cm" fo:margin-right="0cm" fo:margin-top="0.617cm" fo:margin-bottom="0cm" fo:line-height="9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margin-top="0.617cm" fo:margin-bottom="0cm" fo:line-height="9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style:paragraph-properties fo:margin-left="0cm" fo:margin-right="0cm" fo:margin-top="0.88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margin-top="0.88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paragraph-properties fo:margin-left="0cm" fo:margin-right="0cm" fo:margin-top="0.423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none" draw:fill-color="#ffffff"/>
      <style:paragraph-properties fo:margin-left="0cm" fo:margin-right="0cm" fo:margin-top="0.423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style:paragraph-properties fo:margin-left="0cm" fo:margin-right="0cm" fo:margin-top="0.794cm" fo:margin-bottom="0cm" fo:line-height="15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loext:graphic-properties draw:fill="none" draw:fill-color="#ffffff"/>
      <style:paragraph-properties fo:margin-left="0cm" fo:margin-right="0cm" fo:margin-top="0.794cm" fo:margin-bottom="0cm" fo:line-height="15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style:paragraph-properties fo:margin-left="0cm" fo:margin-right="0cm" fo:margin-top="0.3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loext:graphic-properties draw:fill="none" draw:fill-color="#ffffff"/>
      <style:paragraph-properties fo:margin-left="0cm" fo:margin-right="0cm" fo:margin-top="0.3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style:paragraph-properties fo:margin-left="0cm" fo:margin-right="0cm" fo:margin-top="0.441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loext:graphic-properties draw:fill="none" draw:fill-color="#ffffff"/>
      <style:paragraph-properties fo:margin-left="0cm" fo:margin-right="0cm" fo:margin-top="0.441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style:paragraph-properties fo:margin-left="0cm" fo:margin-right="0cm" fo:margin-top="0.706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loext:graphic-properties draw:fill="solid" draw:fill-color="#000099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style:paragraph-properties fo:margin-left="0cm" fo:margin-right="0cm" fo:margin-top="0.529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loext:graphic-properties draw:fill="none" draw:fill-color="#ffffff"/>
      <style:paragraph-properties fo:margin-left="0cm" fo:margin-right="0cm" fo:margin-top="0.529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style:paragraph-properties fo:margin-left="0cm" fo:margin-right="0cm" fo:margin-top="0.24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loext:graphic-properties draw:fill="none" draw:fill-color="#ffffff"/>
      <style:paragraph-properties fo:margin-left="0cm" fo:margin-right="0cm" fo:margin-top="0.24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9" style:family="paragraph">
      <style:paragraph-properties fo:margin-left="0cm" fo:margin-right="0cm" fo:margin-top="0.7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loext:graphic-properties draw:fill="none" draw:fill-color="#ffffff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style:paragraph-properties fo:margin-left="0cm" fo:margin-right="0cm" fo:margin-top="0.9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2" style:family="paragraph">
      <loext:graphic-properties draw:fill="none" draw:fill-color="#ffffff"/>
      <style:paragraph-properties fo:margin-left="0cm" fo:margin-right="0cm" fo:margin-top="0.9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3" style:family="paragraph">
      <loext:graphic-properties draw:fill="solid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4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5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6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7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8" style:family="paragraph">
      <loext:graphic-properties draw:fill="solid" draw:fill-color="#00cc00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9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0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1" style:family="paragraph">
      <loext:graphic-properties draw:fill="solid" draw:fill-color="#ff0000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2" style:family="paragraph">
      <loext:graphic-properties draw:fill="solid" draw:fill-color="#ff0000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3" style:family="paragraph">
      <style:paragraph-properties fo:margin-left="0cm" fo:margin-right="0cm" fo:margin-top="0.282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4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5" style:family="paragraph">
      <loext:graphic-properties draw:fill="gradient" draw:fill-color="#005e47" draw:fill-gradient-name="Gradient_20_2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6" style:family="paragraph">
      <style:paragraph-properties fo:margin-left="0cm" fo:margin-right="0cm" fo:margin-top="0.353cm" fo:margin-bottom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7" style:family="paragraph">
      <loext:graphic-properties draw:fill="none" draw:fill-color="#ffffff"/>
      <style:paragraph-properties fo:margin-left="0cm" fo:margin-right="0cm" fo:margin-top="0.353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8" style:family="paragraph"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9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0" style:family="paragraph">
      <style:paragraph-properties fo:margin-left="0cm" fo:margin-right="0cm" fo:margin-top="0.44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1" style:family="paragraph">
      <loext:graphic-properties draw:fill="none" draw:fill-color="#ffffff"/>
      <style:paragraph-properties fo:margin-left="0cm" fo:margin-right="0cm" fo:margin-top="0.4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2" style:family="paragraph">
      <style:paragraph-properties fo:margin-left="0cm" fo:margin-right="0cm" fo:margin-top="0.706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3" style:family="paragraph">
      <loext:graphic-properties draw:fill="none" draw:fill-color="#ffffff"/>
      <style:paragraph-properties fo:margin-left="0cm" fo:margin-right="0cm" fo:margin-top="0.706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4" style:family="paragraph">
      <style:paragraph-properties fo:margin-left="0cm" fo:margin-right="0cm" fo:margin-top="0.141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5" style:family="paragraph">
      <loext:graphic-properties draw:fill="none" draw:fill-color="#ffffff"/>
      <style:paragraph-properties fo:margin-left="0cm" fo:margin-right="0cm" fo:margin-top="0.141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6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7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8" style:family="paragraph">
      <style:paragraph-properties fo:margin-left="0cm" fo:margin-right="0cm" fo:margin-top="0.794cm" fo:margin-bottom="0cm" fo:line-height="13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9" style:family="paragraph">
      <loext:graphic-properties draw:fill="none" draw:fill-color="#ffffff"/>
      <style:paragraph-properties fo:margin-left="0cm" fo:margin-right="0cm" fo:margin-top="0.794cm" fo:margin-bottom="0cm" fo:line-height="13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0" style:family="paragraph">
      <loext:graphic-properties draw:fill="solid" draw:fill-color="#000099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1" style:family="paragraph">
      <loext:graphic-properties draw:fill="solid" draw:fill-color="#ff0000"/>
      <style:paragraph-properties fo:margin-left="0cm" fo:margin-right="0cm" fo:margin-top="0.441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2" style:family="paragraph">
      <loext:graphic-properties draw:fill="none" draw:fill-color="#ffffff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3" style:family="paragraph">
      <loext:graphic-properties draw:fill="solid" draw:fill-color="#ffffff"/>
      <style:paragraph-properties fo:margin-left="0cm" fo:margin-right="0cm" fo:margin-top="0.441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4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5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6" style:family="paragraph">
      <loext:graphic-properties draw:fill="solid" draw:fill-color="#ff0000"/>
      <style:paragraph-properties fo:margin-left="0cm" fo:margin-right="0cm" fo:margin-top="0.4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7" style:family="paragraph">
      <style:paragraph-properties fo:margin-left="0cm" fo:margin-right="0cm" fo:margin-top="0.441cm" fo:margin-bottom="0cm" fo:line-height="7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8" style:family="paragraph">
      <loext:graphic-properties draw:fill="none" draw:fill-color="#ffffff"/>
      <style:paragraph-properties fo:margin-left="0cm" fo:margin-right="0cm" fo:margin-top="0.441cm" fo:margin-bottom="0cm" fo:line-height="7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9" style:family="paragraph">
      <style:paragraph-properties fo:margin-left="0cm" fo:margin-right="0cm" fo:margin-top="0.794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0" style:family="paragraph">
      <loext:graphic-properties draw:fill="none" draw:fill-color="#ffffff"/>
      <style:paragraph-properties fo:margin-left="0cm" fo:margin-right="0cm" fo:margin-top="0.794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style:font-name="Arial" fo:font-size="40pt" fo:language="zh" fo:country="CN" fo:font-weight="normal" style:font-name-asian="黑体" style:font-size-asian="40pt" style:language-asian="zh" style:country-asian="CN" style:font-weight-asian="normal" style:font-name-complex="黑体" style:font-size-complex="40pt" style:language-complex="zh" style:country-complex="CN" style:font-weight-complex="normal"/>
    </style:style>
    <style:style style:name="T3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4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8" style:family="text">
      <style:text-properties fo:language="zh" fo:country="CN" style:language-asian="zh" style:country-asian="CN" style:language-complex="zh" style:country-complex="CN"/>
    </style:style>
    <style:style style:name="T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12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3" style:family="text">
      <style:text-properties style:font-name="宋体" fo:font-size="32pt" fo:language="zh" fo:country="CN" style:font-size-asian="32pt" style:language-asian="zh" style:country-asian="CN" style:font-size-complex="32pt" style:language-complex="zh" style:country-complex="CN"/>
    </style:style>
    <style:style style:name="T14" style:family="text">
      <style:text-properties style:font-name="宋体" fo:font-size="32pt" fo:language="en" fo:country="US" style:font-size-asian="32pt" style:language-asian="en" style:country-asian="US" style:font-size-complex="32pt" style:language-complex="en" style:country-complex="US"/>
    </style:style>
    <style:style style:name="T15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16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17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0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21" style:family="text">
      <style:text-properties fo:color="#000099" loext:opacity="100%" style:font-name="宋体" fo:language="zh" fo:country="CN" style:language-asian="zh" style:country-asian="CN" style:language-complex="zh" style:country-complex="CN"/>
    </style:style>
    <style:style style:name="T22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23" style:family="text">
      <style:text-properties fo:color="#b414c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24" style:family="text">
      <style:text-properties fo:color="#ffff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26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style:font-name="Arial" fo:language="zh" fo:country="CN" fo:font-weight="normal" style:font-name-asian="黑体" style:language-asian="zh" style:country-asian="CN" style:font-weight-asian="normal" style:font-name-complex="黑体" style:language-complex="zh" style:country-complex="CN" style:font-weight-complex="normal"/>
    </style:style>
    <style:style style:name="T28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99" loext:opacity="100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31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32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33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34" style:family="text">
      <style:text-properties fo:color="#ffff00" loext:opacity="100%" fo:language="en" fo:country="US" style:language-asian="en" style:country-asian="US" style:language-complex="en" style:country-complex="US"/>
    </style:style>
    <style:style style:name="T3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b414c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0099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000099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fo:color="#000099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41" style:family="text">
      <style:text-properties fo:font-size="20pt" fo:language="zh" fo:country="CN" style:font-size-asian="20pt" style:language-asian="zh" style:country-asian="CN" style:font-size-complex="20pt" style:language-complex="zh" style:country-complex="CN"/>
    </style:style>
    <style:style style:name="T42" style:family="text">
      <style:text-properties fo:color="#ffff0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43" style:family="text">
      <style:text-properties fo:color="#ffff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4" style:family="text">
      <style:text-properties fo:color="#ffffff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45" style:family="text">
      <style:text-properties fo:color="#000099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46" style:family="text">
      <style:text-properties fo:color="#000099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47" style:family="text">
      <style:text-properties fo:color="#ff00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48" style:family="text">
      <style:text-properties style:font-name="Arial" fo:font-size="36pt" fo:language="zh" fo:country="CN" style:font-name-asian="黑体" style:font-size-asian="36pt" style:language-asian="zh" style:country-asian="CN" style:font-name-complex="黑体" style:font-size-complex="36pt" style:language-complex="zh" style:country-complex="CN"/>
    </style:style>
    <style:style style:name="T49" style:family="text">
      <style:text-properties fo:color="#000099" loext:opacity="100%" fo:font-size="40pt" fo:language="zh" fo:country="CN" fo:font-weight="normal" style:font-size-asian="40pt" style:language-asian="zh" style:country-asian="CN" style:font-weight-asian="normal" style:font-size-complex="40pt" style:language-complex="zh" style:country-complex="CN" style:font-weight-complex="normal"/>
    </style:style>
    <style:style style:name="T50" style:family="text">
      <style:text-properties style:font-name="Arial" fo:font-size="32pt" fo:language="zh" fo:country="CN" style:font-name-asian="黑体" style:font-size-asian="32pt" style:language-asian="zh" style:country-asian="CN" style:font-name-complex="黑体" style:font-size-complex="32pt" style:language-complex="zh" style:country-complex="CN"/>
    </style:style>
    <style:style style:name="T51" style:family="text">
      <style:text-properties fo:color="#ffff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52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3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5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5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56" style:family="text">
      <style:text-properties fo:color="#0099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57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58" style:family="text">
      <style:text-properties fo:color="#0099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59" style:family="text">
      <style:text-properties fo:color="#009900" loext:opacity="100%" fo:language="zh" fo:country="CN" style:language-asian="zh" style:country-asian="CN" style:language-complex="zh" style:country-complex="CN"/>
    </style:style>
    <style:style style:name="T60" style:family="text">
      <style:text-properties fo:color="#ff000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61" style:family="text">
      <style:text-properties fo:color="#ffff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62" style:family="text">
      <style:text-properties fo:color="#00cc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3" style:family="text">
      <style:text-properties fo:color="#00cc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Arial" fo:font-size="32pt" fo:language="zh" fo:country="CN" style:font-name-asian="华文宋体" style:font-size-asian="32pt" style:language-asian="zh" style:country-asian="CN" style:font-name-complex="华文宋体" style:font-size-complex="32pt" style:language-complex="zh" style:country-complex="CN"/>
    </style:style>
    <style:style style:name="T65" style:family="text">
      <style:text-properties fo:color="#660066" loext:opacity="100%" fo:language="en" fo:country="US" style:language-asian="en" style:country-asian="US" style:language-complex="en" style:country-complex="US"/>
    </style:style>
    <style:style style:name="T66" style:family="text">
      <style:text-properties fo:color="#000099" loext:opacity="100%" fo:font-size="44pt" fo:language="en" fo:country="US" style:font-size-asian="44pt" style:language-asian="en" style:country-asian="US" style:font-size-complex="44pt" style:language-complex="en" style:country-complex="US"/>
    </style:style>
    <style:style style:name="T67" style:family="text">
      <style:text-properties fo:color="#ff0000" loext:opacity="100%" fo:font-size="44pt" fo:language="en" fo:country="US" style:font-size-asian="44pt" style:language-asian="en" style:country-asian="US" style:font-size-complex="44pt" style:language-complex="en" style:country-complex="US"/>
    </style:style>
    <style:style style:name="T68" style:family="text">
      <style:text-properties fo:color="#0099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69" style:family="text">
      <style:text-properties fo:color="#0099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70" style:family="text">
      <style:text-properties style:font-name="Arial" fo:font-size="32pt" fo:language="zh" fo:country="CN" style:font-size-asian="32pt" style:language-asian="zh" style:country-asian="CN" style:font-size-complex="32pt" style:language-complex="zh" style:country-complex="CN"/>
    </style:style>
    <style:style style:name="T71" style:family="text">
      <style:text-properties fo:font-size="32pt" fo:language="zh" fo:country="CN" fo:font-weight="normal" style:font-size-asian="32pt" style:language-asian="zh" style:country-asian="CN" style:font-weight-asian="normal" style:font-size-complex="32pt" style:language-complex="zh" style:country-complex="CN" style:font-weight-complex="normal"/>
    </style:style>
    <style:style style:name="T72" style:family="text">
      <style:text-properties fo:color="#b414c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3" style:family="text">
      <style:text-properties fo:color="#b414c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74" style:family="text">
      <style:text-properties fo:color="#b414c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75" style:family="text">
      <style:text-properties fo:color="#ff0066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6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77" style:family="text">
      <style:text-properties fo:color="#b414c0" loext:opacity="100%" fo:language="en" fo:country="US" style:language-asian="en" style:country-asian="US" style:language-complex="en" style:country-complex="US"/>
    </style:style>
    <style:style style:name="T78" style:family="text">
      <style:text-properties fo:color="#b414c0" loext:opacity="100%" fo:language="zh" fo:country="CN" style:language-asian="zh" style:country-asian="CN" style:language-complex="zh" style:country-complex="CN"/>
    </style:style>
    <style:style style:name="T79" style:family="text">
      <style:text-properties fo:color="#b414c0" loext:opacity="100%" fo:font-size="24pt" fo:language="zh" fo:country="CN" style:font-size-asian="24pt" style:language-asian="zh" style:country-asian="CN" style:font-size-complex="24pt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414c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6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17.568cm" svg:height="2.461cm" svg:x="4.445cm" svg:y="6.985cm">
          <text:list text:style-name="L1">
            <text:list-header>
              <text:p text:style-name="P3"><text:span text:style-name="T2">第十一章 <text:s text:c="2"/></text:span><text:span text:style-name="T2"><text:s text:c="4"/>继承和</text:span><text:span text:style-name="T2">派生类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7" draw:layer="layout" svg:width="25.4cm" svg:height="12.147cm" svg:x="0cm" svg:y="1.905cm">
          <text:list text:style-name="L1">
            <text:list-header>
              <text:p text:style-name="P6"><text:span text:style-name="T3">继承性是面</text:span><text:span text:style-name="T3">向对象程序</text:span><text:span text:style-name="T3">设计中最重</text:span><text:span text:style-name="T3">要的机制。</text:span><text:span text:style-name="T3">这种机制</text:span><text:span text:style-name="T4">提</text:span><text:span text:style-name="T4">供了无限重</text:span><text:span text:style-name="T4">复利用程序</text:span><text:span text:style-name="T4">资源的一种</text:span><text:span text:style-name="T4">途径</text:span><text:span text:style-name="T3">。通过</text:span><text:span text:style-name="T5">C++</text:span><text:span text:style-name="T3">语言中</text:span><text:span text:style-name="T3">的继承机制，</text:span><text:span text:style-name="T4">可以扩充和</text:span><text:span text:style-name="T4">完善旧的程</text:span><text:span text:style-name="T4">序设计以适</text:span><text:span text:style-name="T4">应新的需求。</text:span><text:span text:style-name="T3">这样不仅可</text:span><text:span text:style-name="T3">以节省程序</text:span><text:span text:style-name="T3">开发的时间</text:span><text:span text:style-name="T3">和资源，并</text:span><text:span text:style-name="T3">且为未来程</text:span><text:span text:style-name="T3">序增添了新</text:span><text:span text:style-name="T3">的资源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" draw:layer="layout" svg:width="25.4cm" svg:height="17.664cm" svg:x="0cm" svg:y="0cm">
          <text:list text:style-name="L1">
            <text:list-header>
              <text:p text:style-name="P8"><text:span text:style-name="T6">class </text:span><text:span text:style-name="T6">Student</text:span></text:p>
              <text:p text:style-name="P8"><text:span text:style-name="T6">{ <text:s text:c="2"/></text:span><text:span text:style-name="T7">int num;</text:span></text:p>
            </text:list-header>
          </text:list>
          <text:list text:style-name="L2">
            <text:list-header>
              <text:p text:style-name="P8"><text:span text:style-name="T7"><text:s text:c="4"/></text:span><text:span text:style-name="T7">char </text:span><text:span text:style-name="T7">name[30];</text:span></text:p>
              <text:p text:style-name="P8"><text:span text:style-name="T7"><text:s text:c="4"/></text:span><text:span text:style-name="T7">char sex;</text:span></text:p>
            </text:list-header>
          </text:list>
          <text:list text:style-name="L1">
            <text:list-header>
              <text:p text:style-name="P8"><text:span text:style-name="T6"><text:s/></text:span><text:span text:style-name="T6">public: <text:s text:c="6"/></text:span><text:span text:style-name="T6"><text:s text:c="21"/></text:span><text:span text:style-name="T6"><text:s/></text:span></text:p>
              <text:p text:style-name="P8"><text:span text:style-name="T6"><text:s text:c="3"/></text:span><text:span text:style-name="T6">void </text:span><text:span text:style-name="T6">display( ) <text:s text:c="3"/></text:span><text:span text:style-name="T6"><text:s text:c="16"/>//</text:span><text:span text:style-name="T8">对成员函</text:span><text:span text:style-name="T8">数</text:span><text:span text:style-name="T6">display</text:span><text:span text:style-name="T8">的定义</text:span></text:p>
              <text:p text:style-name="P8"><text:span text:style-name="T8"><text:s text:c="4"/></text:span><text:span text:style-name="T6">{cout&lt;&lt;"n</text:span><text:span text:style-name="T6">um: </text:span><text:span text:style-name="T6">"&lt;&lt;num&lt;&lt;</text:span><text:span text:style-name="T6">endl;</text:span></text:p>
              <text:p text:style-name="P8"><text:span text:style-name="T6"><text:s text:c="5"/></text:span><text:span text:style-name="T6">cout&lt;&lt;"na</text:span><text:span text:style-name="T6">me: </text:span><text:span text:style-name="T6">"&lt;&lt;name&lt;</text:span><text:span text:style-name="T6">&lt;endl;</text:span></text:p>
              <text:p text:style-name="P8"><text:span text:style-name="T6"><text:s text:c="5"/></text:span><text:span text:style-name="T6">cout&lt;&lt;"sex</text:span><text:span text:style-name="T6">: </text:span><text:span text:style-name="T6">"&lt;&lt;sex&lt;&lt;e</text:span><text:span text:style-name="T6">ndl; } </text:span></text:p>
              <text:p text:style-name="P8"><text:span text:style-name="T6">}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24.765cm" svg:height="18.506cm" svg:x="0cm" svg:y="0cm">
          <text:list text:style-name="L1">
            <text:list-header>
              <text:p text:style-name="P10"><text:span text:style-name="T9">class </text:span><text:span text:style-name="T10">Studend1</text:span></text:p>
              <text:p text:style-name="P10"><text:span text:style-name="T9">{ <text:s text:c="3"/>int num; <text:s text:c="3"/></text:span><text:span text:style-name="T9"><text:s text:c="6"/>//</text:span><text:span text:style-name="T11">此行原</text:span><text:span text:style-name="T11">来己有</text:span></text:p>
              <text:p text:style-name="P10"><text:span text:style-name="T11"><text:s text:c="5"/></text:span><text:span text:style-name="T9">char </text:span><text:span text:style-name="T9">name[20]; <text:s text:c="6"/></text:span><text:span text:style-name="T9">//</text:span><text:span text:style-name="T11">此行原来己</text:span><text:span text:style-name="T11">有</text:span></text:p>
              <text:p text:style-name="P10"><text:span text:style-name="T11"><text:s text:c="5"/></text:span><text:span text:style-name="T9">char sex; <text:s text:c="4"/></text:span><text:span text:style-name="T9"><text:s text:c="4"/>//</text:span><text:span text:style-name="T11">此行原来</text:span><text:span text:style-name="T11">己有</text:span></text:p>
              <text:p text:style-name="P10"><text:span text:style-name="T11"><text:s text:c="3"/></text:span><text:span text:style-name="T10">int age;</text:span></text:p>
            </text:list-header>
          </text:list>
          <text:list text:style-name="L3">
            <text:list-header>
              <text:p text:style-name="P10"><text:span text:style-name="T10"><text:s text:c="3"/></text:span><text:span text:style-name="T10">char addr</text:span><text:span text:style-name="T12">［</text:span><text:span text:style-name="T10">20</text:span><text:span text:style-name="T12">］</text:span><text:span text:style-name="T10">; </text:span></text:p>
            </text:list-header>
          </text:list>
          <text:list text:style-name="L1">
            <text:list-header>
              <text:p text:style-name="P10"><text:span text:style-name="T9">public: <text:s text:c="11"/></text:span></text:p>
              <text:p text:style-name="P10"><text:span text:style-name="T9"><text:s text:c="3"/></text:span><text:span text:style-name="T9">void </text:span><text:span text:style-name="T9">display( ) ; <text:s text:c="6"/></text:span><text:span text:style-name="T9"><text:s text:c="2"/>//</text:span><text:span text:style-name="T11">此行原来</text:span><text:span text:style-name="T11">己有</text:span></text:p>
              <text:p text:style-name="P10"><text:span text:style-name="T11"><text:s text:c="4"/></text:span><text:span text:style-name="T9">{cout&lt;&lt;"num</text:span><text:span text:style-name="T9">: </text:span><text:span text:style-name="T9">"&lt;&lt;num&lt;&lt;en</text:span><text:span text:style-name="T9">dl; <text:s text:c="3"/>//</text:span><text:span text:style-name="T11">此行原</text:span><text:span text:style-name="T11">来己有</text:span></text:p>
              <text:p text:style-name="P10"><text:span text:style-name="T11"><text:s text:c="5"/></text:span><text:span text:style-name="T9">cout&lt;&lt;"name</text:span><text:span text:style-name="T9">: </text:span><text:span text:style-name="T9">"&lt;&lt;name&lt;&lt;e</text:span><text:span text:style-name="T9">ndl;//</text:span><text:span text:style-name="T11">此行原</text:span><text:span text:style-name="T11">来己有</text:span></text:p>
              <text:p text:style-name="P10"><text:span text:style-name="T11"><text:s text:c="5"/></text:span><text:span text:style-name="T9">cout&lt;&lt;"sex: </text:span><text:span text:style-name="T9">"&lt;&lt;sex&lt;&lt;endl</text:span><text:span text:style-name="T9">; <text:s text:c="5"/>//</text:span><text:span text:style-name="T11">此行原</text:span><text:span text:style-name="T11">来己有</text:span></text:p>
              <text:p text:style-name="P10"><text:span text:style-name="T11"><text:s text:c="5"/></text:span><text:span text:style-name="T10">cout&lt;&lt;"age: </text:span><text:span text:style-name="T10">"&lt;&lt;age&lt;&lt;endl</text:span><text:span text:style-name="T10">;</text:span></text:p>
            </text:list-header>
          </text:list>
          <text:list text:style-name="L3">
            <text:list-header>
              <text:p text:style-name="P10"><text:span text:style-name="T10"><text:s text:c="5"/></text:span><text:span text:style-name="T10">cout&lt;&lt;"addre</text:span><text:span text:style-name="T10">ss: </text:span><text:span text:style-name="T10">"&lt;&lt;addr&lt;&lt;en</text:span><text:span text:style-name="T10">dl;</text:span><text:span text:style-name="T9">} <text:s text:c="16"/></text:span></text:p>
            </text:list-header>
          </text:list>
          <text:list text:style-name="L1">
            <text:list-header>
              <text:p text:style-name="P10"><text:span text:style-name="T9">}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3" draw:layer="layout" svg:width="25.4cm" svg:height="5.541cm" svg:x="0cm" svg:y="0.635cm">
          <text:list text:style-name="L1">
            <text:list-header>
              <text:p text:style-name="P12"><text:span text:style-name="T13">利用原来定义的类</text:span><text:span text:style-name="T14">Student</text:span><text:span text:style-name="T13">作为基础，再加上新的内容即可，以减少重复的工作量。 </text:span><text:span text:style-name="T14">C++</text:span><text:span text:style-name="T13">提供的继承机制就是为了解决这个问题。</text:span><text:span text:style-name="T1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13" xml:id="id1" draw:id="id1" draw:layer="layout" svg:width="25.4cm" svg:height="9.061cm" svg:x="0cm" svg:y="7.832cm">
          <text:list text:style-name="L3">
            <text:list-header>
              <text:p text:style-name="P12"><text:span text:style-name="T16">在</text:span><text:span text:style-name="T17">C++</text:span><text:span text:style-name="T16">中所谓“继承”就是在一个已存在的类的基础上建立一个新的类。</text:span><text:span text:style-name="T15">已存在的类称为“基类</text:span><text:span text:style-name="T18">(base class)”</text:span><text:span text:style-name="T15">或“父类</text:span><text:span text:style-name="T18">(father class)”</text:span><text:span text:style-name="T15">。新建立的类称为“派生类</text:span><text:span text:style-name="T18">(derived class)”</text:span><text:span text:style-name="T15">或“子类</text:span><text:span text:style-name="T18">(son class)”</text:span><text:span text:style-name="T15">。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5" draw:layer="layout" svg:width="25.4cm" svg:height="17.664cm" svg:x="0cm" svg:y="0cm">
          <text:list text:style-name="L1">
            <text:list-header>
              <text:p text:style-name="P14"><text:span text:style-name="T6">class </text:span><text:span text:style-name="T6">Student1: </text:span><text:span text:style-name="T19">public </text:span><text:span text:style-name="T19">Student</text:span><text:span text:style-name="T6">//</text:span><text:span text:style-name="T8">声</text:span><text:span text:style-name="T8">明基类是</text:span><text:span text:style-name="T9">Student</text:span></text:p>
              <text:p text:style-name="P8"><text:span text:style-name="T6">{private:</text:span></text:p>
              <text:p text:style-name="P8"><text:span text:style-name="T6"><text:s text:c="6"/></text:span><text:span text:style-name="T7">int age; <text:s text:c="2"/></text:span><text:span text:style-name="T7"><text:s/>//</text:span><text:span text:style-name="T20">新增加的</text:span><text:span text:style-name="T20">数据成员</text:span></text:p>
            </text:list-header>
          </text:list>
          <text:list text:style-name="L2">
            <text:list-header>
              <text:p text:style-name="P8"><text:span text:style-name="T20"><text:s text:c="4"/></text:span><text:span text:style-name="T7">string </text:span><text:span text:style-name="T7">addr; <text:s/>//</text:span><text:span text:style-name="T20">新</text:span><text:span text:style-name="T20">增加的数据</text:span><text:span text:style-name="T20">成员</text:span></text:p>
            </text:list-header>
          </text:list>
          <text:list text:style-name="L1">
            <text:list-header>
              <text:p text:style-name="P8"><text:span text:style-name="T6">public:</text:span></text:p>
              <text:p text:style-name="P8"><text:span text:style-name="T6"><text:s text:c="3"/></text:span><text:span text:style-name="T7">void </text:span><text:span text:style-name="T7">display_1( ) <text:s/></text:span><text:span text:style-name="T7">//</text:span><text:span text:style-name="T20">新增加的</text:span><text:span text:style-name="T20">成员函数</text:span></text:p>
              <text:p text:style-name="P8"><text:span text:style-name="T8"><text:s text:c="3"/></text:span><text:span text:style-name="T6">{ <text:s/>cout&lt;&lt;"a</text:span><text:span text:style-name="T6">ge: </text:span><text:span text:style-name="T6">"&lt;&lt;age&lt;&lt;en</text:span><text:span text:style-name="T6">dl; </text:span></text:p>
              <text:p text:style-name="P8"><text:span text:style-name="T6"><text:s text:c="3"/></text:span><text:span text:style-name="T6">cout&lt;&lt;"add</text:span><text:span text:style-name="T6">ress: </text:span><text:span text:style-name="T6">"&lt;&lt;addr&lt;&lt;</text:span><text:span text:style-name="T6">endl;</text:span></text:p>
              <text:p text:style-name="P8"><text:span text:style-name="T6">} <text:s text:c="2"/></text:span></text:p>
              <text:p text:style-name="P8"><text:span text:style-name="T6">}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" draw:text-style-name="P17" draw:layer="layout" svg:width="19.897cm" svg:height="1.364cm" svg:x="0cm" svg:y="0.635cm">
          <text:list text:style-name="L1">
            <text:list-header>
              <text:p text:style-name="P16"><text:span text:style-name="T8">类</text:span><text:span text:style-name="T6">A</text:span><text:span text:style-name="T8">派生</text:span><text:span text:style-name="T8">类</text:span><text:span text:style-name="T6">B</text:span><text:span text:style-name="T8">：</text:span><text:span text:style-name="T8">类</text:span><text:span text:style-name="T6">A</text:span><text:span text:style-name="T8">为基</text:span><text:span text:style-name="T8">类，</text:span><text:span text:style-name="T8">类</text:span><text:span text:style-name="T6">B</text:span><text:span text:style-name="T8">为派</text:span><text:span text:style-name="T8">生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9" xml:id="id2" draw:id="id2" draw:layer="layout" svg:width="1.905cm" svg:height="3.81cm" svg:x="3.598cm" svg:y="4.657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7" draw:text-style-name="P21" xml:id="id3" draw:id="id3" draw:layer="layout" svg:width="1.27cm" svg:height="1.364cm" svg:x="2.328cm" svg:y="3.598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" draw:style-name="gr9" draw:text-style-name="P22" xml:id="id4" draw:id="id4" draw:layer="layout" svg:width="2.963cm" svg:height="0cm" svg:x="6.138cm" svg:y="6.562cm" svg:viewBox="0 0 2964 0" draw:points="0,0 2964,0">
          <text:p/>
        </draw:polyline>
        <draw:custom-shape draw:name="Rectangle 6" draw:style-name="gr10" draw:text-style-name="P23" xml:id="id7" draw:id="id7" draw:layer="layout" svg:width="1.905cm" svg:height="4.445cm" svg:x="9.737cm" svg:y="6.98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7" draw:text-style-name="P21" xml:id="id5" draw:id="id5" draw:layer="layout" svg:width="1.27cm" svg:height="1.364cm" svg:x="8.255cm" svg:y="2.54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8" draw:text-style-name="P19" xml:id="id6" draw:id="id6" draw:layer="layout" svg:width="1.905cm" svg:height="3.81cm" svg:x="9.737cm" svg:y="3.17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7" draw:style-name="gr11" draw:text-style-name="P24" xml:id="id8" draw:id="id8" draw:layer="layout" svg:width="1.905cm" svg:height="4.233cm" svg:x="11.642cm" svg:y="7.197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4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8" draw:style-name="gr12" draw:text-style-name="P26" xml:id="id9" draw:id="id9" draw:layer="layout" svg:width="7.62cm" svg:height="3.105cm" svg:x="13.97cm" svg:y="7.832cm">
          <text:list text:style-name="L2">
            <text:list-header>
              <text:p text:style-name="P25"><text:span text:style-name="T21">新增加的成员数据和成员函数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24.977cm" svg:height="8.185cm" svg:x="0cm" svg:y="0.847cm">
          <text:list text:style-name="L1">
            <text:list-header>
              <text:p text:style-name="P6"><text:span text:style-name="T3">在</text:span><text:span text:style-name="T5">C++</text:span><text:span text:style-name="T3">语言</text:span><text:span text:style-name="T3">中，</text:span><text:span text:style-name="T4">一个</text:span><text:span text:style-name="T4">派生</text:span><text:span text:style-name="T4">类可</text:span><text:span text:style-name="T4">以从</text:span><text:span text:style-name="T4">一个</text:span><text:span text:style-name="T4">基类</text:span><text:span text:style-name="T4">派生，</text:span><text:span text:style-name="T4">也可</text:span><text:span text:style-name="T4">以从</text:span><text:span text:style-name="T4">多个</text:span><text:span text:style-name="T4">基类</text:span><text:span text:style-name="T4">派生。</text:span><text:span text:style-name="T22">从一</text:span><text:span text:style-name="T22">个基</text:span><text:span text:style-name="T22">类派</text:span><text:span text:style-name="T22">生的</text:span><text:span text:style-name="T22">继承</text:span><text:span text:style-name="T22">称为</text:span><text:span text:style-name="T22">单继</text:span><text:span text:style-name="T22">承；</text:span><text:span text:style-name="T22">从多</text:span><text:span text:style-name="T22">个基</text:span><text:span text:style-name="T22">类派</text:span><text:span text:style-name="T22">生的</text:span><text:span text:style-name="T22">继承</text:span><text:span text:style-name="T22">称为</text:span><text:span text:style-name="T22">多继</text:span><text:span text:style-name="T22">承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25.4cm" svg:height="12.147cm" svg:x="0cm" svg:y="0.847cm">
          <text:list text:style-name="L1">
            <text:list-header>
              <text:p text:style-name="P6"><text:span text:style-name="T3">通过继承机制，可以利用已有的数据类型来定义新的数据类型。</text:span><text:span text:style-name="T4">所定义的新的数据类型不仅拥有新定义的成员，而且还同时拥有旧的成员。</text:span><text:span text:style-name="T22">我们称已存在的用来派生新类的类为基类，又称为父类。</text:span><text:span text:style-name="T23">由已存在的类派生出的新类称为派生类，又称为子类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25.4cm" svg:height="14.128cm" svg:x="0cm" svg:y="1.905cm">
          <text:list text:style-name="L1">
            <text:list-header>
              <text:p text:style-name="P6"><text:span text:style-name="T3">在建立派生类的过程中，基类不会做任何改变，</text:span><text:span text:style-name="T22">派生类则除了继承基类的所有可引用的成员变量和成员函数外，还可另外定义本身的成员变量和处理这些变量的函数，</text:span><text:span text:style-name="T4">由于派生类可继承基类的成员变量和成员函数，因此在基类中定义好的数据和函数等的程序代码可重复使用，这样可以提高程序的可靠性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8" draw:layer="layout" svg:width="25.4cm" svg:height="18.183cm" svg:x="0cm" svg:y="0cm">
          <text:list text:style-name="L1">
            <text:list-header>
              <text:p text:style-name="P27"><text:span text:style-name="T8">当从</text:span><text:span text:style-name="T8">已有</text:span><text:span text:style-name="T8">的类</text:span><text:span text:style-name="T8">中派</text:span><text:span text:style-name="T8">生出</text:span><text:span text:style-name="T8">新的</text:span><text:span text:style-name="T8">类时，</text:span><text:span text:style-name="T8">可以</text:span><text:span text:style-name="T8">对派</text:span><text:span text:style-name="T8">生类</text:span><text:span text:style-name="T8">做以</text:span><text:span text:style-name="T8">下几</text:span><text:span text:style-name="T8">种变</text:span><text:span text:style-name="T8">化：</text:span></text:p>
            </text:list-header>
          </text:list>
          <text:list text:style-name="L2">
            <text:list-header>
              <text:p text:style-name="P27"><text:span text:style-name="T7">1</text:span><text:span text:style-name="T20">、 </text:span><text:span text:style-name="T20">可以</text:span><text:span text:style-name="T20">继承</text:span><text:span text:style-name="T20">基类</text:span><text:span text:style-name="T20">的成</text:span><text:span text:style-name="T20">员数</text:span><text:span text:style-name="T20">据或</text:span><text:span text:style-name="T20">成员</text:span><text:span text:style-name="T20">函数。</text:span></text:p>
              <text:p text:style-name="P27"><text:span text:style-name="T7">2</text:span><text:span text:style-name="T20">、可</text:span><text:span text:style-name="T20">以增</text:span><text:span text:style-name="T20">加新</text:span><text:span text:style-name="T20">的成</text:span><text:span text:style-name="T20">员变</text:span><text:span text:style-name="T20">量。</text:span></text:p>
              <text:p text:style-name="P27"><text:span text:style-name="T7">3</text:span><text:span text:style-name="T20">、可</text:span><text:span text:style-name="T20">以增</text:span><text:span text:style-name="T20">加新</text:span><text:span text:style-name="T20">的成</text:span><text:span text:style-name="T20">员函</text:span><text:span text:style-name="T20">数。</text:span></text:p>
              <text:p text:style-name="P27"><text:span text:style-name="T7">4</text:span><text:span text:style-name="T20">、可</text:span><text:span text:style-name="T20">以重</text:span><text:span text:style-name="T20">新定</text:span><text:span text:style-name="T20">义已</text:span><text:span text:style-name="T20">有的</text:span><text:span text:style-name="T20">成员</text:span><text:span text:style-name="T20">函数。</text:span></text:p>
              <text:p text:style-name="P27"><text:span text:style-name="T7">5</text:span><text:span text:style-name="T20">、可</text:span><text:span text:style-name="T20">以改</text:span><text:span text:style-name="T20">变现</text:span><text:span text:style-name="T20">有的</text:span><text:span text:style-name="T20">成员</text:span><text:span text:style-name="T20">属性。</text:span></text:p>
            </text:list-header>
          </text:list>
          <text:list text:style-name="L1">
            <text:list-header>
              <text:p text:style-name="P27"><text:span text:style-name="T8">在</text:span><text:span text:style-name="T6">C+</text:span><text:span text:style-name="T6">+</text:span><text:span text:style-name="T8">中有</text:span><text:span text:style-name="T8">二种</text:span><text:span text:style-name="T8">继承：</text:span><text:span text:style-name="T8">单一</text:span><text:span text:style-name="T8">继承</text:span><text:span text:style-name="T8">和多</text:span><text:span text:style-name="T8">重继</text:span><text:span text:style-name="T8">承。</text:span><text:span text:style-name="T8">当一</text:span><text:span text:style-name="T8">个派</text:span><text:span text:style-name="T8">生类</text:span><text:span text:style-name="T8">仅由</text:span><text:span text:style-name="T8">一个</text:span><text:span text:style-name="T8">基类</text:span><text:span text:style-name="T8">派生</text:span><text:span text:style-name="T8">时，</text:span><text:span text:style-name="T8">称为</text:span><text:span text:style-name="T8">单一</text:span><text:span text:style-name="T8">继承；</text:span><text:span text:style-name="T8">而当</text:span><text:span text:style-name="T8">一个</text:span><text:span text:style-name="T8">派生</text:span><text:span text:style-name="T8">类由</text:span><text:span text:style-name="T8">二个</text:span><text:span text:style-name="T8">或更</text:span><text:span text:style-name="T8">多个</text:span><text:span text:style-name="T8">基类</text:span><text:span text:style-name="T8">所派</text:span><text:span text:style-name="T8">生时，</text:span><text:span text:style-name="T8">称为</text:span><text:span text:style-name="T8">多重</text:span><text:span text:style-name="T8">继承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" draw:text-style-name="P17" draw:layer="layout" svg:width="19.897cm" svg:height="1.364cm" svg:x="0cm" svg:y="0.635cm">
          <text:list text:style-name="L1">
            <text:list-header>
              <text:p text:style-name="P16"><text:span text:style-name="T8">类</text:span><text:span text:style-name="T6">A</text:span><text:span text:style-name="T8">派生</text:span><text:span text:style-name="T8">类</text:span><text:span text:style-name="T6">B</text:span><text:span text:style-name="T8">：</text:span><text:span text:style-name="T8">类</text:span><text:span text:style-name="T6">A</text:span><text:span text:style-name="T8">为基</text:span><text:span text:style-name="T8">类，</text:span><text:span text:style-name="T8">类</text:span><text:span text:style-name="T6">B</text:span><text:span text:style-name="T8">为派</text:span><text:span text:style-name="T8">生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9" xml:id="id10" draw:id="id10" draw:layer="layout" svg:width="1.905cm" svg:height="3.81cm" svg:x="3.598cm" svg:y="4.657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7" draw:text-style-name="P21" xml:id="id11" draw:id="id11" draw:layer="layout" svg:width="1.27cm" svg:height="1.364cm" svg:x="2.328cm" svg:y="3.598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" draw:style-name="gr13" draw:text-style-name="P22" xml:id="id12" draw:id="id12" draw:layer="layout" svg:width="2.963cm" svg:height="0cm" svg:x="6.138cm" svg:y="6.562cm" svg:viewBox="0 0 2964 0" draw:points="0,0 2964,0">
          <text:p/>
        </draw:polyline>
        <draw:custom-shape draw:name="Rectangle 6" draw:style-name="gr10" draw:text-style-name="P23" xml:id="id15" draw:id="id15" draw:layer="layout" svg:width="1.905cm" svg:height="4.445cm" svg:x="9.737cm" svg:y="6.98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7" draw:text-style-name="P21" xml:id="id13" draw:id="id13" draw:layer="layout" svg:width="1.27cm" svg:height="1.364cm" svg:x="8.255cm" svg:y="2.54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8" draw:text-style-name="P19" xml:id="id14" draw:id="id14" draw:layer="layout" svg:width="1.905cm" svg:height="3.81cm" svg:x="9.737cm" svg:y="3.17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7" draw:text-style-name="P17" xml:id="id16" draw:id="id16" draw:layer="layout" svg:width="24.977cm" svg:height="1.364cm" svg:x="0.423cm" svg:y="12.7cm">
          <text:list text:style-name="L1">
            <text:list-header>
              <text:p text:style-name="P16"><text:span text:style-name="T8">但派生并不是简单的扩充，有可能改变基类的性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7" draw:text-style-name="P17" xml:id="id17" draw:id="id17" draw:layer="layout" svg:width="24.977cm" svg:height="1.364cm" svg:x="0.423cm" svg:y="14.393cm">
          <text:list text:style-name="L1">
            <text:list-header>
              <text:p text:style-name="P16"><text:span text:style-name="T8">有三种派生方式：公有派生、保护派生、私有派生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" draw:text-style-name="P17" xml:id="id18" draw:id="id18" draw:layer="layout" svg:width="9.948cm" svg:height="2.667cm" svg:x="13.547cm" svg:y="2.752cm">
          <text:list text:style-name="L1">
            <text:list-header>
              <text:p text:style-name="P16"><text:span text:style-name="T6">class B</text:span><text:span text:style-name="T8">：</text:span><text:span text:style-name="T7">public</text:span><text:span text:style-name="T6"> <text:s text:c="2"/>A{...}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" draw:text-style-name="P17" xml:id="id19" draw:id="id19" draw:layer="layout" svg:width="11.853cm" svg:height="2.667cm" svg:x="13.547cm" svg:y="4.868cm">
          <text:list text:style-name="L1">
            <text:list-header>
              <text:p text:style-name="P16"><text:span text:style-name="T6">class B</text:span><text:span text:style-name="T8">：</text:span><text:span text:style-name="T7">protected </text:span><text:span text:style-name="T6"><text:s text:c="2"/>A{...}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7" draw:text-style-name="P17" xml:id="id20" draw:id="id20" draw:layer="layout" svg:width="11.219cm" svg:height="1.364cm" svg:x="13.758cm" svg:y="6.985cm">
          <text:list text:style-name="L1">
            <text:list-header>
              <text:p text:style-name="P16"><text:span text:style-name="T6">class B</text:span><text:span text:style-name="T8">：</text:span><text:span text:style-name="T19">private</text:span><text:span text:style-name="T6"> <text:s text:c="2"/>A{...}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" draw:text-style-name="P17" xml:id="id21" draw:id="id21" draw:layer="layout" svg:width="24.977cm" svg:height="1.364cm" svg:x="0.423cm" svg:y="16.087cm">
          <text:list text:style-name="L1">
            <text:list-header>
              <text:p text:style-name="P16"><text:span text:style-name="T8">默认的是私有派生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" draw:text-style-name="P17" xml:id="id22" draw:id="id22" draw:layer="layout" svg:width="11.219cm" svg:height="1.364cm" svg:x="13.758cm" svg:y="9.313cm">
          <text:list text:style-name="L1">
            <text:list-header>
              <text:p text:style-name="P16"><text:span text:style-name="T6">class B</text:span><text:span text:style-name="T8">： <text:s/></text:span><text:span text:style-name="T6">A {...}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14" draw:text-style-name="P30" xml:id="id23" draw:id="id23" draw:layer="layout" svg:width="5.558cm" svg:height="1.206cm" svg:x="15.539cm" svg:y="11.218cm">
          <text:list text:style-name="L4">
            <text:list-header>
              <text:p text:style-name="P29"><text:span text:style-name="T24">A</text:span><text:span text:style-name="T25">为私有派生</text:span></text:p>
            </text:list-header>
          </text:list>
          <draw:enhanced-geometry svg:viewBox="0 0 21600 21600" draw:text-areas="800 800 20800 20800" draw:type="round-rectangular-callout" draw:modifiers="11318.7263896384 -16285.0041425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3" draw:layer="layout" svg:width="23.707cm" svg:height="15.027cm" svg:x="0cm" svg:y="0cm">
          <text:list text:style-name="L1">
            <text:list-header>
              <text:p text:style-name="P31"><text:span text:style-name="T11">从一个基类</text:span><text:span text:style-name="T11">派生一个类</text:span><text:span text:style-name="T11">的一般格式</text:span><text:span text:style-name="T11">为：</text:span></text:p>
              <text:p text:style-name="P32"><text:span text:style-name="T9">class <text:s/></text:span><text:span text:style-name="T9">ClassName:</text:span><text:span text:style-name="T26">&lt;</text:span><text:span text:style-name="T26">Access&gt;</text:span><text:span text:style-name="T9">Base</text:span><text:span text:style-name="T9">ClassName </text:span></text:p>
              <text:p text:style-name="P32"><text:span text:style-name="T9">{</text:span></text:p>
              <text:p text:style-name="P32"><text:span text:style-name="T9"><text:s text:c="7"/></text:span><text:span text:style-name="T9">private: <text:s/></text:span></text:p>
              <text:p text:style-name="P32"><text:span text:style-name="T9"><text:s text:c="8"/></text:span><text:span text:style-name="T9">......</text:span><text:span text:style-name="T11">； </text:span><text:span text:style-name="T11"><text:tab/></text:span><text:span text:style-name="T9">//</text:span><text:span text:style-name="T11">私</text:span><text:span text:style-name="T11">有成员说明 </text:span></text:p>
              <text:p text:style-name="P32"><text:span text:style-name="T11"><text:s text:c="7"/></text:span><text:span text:style-name="T9">public: <text:s/></text:span></text:p>
              <text:p text:style-name="P32"><text:span text:style-name="T9"><text:s text:c="8"/></text:span><text:span text:style-name="T9">......</text:span><text:span text:style-name="T11">； </text:span><text:span text:style-name="T11"><text:tab/></text:span><text:span text:style-name="T9">//</text:span><text:span text:style-name="T11">公</text:span><text:span text:style-name="T11">有成员说明 </text:span></text:p>
              <text:p text:style-name="P32"><text:span text:style-name="T11"><text:s text:c="7"/></text:span><text:span text:style-name="T9">protected: <text:s/></text:span></text:p>
              <text:p text:style-name="P32"><text:span text:style-name="T9"><text:s text:c="8"/></text:span><text:span text:style-name="T9">......</text:span><text:span text:style-name="T11">； </text:span><text:span text:style-name="T11"><text:tab/></text:span><text:span text:style-name="T9">//</text:span><text:span text:style-name="T11">保</text:span><text:span text:style-name="T11">护成员说明 </text:span></text:p>
              <text:p text:style-name="P32"><text:span text:style-name="T11"><text:s text:c="2"/></text:span><text:span text:style-name="T11">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5" draw:text-style-name="P30" xml:id="id24" draw:id="id24" draw:layer="layout" svg:width="3.767cm" svg:height="1.206cm" svg:x="1.917cm" svg:y="3.387cm">
          <text:list text:style-name="L4">
            <text:list-header>
              <text:p text:style-name="P29"><text:span text:style-name="T25">派生类名</text:span></text:p>
            </text:list-header>
          </text:list>
          <draw:enhanced-geometry svg:viewBox="0 0 21600 21600" draw:text-areas="800 800 20800 20800" draw:type="round-rectangular-callout" draw:modifiers="16922.2929936306 -9323.61226180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6" draw:text-style-name="P30" xml:id="id25" draw:id="id25" draw:layer="layout" svg:width="2.852cm" svg:height="1.206cm" svg:x="12.711cm" svg:y="3.598cm">
          <text:list text:style-name="L4">
            <text:list-header>
              <text:p text:style-name="P29"><text:span text:style-name="T25">基类名</text:span></text:p>
            </text:list-header>
          </text:list>
          <draw:enhanced-geometry svg:viewBox="0 0 21600 21600" draw:text-areas="800 800 20800 20800" draw:type="round-rectangular-callout" draw:modifiers="3346.37223974763 -15640.7622203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7" draw:text-style-name="P30" xml:id="id26" draw:id="id26" draw:layer="layout" svg:width="3.767cm" svg:height="1.206cm" svg:x="6.75cm" svg:y="3.598cm">
          <text:list text:style-name="L4">
            <text:list-header>
              <text:p text:style-name="P29"><text:span text:style-name="T25">继承方式</text:span></text:p>
            </text:list-header>
          </text:list>
          <draw:enhanced-geometry svg:viewBox="0 0 21600 21600" draw:text-areas="800 800 20800 20800" draw:type="round-rectangular-callout" draw:modifiers="10840.127388535 -15569.1797845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7" draw:style-name="gr18" draw:text-style-name="P34" xml:id="id27" draw:id="id27" draw:layer="layout" svg:width="10.795cm" svg:height="5.383cm" svg:x="1.693cm" svg:y="14.182cm">
          <text:list text:style-name="L4">
            <text:list-header>
              <text:p text:style-name="P14"><text:span text:style-name="T24">public: </text:span><text:span text:style-name="T25">表示公有基类</text:span></text:p>
              <text:p text:style-name="P14"><text:span text:style-name="T24">private:</text:span><text:span text:style-name="T25">表示私有基类</text:span><text:span text:style-name="T24">(</text:span><text:span text:style-name="T25">默认</text:span><text:span text:style-name="T24">)</text:span></text:p>
              <text:p text:style-name="P14"><text:span text:style-name="T24">protected:</text:span><text:span text:style-name="T25">表示保护基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19" draw:text-style-name="P24" draw:layer="layout" svg:width="1.058cm" svg:height="7.409cm" svg:x="11.43cm" svg:y="5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9" draw:style-name="gr7" draw:text-style-name="P17" draw:layer="layout" svg:width="11.642cm" svg:height="1.364cm" svg:x="13.123cm" svg:y="8.255cm">
          <text:list text:style-name="L1">
            <text:list-header>
              <text:p text:style-name="P16"><text:span text:style-name="T8">派生类中新增加的成员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0" draw:text-style-name="P36" draw:layer="layout" svg:width="25.4cm" svg:height="5.499cm" svg:x="0cm" svg:y="0cm">
          <text:list text:style-name="L1">
            <text:list-header>
              <text:p text:style-name="P35"><text:span text:style-name="T27">公</text:span><text:span text:style-name="T27">有</text:span><text:span text:style-name="T27">派</text:span><text:span text:style-name="T27">生</text:span></text:p>
              <text:p text:style-name="P31"><text:span text:style-name="T28">cla</text:span><text:span text:style-name="T28">ss <text:s/></text:span><text:span text:style-name="T28">Cla</text:span><text:span text:style-name="T28">ss</text:span><text:span text:style-name="T28">Na</text:span><text:span text:style-name="T28">me: </text:span><text:span text:style-name="T28"><text:s text:c="2"/></text:span><text:span text:style-name="T29">pu</text:span><text:span text:style-name="T29">blic</text:span><text:span text:style-name="T28"> </text:span><text:span text:style-name="T28">Ba</text:span><text:span text:style-name="T28">se</text:span><text:span text:style-name="T28">Cla</text:span><text:span text:style-name="T28">ss</text:span><text:span text:style-name="T28">Na</text:span><text:span text:style-name="T28">me</text:span></text:p>
            </text:list-header>
          </text:list>
          <text:list text:style-name="L2">
            <text:list-header>
              <text:p text:style-name="P31"><text:span text:style-name="T30">公</text:span><text:span text:style-name="T30">有</text:span><text:span text:style-name="T30">派</text:span><text:span text:style-name="T30">生</text:span><text:span text:style-name="T30">时，</text:span><text:span text:style-name="T12">基</text:span><text:span text:style-name="T12">类</text:span><text:span text:style-name="T12">中</text:span><text:span text:style-name="T12">所</text:span><text:span text:style-name="T12">有</text:span><text:span text:style-name="T12">成</text:span><text:span text:style-name="T12">员</text:span><text:span text:style-name="T12">在</text:span><text:span text:style-name="T12">派</text:span><text:span text:style-name="T12">生</text:span><text:span text:style-name="T12">类</text:span><text:span text:style-name="T12">中</text:span><text:span text:style-name="T12">保</text:span><text:span text:style-name="T12">持</text:span><text:span text:style-name="T12">各</text:span><text:span text:style-name="T12">个</text:span><text:span text:style-name="T12">成</text:span><text:span text:style-name="T12">员</text:span><text:span text:style-name="T12">的</text:span><text:span text:style-name="T12">访</text:span><text:span text:style-name="T12">问</text:span><text:span text:style-name="T12">权</text:span><text:span text:style-name="T12">限</text:span><text:span text:style-name="T11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1" draw:text-style-name="P30" xml:id="id28" draw:id="id28" draw:layer="layout" svg:width="16.568cm" svg:height="1.206cm" svg:x="7.838cm" svg:y="0.635cm">
          <text:list text:style-name="L4">
            <text:list-header>
              <text:p text:style-name="P29"><text:span text:style-name="T25">公有派生，派生类中保持基类的成员特性</text:span></text:p>
            </text:list-header>
          </text:list>
          <draw:enhanced-geometry svg:viewBox="0 0 21600 21600" draw:text-areas="800 800 20800 20800" draw:type="round-rectangular-callout" draw:modifiers="2199.23954372624 34950.1242750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9.684cm" svg:height="5.863cm" svg:x="2.54cm" svg:y="5.927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37"><text:span text:style-name="T20">基类成员属性</text:span></text:p>
                  </text:list-header>
                </text:list>
              </table:table-cell>
              <table:table-cell table:style-name="ce2">
                <text:list text:style-name="L1">
                  <text:list-header>
                    <text:p text:style-name="P37"><text:span text:style-name="T8">派生类中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37"><text:span text:style-name="T8">派生类外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2">
                  <text:list-header>
                    <text:p text:style-name="P37"><text:span text:style-name="T20">公有</text:span></text:p>
                  </text:list-header>
                </text:list>
              </table:table-cell>
              <table:table-cell table:style-name="ce5">
                <text:list text:style-name="L1">
                  <text:list-header>
                    <text:p text:style-name="P37"><text:span text:style-name="T8">可以引用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8">可以引用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2">
                  <text:list-header>
                    <text:p text:style-name="P37"><text:span text:style-name="T20">保护</text:span></text:p>
                  </text:list-header>
                </text:list>
              </table:table-cell>
              <table:table-cell table:style-name="ce5">
                <text:list text:style-name="L1">
                  <text:list-header>
                    <text:p text:style-name="P37"><text:span text:style-name="T8">可以引用</text:span></text:p>
                  </text:list-header>
                </text:list>
              </table:table-cell>
              <table:table-cell table:style-name="ce6">
                <text:list text:style-name="L3">
                  <text:list-header>
                    <text:p text:style-name="P37"><text:span text:style-name="T31">不可引用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style-name="L2">
                  <text:list-header>
                    <text:p text:style-name="P37"><text:span text:style-name="T20">私有</text:span></text:p>
                  </text:list-header>
                </text:list>
              </table:table-cell>
              <table:table-cell table:style-name="ce8">
                <text:list text:style-name="L3">
                  <text:list-header>
                    <text:p text:style-name="P37"><text:span text:style-name="T31">不可引用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37"><text:span text:style-name="T31">不可引用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0" draw:style-name="gr4" draw:text-style-name="P39" draw:layer="layout" svg:width="19.897cm" svg:height="5.279cm" svg:x="1.693cm" svg:y="12.7cm">
          <text:list text:style-name="L1">
            <text:list-header>
              <text:p text:style-name="P38"><text:span text:style-name="T11">基类：</text:span><text:span text:style-name="T9">public: <text:s text:c="2"/></text:span><text:span text:style-name="T11">在派生类和类外可以使用</text:span></text:p>
              <text:p text:style-name="P38"><text:span text:style-name="T11"><text:tab/></text:span><text:span text:style-name="T9">protected: </text:span><text:span text:style-name="T11">在派生类中使用</text:span></text:p>
              <text:p text:style-name="P38"><text:span text:style-name="T11"><text:tab/></text:span><text:span text:style-name="T10">private: </text:span><text:span text:style-name="T12">不能在派生类中使用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444cm" svg:height="8.727cm" svg:x="4.233cm" svg:y="1.058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x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y(</text:span><text:span text:style-name="T8">保护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z(</text:span><text:span text:style-name="T8">公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1">
                  <text:list-header>
                    <text:p text:style-name="P37"><text:span text:style-name="T6">ShowA(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23" draw:style-name="gr7" draw:text-style-name="P21" draw:layer="layout" svg:width="1.27cm" svg:height="1.364cm" svg:x="2.328cm" svg:y="0.423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2" draw:id="id32" draw:layer="layout" svg:width="4.444cm" svg:height="9.912cm" svg:x="15.452cm" svg:y="1.058cm">
          <table:table>
            <table:table-column table:style-name="co3"/>
            <table:table-row table:style-name="ro5">
              <table:table-cell table:style-name="ce10">
                <text:list text:style-name="L2">
                  <text:list-header>
                    <text:p text:style-name="P37"><text:span text:style-name="T7">x</text:span><text:span text:style-name="T19">(</text:span><text:span text:style-name="T31">私私有</text:span><text:span text:style-name="T19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2">
                  <text:list-header>
                    <text:p text:style-name="P37"><text:span text:style-name="T7">y</text:span><text:span text:style-name="T19">(</text:span><text:span text:style-name="T31">保护</text:span><text:span text:style-name="T19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z</text:span><text:span text:style-name="T19">(</text:span><text:span text:style-name="T31">公有</text:span><text:span text:style-name="T19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2">
                  <text:list-header>
                    <text:p text:style-name="P37"><text:span text:style-name="T7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2">
                  <text:list-header>
                    <text:p text:style-name="P37"><text:span text:style-name="T7">ShowA(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42" draw:style-name="gr7" draw:text-style-name="P21" xml:id="id31" draw:id="id31" draw:layer="layout" svg:width="1.27cm" svg:height="1.364cm" svg:x="13.547cm" svg:y="0.423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3" draw:id="id33" draw:layer="layout" svg:width="4.444cm" svg:height="6.233cm" svg:x="15.452cm" svg:y="9.737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m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n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B(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1">
                  <text:list-header>
                    <text:p text:style-name="P37"><text:span text:style-name="T6">Sum()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polyline draw:name="Line 61" draw:style-name="gr22" draw:text-style-name="P22" xml:id="id30" draw:id="id30" draw:layer="layout" svg:width="5.502cm" svg:height="0cm" svg:x="9.102cm" svg:y="4.868cm" svg:viewBox="0 0 5503 0" draw:points="0,0 5503,0">
          <text:p/>
        </draw:polyline>
        <draw:custom-shape draw:name="Text Box 62" draw:style-name="gr23" draw:text-style-name="P41" xml:id="id29" draw:id="id29" draw:layer="layout" svg:width="3.81cm" svg:height="1.737cm" svg:x="9.737cm" svg:y="2.963cm">
          <text:list text:style-name="L2">
            <text:list-header>
              <text:p text:style-name="P40"><text:span text:style-name="T32">publ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24" draw:text-style-name="P17" xml:id="id34" draw:id="id34" draw:layer="layout" svg:width="13.441cm" svg:height="2.667cm" svg:x="1.098cm" svg:y="10.125cm">
          <text:list text:style-name="L3">
            <text:list-header>
              <text:p text:style-name="P16"><text:span text:style-name="T19">x</text:span><text:span text:style-name="T31">在类</text:span><text:span text:style-name="T19">B</text:span><text:span text:style-name="T31">新增加的成员中不能直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7" draw:text-style-name="P17" xml:id="id35" draw:id="id35" draw:layer="layout" svg:width="12.7cm" svg:height="1.364cm" svg:x="1.098cm" svg:y="12.925cm">
          <text:list text:style-name="L1">
            <text:list-header>
              <text:p text:style-name="P16"><text:span text:style-name="T6">y</text:span><text:span text:style-name="T8">在类</text:span><text:span text:style-name="T6">B</text:span><text:span text:style-name="T8">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7" draw:text-style-name="P17" xml:id="id36" draw:id="id36" draw:layer="layout" svg:width="12.7cm" svg:height="1.364cm" svg:x="1.098cm" svg:y="14.618cm">
          <text:list text:style-name="L1">
            <text:list-header>
              <text:p text:style-name="P16"><text:span text:style-name="T6">z</text:span><text:span text:style-name="T8">在整个文件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25" draw:text-style-name="P42" xml:id="id37" draw:id="id37" draw:layer="layout" svg:width="24.765cm" svg:height="2.667cm" svg:x="0cm" svg:y="16.378cm">
          <text:list text:style-name="L4">
            <text:list-header>
              <text:p text:style-name="P16"><text:span text:style-name="T33">对类</text:span><text:span text:style-name="T34">B</text:span><text:span text:style-name="T33">的对象初始化即是对</text:span><text:span text:style-name="T34">x,y,z,m,n</text:span><text:span text:style-name="T33">等全部成员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7" draw:style-name="gr26" draw:text-style-name="P43" xml:id="id38" draw:id="id38" draw:layer="layout" svg:width="3.387cm" svg:height="9.101cm" draw:transform="rotate (-3.14159265358979) translate (23.494cm 13.122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?f17 ?f2 ?f14 ?f22 ?f8 ?f2 ?f12 ?f22 ?f16" draw:text-areas="?f47 ?f45 ?f48 ?f46" draw:type="mso-spt102" draw:modifiers="14926 19225 13387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45" draw:layer="layout" svg:width="25.4cm" svg:height="18.8cm" svg:x="0cm" svg:y="0.423cm">
          <text:list text:style-name="L1">
            <text:list-header>
              <text:p text:style-name="P44"><text:span text:style-name="T35">class </text:span><text:span text:style-name="T35"><text:s/>A { <text:s/></text:span><text:span text:style-name="T35"><text:s/></text:span><text:span text:style-name="T36">int <text:s/></text:span><text:span text:style-name="T36">x;</text:span></text:p>
            </text:list-header>
          </text:list>
          <text:list text:style-name="L5">
            <text:list-header>
              <text:p text:style-name="P44"><text:span text:style-name="T37">prot</text:span><text:span text:style-name="T37">ecte</text:span><text:span text:style-name="T37">d: <text:s text:c="2"/></text:span><text:span text:style-name="T37">int </text:span><text:span text:style-name="T37">y;</text:span></text:p>
            </text:list-header>
          </text:list>
          <text:list text:style-name="L6">
            <text:list-header>
              <text:p text:style-name="P44"><text:span text:style-name="T38">publ</text:span><text:span text:style-name="T38">ic: <text:s text:c="4"/></text:span><text:span text:style-name="T38"><text:s/>int </text:span><text:span text:style-name="T38">z;</text:span></text:p>
            </text:list-header>
          </text:list>
          <text:list text:style-name="L1">
            <text:list-header>
              <text:p text:style-name="P44"><text:span text:style-name="T35"><text:s text:c="3"/></text:span><text:span text:style-name="T39">A(in</text:span><text:span text:style-name="T39">t </text:span><text:span text:style-name="T39">a,int </text:span><text:span text:style-name="T39">b,int </text:span><text:span text:style-name="T39">c)</text:span><text:span text:style-name="T39">{x=a</text:span><text:span text:style-name="T39">;y=b</text:span><text:span text:style-name="T39">;z=c;</text:span><text:span text:style-name="T39">}//</text:span><text:span text:style-name="T40">基类</text:span><text:span text:style-name="T40">初始</text:span><text:span text:style-name="T40">化</text:span></text:p>
              <text:p text:style-name="P44"><text:span text:style-name="T41"><text:s text:c="2"/></text:span><text:span text:style-name="T35">int <text:s/></text:span><text:span text:style-name="T35">Getx</text:span><text:span text:style-name="T35">()</text:span><text:span text:style-name="T35">{ret</text:span><text:span text:style-name="T35">urn </text:span><text:span text:style-name="T35">x;}</text:span><text:span text:style-name="T35"><text:tab/></text:span><text:span text:style-name="T35">//</text:span><text:span text:style-name="T41">返</text:span><text:span text:style-name="T41">回</text:span><text:span text:style-name="T35">x</text:span></text:p>
              <text:p text:style-name="P44"><text:span text:style-name="T35"><text:s text:c="2"/></text:span><text:span text:style-name="T35">int <text:s/></text:span><text:span text:style-name="T35">Gety</text:span><text:span text:style-name="T35">()</text:span><text:span text:style-name="T35">{ret</text:span><text:span text:style-name="T35">urn </text:span><text:span text:style-name="T35">y;}</text:span><text:span text:style-name="T35"><text:tab/></text:span><text:span text:style-name="T35">//</text:span><text:span text:style-name="T41">返</text:span><text:span text:style-name="T41">回</text:span><text:span text:style-name="T35">y</text:span></text:p>
              <text:p text:style-name="P44"><text:span text:style-name="T35"><text:s text:c="2"/></text:span><text:span text:style-name="T35">void </text:span><text:span text:style-name="T35">Sho</text:span><text:span text:style-name="T35">wA()</text:span><text:span text:style-name="T35">{cou</text:span><text:span text:style-name="T35">t&lt;&lt; </text:span><text:span text:style-name="T35">"x=</text:span><text:span text:style-name="T35">"&lt;&lt;</text:span><text:span text:style-name="T35">x&lt;&lt;'</text:span><text:span text:style-name="T35">\</text:span><text:span text:style-name="T35">t'&lt;&lt;</text:span><text:span text:style-name="T35">"y=</text:span><text:span text:style-name="T35">"&lt;&lt;</text:span><text:span text:style-name="T35">y&lt;&lt;'</text:span><text:span text:style-name="T35">\</text:span><text:span text:style-name="T35">t'&lt;&lt;</text:span><text:span text:style-name="T35">"z="</text:span><text:span text:style-name="T35">&lt;&lt;z&lt;</text:span><text:span text:style-name="T35">&lt;'\</text:span><text:span text:style-name="T35">n';}</text:span></text:p>
              <text:p text:style-name="P44"><text:span text:style-name="T35">};</text:span></text:p>
              <text:p text:style-name="P44"><text:span text:style-name="T35">class </text:span><text:span text:style-name="T35">B:</text:span><text:span text:style-name="T39">pu</text:span><text:span text:style-name="T39">blic </text:span><text:span text:style-name="T39">A</text:span><text:span text:style-name="T35">{</text:span></text:p>
              <text:p text:style-name="P44"><text:span text:style-name="T35"><text:tab/></text:span><text:span text:style-name="T35">int </text:span><text:span text:style-name="T35">m,n;</text:span></text:p>
              <text:p text:style-name="P44"><text:span text:style-name="T35">publ</text:span><text:span text:style-name="T35">ic:</text:span><text:span text:style-name="T35"><text:tab/></text:span><text:span text:style-name="T35">B(in</text:span><text:span text:style-name="T35">t </text:span><text:span text:style-name="T35">a,int </text:span><text:span text:style-name="T35">b,int </text:span><text:span text:style-name="T35">c,int </text:span><text:span text:style-name="T35">d,int </text:span><text:span text:style-name="T35">e):</text:span><text:span text:style-name="T39">A</text:span><text:span text:style-name="T39">(a,b,</text:span><text:span text:style-name="T39">c)</text:span><text:span text:style-name="T35">{m=</text:span><text:span text:style-name="T35">d;n=</text:span><text:span text:style-name="T35">e;}</text:span></text:p>
              <text:p text:style-name="P44"><text:span text:style-name="T35"><text:s text:c="4"/></text:span><text:span text:style-name="T35">void </text:span><text:span text:style-name="T35">Sho</text:span><text:span text:style-name="T35">w()</text:span><text:span text:style-name="T35">{cou</text:span><text:span text:style-name="T35">t&lt;&lt;“</text:span><text:span text:style-name="T35">m="</text:span><text:span text:style-name="T35">&lt;&lt;m</text:span><text:span text:style-name="T35">&lt;&lt;'\</text:span><text:span text:style-name="T35">t'&lt;&lt;</text:span><text:span text:style-name="T35">“n=</text:span><text:span text:style-name="T35">"&lt;&lt;</text:span><text:span text:style-name="T35">n&lt;&lt;'</text:span><text:span text:style-name="T35">\n';</text:span></text:p>
              <text:p text:style-name="P44"><text:span text:style-name="T35"><text:s text:c="4"/></text:span><text:span text:style-name="T35">cout</text:span><text:span text:style-name="T35">&lt;&lt;"</text:span><text:span text:style-name="T35">x="</text:span><text:span text:style-name="T35">&lt;&lt;</text:span><text:span text:style-name="T36">G</text:span><text:span text:style-name="T36">etx()</text:span><text:span text:style-name="T35">&lt;&lt;'\</text:span><text:span text:style-name="T35">t'&lt;&lt;</text:span><text:span text:style-name="T35">"y=</text:span><text:span text:style-name="T35">"&lt;&lt;</text:span><text:span text:style-name="T37">y</text:span><text:span text:style-name="T35">&lt;&lt;'</text:span><text:span text:style-name="T35">\</text:span><text:span text:style-name="T35">t'&lt;&lt;</text:span><text:span text:style-name="T35">"z="</text:span><text:span text:style-name="T35">&lt;&lt;</text:span><text:span text:style-name="T39">z</text:span><text:span text:style-name="T35">&lt;</text:span><text:span text:style-name="T35">&lt;'\</text:span><text:span text:style-name="T35">n'; <text:s/>}</text:span></text:p>
              <text:p text:style-name="P44"><text:span text:style-name="T35"><text:s text:c="3"/></text:span><text:span text:style-name="T35">int </text:span><text:span text:style-name="T35">Sum</text:span><text:span text:style-name="T35">()</text:span><text:span text:style-name="T35">{ret</text:span><text:span text:style-name="T35">urn </text:span><text:span text:style-name="T35">( </text:span><text:span text:style-name="T36">Ge</text:span><text:span text:style-name="T36">tx()</text:span><text:span text:style-name="T35">+</text:span><text:span text:style-name="T37">y</text:span><text:span text:style-name="T35">+</text:span><text:span text:style-name="T38">z</text:span><text:span text:style-name="T35">+m+</text:span><text:span text:style-name="T35">n);}</text:span></text:p>
              <text:p text:style-name="P44"><text:span text:style-name="T35"><text:s/></text:span><text:span text:style-name="T35">};</text:span></text:p>
              <text:p text:style-name="P44"><text:span text:style-name="T35">void </text:span><text:span text:style-name="T35"><text:s/></text:span><text:span text:style-name="T35">mai</text:span><text:span text:style-name="T35">n(vo</text:span><text:span text:style-name="T35">id)</text:span></text:p>
              <text:p text:style-name="P44"><text:span text:style-name="T35">{ <text:s text:c="3"/>B </text:span><text:span text:style-name="T35">b1(1</text:span><text:span text:style-name="T35">,2,3,</text:span><text:span text:style-name="T35">4,5);</text:span></text:p>
              <text:p text:style-name="P44"><text:span text:style-name="T35"><text:s text:c="5"/></text:span><text:span text:style-name="T35">b1.S</text:span><text:span text:style-name="T35">how</text:span><text:span text:style-name="T35">A();</text:span><text:span text:style-name="T35"><text:tab/></text:span><text:span text:style-name="T35"> <text:s text:c="6"/></text:span><text:span text:style-name="T35">b1.S</text:span><text:span text:style-name="T35">how(</text:span><text:span text:style-name="T35">);</text:span></text:p>
              <text:p text:style-name="P44"><text:span text:style-name="T35"><text:s text:c="6"/></text:span><text:span text:style-name="T35">cout</text:span><text:span text:style-name="T35">&lt;&lt; </text:span><text:span text:style-name="T35">"Su</text:span><text:span text:style-name="T35">m="</text:span><text:span text:style-name="T35">&lt;&lt;b</text:span><text:span text:style-name="T35">1.Su</text:span><text:span text:style-name="T35">m()&lt;</text:span><text:span text:style-name="T35">&lt;'\</text:span><text:span text:style-name="T35">n';c</text:span><text:span text:style-name="T35">out&lt;</text:span><text:span text:style-name="T35">&lt;"x</text:span><text:span text:style-name="T35">="&lt;</text:span><text:span text:style-name="T35">&lt;</text:span><text:span text:style-name="T36">b1.</text:span><text:span text:style-name="T36">Getx</text:span><text:span text:style-name="T36">()</text:span><text:span text:style-name="T35">&lt;&lt;'</text:span><text:span text:style-name="T35">\t';</text:span></text:p>
              <text:p text:style-name="P44"><text:span text:style-name="T35"><text:s text:c="5"/></text:span><text:span text:style-name="T35">cout </text:span><text:span text:style-name="T35">&lt;&lt; </text:span><text:span text:style-name="T35">"y=</text:span><text:span text:style-name="T35">" </text:span><text:span text:style-name="T35">&lt;&lt;</text:span><text:span text:style-name="T37">b</text:span><text:span text:style-name="T37">1.Ge</text:span><text:span text:style-name="T37">ty()</text:span><text:span text:style-name="T35">&lt;</text:span><text:span text:style-name="T35">&lt;'\t';</text:span><text:span text:style-name="T35"><text:tab/></text:span><text:span text:style-name="T35">cout </text:span><text:span text:style-name="T35">&lt;&lt; </text:span><text:span text:style-name="T35">"z="</text:span><text:span text:style-name="T35">&lt;&lt;</text:span><text:span text:style-name="T39">b</text:span><text:span text:style-name="T39">1.z</text:span><text:span text:style-name="T35">&lt;</text:span><text:span text:style-name="T35">&lt;'\</text:span><text:span text:style-name="T35">n';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7" draw:text-style-name="P47" xml:id="id39" draw:id="id39" draw:layer="layout" svg:width="3.164cm" svg:height="1.006cm" svg:x="5.522cm" svg:y="6.773cm">
          <text:list text:style-name="L4">
            <text:list-header>
              <text:p text:style-name="P46"><text:span text:style-name="T42">公有派生</text:span></text:p>
            </text:list-header>
          </text:list>
          <draw:enhanced-geometry svg:viewBox="0 0 21600 21600" draw:text-areas="800 800 20800 20800" draw:type="round-rectangular-callout" draw:modifiers="-1603.79146919431 29793.843098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8" draw:text-style-name="P47" xml:id="id40" draw:id="id40" draw:layer="layout" svg:width="4.69cm" svg:height="1.006cm" svg:x="10.474cm" svg:y="8.255cm">
          <text:list text:style-name="L4">
            <text:list-header>
              <text:p text:style-name="P46"><text:span text:style-name="T42">对基类初始化</text:span></text:p>
            </text:list-header>
          </text:list>
          <draw:enhanced-geometry svg:viewBox="0 0 21600 21600" draw:text-areas="800 800 20800 20800" draw:type="round-rectangular-callout" draw:modifiers="7643.57279897676 30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29" draw:text-style-name="P47" xml:id="id41" draw:id="id41" draw:layer="layout" svg:width="19.473cm" svg:height="1.006cm" svg:x="4.657cm" svg:y="13.335cm">
          <text:list text:style-name="L4">
            <text:list-header>
              <text:p text:style-name="P46"><text:span text:style-name="T42">因为</text:span><text:span text:style-name="T43">x</text:span><text:span text:style-name="T42">是基类私有，所以在派生类和类外中不能直接引用</text:span></text:p>
            </text:list-header>
          </text:list>
          <draw:enhanced-geometry svg:viewBox="0 0 21600 21600" draw:text-areas="800 800 20800 20800" draw:type="round-rectangular-callout" draw:modifiers="1921.08452295368 1372.7904667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30" draw:text-style-name="P47" xml:id="id42" draw:id="id42" draw:layer="layout" svg:width="8.89cm" svg:height="3.016cm" svg:x="15.24cm" svg:y="1.909cm">
          <text:list text:style-name="L4">
            <text:list-header>
              <text:p text:style-name="P46"><text:span text:style-name="T42">因为</text:span><text:span text:style-name="T43">y</text:span><text:span text:style-name="T42">是基类保护，所以在派生类中可以直接引用。而在类外不可直接引用。</text:span></text:p>
            </text:list-header>
          </text:list>
          <draw:enhanced-geometry svg:viewBox="0 0 21600 21600" draw:text-areas="800 800 20800 20800" draw:type="round-rectangular-callout" draw:modifiers="7519.06422224722 4646.47000331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31" draw:text-style-name="P47" xml:id="id43" draw:id="id43" draw:layer="layout" svg:width="6.985cm" svg:height="3.016cm" svg:x="17.992cm" svg:y="7.408cm">
          <text:list text:style-name="L4">
            <text:list-header>
              <text:p text:style-name="P46"><text:span text:style-name="T42">因为</text:span><text:span text:style-name="T43">z</text:span><text:span text:style-name="T42">是基类公有，所以在派生类中和类外均可直接引用。</text:span></text:p>
            </text:list-header>
          </text:list>
          <draw:enhanced-geometry svg:viewBox="0 0 21600 21600" draw:text-areas="800 800 20800 20800" draw:type="round-rectangular-callout" draw:modifiers="5466.47580876038 5169.10838581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" draw:text-style-name="P36" draw:layer="layout" svg:width="25.4cm" svg:height="8.139cm" svg:x="0cm" svg:y="0cm">
          <text:list text:style-name="L1">
            <text:list-header>
              <text:p text:style-name="P35"><text:span text:style-name="T27">私</text:span><text:span text:style-name="T27">有</text:span><text:span text:style-name="T27">派</text:span><text:span text:style-name="T27">生</text:span></text:p>
              <text:p text:style-name="P31"><text:span text:style-name="T28">cla</text:span><text:span text:style-name="T28">ss <text:s/></text:span><text:span text:style-name="T28">Cla</text:span><text:span text:style-name="T28">ss</text:span><text:span text:style-name="T28">Na</text:span><text:span text:style-name="T28">me: </text:span><text:span text:style-name="T28"><text:s text:c="2"/></text:span><text:span text:style-name="T29">pri</text:span><text:span text:style-name="T29">vat</text:span><text:span text:style-name="T29">e</text:span><text:span text:style-name="T28"> </text:span><text:span text:style-name="T28">Ba</text:span><text:span text:style-name="T28">se</text:span><text:span text:style-name="T28">Cla</text:span><text:span text:style-name="T28">ss</text:span><text:span text:style-name="T28">Na</text:span><text:span text:style-name="T28">me</text:span></text:p>
            </text:list-header>
          </text:list>
          <text:list text:style-name="L2">
            <text:list-header>
              <text:p text:style-name="P31"><text:span text:style-name="T30">私</text:span><text:span text:style-name="T30">有</text:span><text:span text:style-name="T30">派</text:span><text:span text:style-name="T30">生</text:span><text:span text:style-name="T30">时，</text:span><text:span text:style-name="T30">基</text:span><text:span text:style-name="T30">类</text:span><text:span text:style-name="T30">中</text:span><text:span text:style-name="T30">公</text:span><text:span text:style-name="T30">有</text:span><text:span text:style-name="T30">成</text:span><text:span text:style-name="T30">员</text:span><text:span text:style-name="T30">和</text:span><text:span text:style-name="T30">保</text:span><text:span text:style-name="T30">护</text:span><text:span text:style-name="T30">成</text:span><text:span text:style-name="T30">员</text:span><text:span text:style-name="T30">在</text:span><text:span text:style-name="T30">派</text:span><text:span text:style-name="T30">生</text:span><text:span text:style-name="T30">类</text:span><text:span text:style-name="T30">中</text:span><text:span text:style-name="T30">均</text:span><text:span text:style-name="T30">变</text:span><text:span text:style-name="T30">为</text:span><text:span text:style-name="T30">私</text:span><text:span text:style-name="T30">有</text:span><text:span text:style-name="T30">的，</text:span><text:span text:style-name="T30">在</text:span><text:span text:style-name="T30">派</text:span><text:span text:style-name="T30">生</text:span><text:span text:style-name="T30">类</text:span><text:span text:style-name="T30">中</text:span><text:span text:style-name="T30">仍</text:span><text:span text:style-name="T30">可</text:span><text:span text:style-name="T30">直</text:span><text:span text:style-name="T30">接</text:span><text:span text:style-name="T30">使</text:span><text:span text:style-name="T30">用</text:span><text:span text:style-name="T30">这</text:span><text:span text:style-name="T30">些</text:span><text:span text:style-name="T30">成</text:span><text:span text:style-name="T30">员，</text:span><text:span text:style-name="T12">基</text:span><text:span text:style-name="T12">类</text:span><text:span text:style-name="T12">中</text:span><text:span text:style-name="T12">的</text:span><text:span text:style-name="T12">私</text:span><text:span text:style-name="T12">有</text:span><text:span text:style-name="T12">成</text:span><text:span text:style-name="T12">员，</text:span><text:span text:style-name="T12">在</text:span><text:span text:style-name="T12">派</text:span><text:span text:style-name="T12">生</text:span><text:span text:style-name="T12">类</text:span><text:span text:style-name="T12">中</text:span><text:span text:style-name="T12">不</text:span><text:span text:style-name="T12">可</text:span><text:span text:style-name="T12">直</text:span><text:span text:style-name="T12">接</text:span><text:span text:style-name="T12">使</text:span><text:span text:style-name="T12">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33" draw:text-style-name="P30" xml:id="id44" draw:id="id44" draw:layer="layout" svg:width="20.443cm" svg:height="1.206cm" svg:x="4.957cm" svg:y="0.847cm">
          <text:list text:style-name="L4">
            <text:list-header>
              <text:p text:style-name="P29"><text:span text:style-name="T25">私有派生，派生类中基类公有和保护成员成为私有</text:span></text:p>
            </text:list-header>
          </text:list>
          <draw:enhanced-geometry svg:viewBox="0 0 21600 21600" draw:text-areas="800 800 20800 20800" draw:type="round-rectangular-callout" draw:modifiers="4118.41126981021 32355.260977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45" draw:id="id45" draw:layer="layout" svg:width="19.684cm" svg:height="5.355cm" svg:x="2.54cm" svg:y="8.467cm">
          <table:table>
            <table:table-column table:style-name="co1"/>
            <table:table-column table:style-name="co2"/>
            <table:table-column table:style-name="co1"/>
            <table:table-row table:style-name="ro6">
              <table:table-cell table:style-name="ce13">
                <text:list text:style-name="L2">
                  <text:list-header>
                    <text:p text:style-name="P48"><text:span text:style-name="T30">基类成员属性</text:span></text:p>
                  </text:list-header>
                </text:list>
              </table:table-cell>
              <table:table-cell table:style-name="ce14">
                <text:list text:style-name="L1">
                  <text:list-header>
                    <text:p text:style-name="P48"><text:span text:style-name="T11">派生类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48"><text:span text:style-name="T11">派生类外</text:span></text:p>
                  </text:list-header>
                </text:list>
              </table:table-cell>
            </table:table-row>
            <table:table-row table:style-name="ro7">
              <table:table-cell table:style-name="ce16">
                <text:list text:style-name="L2">
                  <text:list-header>
                    <text:p text:style-name="P48"><text:span text:style-name="T30">公有</text:span></text:p>
                  </text:list-header>
                </text:list>
              </table:table-cell>
              <table:table-cell table:style-name="ce17">
                <text:list text:style-name="L1">
                  <text:list-header>
                    <text:p text:style-name="P48"><text:span text:style-name="T11">可以引用</text:span></text:p>
                  </text:list-header>
                </text:list>
              </table:table-cell>
              <table:table-cell table:style-name="ce18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  <table:table-row table:style-name="ro6">
              <table:table-cell table:style-name="ce16">
                <text:list text:style-name="L2">
                  <text:list-header>
                    <text:p text:style-name="P48"><text:span text:style-name="T30">保护</text:span></text:p>
                  </text:list-header>
                </text:list>
              </table:table-cell>
              <table:table-cell table:style-name="ce17">
                <text:list text:style-name="L1">
                  <text:list-header>
                    <text:p text:style-name="P48"><text:span text:style-name="T11">可以引用</text:span></text:p>
                  </text:list-header>
                </text:list>
              </table:table-cell>
              <table:table-cell table:style-name="ce18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  <table:table-row table:style-name="ro6">
              <table:table-cell table:style-name="ce19">
                <text:list text:style-name="L2">
                  <text:list-header>
                    <text:p text:style-name="P48"><text:span text:style-name="T30">私有</text:span></text:p>
                  </text:list-header>
                </text:list>
              </table:table-cell>
              <table:table-cell table:style-name="ce20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26" draw:style-name="gr34" draw:text-style-name="P15" xml:id="id46" draw:id="id46" draw:layer="layout" svg:width="24.13cm" svg:height="4.367cm" svg:x="0.847cm" svg:y="14.182cm">
          <text:list text:style-name="L2">
            <text:list-header>
              <text:p text:style-name="P14"><text:span text:style-name="T30">基类：</text:span><text:span text:style-name="T26">public: (</text:span><text:span text:style-name="T30">变为私有</text:span><text:span text:style-name="T26">)</text:span><text:span text:style-name="T30">在派生类中使用，类外不可使用</text:span></text:p>
              <text:p text:style-name="P14"><text:span text:style-name="T30"><text:tab/></text:span><text:span text:style-name="T26">protected: (</text:span><text:span text:style-name="T30">变为私有）在派生类中使用，类外不可使用</text:span></text:p>
              <text:p text:style-name="P14"><text:span text:style-name="T30"><text:tab/></text:span><text:span text:style-name="T26">private: </text:span><text:span text:style-name="T30">不能在派生类中和类外使用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444cm" svg:height="8.727cm" svg:x="4.233cm" svg:y="1.058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x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y(</text:span><text:span text:style-name="T8">保护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z(</text:span><text:span text:style-name="T8">公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1">
                  <text:list-header>
                    <text:p text:style-name="P37"><text:span text:style-name="T6">ShowA(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20" draw:style-name="gr7" draw:text-style-name="P21" draw:layer="layout" svg:width="1.27cm" svg:height="1.364cm" svg:x="2.328cm" svg:y="0.423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50" draw:id="id50" draw:layer="layout" svg:width="4.444cm" svg:height="9.911cm" svg:x="14.605cm" svg:y="1.27cm">
          <table:table>
            <table:table-column table:style-name="co3"/>
            <table:table-row table:style-name="ro5">
              <table:table-cell table:style-name="ce10">
                <text:list text:style-name="L2">
                  <text:list-header>
                    <text:p text:style-name="P37"><text:span text:style-name="T7">x</text:span><text:span text:style-name="T19">(</text:span><text:span text:style-name="T31">私私有</text:span><text:span text:style-name="T19">)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list text:continue-numbering="true" text:style-name="L2">
                  <text:list-header>
                    <text:p text:style-name="P37"><text:span text:style-name="T7">y</text:span><text:span text:style-name="T19">(</text:span><text:span text:style-name="T31">私有</text:span><text:span text:style-name="T19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z</text:span><text:span text:style-name="T19">(</text:span><text:span text:style-name="T31">私有</text:span><text:span text:style-name="T19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2">
                  <text:list-header>
                    <text:p text:style-name="P37"><text:span text:style-name="T7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2">
                  <text:list-header>
                    <text:p text:style-name="P37"><text:span text:style-name="T7">ShowA()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39" draw:style-name="gr7" draw:text-style-name="P21" xml:id="id49" draw:id="id49" draw:layer="layout" svg:width="1.27cm" svg:height="1.364cm" svg:x="12.7cm" svg:y="0.635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51" draw:id="id51" draw:layer="layout" svg:width="4.444cm" svg:height="6.233cm" svg:x="14.605cm" svg:y="9.948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m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n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B(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1">
                  <text:list-header>
                    <text:p text:style-name="P37"><text:span text:style-name="T6">Sum()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polyline draw:name="Line 54" draw:style-name="gr35" draw:text-style-name="P22" xml:id="id48" draw:id="id48" draw:layer="layout" svg:width="4.867cm" svg:height="0cm" svg:x="9.102cm" svg:y="4.868cm" svg:viewBox="0 0 4868 0" draw:points="0,0 4868,0">
          <text:p/>
        </draw:polyline>
        <draw:custom-shape draw:name="Text Box 55" draw:style-name="gr36" draw:text-style-name="P41" xml:id="id47" draw:id="id47" draw:layer="layout" svg:width="4.234cm" svg:height="1.737cm" svg:x="9.313cm" svg:y="2.963cm">
          <text:list text:style-name="L2">
            <text:list-header>
              <text:p text:style-name="P40"><text:span text:style-name="T32">priv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7" draw:text-style-name="P17" xml:id="id54" draw:id="id54" draw:layer="layout" svg:width="10.204cm" svg:height="2.667cm" svg:x="1.098cm" svg:y="10.125cm">
          <text:list text:style-name="L3">
            <text:list-header>
              <text:p text:style-name="P16"><text:span text:style-name="T19">x</text:span><text:span text:style-name="T31">在类</text:span><text:span text:style-name="T19">B</text:span><text:span text:style-name="T31">新增加的成员中不能直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7" draw:text-style-name="P17" xml:id="id55" draw:id="id55" draw:layer="layout" svg:width="12.7cm" svg:height="1.364cm" svg:x="1.098cm" svg:y="12.925cm">
          <text:list text:style-name="L1">
            <text:list-header>
              <text:p text:style-name="P16"><text:span text:style-name="T6">y</text:span><text:span text:style-name="T8">在类</text:span><text:span text:style-name="T6">B</text:span><text:span text:style-name="T8">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7" draw:text-style-name="P17" xml:id="id56" draw:id="id56" draw:layer="layout" svg:width="12.7cm" svg:height="1.364cm" svg:x="1.098cm" svg:y="14.618cm">
          <text:list text:style-name="L1">
            <text:list-header>
              <text:p text:style-name="P16"><text:span text:style-name="T6">z</text:span><text:span text:style-name="T8">在类</text:span><text:span text:style-name="T6">B</text:span><text:span text:style-name="T8">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38" draw:text-style-name="P42" xml:id="id57" draw:id="id57" draw:layer="layout" svg:width="25.4cm" svg:height="1.364cm" svg:x="0cm" svg:y="16.378cm">
          <text:list text:style-name="L4">
            <text:list-header>
              <text:p text:style-name="P16"><text:span text:style-name="T33">对类</text:span><text:span text:style-name="T34">B</text:span><text:span text:style-name="T33">的对象初始化即是对</text:span><text:span text:style-name="T34">x,y,z,m,n</text:span><text:span text:style-name="T33">等全部成员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0" draw:style-name="gr11" draw:text-style-name="P24" xml:id="id52" draw:id="id52" draw:layer="layout" svg:width="1.482cm" svg:height="4.657cm" svg:x="19.473cm" svg:y="5.0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4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1" draw:style-name="gr39" draw:text-style-name="P17" xml:id="id53" draw:id="id53" draw:layer="layout" svg:width="4.445cm" svg:height="3.97cm" svg:x="20.955cm" svg:y="5.503cm">
          <text:list text:style-name="L3">
            <text:list-header>
              <text:p text:style-name="P16"><text:span text:style-name="T31">均为私有类</text:span><text:span text:style-name="T19">B </text:span><text:span text:style-name="T31">外不能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3" draw:style-name="gr40" draw:text-style-name="P43" xml:id="id58" draw:id="id58" draw:layer="layout" svg:width="3.175cm" svg:height="9.736cm" draw:transform="rotate (-3.14159265358979) translate (14.604cm 13.758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?f15 ?f2 ?f11 0 ?f8 ?f2 ?f13 ?f21 ?f16" draw:text-areas="?f43 ?f41 ?f44 ?f42" draw:type="mso-spt103" draw:modifiers="14957 19440 723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45" draw:layer="layout" svg:width="25.4cm" svg:height="18.8cm" svg:x="0cm" svg:y="0.423cm">
          <text:list text:style-name="L1">
            <text:list-header>
              <text:p text:style-name="P44"><text:span text:style-name="T35">class </text:span><text:span text:style-name="T35"><text:s/>A { <text:s/></text:span><text:span text:style-name="T35"><text:s/></text:span><text:span text:style-name="T36">int <text:s/></text:span><text:span text:style-name="T36">x;</text:span></text:p>
            </text:list-header>
          </text:list>
          <text:list text:style-name="L5">
            <text:list-header>
              <text:p text:style-name="P44"><text:span text:style-name="T37">prot</text:span><text:span text:style-name="T37">ecte</text:span><text:span text:style-name="T37">d: <text:s text:c="2"/></text:span><text:span text:style-name="T37">int </text:span><text:span text:style-name="T37">y;</text:span></text:p>
            </text:list-header>
          </text:list>
          <text:list text:style-name="L6">
            <text:list-header>
              <text:p text:style-name="P44"><text:span text:style-name="T38">publ</text:span><text:span text:style-name="T38">ic: <text:s text:c="4"/></text:span><text:span text:style-name="T38"><text:s/>int </text:span><text:span text:style-name="T38">z;</text:span></text:p>
            </text:list-header>
          </text:list>
          <text:list text:style-name="L1">
            <text:list-header>
              <text:p text:style-name="P44"><text:span text:style-name="T35"><text:s text:c="3"/></text:span><text:span text:style-name="T39">A(in</text:span><text:span text:style-name="T39">t </text:span><text:span text:style-name="T39">a,int </text:span><text:span text:style-name="T39">b,int </text:span><text:span text:style-name="T39">c)</text:span><text:span text:style-name="T39">{x=a</text:span><text:span text:style-name="T39">;y=b</text:span><text:span text:style-name="T39">;z=c;</text:span><text:span text:style-name="T39">}//</text:span><text:span text:style-name="T40">基类</text:span><text:span text:style-name="T40">初始</text:span><text:span text:style-name="T40">化</text:span></text:p>
              <text:p text:style-name="P44"><text:span text:style-name="T41"><text:s text:c="2"/></text:span><text:span text:style-name="T35">int <text:s/></text:span><text:span text:style-name="T35">Getx</text:span><text:span text:style-name="T35">()</text:span><text:span text:style-name="T35">{ret</text:span><text:span text:style-name="T35">urn </text:span><text:span text:style-name="T35">x;}</text:span><text:span text:style-name="T35"><text:tab/></text:span><text:span text:style-name="T35">//</text:span><text:span text:style-name="T41">返</text:span><text:span text:style-name="T41">回</text:span><text:span text:style-name="T35">x</text:span></text:p>
              <text:p text:style-name="P44"><text:span text:style-name="T35"><text:s text:c="2"/></text:span><text:span text:style-name="T35">int <text:s/></text:span><text:span text:style-name="T35">Gety</text:span><text:span text:style-name="T35">()</text:span><text:span text:style-name="T35">{ret</text:span><text:span text:style-name="T35">urn </text:span><text:span text:style-name="T35">y;}</text:span><text:span text:style-name="T35"><text:tab/></text:span><text:span text:style-name="T35">//</text:span><text:span text:style-name="T41">返</text:span><text:span text:style-name="T41">回</text:span><text:span text:style-name="T35">y</text:span></text:p>
              <text:p text:style-name="P44"><text:span text:style-name="T35"><text:s text:c="2"/></text:span><text:span text:style-name="T35">void </text:span><text:span text:style-name="T35">Sho</text:span><text:span text:style-name="T35">wA()</text:span><text:span text:style-name="T35">{cou</text:span><text:span text:style-name="T35">t&lt;&lt; </text:span><text:span text:style-name="T35">"x=</text:span><text:span text:style-name="T35">"&lt;&lt;</text:span><text:span text:style-name="T35">x&lt;&lt;'</text:span><text:span text:style-name="T35">\</text:span><text:span text:style-name="T35">t'&lt;&lt;</text:span><text:span text:style-name="T35">"y=</text:span><text:span text:style-name="T35">"&lt;&lt;</text:span><text:span text:style-name="T35">y&lt;&lt;'</text:span><text:span text:style-name="T35">\</text:span><text:span text:style-name="T35">t'&lt;&lt;</text:span><text:span text:style-name="T35">"z="</text:span><text:span text:style-name="T35">&lt;&lt;z&lt;</text:span><text:span text:style-name="T35">&lt;'\</text:span><text:span text:style-name="T35">n';}</text:span></text:p>
              <text:p text:style-name="P44"><text:span text:style-name="T35">};</text:span></text:p>
              <text:p text:style-name="P44"><text:span text:style-name="T35">class </text:span><text:span text:style-name="T35">B:</text:span><text:span text:style-name="T39">pr</text:span><text:span text:style-name="T39">ivate </text:span><text:span text:style-name="T39">A</text:span><text:span text:style-name="T35">{</text:span></text:p>
              <text:p text:style-name="P44"><text:span text:style-name="T35"><text:tab/></text:span><text:span text:style-name="T35">int </text:span><text:span text:style-name="T35">m,n;</text:span></text:p>
              <text:p text:style-name="P44"><text:span text:style-name="T35">publ</text:span><text:span text:style-name="T35">ic:</text:span><text:span text:style-name="T35"><text:tab/></text:span><text:span text:style-name="T35">B(in</text:span><text:span text:style-name="T35">t </text:span><text:span text:style-name="T35">a,int </text:span><text:span text:style-name="T35">b,int </text:span><text:span text:style-name="T35">c,int </text:span><text:span text:style-name="T35">d,int </text:span><text:span text:style-name="T35">e):</text:span><text:span text:style-name="T39">A</text:span><text:span text:style-name="T39">(a,b,</text:span><text:span text:style-name="T39">c)</text:span><text:span text:style-name="T35">{m=</text:span><text:span text:style-name="T35">d;n=</text:span><text:span text:style-name="T35">e;}</text:span></text:p>
              <text:p text:style-name="P44"><text:span text:style-name="T35"><text:s text:c="4"/></text:span><text:span text:style-name="T35">void </text:span><text:span text:style-name="T35">Sho</text:span><text:span text:style-name="T35">w()</text:span><text:span text:style-name="T35">{cou</text:span><text:span text:style-name="T35">t&lt;&lt;“</text:span><text:span text:style-name="T35">m="</text:span><text:span text:style-name="T35">&lt;&lt;m</text:span><text:span text:style-name="T35">&lt;&lt;'\</text:span><text:span text:style-name="T35">t'&lt;&lt;</text:span><text:span text:style-name="T35">“n=</text:span><text:span text:style-name="T35">"&lt;&lt;</text:span><text:span text:style-name="T35">n&lt;&lt;'</text:span><text:span text:style-name="T35">\n';</text:span></text:p>
              <text:p text:style-name="P44"><text:span text:style-name="T35"><text:s text:c="4"/></text:span><text:span text:style-name="T35">cout</text:span><text:span text:style-name="T35">&lt;&lt;"</text:span><text:span text:style-name="T35">x="</text:span><text:span text:style-name="T35">&lt;&lt;</text:span><text:span text:style-name="T36">G</text:span><text:span text:style-name="T36">etx()</text:span><text:span text:style-name="T35">&lt;&lt;'\</text:span><text:span text:style-name="T35">t'&lt;&lt;</text:span><text:span text:style-name="T35">"y=</text:span><text:span text:style-name="T35">"&lt;&lt;</text:span><text:span text:style-name="T35">y&lt;&lt;'</text:span><text:span text:style-name="T35">\</text:span><text:span text:style-name="T35">t'&lt;&lt;</text:span><text:span text:style-name="T35">"z="</text:span><text:span text:style-name="T35">&lt;&lt;z&lt;</text:span><text:span text:style-name="T35">&lt;'\</text:span><text:span text:style-name="T35">n'; <text:s/>}</text:span></text:p>
              <text:p text:style-name="P44"><text:span text:style-name="T35"><text:s text:c="3"/></text:span><text:span text:style-name="T35">int </text:span><text:span text:style-name="T35">Sum</text:span><text:span text:style-name="T35">()</text:span><text:span text:style-name="T35">{ret</text:span><text:span text:style-name="T35">urn </text:span><text:span text:style-name="T35">( </text:span><text:span text:style-name="T36">Ge</text:span><text:span text:style-name="T36">tx()</text:span><text:span text:style-name="T35">+</text:span><text:span text:style-name="T37">y</text:span><text:span text:style-name="T35">+</text:span><text:span text:style-name="T38">z</text:span><text:span text:style-name="T35">+m+</text:span><text:span text:style-name="T35">n);}</text:span></text:p>
              <text:p text:style-name="P44"><text:span text:style-name="T35"><text:s/></text:span><text:span text:style-name="T35">};</text:span></text:p>
              <text:p text:style-name="P44"><text:span text:style-name="T35">void </text:span><text:span text:style-name="T35"><text:s/></text:span><text:span text:style-name="T35">mai</text:span><text:span text:style-name="T35">n(vo</text:span><text:span text:style-name="T35">id)</text:span></text:p>
              <text:p text:style-name="P44"><text:span text:style-name="T35">{ <text:s text:c="3"/>B </text:span><text:span text:style-name="T35">b1(1</text:span><text:span text:style-name="T35">,2,3,</text:span><text:span text:style-name="T35">4,5);</text:span></text:p>
              <text:p text:style-name="P44"><text:span text:style-name="T35"><text:s text:c="5"/></text:span><text:span text:style-name="T36">b1.S</text:span><text:span text:style-name="T36">how</text:span><text:span text:style-name="T36">A();</text:span><text:span text:style-name="T36"><text:tab/></text:span><text:span text:style-name="T35"> <text:s text:c="6"/></text:span><text:span text:style-name="T35">b1.S</text:span><text:span text:style-name="T35">how(</text:span><text:span text:style-name="T35">);</text:span></text:p>
              <text:p text:style-name="P44"><text:span text:style-name="T35"><text:s text:c="6"/></text:span><text:span text:style-name="T35">cout</text:span><text:span text:style-name="T35">&lt;&lt; </text:span><text:span text:style-name="T35">"Su</text:span><text:span text:style-name="T35">m="</text:span><text:span text:style-name="T35">&lt;&lt;b</text:span><text:span text:style-name="T35">1.Su</text:span><text:span text:style-name="T35">m()&lt;</text:span><text:span text:style-name="T35">&lt;'\</text:span><text:span text:style-name="T35">n';c</text:span><text:span text:style-name="T35">out&lt;</text:span><text:span text:style-name="T35">&lt;"x</text:span><text:span text:style-name="T35">="&lt;</text:span><text:span text:style-name="T35">&lt;</text:span><text:span text:style-name="T36">b1.</text:span><text:span text:style-name="T36">Getx</text:span><text:span text:style-name="T36">()</text:span><text:span text:style-name="T35">&lt;&lt;'</text:span><text:span text:style-name="T35">\t';</text:span></text:p>
              <text:p text:style-name="P44"><text:span text:style-name="T35"><text:s text:c="5"/></text:span><text:span text:style-name="T35">cout </text:span><text:span text:style-name="T35">&lt;&lt; </text:span><text:span text:style-name="T35">"y=</text:span><text:span text:style-name="T35">" </text:span><text:span text:style-name="T35">&lt;&lt;</text:span><text:span text:style-name="T36">b</text:span><text:span text:style-name="T36">1.Ge</text:span><text:span text:style-name="T36">ty()</text:span><text:span text:style-name="T35">&lt;</text:span><text:span text:style-name="T35">&lt;'\t';</text:span><text:span text:style-name="T35"><text:tab/></text:span><text:span text:style-name="T35">cout </text:span><text:span text:style-name="T35">&lt;&lt; </text:span><text:span text:style-name="T35">"z="</text:span><text:span text:style-name="T35">&lt;&lt;</text:span><text:span text:style-name="T36">b</text:span><text:span text:style-name="T36">1.z</text:span><text:span text:style-name="T35">&lt;</text:span><text:span text:style-name="T35">&lt;'\</text:span><text:span text:style-name="T35">n';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1" draw:text-style-name="P47" xml:id="id59" draw:id="id59" draw:layer="layout" svg:width="3.164cm" svg:height="1.006cm" svg:x="5.522cm" svg:y="6.773cm">
          <text:list text:style-name="L4">
            <text:list-header>
              <text:p text:style-name="P46"><text:span text:style-name="T42">私有派生</text:span></text:p>
            </text:list-header>
          </text:list>
          <draw:enhanced-geometry svg:viewBox="0 0 21600 21600" draw:text-areas="800 800 20800 20800" draw:type="round-rectangular-callout" draw:modifiers="-1603.79146919431 29793.843098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42" draw:text-style-name="P47" xml:id="id60" draw:id="id60" draw:layer="layout" svg:width="4.69cm" svg:height="1.006cm" svg:x="10.474cm" svg:y="8.255cm">
          <text:list text:style-name="L4">
            <text:list-header>
              <text:p text:style-name="P46"><text:span text:style-name="T42">对基类初始化</text:span></text:p>
            </text:list-header>
          </text:list>
          <draw:enhanced-geometry svg:viewBox="0 0 21600 21600" draw:text-areas="800 800 20800 20800" draw:type="round-rectangular-callout" draw:modifiers="7643.57279897676 30158.4905660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43" draw:text-style-name="P47" xml:id="id61" draw:id="id61" draw:layer="layout" svg:width="19.473cm" svg:height="1.006cm" svg:x="4.657cm" svg:y="13.335cm">
          <text:list text:style-name="L4">
            <text:list-header>
              <text:p text:style-name="P46"><text:span text:style-name="T42">因为</text:span><text:span text:style-name="T43">x</text:span><text:span text:style-name="T42">是基类私有，所以在派生类和类外中不能直接引用</text:span></text:p>
            </text:list-header>
          </text:list>
          <draw:enhanced-geometry svg:viewBox="0 0 21600 21600" draw:text-areas="800 800 20800 20800" draw:type="round-rectangular-callout" draw:modifiers="1921.08452295368 1372.7904667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44" draw:text-style-name="P47" xml:id="id62" draw:id="id62" draw:layer="layout" svg:width="8.89cm" svg:height="3.016cm" svg:x="15.24cm" svg:y="1.909cm">
          <text:list text:style-name="L4">
            <text:list-header>
              <text:p text:style-name="P46"><text:span text:style-name="T43">y</text:span><text:span text:style-name="T42">是基类保护，所以在派生类中可以直接引用。而在类外不可直接引用。</text:span></text:p>
            </text:list-header>
          </text:list>
          <draw:enhanced-geometry svg:viewBox="0 0 21600 21600" draw:text-areas="800 800 20800 20800" draw:type="round-rectangular-callout" draw:modifiers="7519.06422224722 4646.47000331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45" draw:text-style-name="P47" xml:id="id63" draw:id="id63" draw:layer="layout" svg:width="6.985cm" svg:height="4.023cm" svg:x="17.78cm" svg:y="6.985cm">
          <text:list text:style-name="L4">
            <text:list-header>
              <text:p text:style-name="P46"><text:span text:style-name="T43">z</text:span><text:span text:style-name="T42">是基类公有，私有派生变为私有，所以在派生类中可直接引用，</text:span><text:span text:style-name="T44">而在类外不可。</text:span></text:p>
            </text:list-header>
          </text:list>
          <draw:enhanced-geometry svg:viewBox="0 0 21600 21600" draw:text-areas="800 800 20800 20800" draw:type="round-rectangular-callout" draw:modifiers="6121.95820211852 7241.15308151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46" draw:text-style-name="P47" xml:id="id64" draw:id="id64" draw:layer="layout" svg:width="7.408cm" svg:height="2.011cm" svg:x="17.145cm" svg:y="14.817cm">
          <text:list text:style-name="L4">
            <text:list-header>
              <text:p text:style-name="P46"><text:span text:style-name="T42">这些函数都是基类公有，</text:span><text:span text:style-name="T44">在类外不可使用。</text:span></text:p>
            </text:list-header>
          </text:list>
          <draw:enhanced-geometry svg:viewBox="0 0 21600 21600" draw:text-areas="800 800 20800 20800" draw:type="round-rectangular-callout" draw:modifiers="2364.3676609529 19044.930417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2" draw:style-name="gr47" draw:text-style-name="P50" xml:id="id65" draw:id="id65" draw:layer="layout" svg:width="8.043cm" svg:height="1.277cm" svg:x="6.562cm" svg:y="14.817cm">
          <text:list text:style-name="L2">
            <text:list-header>
              <text:p text:style-name="P49"><text:span text:style-name="T39">A a1(1,2,3); a1.ShowA(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8" draw:text-style-name="P36" draw:layer="layout" svg:width="25.4cm" svg:height="8.139cm" svg:x="0cm" svg:y="0cm">
          <text:list text:style-name="L1">
            <text:list-header>
              <text:p text:style-name="P35"><text:span text:style-name="T27">保</text:span><text:span text:style-name="T27">护</text:span><text:span text:style-name="T27">派</text:span><text:span text:style-name="T27">生</text:span></text:p>
              <text:p text:style-name="P31"><text:span text:style-name="T28">cla</text:span><text:span text:style-name="T28">ss <text:s/></text:span><text:span text:style-name="T28">Cla</text:span><text:span text:style-name="T28">ss</text:span><text:span text:style-name="T28">Na</text:span><text:span text:style-name="T28">me: </text:span><text:span text:style-name="T28"><text:s text:c="2"/></text:span><text:span text:style-name="T29">pro</text:span><text:span text:style-name="T29">tec</text:span><text:span text:style-name="T29">ted </text:span><text:span text:style-name="T28"><text:s/></text:span><text:span text:style-name="T28">Ba</text:span><text:span text:style-name="T28">se</text:span><text:span text:style-name="T28">Cla</text:span><text:span text:style-name="T28">ss</text:span><text:span text:style-name="T28">Na</text:span><text:span text:style-name="T28">me</text:span></text:p>
            </text:list-header>
          </text:list>
          <text:list text:style-name="L2">
            <text:list-header>
              <text:p text:style-name="P31"><text:span text:style-name="T30">保</text:span><text:span text:style-name="T30">护</text:span><text:span text:style-name="T30">派</text:span><text:span text:style-name="T30">生</text:span><text:span text:style-name="T30">时，</text:span><text:span text:style-name="T30">基</text:span><text:span text:style-name="T30">类</text:span><text:span text:style-name="T30">中</text:span><text:span text:style-name="T30">公</text:span><text:span text:style-name="T30">有</text:span><text:span text:style-name="T30">成</text:span><text:span text:style-name="T30">员</text:span><text:span text:style-name="T30">和</text:span><text:span text:style-name="T30">保</text:span><text:span text:style-name="T30">护</text:span><text:span text:style-name="T30">成</text:span><text:span text:style-name="T30">员</text:span><text:span text:style-name="T30">在</text:span><text:span text:style-name="T30">派</text:span><text:span text:style-name="T30">生</text:span><text:span text:style-name="T30">类</text:span><text:span text:style-name="T30">中</text:span><text:span text:style-name="T30">均</text:span><text:span text:style-name="T30">变</text:span><text:span text:style-name="T30">为</text:span><text:span text:style-name="T30">保</text:span><text:span text:style-name="T30">护</text:span><text:span text:style-name="T30">的</text:span><text:span text:style-name="T30">和</text:span><text:span text:style-name="T30">私</text:span><text:span text:style-name="T30">有</text:span><text:span text:style-name="T30">的，</text:span><text:span text:style-name="T30">在</text:span><text:span text:style-name="T30">派</text:span><text:span text:style-name="T30">生</text:span><text:span text:style-name="T30">类</text:span><text:span text:style-name="T30">中</text:span><text:span text:style-name="T30">仍</text:span><text:span text:style-name="T30">可</text:span><text:span text:style-name="T30">直</text:span><text:span text:style-name="T30">接</text:span><text:span text:style-name="T30">使</text:span><text:span text:style-name="T30">用</text:span><text:span text:style-name="T30">这</text:span><text:span text:style-name="T30">些</text:span><text:span text:style-name="T30">成</text:span><text:span text:style-name="T30">员，</text:span><text:span text:style-name="T12">基</text:span><text:span text:style-name="T12">类</text:span><text:span text:style-name="T12">中</text:span><text:span text:style-name="T12">的</text:span><text:span text:style-name="T12">私</text:span><text:span text:style-name="T12">有</text:span><text:span text:style-name="T12">成</text:span><text:span text:style-name="T12">员，</text:span><text:span text:style-name="T12">在</text:span><text:span text:style-name="T12">派</text:span><text:span text:style-name="T12">生</text:span><text:span text:style-name="T12">类</text:span><text:span text:style-name="T12">中</text:span><text:span text:style-name="T12">不</text:span><text:span text:style-name="T12">可</text:span><text:span text:style-name="T12">直</text:span><text:span text:style-name="T12">接</text:span><text:span text:style-name="T12">使</text:span><text:span text:style-name="T12">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49" draw:text-style-name="P30" xml:id="id66" draw:id="id66" draw:layer="layout" svg:width="20.443cm" svg:height="1.206cm" svg:x="4.957cm" svg:y="0.847cm">
          <text:list text:style-name="L4">
            <text:list-header>
              <text:p text:style-name="P29"><text:span text:style-name="T25">保护派生，派生类中基类公有和保护成员降级使用</text:span></text:p>
            </text:list-header>
          </text:list>
          <draw:enhanced-geometry svg:viewBox="0 0 21600 21600" draw:text-areas="800 800 20800 20800" draw:type="round-rectangular-callout" draw:modifiers="4118.41126981021 32355.260977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67" draw:id="id67" draw:layer="layout" svg:width="19.684cm" svg:height="5.355cm" svg:x="2.54cm" svg:y="8.467cm">
          <table:table>
            <table:table-column table:style-name="co1"/>
            <table:table-column table:style-name="co2"/>
            <table:table-column table:style-name="co1"/>
            <table:table-row table:style-name="ro6">
              <table:table-cell table:style-name="ce13">
                <text:list text:style-name="L2">
                  <text:list-header>
                    <text:p text:style-name="P48"><text:span text:style-name="T30">基类成员属性</text:span></text:p>
                  </text:list-header>
                </text:list>
              </table:table-cell>
              <table:table-cell table:style-name="ce14">
                <text:list text:style-name="L1">
                  <text:list-header>
                    <text:p text:style-name="P48"><text:span text:style-name="T11">派生类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48"><text:span text:style-name="T11">派生类外</text:span></text:p>
                  </text:list-header>
                </text:list>
              </table:table-cell>
            </table:table-row>
            <table:table-row table:style-name="ro7">
              <table:table-cell table:style-name="ce16">
                <text:list text:style-name="L2">
                  <text:list-header>
                    <text:p text:style-name="P48"><text:span text:style-name="T30">公有</text:span></text:p>
                  </text:list-header>
                </text:list>
              </table:table-cell>
              <table:table-cell table:style-name="ce17">
                <text:list text:style-name="L1">
                  <text:list-header>
                    <text:p text:style-name="P48"><text:span text:style-name="T11">可以引用</text:span></text:p>
                  </text:list-header>
                </text:list>
              </table:table-cell>
              <table:table-cell table:style-name="ce18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  <table:table-row table:style-name="ro6">
              <table:table-cell table:style-name="ce16">
                <text:list text:style-name="L2">
                  <text:list-header>
                    <text:p text:style-name="P48"><text:span text:style-name="T30">保护</text:span></text:p>
                  </text:list-header>
                </text:list>
              </table:table-cell>
              <table:table-cell table:style-name="ce17">
                <text:list text:style-name="L1">
                  <text:list-header>
                    <text:p text:style-name="P48"><text:span text:style-name="T11">可以引用</text:span></text:p>
                  </text:list-header>
                </text:list>
              </table:table-cell>
              <table:table-cell table:style-name="ce18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  <table:table-row table:style-name="ro6">
              <table:table-cell table:style-name="ce19">
                <text:list text:style-name="L2">
                  <text:list-header>
                    <text:p text:style-name="P48"><text:span text:style-name="T30">私有</text:span></text:p>
                  </text:list-header>
                </text:list>
              </table:table-cell>
              <table:table-cell table:style-name="ce20">
                <text:list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48"><text:span text:style-name="T12">不可引用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26" draw:style-name="gr50" draw:text-style-name="P15" xml:id="id68" draw:id="id68" draw:layer="layout" svg:width="24.13cm" svg:height="4.367cm" svg:x="0.847cm" svg:y="14.182cm">
          <text:list text:style-name="L2">
            <text:list-header>
              <text:p text:style-name="P14"><text:span text:style-name="T30">基类：</text:span><text:span text:style-name="T26">public: (</text:span><text:span text:style-name="T30">变为保护</text:span><text:span text:style-name="T26">)</text:span><text:span text:style-name="T30">在派生类中使用，类外不可使用</text:span></text:p>
              <text:p text:style-name="P14"><text:span text:style-name="T30"><text:tab/></text:span><text:span text:style-name="T26">protected: (</text:span><text:span text:style-name="T30">变为私有）在派生类中使用，类外不可使用</text:span></text:p>
              <text:p text:style-name="P14"><text:span text:style-name="T30"><text:tab/></text:span><text:span text:style-name="T26">private: </text:span><text:span text:style-name="T30">不能在派生类中和类外使用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444cm" svg:height="8.727cm" svg:x="4.233cm" svg:y="1.058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x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y(</text:span><text:span text:style-name="T8">保护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z(</text:span><text:span text:style-name="T8">公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1">
                  <text:list-header>
                    <text:p text:style-name="P37"><text:span text:style-name="T6">ShowA()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20" draw:style-name="gr7" draw:text-style-name="P21" draw:layer="layout" svg:width="1.27cm" svg:height="1.364cm" svg:x="2.328cm" svg:y="0.423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72" draw:id="id72" draw:layer="layout" svg:width="4.444cm" svg:height="9.911cm" svg:x="14.605cm" svg:y="1.27cm">
          <table:table>
            <table:table-column table:style-name="co3"/>
            <table:table-row table:style-name="ro5">
              <table:table-cell table:style-name="ce10">
                <text:list text:style-name="L2">
                  <text:list-header>
                    <text:p text:style-name="P37"><text:span text:style-name="T7">x</text:span><text:span text:style-name="T19">(</text:span><text:span text:style-name="T31">私私有</text:span><text:span text:style-name="T19">)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list text:continue-numbering="true" text:style-name="L2">
                  <text:list-header>
                    <text:p text:style-name="P37"><text:span text:style-name="T7">y</text:span><text:span text:style-name="T19">(</text:span><text:span text:style-name="T31">私有</text:span><text:span text:style-name="T19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z</text:span><text:span text:style-name="T19">(</text:span><text:span text:style-name="T31">保护</text:span><text:span text:style-name="T19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2">
                  <text:list-header>
                    <text:p text:style-name="P37"><text:span text:style-name="T7">A( 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x(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2">
                  <text:list-header>
                    <text:p text:style-name="P37"><text:span text:style-name="T7">Gety(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2">
                  <text:list-header>
                    <text:p text:style-name="P37"><text:span text:style-name="T7">ShowA()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Box 39" draw:style-name="gr7" draw:text-style-name="P21" xml:id="id71" draw:id="id71" draw:layer="layout" svg:width="1.27cm" svg:height="1.364cm" svg:x="12.7cm" svg:y="0.635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73" draw:id="id73" draw:layer="layout" svg:width="4.444cm" svg:height="6.233cm" svg:x="14.605cm" svg:y="9.948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m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n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37"><text:span text:style-name="T6">B()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1">
                  <text:list-header>
                    <text:p text:style-name="P37"><text:span text:style-name="T6">Sum()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polyline draw:name="Line 54" draw:style-name="gr51" draw:text-style-name="P22" xml:id="id70" draw:id="id70" draw:layer="layout" svg:width="4.867cm" svg:height="0cm" svg:x="9.102cm" svg:y="4.868cm" svg:viewBox="0 0 4868 0" draw:points="0,0 4868,0">
          <text:p/>
        </draw:polyline>
        <draw:custom-shape draw:name="Text Box 55" draw:style-name="gr52" draw:text-style-name="P41" xml:id="id69" draw:id="id69" draw:layer="layout" svg:width="5.504cm" svg:height="1.737cm" svg:x="8.678cm" svg:y="2.963cm">
          <text:list text:style-name="L2">
            <text:list-header>
              <text:p text:style-name="P40"><text:span text:style-name="T32">protec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3" draw:text-style-name="P17" xml:id="id76" draw:id="id76" draw:layer="layout" svg:width="9.843cm" svg:height="2.667cm" svg:x="1.098cm" svg:y="10.323cm">
          <text:list text:style-name="L3">
            <text:list-header>
              <text:p text:style-name="P16"><text:span text:style-name="T19">x</text:span><text:span text:style-name="T31">在类</text:span><text:span text:style-name="T19">B</text:span><text:span text:style-name="T31">新增加的成员中不能直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7" draw:text-style-name="P17" xml:id="id77" draw:id="id77" draw:layer="layout" svg:width="12.7cm" svg:height="1.364cm" svg:x="1.098cm" svg:y="12.925cm">
          <text:list text:style-name="L1">
            <text:list-header>
              <text:p text:style-name="P16"><text:span text:style-name="T6">y</text:span><text:span text:style-name="T8">在类</text:span><text:span text:style-name="T6">B</text:span><text:span text:style-name="T8">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7" draw:text-style-name="P17" xml:id="id78" draw:id="id78" draw:layer="layout" svg:width="12.7cm" svg:height="1.364cm" svg:x="1.098cm" svg:y="14.618cm">
          <text:list text:style-name="L1">
            <text:list-header>
              <text:p text:style-name="P16"><text:span text:style-name="T6">z</text:span><text:span text:style-name="T8">在类</text:span><text:span text:style-name="T6">B</text:span><text:span text:style-name="T8">中可以调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54" draw:text-style-name="P42" xml:id="id79" draw:id="id79" draw:layer="layout" svg:width="25.4cm" svg:height="1.364cm" svg:x="0cm" svg:y="16.378cm">
          <text:list text:style-name="L4">
            <text:list-header>
              <text:p text:style-name="P16"><text:span text:style-name="T33">对类</text:span><text:span text:style-name="T34">B</text:span><text:span text:style-name="T33">的对象初始化即是对</text:span><text:span text:style-name="T34">x,y,z,m,n</text:span><text:span text:style-name="T33">等全部成员的初始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0" draw:style-name="gr11" draw:text-style-name="P24" xml:id="id74" draw:id="id74" draw:layer="layout" svg:width="1.482cm" svg:height="4.657cm" svg:x="19.473cm" svg:y="5.0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4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1" draw:style-name="gr55" draw:text-style-name="P17" xml:id="id75" draw:id="id75" draw:layer="layout" svg:width="4.445cm" svg:height="3.97cm" svg:x="20.955cm" svg:y="5.503cm">
          <text:list text:style-name="L3">
            <text:list-header>
              <text:p text:style-name="P16"><text:span text:style-name="T31">均为保护类</text:span><text:span text:style-name="T19">B </text:span><text:span text:style-name="T31">外不能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2" draw:style-name="gr40" draw:text-style-name="P43" xml:id="id80" draw:id="id80" draw:layer="layout" svg:width="3.175cm" svg:height="9.736cm" draw:transform="rotate (-3.14159265358979) translate (14.604cm 13.758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?f15 ?f2 ?f11 0 ?f8 ?f2 ?f13 ?f21 ?f16" draw:text-areas="?f43 ?f41 ?f44 ?f42" draw:type="mso-spt103" draw:modifiers="14957 19440 723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6" draw:text-style-name="P52" draw:layer="layout" svg:width="25.4cm" svg:height="9.061cm" svg:x="0cm" svg:y="1.482cm">
          <text:list text:style-name="L2">
            <text:list-header>
              <text:p text:style-name="P51"><text:span text:style-name="T45">protected </text:span><text:span text:style-name="T46">成员是一种具有血缘关系内外有别的成员。它对派生类的对象而言，是公开成员，可以访问，对</text:span><text:span text:style-name="T47">血缘外部而言，与私有成员一样被隐蔽</text:span><text:span text:style-name="T46">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7" draw:text-style-name="P54" draw:layer="layout" svg:width="25.4cm" svg:height="10.96cm" svg:x="0cm" svg:y="0cm">
          <text:list text:style-name="L1">
            <text:list-header>
              <text:p text:style-name="P53"><text:span text:style-name="T48">抽象类与保护的成员函数</text:span></text:p>
              <text:p text:style-name="P53"><text:span text:style-name="T3">当定义了一个类，</text:span><text:span text:style-name="T4">这个类</text:span><text:span text:style-name="T22">只能用作基类</text:span><text:span text:style-name="T4">来派生出新的类，而不能用这种类来定义对象时，称这种类为抽象类。</text:span><text:span text:style-name="T3">当对某些特殊的对象要进行很好地封装时，需要定义抽象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8" draw:text-style-name="P52" xml:id="id81" draw:id="id81" draw:layer="layout" svg:width="25.4cm" svg:height="4.461cm" svg:x="0cm" svg:y="11.642cm">
          <text:list text:style-name="L3">
            <text:list-header>
              <text:p text:style-name="P51"><text:span text:style-name="T47">将类的构造函数或析构函数的访问权限定义为</text:span><text:span text:style-name="T46">保护</text:span><text:span text:style-name="T47">的时，这种类为</text:span><text:span text:style-name="T46">抽象类</text:span><text:span text:style-name="T47">。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9" draw:text-style-name="P52" draw:layer="layout" svg:width="25.4cm" svg:height="9.061cm" svg:x="0cm" svg:y="0cm">
          <text:list text:style-name="L2">
            <text:list-header>
              <text:p text:style-name="P51"><text:span text:style-name="T46">当把类中的构造函数或析构函数说明为</text:span><text:span text:style-name="T47">私有</text:span><text:span text:style-name="T46">的时，所定义的类通常是没有任何实用意义的，一般情况下，不能用它来产生对象，也不能用它来产生派生类。</text:span><text:span text:style-name="T49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195cm" svg:height="5.209cm" svg:x="2.117cm" svg:y="1.058cm">
          <table:table>
            <table:table-column table:style-name="co4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x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9">
              <table:table-cell table:style-name="ce11">
                <text:list text:continue-numbering="true" text:style-name="L1">
                  <text:list-header>
                    <text:p text:style-name="P37"><text:span text:style-name="T6">y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10">
              <table:table-cell table:style-name="ce22">
                <text:list text:continue-numbering="true" text:style-name="L1">
                  <text:list-header>
                    <text:p text:style-name="P37"><text:span text:style-name="T6">A( )</text:span><text:span text:style-name="T19">(</text:span><text:span text:style-name="T31">保护</text:span><text:span text:style-name="T19">)</text:span></text:p>
                  </text:list-header>
                </text:list>
              </table:table-cell>
            </table:table-row>
            <table:table-row table:style-name="ro11">
              <table:table-cell table:style-name="ce23">
                <text:list text:continue-numbering="true" text:style-name="L1">
                  <text:list-header>
                    <text:p text:style-name="P37"><text:span text:style-name="T6">ShowA()(</text:span><text:span text:style-name="T8">公有</text:span><text:span text:style-name="T6">)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name="Text Box 20" draw:style-name="gr7" draw:text-style-name="P21" draw:layer="layout" svg:width="1.27cm" svg:height="1.364cm" svg:x="0.847cm" svg:y="0.635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85" draw:id="id85" draw:layer="layout" svg:width="4.444cm" svg:height="8.54cm" svg:x="14.605cm" svg:y="1.27cm">
          <table:table>
            <table:table-column table:style-name="co3"/>
            <table:table-row table:style-name="ro5">
              <table:table-cell table:style-name="ce10">
                <text:list text:style-name="L2">
                  <text:list-header>
                    <text:p text:style-name="P37"><text:span text:style-name="T7">x</text:span><text:span text:style-name="T19">(</text:span><text:span text:style-name="T31">私私有</text:span><text:span text:style-name="T19">)</text:span></text:p>
                  </text:list-header>
                </text:list>
              </table:table-cell>
            </table:table-row>
            <table:table-row table:style-name="ro5">
              <table:table-cell table:style-name="ce11">
                <text:list text:continue-numbering="true" text:style-name="L2">
                  <text:list-header>
                    <text:p text:style-name="P37"><text:span text:style-name="T7">y</text:span><text:span text:style-name="T19">(</text:span><text:span text:style-name="T31">私私有</text:span><text:span text:style-name="T19">)</text:span></text:p>
                  </text:list-header>
                </text:list>
              </table:table-cell>
            </table:table-row>
            <table:table-row table:style-name="ro5">
              <table:table-cell table:style-name="ce11">
                <text:list text:continue-numbering="true" text:style-name="L2">
                  <text:list-header>
                    <text:p text:style-name="P37"><text:span text:style-name="T7">A( )(</text:span><text:span text:style-name="T20">保护</text:span><text:span text:style-name="T7">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2">
                  <text:list-header>
                    <text:p text:style-name="P37"><text:span text:style-name="T7">ShowA()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39" draw:style-name="gr7" draw:text-style-name="P21" xml:id="id84" draw:id="id84" draw:layer="layout" svg:width="1.27cm" svg:height="1.364cm" svg:x="12.7cm" svg:y="0.635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86" draw:id="id86" draw:layer="layout" svg:width="4.444cm" svg:height="3.738cm" svg:x="14.605cm" svg:y="6.35cm">
          <table:table>
            <table:table-column table:style-name="co3"/>
            <table:table-row table:style-name="ro3">
              <table:table-cell table:style-name="ce10">
                <text:list text:style-name="L1">
                  <text:list-header>
                    <text:p text:style-name="P37"><text:span text:style-name="T6">m(</text:span><text:span text:style-name="T8">私有</text:span><text:span text:style-name="T6">)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list text:continue-numbering="true" text:style-name="L1">
                  <text:list-header>
                    <text:p text:style-name="P37"><text:span text:style-name="T6">B()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polyline draw:name="Line 54" draw:style-name="gr60" draw:text-style-name="P22" xml:id="id83" draw:id="id83" draw:layer="layout" svg:width="4.867cm" svg:height="0cm" svg:x="9.525cm" svg:y="3.81cm" svg:viewBox="0 0 4868 0" draw:points="0,0 4868,0">
          <text:p/>
        </draw:polyline>
        <draw:custom-shape draw:name="Text Box 55" draw:style-name="gr61" draw:text-style-name="P41" xml:id="id82" draw:id="id82" draw:layer="layout" svg:width="5.503cm" svg:height="1.737cm" svg:x="8.89cm" svg:y="1.905cm">
          <text:list text:style-name="L2">
            <text:list-header>
              <text:p text:style-name="P40"><text:span text:style-name="T32">publ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62" draw:text-style-name="P17" xml:id="id87" draw:id="id87" draw:layer="layout" svg:width="12.7cm" svg:height="1.364cm" svg:x="1.058cm" svg:y="10.583cm">
          <text:list text:style-name="L3">
            <text:list-header>
              <text:p text:style-name="P16"><text:span text:style-name="T31">在类</text:span><text:span text:style-name="T19">B</text:span><text:span text:style-name="T31">中不能定义</text:span><text:span text:style-name="T19">A</text:span><text:span text:style-name="T31">的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7" draw:text-style-name="P17" xml:id="id88" draw:id="id88" draw:layer="layout" svg:width="17.992cm" svg:height="1.364cm" svg:x="1.058cm" svg:y="12.277cm">
          <text:list text:style-name="L1">
            <text:list-header>
              <text:p text:style-name="P16"><text:span text:style-name="T8">在任何时候都不能定义</text:span><text:span text:style-name="T6">A</text:span><text:span text:style-name="T8">的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7" draw:text-style-name="P56" xml:id="id89" draw:id="id89" draw:layer="layout" svg:width="23.707cm" svg:height="3.379cm" svg:x="1.058cm" svg:y="13.97cm">
          <text:list text:style-name="L1">
            <text:list-header>
              <text:p text:style-name="P55"><text:span text:style-name="T8">但可以在初始化类</text:span><text:span text:style-name="T6">B</text:span><text:span text:style-name="T8">的对象时初始化</text:span><text:span text:style-name="T31">原类</text:span><text:span text:style-name="T19">A</text:span><text:span text:style-name="T31">中的成员</text:span><text:span text:style-name="T8">，因为</text:span><text:span text:style-name="T6">A()</text:span><text:span text:style-name="T8">在类</text:span><text:span text:style-name="T6">B</text:span><text:span text:style-name="T8">中是可以被调用的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2" draw:style-name="gr40" draw:text-style-name="P43" xml:id="id90" draw:id="id90" draw:layer="layout" svg:width="2.963cm" svg:height="4.021cm" draw:transform="rotate (-3.14159265358979) translate (14.392cm 8.042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?f15 ?f2 ?f11 0 ?f8 ?f2 ?f13 ?f21 ?f16" draw:text-areas="?f43 ?f41 ?f44 ?f42" draw:type="mso-spt103" draw:modifiers="14957 19440 723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3" draw:text-style-name="P58" draw:layer="layout" svg:width="24.977cm" svg:height="19.687cm" svg:x="0cm" svg:y="0cm">
          <text:list text:style-name="L2">
            <text:list-header>
              <text:p text:style-name="P57"><text:span text:style-name="T26">clas</text:span><text:span text:style-name="T26">s <text:s/>A </text:span><text:span text:style-name="T26">{ <text:s text:c="2"/>i</text:span><text:span text:style-name="T26">nt <text:s/></text:span><text:span text:style-name="T26">x, </text:span><text:span text:style-name="T26">y;</text:span></text:p>
              <text:p text:style-name="P57"><text:span text:style-name="T26">pro</text:span><text:span text:style-name="T26">tect</text:span><text:span text:style-name="T26">ed</text:span><text:span text:style-name="T30">：</text:span><text:span text:style-name="T30"> </text:span><text:span text:style-name="T26">A(i</text:span><text:span text:style-name="T26">nt </text:span><text:span text:style-name="T26">a,in</text:span><text:span text:style-name="T26">t b)</text:span><text:span text:style-name="T26">{x=</text:span><text:span text:style-name="T26">a;y</text:span><text:span text:style-name="T26">=b;</text:span><text:span text:style-name="T26">}//</text:span><text:span text:style-name="T30">基</text:span><text:span text:style-name="T30">类</text:span><text:span text:style-name="T30">初</text:span><text:span text:style-name="T30">始</text:span><text:span text:style-name="T30">化</text:span></text:p>
              <text:p text:style-name="P57"><text:span text:style-name="T26">pub</text:span><text:span text:style-name="T26">lic:</text:span></text:p>
              <text:p text:style-name="P57"><text:span text:style-name="T26">voi</text:span><text:span text:style-name="T26">d </text:span><text:span text:style-name="T26">Sho</text:span><text:span text:style-name="T26">wA(</text:span><text:span text:style-name="T26">)</text:span><text:span text:style-name="T26">{co</text:span><text:span text:style-name="T26">ut&lt;</text:span><text:span text:style-name="T26">&lt; </text:span><text:span text:style-name="T26">"x=</text:span><text:span text:style-name="T26">"&lt;&lt;</text:span><text:span text:style-name="T26">x&lt;&lt;</text:span><text:span text:style-name="T26">'\</text:span><text:span text:style-name="T26">t'&lt;&lt;</text:span><text:span text:style-name="T26">"y=</text:span><text:span text:style-name="T26">"&lt;&lt;</text:span><text:span text:style-name="T26">y&lt;&lt;</text:span><text:span text:style-name="T26">'\</text:span><text:span text:style-name="T26">n';}</text:span></text:p>
              <text:p text:style-name="P57"><text:span text:style-name="T26">};</text:span></text:p>
            </text:list-header>
          </text:list>
          <text:list text:style-name="L1">
            <text:list-header>
              <text:p text:style-name="P57"><text:span text:style-name="T9">clas</text:span><text:span text:style-name="T9">s B: </text:span><text:span text:style-name="T9">pub</text:span><text:span text:style-name="T9">lic <text:s/></text:span><text:span text:style-name="T26">A</text:span><text:span text:style-name="T9">{</text:span></text:p>
              <text:p text:style-name="P57"><text:span text:style-name="T9"><text:tab/></text:span><text:span text:style-name="T9">int </text:span><text:span text:style-name="T9">m;</text:span></text:p>
            </text:list-header>
          </text:list>
          <text:list text:style-name="L3">
            <text:list-header>
              <text:p text:style-name="P57"><text:span text:style-name="T10">A <text:s/></text:span><text:span text:style-name="T10">a1;</text:span><text:span text:style-name="T10"><text:tab/></text:span><text:span text:style-name="T10">//</text:span><text:span text:style-name="T12">在</text:span><text:span text:style-name="T12">派</text:span><text:span text:style-name="T12">生</text:span><text:span text:style-name="T12">类</text:span><text:span text:style-name="T12">中</text:span><text:span text:style-name="T12">也</text:span><text:span text:style-name="T12">不</text:span><text:span text:style-name="T12">可</text:span><text:span text:style-name="T12">以</text:span><text:span text:style-name="T12">定</text:span><text:span text:style-name="T12">义</text:span><text:span text:style-name="T10">A</text:span><text:span text:style-name="T12">的</text:span><text:span text:style-name="T12">对</text:span><text:span text:style-name="T12">象，</text:span><text:span text:style-name="T12">实</text:span><text:span text:style-name="T12">际</text:span><text:span text:style-name="T12">上</text:span><text:span text:style-name="T12">还</text:span><text:span text:style-name="T12">是</text:span><text:span text:style-name="T12">类</text:span><text:span text:style-name="T12">外</text:span><text:span text:style-name="T12">调</text:span><text:span text:style-name="T12">用</text:span></text:p>
            </text:list-header>
          </text:list>
          <text:list text:style-name="L1">
            <text:list-header>
              <text:p text:style-name="P57"><text:span text:style-name="T9">pub</text:span><text:span text:style-name="T9">lic: <text:s/></text:span><text:span text:style-name="T9"><text:s/></text:span></text:p>
              <text:p text:style-name="P57"><text:span text:style-name="T9"><text:s text:c="7"/></text:span><text:span text:style-name="T9">B(i</text:span><text:span text:style-name="T9">nt </text:span><text:span text:style-name="T9">a,in</text:span><text:span text:style-name="T9">t </text:span><text:span text:style-name="T9">b,in</text:span><text:span text:style-name="T9">t </text:span><text:span text:style-name="T9">c):</text:span><text:span text:style-name="T26">A(a</text:span><text:span text:style-name="T26">,b)//</text:span><text:span text:style-name="T30">可</text:span><text:span text:style-name="T30">以</text:span><text:span text:style-name="T30">在</text:span><text:span text:style-name="T30">派</text:span><text:span text:style-name="T30">生</text:span><text:span text:style-name="T30">类</text:span><text:span text:style-name="T30">中</text:span><text:span text:style-name="T30">调</text:span><text:span text:style-name="T30">用</text:span><text:span text:style-name="T26">A</text:span><text:span text:style-name="T30">的</text:span><text:span text:style-name="T30">构</text:span><text:span text:style-name="T30">造</text:span><text:span text:style-name="T30">函</text:span><text:span text:style-name="T30">数</text:span></text:p>
            </text:list-header>
          </text:list>
          <text:list text:style-name="L2">
            <text:list-header>
              <text:p text:style-name="P57"><text:span text:style-name="T30"><text:s text:c="8"/></text:span><text:span text:style-name="T9">{m</text:span><text:span text:style-name="T9">=c;}</text:span></text:p>
            </text:list-header>
          </text:list>
          <text:list text:style-name="L1">
            <text:list-header>
              <text:p text:style-name="P57"><text:span text:style-name="T9"><text:s text:c="4"/></text:span><text:span text:style-name="T9">voi</text:span><text:span text:style-name="T9">d </text:span><text:span text:style-name="T9">Sho</text:span><text:span text:style-name="T9">w()</text:span><text:span text:style-name="T9">{ <text:s text:c="5"/></text:span><text:span text:style-name="T9">cou</text:span><text:span text:style-name="T9">t&lt;&lt;</text:span><text:span text:style-name="T9">“m</text:span><text:span text:style-name="T9">="&lt;</text:span><text:span text:style-name="T9">&lt;m</text:span><text:span text:style-name="T9">&lt;&lt;'\</text:span><text:span text:style-name="T9">n'; <text:s text:c="2"/></text:span><text:span text:style-name="T9"><text:s/></text:span><text:span text:style-name="T9">Sho</text:span><text:span text:style-name="T9">wA(</text:span><text:span text:style-name="T9">); <text:s/>} </text:span><text:span text:style-name="T9"><text:s text:c="2"/></text:span></text:p>
              <text:p text:style-name="P57"><text:span text:style-name="T9"><text:s/></text:span><text:span text:style-name="T9">};</text:span></text:p>
              <text:p text:style-name="P57"><text:span text:style-name="T9">voi</text:span><text:span text:style-name="T9">d <text:s/></text:span><text:span text:style-name="T9">mai</text:span><text:span text:style-name="T9">n(v</text:span><text:span text:style-name="T9">oid)</text:span></text:p>
              <text:p text:style-name="P57"><text:span text:style-name="T9">{ <text:s text:c="3"/></text:span><text:span text:style-name="T26">B </text:span><text:span text:style-name="T26">b1(</text:span><text:span text:style-name="T26">1,2,</text:span><text:span text:style-name="T26">3); /</text:span><text:span text:style-name="T26">/</text:span><text:span text:style-name="T30">可</text:span><text:span text:style-name="T30">以</text:span><text:span text:style-name="T30">定</text:span><text:span text:style-name="T30">义</text:span><text:span text:style-name="T30">派</text:span><text:span text:style-name="T30">生</text:span><text:span text:style-name="T30">类</text:span><text:span text:style-name="T30">对</text:span><text:span text:style-name="T30">象</text:span></text:p>
              <text:p text:style-name="P57"><text:span text:style-name="T11"><text:s text:c="5"/></text:span><text:span text:style-name="T9">b1.</text:span><text:span text:style-name="T9">Sho</text:span><text:span text:style-name="T9">w();</text:span></text:p>
              <text:p text:style-name="P57"><text:span text:style-name="T9"><text:s text:c="6"/></text:span><text:span text:style-name="T10">A <text:s/></text:span><text:span text:style-name="T10">aa;</text:span><text:span text:style-name="T10"><text:tab/></text:span><text:span text:style-name="T10">//</text:span><text:span text:style-name="T12">不</text:span><text:span text:style-name="T12">可</text:span><text:span text:style-name="T12">定</text:span><text:span text:style-name="T12">义</text:span><text:span text:style-name="T10">A</text:span><text:span text:style-name="T12">的</text:span><text:span text:style-name="T12">对</text:span><text:span text:style-name="T12">象 <text:s text:c="3"/></text:span><text:span text:style-name="T12"><text:s text:c="6"/></text:span><text:span text:style-name="T9">}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64" draw:text-style-name="P30" xml:id="id91" draw:id="id91" draw:layer="layout" svg:width="2.778cm" svg:height="1.206cm" svg:x="5.515cm" svg:y="8.678cm">
          <text:list text:style-name="L4">
            <text:list-header>
              <text:p text:style-name="P29"><text:span text:style-name="T24">a1(4,5)</text:span></text:p>
            </text:list-header>
          </text:list>
          <draw:enhanced-geometry svg:viewBox="0 0 21600 21600" draw:text-areas="800 800 20800 20800" draw:type="round-rectangular-callout" draw:modifiers="23107.8805325657 33930.0745650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5" draw:text-style-name="P61" draw:layer="layout" svg:width="24.765cm" svg:height="3.403cm" svg:x="0cm" svg:y="0.635cm">
          <text:list text:style-name="L1">
            <text:list-header>
              <text:p text:style-name="P59"><text:span text:style-name="T50">多重继承</text:span></text:p>
              <text:p text:style-name="P60"><text:span text:style-name="T15">可以用多个基类来派生一个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6" draw:text-style-name="P23" draw:layer="layout" svg:width="1.693cm" svg:height="3.175cm" svg:x="4.022cm" svg:y="5.292cm">
          <text:p/>
          <draw:enhanced-geometry svg:viewBox="0 0 21600 21600" draw:type="rectangle" draw:enhanced-path="M 0 0 L 21600 0 21600 21600 0 21600 0 0 Z N"/>
        </draw:custom-shape>
        <draw:custom-shape draw:name="Text Box 5" draw:style-name="gr7" draw:text-style-name="P21" draw:layer="layout" svg:width="1.27cm" svg:height="1.364cm" svg:x="2.328cm" svg:y="5.08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67" draw:text-style-name="P23" draw:layer="layout" svg:width="1.693cm" svg:height="3.175cm" svg:x="4.022cm" svg:y="9.102cm">
          <text:p/>
          <draw:enhanced-geometry svg:viewBox="0 0 21600 21600" draw:type="rectangle" draw:enhanced-path="M 0 0 L 21600 0 21600 21600 0 21600 0 0 Z N"/>
        </draw:custom-shape>
        <draw:custom-shape draw:name="Text Box 7" draw:style-name="gr7" draw:text-style-name="P21" draw:layer="layout" svg:width="1.27cm" svg:height="1.364cm" svg:x="2.117cm" svg:y="8.678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68" draw:text-style-name="P23" draw:layer="layout" svg:width="1.693cm" svg:height="3.175cm" svg:x="4.022cm" svg:y="12.7cm">
          <text:p/>
          <draw:enhanced-geometry svg:viewBox="0 0 21600 21600" draw:type="rectangle" draw:enhanced-path="M 0 0 L 21600 0 21600 21600 0 21600 0 0 Z N"/>
        </draw:custom-shape>
        <draw:custom-shape draw:name="Text Box 9" draw:style-name="gr7" draw:text-style-name="P21" draw:layer="layout" svg:width="1.27cm" svg:height="1.364cm" svg:x="2.328cm" svg:y="12.488cm">
          <text:list text:style-name="L1">
            <text:list-header>
              <text:p text:style-name="P20"><text:span text:style-name="T6">C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 xml:id="id92" draw:id="id92">
          <draw:custom-shape draw:name="AutoShape 10" draw:style-name="gr69" draw:text-style-name="P62" draw:layer="layout" svg:width="3.599cm" svg:height="1.27cm" svg:x="6.773cm" svg:y="6.5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1" draw:style-name="gr70" draw:text-style-name="P43" draw:layer="layout" svg:width="3.599cm" svg:height="1.27cm" svg:x="6.773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2" draw:style-name="gr71" draw:text-style-name="P63" draw:layer="layout" svg:width="3.598cm" svg:height="1.27cm" svg:x="6.562cm" svg:y="13.54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Group 20" xml:id="id93" draw:id="id93">
          <draw:custom-shape draw:name="Rectangle 13" draw:style-name="gr72" draw:text-style-name="P64" draw:layer="layout" svg:width="1.693cm" svg:height="3.386cm" svg:x="12.065cm" svg:y="14.817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66" draw:text-style-name="P23" draw:layer="layout" svg:width="1.693cm" svg:height="3.175cm" svg:x="12.065cm" svg:y="5.292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67" draw:text-style-name="P23" draw:layer="layout" svg:width="1.693cm" svg:height="3.175cm" svg:x="12.065cm" svg:y="8.467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68" draw:text-style-name="P23" draw:layer="layout" svg:width="1.693cm" svg:height="3.175cm" svg:x="12.065cm" svg:y="11.642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7" draw:text-style-name="P21" draw:layer="layout" svg:width="1.27cm" svg:height="1.364cm" svg:x="10.583cm" svg:y="4.233cm">
            <text:list text:style-name="L1">
              <text:list-header>
                <text:p text:style-name="P20"><text:span text:style-name="T6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8" draw:style-name="gr73" draw:text-style-name="P66" xml:id="id95" draw:id="id95" draw:layer="layout" svg:width="8.678cm" svg:height="3.785cm" svg:x="15.452cm" svg:y="4.868cm">
          <text:list text:style-name="L4">
            <text:list-header>
              <text:p text:style-name="P65"><text:span text:style-name="T51">多重继承是单一继承的扩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1" draw:style-name="gr74" draw:text-style-name="P30" xml:id="id94" draw:id="id94" draw:layer="layout" svg:width="5.715cm" svg:height="2.413cm" svg:x="14.605cm" svg:y="14.773cm">
          <text:list text:style-name="L4">
            <text:list-header>
              <text:p text:style-name="P29"><text:span text:style-name="T25">派生类中新定义的成员</text:span></text:p>
            </text:list-header>
          </text:list>
          <draw:enhanced-geometry svg:viewBox="0 0 21600 21600" draw:text-areas="800 800 20800 20800" draw:type="round-rectangular-callout" draw:modifiers="-2996.64100769769 11873.7365368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8" draw:layer="layout" svg:width="24.765cm" svg:height="11.425cm" svg:x="0cm" svg:y="1.058cm">
          <text:list text:style-name="L1">
            <text:list-header>
              <text:p text:style-name="P67"><text:span text:style-name="T8">格式为：</text:span></text:p>
              <text:p text:style-name="P67"><text:span text:style-name="T6">class <text:s/></text:span><text:span text:style-name="T8">类名</text:span><text:span text:style-name="T6">:&lt;Access&gt;</text:span><text:span text:style-name="T8">类名</text:span><text:span text:style-name="T6">1,..., &lt;Access&gt;</text:span><text:span text:style-name="T8">类名</text:span><text:span text:style-name="T6">n</text:span></text:p>
              <text:p text:style-name="P67"><text:span text:style-name="T6">{</text:span></text:p>
              <text:p text:style-name="P67"><text:span text:style-name="T6"><text:s text:c="6"/></text:span><text:span text:style-name="T6">private: <text:s text:c="4"/>...... </text:span><text:span text:style-name="T8">； <text:s text:c="2"/></text:span><text:span text:style-name="T6">//</text:span><text:span text:style-name="T8">私有成员说明</text:span><text:span text:style-name="T6">;</text:span></text:p>
              <text:p text:style-name="P67"><text:span text:style-name="T6"><text:s text:c="6"/></text:span><text:span text:style-name="T6">public: <text:s text:c="5"/>...... </text:span><text:span text:style-name="T8">； <text:s text:c="2"/></text:span><text:span text:style-name="T6">//</text:span><text:span text:style-name="T8">公有成员说明</text:span><text:span text:style-name="T6">;</text:span></text:p>
              <text:p text:style-name="P67"><text:span text:style-name="T6"><text:s text:c="6"/></text:span><text:span text:style-name="T6">protected: <text:s text:c="2"/>...... </text:span><text:span text:style-name="T8">； <text:s text:c="2"/></text:span><text:span text:style-name="T6">//</text:span><text:span text:style-name="T8">保护的成员说明</text:span><text:span text:style-name="T6">;</text:span></text:p>
              <text:p text:style-name="P67"><text:span text:style-name="T6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75" draw:text-style-name="P30" xml:id="id96" draw:id="id96" draw:layer="layout" svg:width="4.233cm" svg:height="1.206cm" svg:x="5.292cm" svg:y="1.058cm">
          <text:list text:style-name="L4">
            <text:list-header>
              <text:p text:style-name="P29"><text:span text:style-name="T25">继承方式</text:span></text:p>
            </text:list-header>
          </text:list>
          <draw:enhanced-geometry svg:viewBox="0 0 21600 21600" draw:text-areas="800 800 20800 20800" draw:type="round-rectangular-callout" draw:modifiers="9580.72744449693 37240.7622203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5" draw:style-name="gr4" draw:text-style-name="P68" xml:id="id97" draw:id="id97" draw:layer="layout" svg:width="24.765cm" svg:height="4.693cm" svg:x="0cm" svg:y="13.547cm">
          <text:list text:style-name="L1">
            <text:list-header>
              <text:p text:style-name="P67"><text:span text:style-name="T6">class <text:s/>D: </text:span><text:span text:style-name="T7">public</text:span><text:span text:style-name="T6"> <text:s/>A,</text:span><text:span text:style-name="T19"> protected</text:span><text:span text:style-name="T6"> B, </text:span><text:span text:style-name="T52">private</text:span><text:span text:style-name="T6"> C </text:span></text:p>
              <text:p text:style-name="P67"><text:span text:style-name="T6">{ <text:s text:c="3"/>....//</text:span><text:span text:style-name="T8">派生类中新增加成员</text:span></text:p>
              <text:p text:style-name="P67"><text:span text:style-name="T6">}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97" smil:attributeName="visibility" smil:to="visible"/>
                  <anim:transitionFilter smil:dur="0.5s" smil:targetElement="id9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6" draw:text-style-name="P45" draw:layer="layout" svg:width="24.765cm" svg:height="18.8cm" svg:x="0cm" svg:y="0.609cm">
          <text:list text:style-name="L2">
            <text:list-header>
              <text:p text:style-name="P44"><text:span text:style-name="T39">class </text:span><text:span text:style-name="T39">A{</text:span><text:span text:style-name="T39"><text:tab/></text:span><text:span text:style-name="T39">int </text:span><text:span text:style-name="T39">x1,y</text:span><text:span text:style-name="T39">1;</text:span></text:p>
              <text:p text:style-name="P44"><text:span text:style-name="T39">publ</text:span><text:span text:style-name="T39">ic:</text:span><text:span text:style-name="T39"><text:tab/></text:span><text:span text:style-name="T39">A(in</text:span><text:span text:style-name="T39">t </text:span><text:span text:style-name="T39">a,int </text:span><text:span text:style-name="T39">b)</text:span><text:span text:style-name="T39"><text:tab/></text:span><text:span text:style-name="T39">{ x1</text:span><text:span text:style-name="T39">=a; </text:span><text:span text:style-name="T39">y1=</text:span><text:span text:style-name="T39">b;</text:span><text:span text:style-name="T39"><text:tab/></text:span><text:span text:style-name="T39">}</text:span></text:p>
              <text:p text:style-name="P44"><text:span text:style-name="T39">void </text:span><text:span text:style-name="T39">Sho</text:span><text:span text:style-name="T39">wA(</text:span><text:span text:style-name="T39">void</text:span><text:span text:style-name="T39">)</text:span><text:span text:style-name="T39">{ co</text:span><text:span text:style-name="T39">ut&lt;&lt;</text:span><text:span text:style-name="T39">"A.x</text:span><text:span text:style-name="T39">="&lt;</text:span><text:span text:style-name="T39">&lt;x1</text:span><text:span text:style-name="T39">&lt;&lt;'\</text:span><text:span text:style-name="T39">t'&lt;&lt;</text:span><text:span text:style-name="T39">"A.y</text:span><text:span text:style-name="T39">="&lt;</text:span><text:span text:style-name="T39">&lt;y1</text:span><text:span text:style-name="T39">&lt;&lt;en</text:span><text:span text:style-name="T39">dl; <text:s/>}</text:span></text:p>
              <text:p text:style-name="P44"><text:span text:style-name="T39">};</text:span></text:p>
            </text:list-header>
          </text:list>
          <text:list text:style-name="L5">
            <text:list-header>
              <text:p text:style-name="P44"><text:span text:style-name="T37">class </text:span><text:span text:style-name="T37"><text:s/></text:span><text:span text:style-name="T37">B{in</text:span><text:span text:style-name="T37">t </text:span><text:span text:style-name="T37">x2,y</text:span><text:span text:style-name="T37">2;</text:span></text:p>
              <text:p text:style-name="P44"><text:span text:style-name="T37">publ</text:span><text:span text:style-name="T37">ic:</text:span><text:span text:style-name="T37"><text:tab/></text:span><text:span text:style-name="T37">B(in</text:span><text:span text:style-name="T37">t </text:span><text:span text:style-name="T37">a,int </text:span><text:span text:style-name="T37">b)</text:span><text:span text:style-name="T37"><text:tab/></text:span><text:span text:style-name="T37">{x2=</text:span><text:span text:style-name="T37">a; </text:span><text:span text:style-name="T37">y2=</text:span><text:span text:style-name="T37">b;</text:span><text:span text:style-name="T37"><text:tab/></text:span><text:span text:style-name="T37">}</text:span></text:p>
              <text:p text:style-name="P44"><text:span text:style-name="T37"><text:s text:c="2"/></text:span><text:span text:style-name="T37">void </text:span><text:span text:style-name="T37">Sho</text:span><text:span text:style-name="T37">wB(</text:span><text:span text:style-name="T37">void</text:span><text:span text:style-name="T37">)</text:span><text:span text:style-name="T37">{ co</text:span><text:span text:style-name="T37">ut&lt;&lt;</text:span><text:span text:style-name="T37">"B.x</text:span><text:span text:style-name="T37">="&lt;</text:span><text:span text:style-name="T37">&lt;x2</text:span><text:span text:style-name="T37">&lt;&lt;'\</text:span><text:span text:style-name="T37">t'&lt;&lt;</text:span><text:span text:style-name="T37">"B.y</text:span><text:span text:style-name="T37">="&lt;</text:span><text:span text:style-name="T37">&lt;y2</text:span><text:span text:style-name="T37">&lt;&lt;en</text:span><text:span text:style-name="T37">dl; <text:s/>}</text:span></text:p>
              <text:p text:style-name="P44"><text:span text:style-name="T37">};</text:span></text:p>
            </text:list-header>
          </text:list>
          <text:list text:style-name="L1">
            <text:list-header>
              <text:p text:style-name="P44"><text:span text:style-name="T35">class </text:span><text:span text:style-name="T35"><text:s/></text:span><text:span text:style-name="T35">C:</text:span><text:span text:style-name="T39">p</text:span><text:span text:style-name="T39">ubli</text:span><text:span text:style-name="T39">c </text:span><text:span text:style-name="T39">A</text:span><text:span text:style-name="T35">,</text:span><text:span text:style-name="T37">pr</text:span><text:span text:style-name="T37">ivate </text:span><text:span text:style-name="T37">B</text:span><text:span text:style-name="T35">{</text:span></text:p>
              <text:p text:style-name="P44"><text:span text:style-name="T35"><text:tab/></text:span><text:span text:style-name="T35">int </text:span><text:span text:style-name="T35">x,y;</text:span></text:p>
              <text:p text:style-name="P44"><text:span text:style-name="T35">publ</text:span><text:span text:style-name="T35">ic:</text:span><text:span text:style-name="T35"><text:tab/></text:span><text:span text:style-name="T35">C(in</text:span><text:span text:style-name="T35">t </text:span><text:span text:style-name="T35">a,int </text:span><text:span text:style-name="T35">b,int </text:span><text:span text:style-name="T35">c,int </text:span><text:span text:style-name="T35">d,int </text:span><text:span text:style-name="T35">e,int </text:span><text:span text:style-name="T35">f):</text:span><text:span text:style-name="T39">A(</text:span><text:span text:style-name="T39">a,b)</text:span><text:span text:style-name="T35">,</text:span><text:span text:style-name="T37">B(c,</text:span><text:span text:style-name="T37">d)</text:span><text:span text:style-name="T35"><text:tab/></text:span><text:span text:style-name="T35">{x=e</text:span><text:span text:style-name="T35">; </text:span><text:span text:style-name="T35">y=f;</text:span><text:span text:style-name="T35"><text:tab/></text:span><text:span text:style-name="T35">}</text:span></text:p>
              <text:p text:style-name="P44"><text:span text:style-name="T35"><text:s text:c="5"/></text:span><text:span text:style-name="T35">void </text:span><text:span text:style-name="T35">Sho</text:span><text:span text:style-name="T35">wC(</text:span><text:span text:style-name="T35">void</text:span><text:span text:style-name="T35">)</text:span><text:span text:style-name="T35">{cou</text:span><text:span text:style-name="T35">t&lt;&lt;"</text:span><text:span text:style-name="T35">C.x=</text:span><text:span text:style-name="T35">"&lt;&lt;</text:span><text:span text:style-name="T35">x&lt;&lt;'</text:span><text:span text:style-name="T35">\</text:span><text:span text:style-name="T35">t'&lt;&lt;</text:span><text:span text:style-name="T35">"C.y</text:span><text:span text:style-name="T35">="&lt;</text:span><text:span text:style-name="T35">&lt;y&lt;</text:span><text:span text:style-name="T35">&lt;end</text:span><text:span text:style-name="T35">l;</text:span></text:p>
              <text:p text:style-name="P44"><text:span text:style-name="T35"><text:tab/></text:span><text:span text:style-name="T35"><text:tab/></text:span><text:span text:style-name="T39">Sho</text:span><text:span text:style-name="T39">wA()</text:span><text:span text:style-name="T35">;</text:span><text:span text:style-name="T36">Sho</text:span><text:span text:style-name="T36">wB()</text:span><text:span text:style-name="T35">;</text:span><text:span text:style-name="T35"><text:tab/></text:span><text:span text:style-name="T35">}</text:span></text:p>
              <text:p text:style-name="P44"><text:span text:style-name="T35">};</text:span></text:p>
              <text:p text:style-name="P44"><text:span text:style-name="T35">void </text:span><text:span text:style-name="T35">mai</text:span><text:span text:style-name="T35">n(vo</text:span><text:span text:style-name="T35">id)</text:span></text:p>
              <text:p text:style-name="P44"><text:span text:style-name="T35">{</text:span><text:span text:style-name="T35"><text:tab/></text:span><text:span text:style-name="T35">C </text:span><text:span text:style-name="T35">c(1,2</text:span><text:span text:style-name="T35">,3,4,</text:span><text:span text:style-name="T35">5,6);</text:span></text:p>
              <text:p text:style-name="P44"><text:span text:style-name="T35"><text:tab/></text:span><text:span text:style-name="T35">c.Sh</text:span><text:span text:style-name="T35">owC</text:span><text:span text:style-name="T35">();</text:span></text:p>
              <text:p text:style-name="P44"><text:span text:style-name="T35"><text:tab/></text:span><text:span text:style-name="T39">c.Sh</text:span><text:span text:style-name="T39">owA </text:span><text:span text:style-name="T39">();</text:span></text:p>
              <text:p text:style-name="P44"><text:span text:style-name="T35"><text:tab/></text:span><text:span text:style-name="T36">c.Sh</text:span><text:span text:style-name="T36">owB </text:span><text:span text:style-name="T36">();</text:span></text:p>
              <text:p text:style-name="P44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7" draw:text-style-name="P47" xml:id="id98" draw:id="id98" draw:layer="layout" svg:width="4.026cm" svg:height="1.006cm" svg:x="3.598cm" svg:y="6.773cm">
          <text:list text:style-name="L4">
            <text:list-header>
              <text:p text:style-name="P46"><text:span text:style-name="T42">公有派生</text:span></text:p>
            </text:list-header>
          </text:list>
          <draw:enhanced-geometry svg:viewBox="0 0 21600 21600" draw:text-areas="800 800 20800 20800" draw:type="round-rectangular-callout" draw:modifiers="7992.05363794388 29793.843098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78" draw:text-style-name="P47" xml:id="id99" draw:id="id99" draw:layer="layout" svg:width="4.793cm" svg:height="1.006cm" svg:x="7.832cm" svg:y="6.773cm">
          <text:list text:style-name="L4">
            <text:list-header>
              <text:p text:style-name="P46"><text:span text:style-name="T42">私有派生</text:span></text:p>
            </text:list-header>
          </text:list>
          <draw:enhanced-geometry svg:viewBox="0 0 21600 21600" draw:text-areas="800 800 20800 20800" draw:type="round-rectangular-callout" draw:modifiers="1072.34042553191 28378.15292949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79" draw:text-style-name="P47" xml:id="id100" draw:id="id100" draw:layer="layout" svg:width="3.81cm" svg:height="1.006cm" svg:x="5.927cm" svg:y="12.7cm">
          <text:list text:style-name="L4">
            <text:list-header>
              <text:p text:style-name="P46"><text:span text:style-name="T42">仍为公有</text:span></text:p>
            </text:list-header>
          </text:list>
          <draw:enhanced-geometry svg:viewBox="0 0 21600 21600" draw:text-areas="800 800 20800 20800" draw:type="round-rectangular-callout" draw:modifiers="4296.19522435056 -8343.99205561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80" draw:text-style-name="P47" xml:id="id101" draw:id="id101" draw:layer="layout" svg:width="3.598cm" svg:height="1.006cm" svg:x="10.16cm" svg:y="12.7cm">
          <text:list text:style-name="L4">
            <text:list-header>
              <text:p text:style-name="P46"><text:span text:style-name="T42">成为私有</text:span></text:p>
            </text:list-header>
          </text:list>
          <draw:enhanced-geometry svg:viewBox="0 0 21600 21600" draw:text-areas="800 800 20800 20800" draw:type="round-rectangular-callout" draw:modifiers="816.226729647124 -7014.10129096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1" draw:text-style-name="P47" xml:id="id102" draw:id="id102" draw:layer="layout" svg:width="8.509cm" svg:height="1.006cm" svg:x="7.01cm" svg:y="17.145cm">
          <text:list text:style-name="L4">
            <text:list-header>
              <text:p text:style-name="P46"><text:span text:style-name="T42">非法，私有类外不可调用</text:span></text:p>
            </text:list-header>
          </text:list>
          <draw:enhanced-geometry svg:viewBox="0 0 21600 21600" draw:text-areas="800 800 20800 20800" draw:type="round-rectangular-callout" draw:modifiers="-2231.06933019976 11797.4180734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" draw:style-name="gr82" draw:text-style-name="P9" xml:id="id103" draw:id="id103" draw:layer="layout" svg:width="7.832cm" svg:height="3.248cm" svg:x="15.875cm" svg:y="13.335cm">
          <text:list text:style-name="L2">
            <text:list-header>
              <text:p text:style-name="P8"><text:span text:style-name="T7">B <text:s/>b1(10,20);</text:span></text:p>
              <text:p text:style-name="P8"><text:span text:style-name="T7">b1.ShowB(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2" draw:layer="layout" svg:width="14.817cm" svg:height="2.461cm" svg:x="0cm" svg:y="0.423cm">
          <text:list text:style-name="L1">
            <text:list-header>
              <text:p text:style-name="P51"><text:span text:style-name="T53">初始化基类成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7" draw:text-style-name="P70" draw:layer="layout" svg:width="25.4cm" svg:height="5.647cm" svg:x="0cm" svg:y="2.963cm">
          <text:list text:style-name="L1">
            <text:list-header>
              <text:p text:style-name="P69"><text:span text:style-name="T53">构造函数不能被继承</text:span><text:span text:style-name="T54">,</text:span><text:span text:style-name="T46">派生类的构造函数</text:span><text:span text:style-name="T47">必须调用基类的构造函数</text:span><text:span text:style-name="T46">来初始化基类成员基类</text:span><text:span text:style-name="T47">子对象</text:span><text:span text:style-name="T4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3" draw:text-style-name="P72" xml:id="id104" draw:id="id104" draw:layer="layout" svg:width="21.59cm" svg:height="8.57cm" svg:x="0.847cm" svg:y="9.737cm">
          <text:list text:style-name="L1">
            <text:list-header>
              <text:p text:style-name="P71"><text:span text:style-name="T15">派生类构造函数的调用顺序如下：</text:span></text:p>
            </text:list-header>
          </text:list>
          <text:list text:style-name="L2">
            <text:list-header>
              <text:p text:style-name="P71"><text:span text:style-name="T55">基类的构造函数</text:span></text:p>
            </text:list-header>
          </text:list>
          <text:list text:style-name="L3">
            <text:list-header>
              <text:p text:style-name="P71"><text:span text:style-name="T16">子对象类的构造函数</text:span></text:p>
            </text:list-header>
          </text:list>
          <text:list text:style-name="L6">
            <text:list-header>
              <text:p text:style-name="P71"><text:span text:style-name="T56">派生类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74" xml:id="id106" draw:id="id106" draw:layer="layout" svg:width="19.473cm" svg:height="11.431cm" svg:x="0.635cm" svg:y="0.635cm">
          <text:list text:style-name="L1">
            <text:list-header>
              <text:p text:style-name="P73"><text:span text:style-name="T18">class B:public A{</text:span></text:p>
              <text:p text:style-name="P73"><text:span text:style-name="T18"><text:s text:c="9"/></text:span><text:span text:style-name="T18">int <text:s/>y; </text:span></text:p>
              <text:p text:style-name="P73"><text:span text:style-name="T18"><text:s text:c="9"/></text:span><text:span text:style-name="T17">A <text:s/>a1;</text:span></text:p>
              <text:p text:style-name="P73"><text:span text:style-name="T18">public:</text:span></text:p>
              <text:p text:style-name="P73"><text:span text:style-name="T18"><text:s text:c="9"/></text:span><text:span text:style-name="T18">B(int a, int b):</text:span><text:span text:style-name="T57">A(a),</text:span><text:span text:style-name="T17">a1(3)</text:span><text:span text:style-name="T18">{</text:span><text:span text:style-name="T58">y=b;</text:span><text:span text:style-name="T18">}</text:span></text:p>
              <text:p text:style-name="P73"><text:span text:style-name="T18"><text:s text:c="9"/></text:span><text:span text:style-name="T18">.......</text:span></text:p>
              <text:p text:style-name="P73"><text:span text:style-name="T18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4" draw:text-style-name="P76" xml:id="id107" draw:id="id107" draw:layer="layout" svg:width="15.028cm" svg:height="4.833cm" svg:x="4.657cm" svg:y="11.853cm">
          <text:list text:style-name="L2">
            <text:list-header>
              <text:p text:style-name="P75"><text:span text:style-name="T4">当撤销派生类对象时，析构函数的调用正好相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5" draw:text-style-name="P78" xml:id="id105" draw:id="id105" draw:layer="layout" svg:width="10.372cm" svg:height="4.556cm" svg:x="13.123cm" svg:y="1.27cm">
          <text:list text:style-name="L2">
            <text:list-header>
              <text:p text:style-name="P77"><text:span text:style-name="T20">基类的构造函数</text:span></text:p>
            </text:list-header>
          </text:list>
          <text:list text:style-name="L3">
            <text:list-header>
              <text:p text:style-name="P77"><text:span text:style-name="T31">子对象类的构造函数</text:span></text:p>
            </text:list-header>
          </text:list>
          <text:list text:style-name="L6">
            <text:list-header>
              <text:p text:style-name="P77"><text:span text:style-name="T59">派生类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07" smil:attributeName="visibility" smil:to="visible"/>
                  <anim:transitionFilter smil:dur="0.5s" smil:targetElement="id107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58" draw:layer="layout" svg:width="24.977cm" svg:height="19.078cm" svg:x="0cm" svg:y="0cm">
          <text:list text:style-name="L1">
            <text:list-header>
              <text:p text:style-name="P57"><text:span text:style-name="T9">class <text:s/>Base1 {</text:span><text:span text:style-name="T9"><text:tab/></text:span><text:span text:style-name="T9">int <text:s/>x;</text:span></text:p>
              <text:p text:style-name="P57"><text:span text:style-name="T9">public: <text:s/>Base1(int a){</text:span><text:span text:style-name="T9"><text:tab/></text:span><text:span text:style-name="T9">x=a;cout&lt;&lt;"</text:span><text:span text:style-name="T11">调用基类</text:span><text:span text:style-name="T9">1</text:span><text:span text:style-name="T11">的构</text:span><text:span text:style-name="T11">造函数</text:span><text:span text:style-name="T9">!\n";</text:span><text:span text:style-name="T9"><text:tab/></text:span><text:span text:style-name="T9">}</text:span></text:p>
              <text:p text:style-name="P57"><text:span text:style-name="T9"><text:tab/></text:span><text:span text:style-name="T9">~Base1( ){</text:span><text:span text:style-name="T9"><text:tab/></text:span><text:span text:style-name="T9">cout&lt;</text:span><text:span text:style-name="T9">&lt;"</text:span><text:span text:style-name="T11">调用基类</text:span><text:span text:style-name="T9">1</text:span><text:span text:style-name="T11">的析构函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};</text:span></text:p>
              <text:p text:style-name="P57"><text:span text:style-name="T9">class <text:s/>Base2 {</text:span><text:span text:style-name="T9"><text:tab/></text:span><text:span text:style-name="T9">int y;</text:span></text:p>
              <text:p text:style-name="P57"><text:span text:style-name="T9">public: Base2(int a){</text:span><text:span text:style-name="T9"><text:tab/></text:span><text:span text:style-name="T9">y=a;cout&lt;&lt;"</text:span><text:span text:style-name="T11">调用基类</text:span><text:span text:style-name="T9">2</text:span><text:span text:style-name="T11">的构</text:span><text:span text:style-name="T11">造函数</text:span><text:span text:style-name="T9">!\n";</text:span><text:span text:style-name="T9"><text:tab/></text:span><text:span text:style-name="T9">}</text:span></text:p>
              <text:p text:style-name="P57"><text:span text:style-name="T9"><text:tab/></text:span><text:span text:style-name="T9">~Base2( ){</text:span><text:span text:style-name="T9"><text:tab/></text:span><text:span text:style-name="T9">cout&lt;</text:span><text:span text:style-name="T9">&lt;"</text:span><text:span text:style-name="T11">调用基类</text:span><text:span text:style-name="T9">2</text:span><text:span text:style-name="T11">的析构函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};</text:span></text:p>
              <text:p text:style-name="P57"><text:span text:style-name="T9">class Derived:</text:span><text:span text:style-name="T26">public Base2, </text:span><text:span text:style-name="T26">public <text:s/>Base1</text:span><text:span text:style-name="T9">{</text:span></text:p>
              <text:p text:style-name="P57"><text:span text:style-name="T9"><text:tab/></text:span><text:span text:style-name="T9">int z;</text:span></text:p>
              <text:p text:style-name="P57"><text:span text:style-name="T9">public: <text:s/>Derived(int a,int </text:span><text:span text:style-name="T9">b):</text:span><text:span text:style-name="T10">Base1(a),Base2(20)</text:span></text:p>
              <text:p text:style-name="P57"><text:span text:style-name="T9"><text:s text:c="4"/></text:span><text:span text:style-name="T9">{z=b; <text:s text:c="2"/>cout&lt;&lt;"</text:span><text:span text:style-name="T11">调用派生类</text:span><text:span text:style-name="T11">的构造函数</text:span><text:span text:style-name="T9">!\n";}</text:span></text:p>
              <text:p text:style-name="P57"><text:span text:style-name="T9">~Derived( ){cout&lt;&lt;"</text:span><text:span text:style-name="T11">调用派生</text:span><text:span text:style-name="T11">类的析构函数</text:span><text:span text:style-name="T9">!\n";}</text:span></text:p>
              <text:p text:style-name="P57"><text:span text:style-name="T9">};</text:span></text:p>
              <text:p text:style-name="P57"><text:span text:style-name="T9">void <text:s/>main(void)</text:span></text:p>
              <text:p text:style-name="P57"><text:span text:style-name="T9">{</text:span><text:span text:style-name="T9"><text:tab/></text:span><text:span text:style-name="T9">Derived <text:s text:c="2"/>c(100,200);</text:span></text:p>
              <text:p text:style-name="P57"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6" draw:text-style-name="P80" xml:id="id108" draw:id="id108" draw:layer="layout" svg:width="7.408cm" svg:height="1.955cm" svg:x="17.992cm" svg:y="8.89cm">
          <text:list text:style-name="L2">
            <text:list-header>
              <text:p text:style-name="P79"><text:span text:style-name="T40">调用基类</text:span><text:span text:style-name="T39">2</text:span><text:span text:style-name="T40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7" draw:text-style-name="P80" xml:id="id109" draw:id="id109" draw:layer="layout" svg:width="7.408cm" svg:height="1.955cm" svg:x="17.992cm" svg:y="10.16cm">
          <text:list text:style-name="L2">
            <text:list-header>
              <text:p text:style-name="P79"><text:span text:style-name="T40">调用基类</text:span><text:span text:style-name="T39">1</text:span><text:span text:style-name="T40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8" draw:text-style-name="P80" xml:id="id110" draw:id="id110" draw:layer="layout" svg:width="7.831cm" svg:height="1.108cm" svg:x="17.992cm" svg:y="11.218cm">
          <text:list text:style-name="L2">
            <text:list-header>
              <text:p text:style-name="P79"><text:span text:style-name="T40">调用派生类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89" draw:text-style-name="P80" xml:id="id111" draw:id="id111" draw:layer="layout" svg:width="7.831cm" svg:height="1.108cm" svg:x="17.992cm" svg:y="12.277cm">
          <text:list text:style-name="L3">
            <text:list-header>
              <text:p text:style-name="P79"><text:span text:style-name="T60">调用派生类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0" draw:text-style-name="P80" xml:id="id112" draw:id="id112" draw:layer="layout" svg:width="7.831cm" svg:height="1.108cm" svg:x="17.992cm" svg:y="13.97cm">
          <text:list text:style-name="L3">
            <text:list-header>
              <text:p text:style-name="P79"><text:span text:style-name="T60">调用基类</text:span><text:span text:style-name="T36">1</text:span><text:span text:style-name="T60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1" draw:text-style-name="P80" xml:id="id113" draw:id="id113" draw:layer="layout" svg:width="7.831cm" svg:height="1.108cm" svg:x="17.992cm" svg:y="15.028cm">
          <text:list text:style-name="L3">
            <text:list-header>
              <text:p text:style-name="P79"><text:span text:style-name="T60">调用基类</text:span><text:span text:style-name="T36">2</text:span><text:span text:style-name="T60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92" draw:text-style-name="P47" xml:id="id114" draw:id="id114" draw:layer="layout" svg:width="4.494cm" svg:height="1.006cm" svg:x="7.545cm" svg:y="7.62cm">
          <text:list text:style-name="L4">
            <text:list-header>
              <text:p text:style-name="P46"><text:span text:style-name="T42">先说明基类</text:span><text:span text:style-name="T43">2</text:span></text:p>
            </text:list-header>
          </text:list>
          <draw:enhanced-geometry svg:viewBox="0 0 21600 21600" draw:text-areas="800 800 20800 20800" draw:type="round-rectangular-callout" draw:modifiers="3368.54282536151 28935.8490566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1" smil:attributeName="visibility" smil:to="visible"/>
                  <anim:transitionFilter smil:dur="0.5s" smil:targetElement="id1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4" smil:attributeName="visibility" smil:to="visible"/>
                  <anim:transitionFilter smil:dur="0.5s" smil:targetElement="id11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78" draw:layer="layout" svg:width="25.4cm" svg:height="16.996cm" svg:x="0cm" svg:y="0.635cm">
          <text:list text:style-name="L1">
            <text:list-header>
              <text:p text:style-name="P77"><text:span text:style-name="T6">class Derived:</text:span><text:span text:style-name="T7">public Base2, </text:span><text:span text:style-name="T7">public <text:s/>Base1</text:span><text:span text:style-name="T6">{</text:span></text:p>
              <text:p text:style-name="P77"><text:span text:style-name="T6"><text:tab/></text:span><text:span text:style-name="T6">int z; </text:span><text:span text:style-name="T6"><text:tab/></text:span></text:p>
              <text:p text:style-name="P77"><text:span text:style-name="T6"><text:s text:c="10"/></text:span><text:span text:style-name="T6">Base1 <text:s/>b1,b2; <text:s text:c="2"/></text:span></text:p>
              <text:p text:style-name="P77"><text:span text:style-name="T6"><text:s/></text:span><text:span text:style-name="T6">public:</text:span></text:p>
              <text:p text:style-name="P77"><text:span text:style-name="T6"><text:s text:c="4"/></text:span><text:span text:style-name="T6">Derived(int a,int </text:span><text:span text:style-name="T6">b):</text:span><text:span text:style-name="T7">Base1(a),Base2(20)</text:span><text:span text:style-name="T19">, </text:span><text:span text:style-name="T19">b1(200),b2(a+b)</text:span></text:p>
              <text:p text:style-name="P77"><text:span text:style-name="T6"><text:s text:c="10"/></text:span><text:span text:style-name="T6">{z=b; <text:s text:c="2"/>cout&lt;&lt;"</text:span><text:span text:style-name="T8">调用派生</text:span><text:span text:style-name="T8">类的构造函数</text:span><text:span text:style-name="T6">!\n";}</text:span></text:p>
              <text:p text:style-name="P77"><text:span text:style-name="T6"><text:s text:c="4"/></text:span><text:span text:style-name="T6">~Derived( ){cout&lt;&lt;"</text:span><text:span text:style-name="T8">调用派</text:span><text:span text:style-name="T8">生类的析构函数</text:span><text:span text:style-name="T6">!\n";}</text:span></text:p>
              <text:p text:style-name="P77"><text:span text:style-name="T6">};</text:span></text:p>
              <text:p text:style-name="P77"><text:span text:style-name="T6">void <text:s/>main(void)</text:span></text:p>
              <text:p text:style-name="P77"><text:span text:style-name="T6">{</text:span><text:span text:style-name="T6"><text:tab/></text:span><text:span text:style-name="T6">Derived <text:s text:c="2"/>c(100,200);</text:span></text:p>
              <text:p text:style-name="P77"><text:span text:style-name="T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93" draw:text-style-name="P81" xml:id="id115" draw:id="id115" draw:layer="layout" svg:width="5.436cm" svg:height="1.408cm" svg:x="8.282cm" svg:y="2.328cm">
          <text:list text:style-name="L4">
            <text:list-header>
              <text:p text:style-name="P20"><text:span text:style-name="T33">基类子对象</text:span></text:p>
            </text:list-header>
          </text:list>
          <draw:enhanced-geometry svg:viewBox="0 0 21600 21600" draw:text-areas="800 800 20800 20800" draw:type="round-rectangular-callout" draw:modifiers="154.938385138863 30368.7721788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94" draw:text-style-name="P81" xml:id="id116" draw:id="id116" draw:layer="layout" svg:width="6.5cm" svg:height="1.408cm" svg:x="9.229cm" svg:y="4.868cm">
          <text:list text:style-name="L4">
            <text:list-header>
              <text:p text:style-name="P20"><text:span text:style-name="T33">基类成员构造</text:span></text:p>
            </text:list-header>
          </text:list>
          <draw:enhanced-geometry svg:viewBox="0 0 21600 21600" draw:text-areas="800 800 20800 20800" draw:type="round-rectangular-callout" draw:modifiers="8004.06091370559 35642.2995031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95" draw:text-style-name="P81" xml:id="id117" draw:id="id117" draw:layer="layout" svg:width="7.567cm" svg:height="1.408cm" svg:x="17.275cm" svg:y="4.445cm">
          <text:list text:style-name="L4">
            <text:list-header>
              <text:p text:style-name="P20"><text:span text:style-name="T33">基类子对象构造</text:span></text:p>
            </text:list-header>
          </text:list>
          <draw:enhanced-geometry svg:viewBox="0 0 21600 21600" draw:text-areas="800 800 20800 20800" draw:type="round-rectangular-callout" draw:modifiers="6216.27906976744 40501.9162526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96" draw:text-style-name="P83" xml:id="id118" draw:id="id118" draw:layer="layout" svg:width="13.758cm" svg:height="3.979cm" svg:x="11.642cm" svg:y="11.853cm">
          <text:list text:style-name="L4">
            <text:list-header>
              <text:p text:style-name="P82"><text:span text:style-name="T61">基类成员构造用基类名，</text:span></text:p>
              <text:p text:style-name="P82"><text:span text:style-name="T61">基类子对象构造用对象名</text:span></text:p>
            </text:list-header>
          </text:list>
          <draw:enhanced-geometry svg:viewBox="0 0 21600 21600" draw:text-areas="800 800 20800 20800" draw:type="round-rectangular-callout" draw:modifiers="9995.43571480486 15369.648241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5" smil:attributeName="visibility" smil:to="visible"/>
                  <anim:transitionFilter smil:dur="0.5s" smil:targetElement="id1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6" smil:attributeName="visibility" smil:to="visible"/>
                  <anim:transitionFilter smil:dur="0.5s" smil:targetElement="id11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7" smil:attributeName="visibility" smil:to="visible"/>
                  <anim:transitionFilter smil:dur="0.5s" smil:targetElement="id1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8" smil:attributeName="visibility" smil:to="visible"/>
                  <anim:transitionFilter smil:dur="0.5s" smil:targetElement="id118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8" draw:layer="layout" svg:width="24.977cm" svg:height="19.078cm" svg:x="0cm" svg:y="0cm">
          <text:list text:style-name="L1">
            <text:list-header>
              <text:p text:style-name="P57"><text:span text:style-name="T9">class <text:s/></text:span><text:span text:style-name="T9">Base1 </text:span><text:span text:style-name="T9">{</text:span><text:span text:style-name="T9"><text:tab/></text:span><text:span text:style-name="T9">int <text:s/>x;</text:span></text:p>
              <text:p text:style-name="P57"><text:span text:style-name="T9">public</text:span><text:span text:style-name="T9">: <text:s/></text:span><text:span text:style-name="T9">Base1(</text:span><text:span text:style-name="T9">int a){</text:span><text:span text:style-name="T9"><text:tab/></text:span><text:span text:style-name="T9">x=a;co</text:span><text:span text:style-name="T9">ut&lt;</text:span><text:span text:style-name="T9">&lt;"</text:span><text:span text:style-name="T11">调</text:span><text:span text:style-name="T11">用基</text:span><text:span text:style-name="T11">类</text:span><text:span text:style-name="T9">1</text:span><text:span text:style-name="T11">的构</text:span><text:span text:style-name="T11">造函</text:span><text:span text:style-name="T11">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<text:tab/></text:span><text:span text:style-name="T9">~Base</text:span><text:span text:style-name="T9">1( ){</text:span><text:span text:style-name="T9"><text:tab/></text:span><text:span text:style-name="T9">cout&lt;</text:span><text:span text:style-name="T9">&lt;"</text:span><text:span text:style-name="T11">调</text:span><text:span text:style-name="T11">用基</text:span><text:span text:style-name="T11">类</text:span><text:span text:style-name="T9">1</text:span><text:span text:style-name="T11">的析</text:span><text:span text:style-name="T11">构函</text:span><text:span text:style-name="T11">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};</text:span></text:p>
              <text:p text:style-name="P57"><text:span text:style-name="T9">class <text:s/></text:span><text:span text:style-name="T9">Base2 </text:span><text:span text:style-name="T9">{</text:span><text:span text:style-name="T9"><text:tab/></text:span><text:span text:style-name="T9">int y;</text:span></text:p>
              <text:p text:style-name="P57"><text:span text:style-name="T9">public</text:span><text:span text:style-name="T9">: </text:span><text:span text:style-name="T9">Base2(</text:span><text:span text:style-name="T9">int a){</text:span><text:span text:style-name="T9"><text:tab/></text:span><text:span text:style-name="T9">y=a;co</text:span><text:span text:style-name="T9">ut&lt;</text:span><text:span text:style-name="T9">&lt;"</text:span><text:span text:style-name="T11">调</text:span><text:span text:style-name="T11">用基</text:span><text:span text:style-name="T11">类</text:span><text:span text:style-name="T9">2</text:span><text:span text:style-name="T11">的构</text:span><text:span text:style-name="T11">造函</text:span><text:span text:style-name="T11">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<text:tab/></text:span><text:span text:style-name="T9">~Base</text:span><text:span text:style-name="T9">2( ){</text:span><text:span text:style-name="T9"><text:tab/></text:span><text:span text:style-name="T9">cout&lt;</text:span><text:span text:style-name="T9">&lt;"</text:span><text:span text:style-name="T11">调</text:span><text:span text:style-name="T11">用基</text:span><text:span text:style-name="T11">类</text:span><text:span text:style-name="T9">2</text:span><text:span text:style-name="T11">的析</text:span><text:span text:style-name="T11">构函</text:span><text:span text:style-name="T11">数</text:span><text:span text:style-name="T9">!\</text:span><text:span text:style-name="T9">n";</text:span><text:span text:style-name="T9"><text:tab/></text:span><text:span text:style-name="T9">}</text:span></text:p>
              <text:p text:style-name="P57"><text:span text:style-name="T9">};</text:span></text:p>
              <text:p text:style-name="P57"><text:span text:style-name="T9">class </text:span><text:span text:style-name="T9">Derive</text:span><text:span text:style-name="T9">d:</text:span><text:span text:style-name="T26">publ</text:span><text:span text:style-name="T26">ic </text:span><text:span text:style-name="T26">Base2, </text:span><text:span text:style-name="T26">public </text:span><text:span text:style-name="T26"><text:s/></text:span><text:span text:style-name="T26">Base1</text:span><text:span text:style-name="T9">{</text:span></text:p>
              <text:p text:style-name="P57"><text:span text:style-name="T9"><text:tab/></text:span><text:span text:style-name="T9">int z; </text:span><text:span text:style-name="T9"><text:tab/></text:span><text:span text:style-name="T9">Base1 <text:s/></text:span><text:span text:style-name="T9">b1,b2; </text:span></text:p>
              <text:p text:style-name="P57"><text:span text:style-name="T9">public</text:span><text:span text:style-name="T9">: <text:s/></text:span><text:span text:style-name="T9">Derive</text:span><text:span text:style-name="T9">d(int </text:span><text:span text:style-name="T9">a,int </text:span><text:span text:style-name="T9">b):</text:span><text:span text:style-name="T10">Bas</text:span><text:span text:style-name="T10">e1(a),</text:span><text:span text:style-name="T10">Base2(</text:span><text:span text:style-name="T10">20), </text:span><text:span text:style-name="T10">b1(200</text:span><text:span text:style-name="T10">),b2(a</text:span><text:span text:style-name="T10">+b)</text:span></text:p>
              <text:p text:style-name="P57"><text:span text:style-name="T9"><text:s text:c="4"/></text:span><text:span text:style-name="T9">{z=b; <text:s text:c="2"/></text:span><text:span text:style-name="T9">cout&lt;</text:span><text:span text:style-name="T9">&lt;"</text:span><text:span text:style-name="T11">调</text:span><text:span text:style-name="T11">用派</text:span><text:span text:style-name="T11">生类</text:span><text:span text:style-name="T11">的构</text:span><text:span text:style-name="T11">造函</text:span><text:span text:style-name="T11">数</text:span><text:span text:style-name="T9">!\</text:span><text:span text:style-name="T9">n";}</text:span></text:p>
              <text:p text:style-name="P57"><text:span text:style-name="T9">~Deriv</text:span><text:span text:style-name="T9">ed( )</text:span><text:span text:style-name="T9">{cout&lt;</text:span><text:span text:style-name="T9">&lt;"</text:span><text:span text:style-name="T11">调</text:span><text:span text:style-name="T11">用派</text:span><text:span text:style-name="T11">生类</text:span><text:span text:style-name="T11">的析</text:span><text:span text:style-name="T11">构函</text:span><text:span text:style-name="T11">数</text:span><text:span text:style-name="T9">!\</text:span><text:span text:style-name="T9">n";}</text:span></text:p>
              <text:p text:style-name="P57"><text:span text:style-name="T9">};</text:span></text:p>
              <text:p text:style-name="P57"><text:span text:style-name="T9">void <text:s/></text:span><text:span text:style-name="T9">main(</text:span><text:span text:style-name="T9">void)</text:span></text:p>
              <text:p text:style-name="P57"><text:span text:style-name="T9">{</text:span><text:span text:style-name="T9"><text:tab/></text:span><text:span text:style-name="T9">Derive</text:span><text:span text:style-name="T9">d <text:s text:c="2"/></text:span><text:span text:style-name="T9">c(100,</text:span><text:span text:style-name="T9">200);</text:span></text:p>
              <text:p text:style-name="P57"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7" draw:text-style-name="P15" draw:layer="layout" svg:width="12.489cm" svg:height="1.277cm" svg:x="6.773cm" svg:y="2.54cm">
          <text:list text:style-name="L2">
            <text:list-header>
              <text:p text:style-name="P14"><text:span text:style-name="T30">调用基类</text:span><text:span text:style-name="T26">2</text:span><text:span text:style-name="T30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8" draw:text-style-name="P15" draw:layer="layout" svg:width="12.489cm" svg:height="1.277cm" svg:x="6.773cm" svg:y="3.598cm">
          <text:list text:style-name="L2">
            <text:list-header>
              <text:p text:style-name="P14"><text:span text:style-name="T30">调用基类</text:span><text:span text:style-name="T26">1</text:span><text:span text:style-name="T30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9" draw:text-style-name="P15" draw:layer="layout" svg:width="13.203cm" svg:height="1.277cm" svg:x="6.773cm" svg:y="7.197cm">
          <text:list text:style-name="L2">
            <text:list-header>
              <text:p text:style-name="P14"><text:span text:style-name="T30">调用派生类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0" draw:text-style-name="P15" draw:layer="layout" svg:width="13.203cm" svg:height="1.277cm" svg:x="6.773cm" svg:y="8.255cm">
          <text:list text:style-name="L2">
            <text:list-header>
              <text:p text:style-name="P14"><text:span text:style-name="T30">调用派生类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1" draw:text-style-name="P15" draw:layer="layout" svg:width="13.203cm" svg:height="1.277cm" svg:x="6.773cm" svg:y="12.277cm">
          <text:list text:style-name="L2">
            <text:list-header>
              <text:p text:style-name="P14"><text:span text:style-name="T30">调用基类</text:span><text:span text:style-name="T26">1</text:span><text:span text:style-name="T30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02" draw:text-style-name="P15" draw:layer="layout" svg:width="13.203cm" svg:height="1.277cm" svg:x="6.773cm" svg:y="13.758cm">
          <text:list text:style-name="L2">
            <text:list-header>
              <text:p text:style-name="P14"><text:span text:style-name="T30">调用基类</text:span><text:span text:style-name="T26">2</text:span><text:span text:style-name="T30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3" draw:text-style-name="P15" draw:layer="layout" svg:width="12.489cm" svg:height="1.277cm" svg:x="6.773cm" svg:y="4.868cm">
          <text:list text:style-name="L3">
            <text:list-header>
              <text:p text:style-name="P14"><text:span text:style-name="T12">调用基类</text:span><text:span text:style-name="T10">1</text:span><text:span text:style-name="T12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4" draw:text-style-name="P15" draw:layer="layout" svg:width="12.489cm" svg:height="1.277cm" svg:x="6.773cm" svg:y="6.138cm">
          <text:list text:style-name="L3">
            <text:list-header>
              <text:p text:style-name="P14"><text:span text:style-name="T12">调用基类</text:span><text:span text:style-name="T10">1</text:span><text:span text:style-name="T12">的构造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5" draw:text-style-name="P15" draw:layer="layout" svg:width="13.203cm" svg:height="1.277cm" svg:x="6.773cm" svg:y="9.525cm">
          <text:list text:style-name="L3">
            <text:list-header>
              <text:p text:style-name="P14"><text:span text:style-name="T12">调用基类</text:span><text:span text:style-name="T10">1</text:span><text:span text:style-name="T12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6" draw:text-style-name="P15" draw:layer="layout" svg:width="13.203cm" svg:height="1.277cm" svg:x="6.773cm" svg:y="11.007cm">
          <text:list text:style-name="L3">
            <text:list-header>
              <text:p text:style-name="P14"><text:span text:style-name="T12">调用基类</text:span><text:span text:style-name="T10">1</text:span><text:span text:style-name="T12">的析构函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107" draw:text-style-name="P30" xml:id="id119" draw:id="id119" draw:layer="layout" svg:width="7.594cm" svg:height="2.413cm" svg:x="16.51cm" svg:y="3.343cm">
          <text:list text:style-name="L4">
            <text:list-header>
              <text:p text:style-name="P29"><text:span text:style-name="T25">说明基类</text:span><text:span text:style-name="T24">1</text:span><text:span text:style-name="T25">的对象</text:span><text:span text:style-name="T24">b1,b2</text:span></text:p>
            </text:list-header>
          </text:list>
          <draw:enhanced-geometry svg:viewBox="0 0 21600 21600" draw:text-areas="800 800 20800 20800" draw:type="round-rectangular-callout" draw:modifiers="-3887.71560236998 24275.39353769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8" draw:layer="layout" svg:width="15.875cm" svg:height="16.802cm" svg:x="0cm" svg:y="0.847cm">
          <text:list text:style-name="L1">
            <text:list-header>
              <text:p text:style-name="P57"><text:span text:style-name="T9">class <text:s/>Base1 {</text:span></text:p>
              <text:p text:style-name="P57"><text:span text:style-name="T9"><text:tab/></text:span><text:span text:style-name="T9">int <text:s/>x;</text:span></text:p>
              <text:p text:style-name="P57"><text:span text:style-name="T9">public: <text:s/>Base1(int a);</text:span></text:p>
              <text:p text:style-name="P57"><text:span text:style-name="T9"><text:tab/></text:span><text:span text:style-name="T9">~Base1( );</text:span></text:p>
              <text:p text:style-name="P57"><text:span text:style-name="T9">};</text:span></text:p>
              <text:p text:style-name="P57"><text:span text:style-name="T9">class <text:s/>Base2 {</text:span></text:p>
              <text:p text:style-name="P57"><text:span text:style-name="T9"><text:tab/></text:span><text:span text:style-name="T9">int y;</text:span></text:p>
              <text:p text:style-name="P57"><text:span text:style-name="T9">public: Base2(int a);</text:span></text:p>
              <text:p text:style-name="P57"><text:span text:style-name="T9"><text:tab/></text:span><text:span text:style-name="T9">~Base2( );</text:span></text:p>
              <text:p text:style-name="P57"><text:span text:style-name="T9">};</text:span></text:p>
              <text:p text:style-name="P57"><text:span text:style-name="T9">class Derived:</text:span><text:span text:style-name="T26">public Base2, public <text:s/>Base1</text:span><text:span text:style-name="T9">{</text:span></text:p>
              <text:p text:style-name="P57"><text:span text:style-name="T9"><text:tab/></text:span><text:span text:style-name="T9">int z; </text:span><text:span text:style-name="T9"><text:tab/></text:span><text:span text:style-name="T9">Base1 <text:s/></text:span><text:span text:style-name="T10">b1,b2;</text:span><text:span text:style-name="T9"> </text:span></text:p>
              <text:p text:style-name="P57"><text:span text:style-name="T9">public: <text:s/>Derived(int a,int b);</text:span></text:p>
              <text:p text:style-name="P57"><text:span text:style-name="T9">~Derived( );</text:span></text:p>
              <text:p text:style-name="P57"><text:span text:style-name="T9">}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.174cm" svg:height="2.861cm" svg:x="11.642cm" svg:y="1.058cm">
          <table:table>
            <table:table-column table:style-name="co5"/>
            <table:table-row table:style-name="ro12">
              <table:table-cell table:style-name="ce24">
                <text:list text:style-name="L7">
                  <text:list-header>
                    <text:p text:style-name="P84"><text:span text:style-name="T62">x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7">
                  <text:list-header>
                    <text:p text:style-name="P84"><text:span text:style-name="T62">Base1()</text:span></text:p>
                  </text:list-header>
                </text:list>
              </table:table-cell>
            </table:table-row>
            <table:table-row table:style-name="ro12">
              <table:table-cell table:style-name="ce26">
                <text:list text:continue-numbering="true" text:style-name="L7">
                  <text:list-header>
                    <text:p text:style-name="P84"><text:span text:style-name="T62">~Base1()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22" draw:style-name="gr108" draw:text-style-name="P86" draw:layer="layout" svg:width="2.963cm" svg:height="1.48cm" svg:x="8.467cm" svg:y="0.847cm">
          <text:list text:style-name="L7">
            <text:list-header>
              <text:p text:style-name="P85"><text:span text:style-name="T63">Base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.174cm" svg:height="2.861cm" svg:x="11.642cm" svg:y="4.657cm">
          <table:table>
            <table:table-column table:style-name="co5"/>
            <table:table-row table:style-name="ro12">
              <table:table-cell table:style-name="ce24">
                <text:list text:style-name="L3">
                  <text:list-header>
                    <text:p text:style-name="P84"><text:span text:style-name="T36">y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3">
                  <text:list-header>
                    <text:p text:style-name="P84"><text:span text:style-name="T36">Base2()</text:span></text:p>
                  </text:list-header>
                </text:list>
              </table:table-cell>
            </table:table-row>
            <table:table-row table:style-name="ro12">
              <table:table-cell table:style-name="ce26">
                <text:list text:continue-numbering="true" text:style-name="L3">
                  <text:list-header>
                    <text:p text:style-name="P84"><text:span text:style-name="T36">~Base2()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 Box 42" draw:style-name="gr109" draw:text-style-name="P86" draw:layer="layout" svg:width="2.963cm" svg:height="1.48cm" svg:x="8.467cm" svg:y="4.445cm">
          <text:list text:style-name="L3">
            <text:list-header>
              <text:p text:style-name="P85"><text:span text:style-name="T10">Base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3" draw:style-name="gr110" draw:text-style-name="P43" xml:id="id120" draw:id="id120" draw:layer="layout" svg:width="2.752cm" svg:height="1.482cm" svg:x="15.028cm" svg:y="3.59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44" draw:style-name="gr111" draw:text-style-name="P86" xml:id="id121" draw:id="id121" draw:layer="layout" svg:width="3.387cm" svg:height="1.48cm" svg:x="15.663cm" svg:y="0.847cm">
          <text:list text:style-name="L2">
            <text:list-header>
              <text:p text:style-name="P85"><text:span text:style-name="T26">Deriv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22" draw:id="id122" draw:layer="layout" svg:width="4.444cm" svg:height="2.965cm" svg:x="19.473cm" svg:y="0.847cm">
          <table:table>
            <table:table-column table:style-name="co3"/>
            <table:table-row table:style-name="ro12">
              <table:table-cell table:style-name="ce24">
                <text:list text:style-name="L7">
                  <text:list-header>
                    <text:p text:style-name="P84"><text:span text:style-name="T62">x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7">
                  <text:list-header>
                    <text:p text:style-name="P84"><text:span text:style-name="T62">Base1()</text:span></text:p>
                  </text:list-header>
                </text:list>
              </table:table-cell>
            </table:table-row>
            <table:table-row table:style-name="ro13">
              <table:table-cell table:style-name="ce26">
                <text:list text:continue-numbering="true" text:style-name="L7">
                  <text:list-header>
                    <text:p text:style-name="P84"><text:span text:style-name="T62">~Base1()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123" draw:id="id123" draw:layer="layout" svg:width="4.444cm" svg:height="2.965cm" svg:x="19.473cm" svg:y="3.81cm">
          <table:table>
            <table:table-column table:style-name="co3"/>
            <table:table-row table:style-name="ro12">
              <table:table-cell table:style-name="ce24">
                <text:list text:style-name="L3">
                  <text:list-header>
                    <text:p text:style-name="P84"><text:span text:style-name="T36">y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3">
                  <text:list-header>
                    <text:p text:style-name="P84"><text:span text:style-name="T36">Base2()</text:span></text:p>
                  </text:list-header>
                </text:list>
              </table:table-cell>
            </table:table-row>
            <table:table-row table:style-name="ro13">
              <table:table-cell table:style-name="ce26">
                <text:list text:continue-numbering="true" text:style-name="L3">
                  <text:list-header>
                    <text:p text:style-name="P84"><text:span text:style-name="T36">~Base2()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xml:id="id124" draw:id="id124" draw:layer="layout" svg:width="4.444cm" svg:height="2.966cm" svg:x="19.473cm" svg:y="6.773cm">
          <table:table>
            <table:table-column table:style-name="co3"/>
            <table:table-row table:style-name="ro12">
              <table:table-cell table:style-name="ce24">
                <text:list text:style-name="L7">
                  <text:list-header>
                    <text:p text:style-name="P84"><text:span text:style-name="T62">x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7">
                  <text:list-header>
                    <text:p text:style-name="P84"><text:span text:style-name="T62">Base1()</text:span></text:p>
                  </text:list-header>
                </text:list>
              </table:table-cell>
            </table:table-row>
            <table:table-row table:style-name="ro14">
              <table:table-cell table:style-name="ce26">
                <text:list text:continue-numbering="true" text:style-name="L7">
                  <text:list-header>
                    <text:p text:style-name="P84"><text:span text:style-name="T62">~Base1()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custom-shape draw:name="AutoShape 79" draw:style-name="gr112" draw:text-style-name="P24" xml:id="id125" draw:id="id125" draw:layer="layout" svg:width="0.424cm" svg:height="2.54cm" svg:x="18.838cm" svg:y="6.98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80" draw:style-name="gr113" draw:text-style-name="P86" xml:id="id126" draw:id="id126" draw:layer="layout" svg:width="1.694cm" svg:height="1.48cm" svg:x="16.933cm" svg:y="7.408cm">
          <text:list text:style-name="L2">
            <text:list-header>
              <text:p text:style-name="P85"><text:span text:style-name="T26">b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27" draw:id="id127" draw:layer="layout" svg:width="4.444cm" svg:height="2.861cm" svg:x="19.473cm" svg:y="9.737cm">
          <table:table>
            <table:table-column table:style-name="co3"/>
            <table:table-row table:style-name="ro12">
              <table:table-cell table:style-name="ce24">
                <text:list text:style-name="L7">
                  <text:list-header>
                    <text:p text:style-name="P84"><text:span text:style-name="T62">x</text:span></text:p>
                  </text:list-header>
                </text:list>
              </table:table-cell>
            </table:table-row>
            <table:table-row table:style-name="ro12">
              <table:table-cell table:style-name="ce25">
                <text:list text:continue-numbering="true" text:style-name="L7">
                  <text:list-header>
                    <text:p text:style-name="P84"><text:span text:style-name="T62">Base1()</text:span></text:p>
                  </text:list-header>
                </text:list>
              </table:table-cell>
            </table:table-row>
            <table:table-row table:style-name="ro12">
              <table:table-cell table:style-name="ce26">
                <text:list text:continue-numbering="true" text:style-name="L7">
                  <text:list-header>
                    <text:p text:style-name="P84"><text:span text:style-name="T62">~Base1()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draw:custom-shape draw:name="AutoShape 91" draw:style-name="gr112" draw:text-style-name="P24" xml:id="id128" draw:id="id128" draw:layer="layout" svg:width="0.424cm" svg:height="2.54cm" svg:x="18.838cm" svg:y="9.94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92" draw:style-name="gr114" draw:text-style-name="P86" xml:id="id129" draw:id="id129" draw:layer="layout" svg:width="1.694cm" svg:height="1.48cm" svg:x="16.933cm" svg:y="10.372cm">
          <text:list text:style-name="L2">
            <text:list-header>
              <text:p text:style-name="P85"><text:span text:style-name="T26">b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30" draw:id="id130" draw:layer="layout" svg:width="4.444cm" svg:height="3.496cm" svg:x="19.473cm" svg:y="12.7cm">
          <table:table>
            <table:table-column table:style-name="co3"/>
            <table:table-row table:style-name="ro15">
              <table:table-cell table:style-name="ce27">
                <text:list text:style-name="L2">
                  <text:list-header>
                    <text:p text:style-name="P84"><text:span text:style-name="T39">z</text:span></text:p>
                  </text:list-header>
                </text:list>
              </table:table-cell>
            </table:table-row>
            <table:table-row table:style-name="ro16">
              <table:table-cell table:style-name="ce28">
                <text:list text:continue-numbering="true" text:style-name="L2">
                  <text:list-header>
                    <text:p text:style-name="P84"><text:span text:style-name="T39">Derived()</text:span></text:p>
                  </text:list-header>
                </text:list>
              </table:table-cell>
            </table:table-row>
            <table:table-row table:style-name="ro15">
              <table:table-cell table:style-name="ce29">
                <text:list text:continue-numbering="true" text:style-name="L2">
                  <text:list-header>
                    <text:p text:style-name="P84"><text:span text:style-name="T39">~Derived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targetElement="id1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targetElement="id12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targetElement="id12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4" smil:attributeName="visibility" smil:to="visible"/>
                  <anim:transitionFilter smil:dur="0.5s" smil:targetElement="id12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5" smil:attributeName="visibility" smil:to="visible"/>
                  <anim:transitionFilter smil:dur="0.5s" smil:targetElement="id12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targetElement="id12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7" smil:attributeName="visibility" smil:to="visible"/>
                  <anim:transitionFilter smil:dur="0.5s" smil:targetElement="id12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8" smil:attributeName="visibility" smil:to="visible"/>
                  <anim:transitionFilter smil:dur="0.5s" smil:targetElement="id12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29" smil:attributeName="visibility" smil:to="visible"/>
                  <anim:transitionFilter smil:dur="0.5s" smil:targetElement="id12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0" smil:attributeName="visibility" smil:to="visible"/>
                  <anim:transitionFilter smil:dur="0.5s" smil:targetElement="id130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5" draw:text-style-name="P13" draw:layer="layout" svg:width="25.4cm" svg:height="2.021cm" svg:x="0cm" svg:y="0cm">
          <text:list text:style-name="L1">
            <text:list-header>
              <text:p text:style-name="P12"><text:span text:style-name="T64">冲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" draw:text-style-name="P21" draw:layer="layout" svg:width="1.27cm" svg:height="1.364cm" svg:x="2.54cm" svg:y="4.445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" draw:text-style-name="P21" draw:layer="layout" svg:width="1.27cm" svg:height="1.364cm" svg:x="2.328cm" svg:y="7.62cm">
          <text:list text:style-name="L1">
            <text:list-header>
              <text:p text:style-name="P20"><text:span text:style-name="T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7" draw:text-style-name="P21" draw:layer="layout" svg:width="1.27cm" svg:height="1.364cm" svg:x="2.328cm" svg:y="11.007cm">
          <text:list text:style-name="L1">
            <text:list-header>
              <text:p text:style-name="P20"><text:span text:style-name="T6">C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 xml:id="id132" draw:id="id132">
          <draw:custom-shape draw:name="AutoShape 12" draw:style-name="gr69" draw:text-style-name="P62" draw:layer="layout" svg:width="3.599cm" svg:height="1.27cm" svg:x="6.984cm" svg:y="5.0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3" draw:style-name="gr70" draw:text-style-name="P43" draw:layer="layout" svg:width="3.599cm" svg:height="1.27cm" svg:x="6.984cm" svg:y="8.0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4" draw:style-name="gr71" draw:text-style-name="P63" draw:layer="layout" svg:width="3.598cm" svg:height="1.27cm" svg:x="6.773cm" svg:y="12.0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standard" draw:layer="layout" svg:width="2.115cm" svg:height="2.891cm" svg:x="4.022cm" svg:y="4.657cm">
          <table:table>
            <table:table-column table:style-name="co6"/>
            <table:table-row table:style-name="ro1">
              <table:table-cell table:style-name="ce10">
                <text:list text:style-name="L2">
                  <text:list-header>
                    <text:p text:style-name="P37"><text:span text:style-name="T7">x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2">
                  <text:list-header>
                    <text:p text:style-name="P37"><text:span text:style-name="T7">A()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.115cm" svg:height="2.927cm" svg:x="4.022cm" svg:y="7.832cm">
          <table:table>
            <table:table-column table:style-name="co6"/>
            <table:table-row table:style-name="ro17">
              <table:table-cell table:style-name="ce10">
                <text:list text:style-name="L3">
                  <text:list-header>
                    <text:p text:style-name="P37"><text:span text:style-name="T19">x</text:span></text:p>
                  </text:list-header>
                </text:list>
              </table:table-cell>
            </table:table-row>
            <table:table-row table:style-name="ro18">
              <table:table-cell table:style-name="ce12">
                <text:list text:continue-numbering="true" text:style-name="L3">
                  <text:list-header>
                    <text:p text:style-name="P37"><text:span text:style-name="T19">B()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.115cm" svg:height="2.892cm" svg:x="4.022cm" svg:y="11.218cm">
          <table:table>
            <table:table-column table:style-name="co6"/>
            <table:table-row table:style-name="ro18">
              <table:table-cell table:style-name="ce10">
                <text:list text:style-name="L8">
                  <text:list-header>
                    <text:p text:style-name="P37"><text:span text:style-name="T52">x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8">
                  <text:list-header>
                    <text:p text:style-name="P37"><text:span text:style-name="T52">C()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g draw:name="Group 89" xml:id="id133" draw:id="id133">
          <draw:custom-shape draw:name="Text Box 20" draw:style-name="gr7" draw:text-style-name="P21" draw:layer="layout" svg:width="1.27cm" svg:height="1.364cm" svg:x="11.007cm" svg:y="3.81cm">
            <text:list text:style-name="L1">
              <text:list-header>
                <text:p text:style-name="P20"><text:span text:style-name="T6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4" draw:style-name="gr116" draw:text-style-name="P88" draw:layer="layout" svg:width="2.117cm" svg:height="1.446cm" svg:x="12.065cm" svg:y="6.315cm">
            <text:list text:style-name="L2">
              <text:list-header>
                <text:p text:style-name="P87"><text:span text:style-name="T7">A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117" draw:text-style-name="P88" draw:layer="layout" svg:width="2.117cm" svg:height="1.447cm" svg:x="12.065cm" svg:y="4.868cm">
            <text:list text:style-name="L2">
              <text:list-header>
                <text:p text:style-name="P87"><text:span text:style-name="T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56" draw:style-name="gr118" draw:text-style-name="P22" draw:layer="layout" svg:x1="12.065cm" svg:y1="4.868cm" svg:x2="14.182cm" svg:y2="4.868cm">
            <text:p/>
          </draw:line>
          <draw:line draw:name="Line 57" draw:style-name="gr119" draw:text-style-name="P22" draw:layer="layout" svg:x1="12.065cm" svg:y1="6.315cm" svg:x2="14.182cm" svg:y2="6.315cm">
            <text:p/>
          </draw:line>
          <draw:line draw:name="Line 58" draw:style-name="gr118" draw:text-style-name="P22" draw:layer="layout" svg:x1="12.065cm" svg:y1="7.761cm" svg:x2="14.182cm" svg:y2="7.761cm">
            <text:p/>
          </draw:line>
          <draw:line draw:name="Line 59" draw:style-name="gr118" draw:text-style-name="P22" draw:layer="layout" svg:x1="12.065cm" svg:y1="4.868cm" svg:x2="12.065cm" svg:y2="7.761cm">
            <text:p/>
          </draw:line>
          <draw:line draw:name="Line 60" draw:style-name="gr118" draw:text-style-name="P22" draw:layer="layout" svg:x1="14.182cm" svg:y1="4.868cm" svg:x2="14.182cm" svg:y2="7.761cm">
            <text:p/>
          </draw:line>
          <draw:custom-shape draw:name="Rectangle 62" draw:style-name="gr120" draw:text-style-name="P88" draw:layer="layout" svg:width="2.117cm" svg:height="1.446cm" svg:x="12.065cm" svg:y="9.278cm">
            <text:list text:style-name="L3">
              <text:list-header>
                <text:p text:style-name="P87"><text:span text:style-name="T19">B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3" draw:style-name="gr121" draw:text-style-name="P88" draw:layer="layout" svg:width="2.117cm" svg:height="1.446cm" svg:x="12.065cm" svg:y="7.832cm">
            <text:list text:style-name="L3">
              <text:list-header>
                <text:p text:style-name="P87"><text:span text:style-name="T19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4" draw:style-name="gr118" draw:text-style-name="P22" draw:layer="layout" svg:x1="12.065cm" svg:y1="7.832cm" svg:x2="14.182cm" svg:y2="7.832cm">
            <text:p/>
          </draw:line>
          <draw:line draw:name="Line 65" draw:style-name="gr119" draw:text-style-name="P22" draw:layer="layout" svg:x1="12.065cm" svg:y1="9.278cm" svg:x2="14.182cm" svg:y2="9.278cm">
            <text:p/>
          </draw:line>
          <draw:line draw:name="Line 66" draw:style-name="gr118" draw:text-style-name="P22" draw:layer="layout" svg:x1="12.065cm" svg:y1="10.724cm" svg:x2="14.182cm" svg:y2="10.724cm">
            <text:p/>
          </draw:line>
          <draw:line draw:name="Line 67" draw:style-name="gr118" draw:text-style-name="P22" draw:layer="layout" svg:x1="12.065cm" svg:y1="7.832cm" svg:x2="12.065cm" svg:y2="10.724cm">
            <text:p/>
          </draw:line>
          <draw:line draw:name="Line 68" draw:style-name="gr118" draw:text-style-name="P22" draw:layer="layout" svg:x1="14.182cm" svg:y1="7.832cm" svg:x2="14.182cm" svg:y2="10.724cm">
            <text:p/>
          </draw:line>
          <draw:custom-shape draw:name="Rectangle 70" draw:style-name="gr122" draw:text-style-name="P88" draw:layer="layout" svg:width="2.117cm" svg:height="1.447cm" svg:x="12.065cm" svg:y="12.241cm">
            <text:list text:style-name="L8">
              <text:list-header>
                <text:p text:style-name="P87"><text:span text:style-name="T52">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1" draw:style-name="gr123" draw:text-style-name="P88" draw:layer="layout" svg:width="2.117cm" svg:height="1.446cm" svg:x="12.065cm" svg:y="10.795cm">
            <text:list text:style-name="L8">
              <text:list-header>
                <text:p text:style-name="P87"><text:span text:style-name="T52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2" draw:style-name="gr118" draw:text-style-name="P22" draw:layer="layout" svg:x1="12.065cm" svg:y1="10.795cm" svg:x2="14.182cm" svg:y2="10.795cm">
            <text:p/>
          </draw:line>
          <draw:line draw:name="Line 73" draw:style-name="gr119" draw:text-style-name="P22" draw:layer="layout" svg:x1="12.065cm" svg:y1="12.241cm" svg:x2="14.182cm" svg:y2="12.241cm">
            <text:p/>
          </draw:line>
          <draw:line draw:name="Line 74" draw:style-name="gr118" draw:text-style-name="P22" draw:layer="layout" svg:x1="12.065cm" svg:y1="13.688cm" svg:x2="14.182cm" svg:y2="13.688cm">
            <text:p/>
          </draw:line>
          <draw:line draw:name="Line 75" draw:style-name="gr118" draw:text-style-name="P22" draw:layer="layout" svg:x1="12.065cm" svg:y1="10.795cm" svg:x2="12.065cm" svg:y2="13.688cm">
            <text:p/>
          </draw:line>
          <draw:line draw:name="Line 76" draw:style-name="gr118" draw:text-style-name="P22" draw:layer="layout" svg:x1="14.182cm" svg:y1="10.795cm" svg:x2="14.182cm" svg:y2="13.688cm">
            <text:p/>
          </draw:line>
          <draw:custom-shape draw:name="Rectangle 78" draw:style-name="gr124" draw:text-style-name="P88" draw:layer="layout" svg:width="2.117cm" svg:height="1.446cm" svg:x="12.065cm" svg:y="15.205cm">
            <text:list text:style-name="L9">
              <text:list-header>
                <text:p text:style-name="P87"><text:span text:style-name="T65">D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9" draw:style-name="gr125" draw:text-style-name="P88" draw:layer="layout" svg:width="2.117cm" svg:height="1.447cm" svg:x="12.065cm" svg:y="13.758cm">
            <text:list text:style-name="L9">
              <text:list-header>
                <text:p text:style-name="P87"><text:span text:style-name="T65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0" draw:style-name="gr118" draw:text-style-name="P22" draw:layer="layout" svg:x1="12.065cm" svg:y1="13.758cm" svg:x2="14.182cm" svg:y2="13.758cm">
            <text:p/>
          </draw:line>
          <draw:line draw:name="Line 81" draw:style-name="gr119" draw:text-style-name="P22" draw:layer="layout" svg:x1="12.065cm" svg:y1="15.205cm" svg:x2="14.182cm" svg:y2="15.205cm">
            <text:p/>
          </draw:line>
          <draw:line draw:name="Line 82" draw:style-name="gr118" draw:text-style-name="P22" draw:layer="layout" svg:x1="12.065cm" svg:y1="16.651cm" svg:x2="14.182cm" svg:y2="16.651cm">
            <text:p/>
          </draw:line>
          <draw:line draw:name="Line 83" draw:style-name="gr118" draw:text-style-name="P22" draw:layer="layout" svg:x1="12.065cm" svg:y1="13.758cm" svg:x2="12.065cm" svg:y2="16.651cm">
            <text:p/>
          </draw:line>
          <draw:line draw:name="Line 84" draw:style-name="gr118" draw:text-style-name="P22" draw:layer="layout" svg:x1="14.182cm" svg:y1="13.758cm" svg:x2="14.182cm" svg:y2="16.651cm">
            <text:p/>
          </draw:line>
        </draw:g>
        <draw:custom-shape draw:name="Text Box 86" draw:style-name="gr126" draw:text-style-name="P90" xml:id="id134" draw:id="id134" draw:layer="layout" svg:width="5.927cm" svg:height="1.737cm" svg:x="17.568cm" svg:y="2.963cm">
          <text:list text:style-name="L2">
            <text:list-header>
              <text:p text:style-name="P89"><text:span text:style-name="T32">D <text:s text:c="2"/>v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27" draw:text-style-name="P92" xml:id="id135" draw:id="id135" draw:layer="layout" svg:width="5.927cm" svg:height="2.109cm" svg:x="17.568cm" svg:y="5.715cm">
          <text:list text:style-name="L2">
            <text:list-header>
              <text:p text:style-name="P91"><text:span text:style-name="T66">v.x=5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8" draw:style-name="gr7" draw:text-style-name="P41" xml:id="id131" draw:id="id131" draw:layer="layout" svg:width="3.81cm" svg:height="1.737cm" svg:x="6.773cm" svg:y="3.387cm">
          <text:list text:style-name="L1">
            <text:list-header>
              <text:p text:style-name="P40"><text:span text:style-name="T5">publ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0" draw:style-name="gr128" draw:text-style-name="P81" xml:id="id136" draw:id="id136" draw:layer="layout" svg:width="5.436cm" svg:height="1.408cm" svg:x="17.591cm" svg:y="1.27cm">
          <text:list text:style-name="L4">
            <text:list-header>
              <text:p text:style-name="P20"><text:span text:style-name="T33">派生类对象</text:span></text:p>
            </text:list-header>
          </text:list>
          <draw:enhanced-geometry svg:viewBox="0 0 21600 21600" draw:text-areas="800 800 20800 20800" draw:type="round-rectangular-callout" draw:modifiers="8406.40058855987 37190.6316536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1" draw:style-name="gr129" draw:text-style-name="P81" xml:id="id137" draw:id="id137" draw:layer="layout" svg:width="5.436cm" svg:height="1.408cm" svg:x="16.114cm" svg:y="8.255cm">
          <text:list text:style-name="L4">
            <text:list-header>
              <text:p text:style-name="P20"><text:span text:style-name="T33">产生了冲突</text:span></text:p>
            </text:list-header>
          </text:list>
          <draw:enhanced-geometry svg:viewBox="0 0 21600 21600" draw:text-areas="800 800 20800 20800" draw:type="round-rectangular-callout" draw:modifiers="8179.95217951076 -12708.5876508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92" draw:style-name="gr130" draw:text-style-name="P92" xml:id="id138" draw:id="id138" draw:layer="layout" svg:width="5.927cm" svg:height="4.157cm" svg:x="16.51cm" svg:y="11.007cm">
          <text:list text:style-name="L3">
            <text:list-header>
              <text:p text:style-name="P91"><text:span text:style-name="T67">A::</text:span><text:span text:style-name="T66">v.x=5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3" draw:style-name="gr131" draw:text-style-name="P81" xml:id="id139" draw:id="id139" draw:layer="layout" svg:width="7.567cm" svg:height="1.408cm" svg:x="15.061cm" svg:y="13.547cm">
          <text:list text:style-name="L4">
            <text:list-header>
              <text:p text:style-name="P20"><text:span text:style-name="T33">用类作用符限定</text:span></text:p>
            </text:list-header>
          </text:list>
          <draw:enhanced-geometry svg:viewBox="0 0 21600 21600" draw:text-areas="800 800 20800 20800" draw:type="round-rectangular-callout" draw:modifiers="5482.76955602537 -10746.3449254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6" smil:attributeName="visibility" smil:to="visible"/>
                  <anim:transitionFilter smil:dur="0.5s" smil:targetElement="id13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7" smil:attributeName="visibility" smil:to="visible"/>
                  <anim:transitionFilter smil:dur="0.5s" smil:targetElement="id13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8" smil:attributeName="visibility" smil:to="visible"/>
                  <anim:transitionFilter smil:dur="0.5s" smil:targetElement="id1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8" draw:layer="layout" svg:width="24.977cm" svg:height="19.078cm" svg:x="0cm" svg:y="0cm">
          <text:list text:style-name="L1">
            <text:list-header>
              <text:p text:style-name="P57"><text:span text:style-name="T9">clas</text:span><text:span text:style-name="T9">s <text:s/></text:span><text:span text:style-name="T9">A{</text:span></text:p>
              <text:p text:style-name="P57"><text:span text:style-name="T9">pub</text:span><text:span text:style-name="T9">lic: <text:s/></text:span><text:span text:style-name="T9"><text:s/></text:span><text:span text:style-name="T10">int </text:span><text:span text:style-name="T10">x;</text:span><text:span text:style-name="T9"> <text:s text:c="3"/></text:span><text:span text:style-name="T9"><text:s text:c="4"/></text:span></text:p>
            </text:list-header>
          </text:list>
          <text:list text:style-name="L6">
            <text:list-header>
              <text:p text:style-name="P57"><text:span text:style-name="T68"><text:s text:c="3"/></text:span><text:span text:style-name="T68">voi</text:span><text:span text:style-name="T68">d </text:span><text:span text:style-name="T68">Sho</text:span><text:span text:style-name="T68">w()</text:span><text:span text:style-name="T68">{co</text:span><text:span text:style-name="T68">ut </text:span><text:span text:style-name="T68">&lt;&lt;"</text:span><text:span text:style-name="T68">x="</text:span><text:span text:style-name="T68">&lt;&lt;x</text:span><text:span text:style-name="T68">&lt;&lt;'\</text:span><text:span text:style-name="T68">n';}</text:span></text:p>
            </text:list-header>
          </text:list>
          <text:list text:style-name="L1">
            <text:list-header>
              <text:p text:style-name="P57"><text:span text:style-name="T9"><text:s text:c="2"/></text:span><text:span text:style-name="T9">A(i</text:span><text:span text:style-name="T9">nt </text:span><text:span text:style-name="T9">a=0</text:span><text:span text:style-name="T9">)</text:span><text:span text:style-name="T9">{x=</text:span><text:span text:style-name="T9">a;}</text:span></text:p>
              <text:p text:style-name="P57"><text:span text:style-name="T9"><text:tab/></text:span><text:span text:style-name="T9">};</text:span></text:p>
              <text:p text:style-name="P57"><text:span text:style-name="T9">clas</text:span><text:span text:style-name="T9">s B{</text:span></text:p>
              <text:p text:style-name="P57"><text:span text:style-name="T9">pub</text:span><text:span text:style-name="T9">lic: <text:s/></text:span><text:span text:style-name="T9"><text:s/></text:span><text:span text:style-name="T10">int </text:span><text:span text:style-name="T10">x;</text:span></text:p>
            </text:list-header>
          </text:list>
          <text:list text:style-name="L6">
            <text:list-header>
              <text:p text:style-name="P57"><text:span text:style-name="T68"><text:s text:c="3"/></text:span><text:span text:style-name="T68">voi</text:span><text:span text:style-name="T68">d </text:span><text:span text:style-name="T68">Sho</text:span><text:span text:style-name="T68">w()</text:span><text:span text:style-name="T68">{co</text:span><text:span text:style-name="T68">ut </text:span><text:span text:style-name="T68">&lt;&lt;"</text:span><text:span text:style-name="T68">x="</text:span><text:span text:style-name="T68">&lt;&lt;x</text:span><text:span text:style-name="T68">&lt;&lt;'\</text:span><text:span text:style-name="T68">n';}</text:span></text:p>
            </text:list-header>
          </text:list>
          <text:list text:style-name="L1">
            <text:list-header>
              <text:p text:style-name="P57"><text:span text:style-name="T9"><text:s text:c="3"/></text:span><text:span text:style-name="T9">B(i</text:span><text:span text:style-name="T9">nt </text:span><text:span text:style-name="T9">a=0</text:span><text:span text:style-name="T9">)</text:span><text:span text:style-name="T9">{x=</text:span><text:span text:style-name="T9">a;}</text:span></text:p>
              <text:p text:style-name="P57"><text:span text:style-name="T9">};</text:span></text:p>
              <text:p text:style-name="P57"><text:span text:style-name="T9">clas</text:span><text:span text:style-name="T9">s </text:span><text:span text:style-name="T9">C:</text:span><text:span text:style-name="T26">p</text:span><text:span text:style-name="T26">ubli</text:span><text:span text:style-name="T26">c </text:span><text:span text:style-name="T26">A,p</text:span><text:span text:style-name="T26">ubli</text:span><text:span text:style-name="T26">c B</text:span><text:span text:style-name="T9">{</text:span><text:span text:style-name="T9"><text:tab/></text:span><text:span text:style-name="T9">int </text:span><text:span text:style-name="T9">y;</text:span></text:p>
              <text:p text:style-name="P57"><text:span text:style-name="T9">pub</text:span><text:span text:style-name="T9">lic: </text:span><text:span text:style-name="T10">voi</text:span><text:span text:style-name="T10">d </text:span><text:span text:style-name="T10">Set</text:span><text:span text:style-name="T10">x(in</text:span><text:span text:style-name="T10">t a)</text:span><text:span text:style-name="T10">{ x=</text:span><text:span text:style-name="T10">a;}</text:span><text:span text:style-name="T9"> <text:s text:c="2"/></text:span><text:span text:style-name="T10">//c1</text:span><text:span text:style-name="T12">对</text:span><text:span text:style-name="T12">象</text:span><text:span text:style-name="T12">中</text:span><text:span text:style-name="T12">有</text:span><text:span text:style-name="T12">两</text:span><text:span text:style-name="T12">个</text:span><text:span text:style-name="T10">x</text:span><text:span text:style-name="T12">成</text:span><text:span text:style-name="T12">员</text:span></text:p>
              <text:p text:style-name="P57"><text:span text:style-name="T11"><text:tab/></text:span><text:span text:style-name="T11"> </text:span><text:span text:style-name="T9">voi</text:span><text:span text:style-name="T9">d </text:span><text:span text:style-name="T9">Set</text:span><text:span text:style-name="T9">y(in</text:span><text:span text:style-name="T9">t b)</text:span><text:span text:style-name="T9">{y=</text:span><text:span text:style-name="T9">b;}</text:span></text:p>
              <text:p text:style-name="P57"><text:span text:style-name="T9"><text:tab/></text:span><text:span text:style-name="T9"> </text:span><text:span text:style-name="T9">int </text:span><text:span text:style-name="T9">Get</text:span><text:span text:style-name="T9">y() </text:span><text:span text:style-name="T9">{ret</text:span><text:span text:style-name="T9">urn </text:span><text:span text:style-name="T9"><text:s/>y;}</text:span></text:p>
              <text:p text:style-name="P57"><text:span text:style-name="T9">};</text:span></text:p>
              <text:p text:style-name="P57"><text:span text:style-name="T9">voi</text:span><text:span text:style-name="T9">d <text:s/></text:span><text:span text:style-name="T9">mai</text:span><text:span text:style-name="T9">n(v</text:span><text:span text:style-name="T9">oid)</text:span></text:p>
              <text:p text:style-name="P57"><text:span text:style-name="T9">{</text:span><text:span text:style-name="T9"><text:tab/></text:span><text:span text:style-name="T9">C </text:span><text:span text:style-name="T9">c1;</text:span><text:span text:style-name="T68"><text:tab/></text:span><text:span text:style-name="T68">c1.S</text:span><text:span text:style-name="T68">how</text:span><text:span text:style-name="T68">(); /</text:span><text:span text:style-name="T68">/c1</text:span><text:span text:style-name="T69">对</text:span><text:span text:style-name="T69">象</text:span><text:span text:style-name="T69">中</text:span><text:span text:style-name="T69">有</text:span><text:span text:style-name="T69">两</text:span><text:span text:style-name="T69">个</text:span><text:span text:style-name="T68">Sho</text:span><text:span text:style-name="T68">w()</text:span><text:span text:style-name="T69">函</text:span><text:span text:style-name="T69">数</text:span><text:span text:style-name="T11"> <text:s text:c="3"/></text:span><text:span text:style-name="T11"><text:s text:c="5"/></text:span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2" draw:text-style-name="P39" xml:id="id140" draw:id="id140" draw:layer="layout" svg:width="9.525cm" svg:height="7.919cm" svg:x="15.24cm" svg:y="1.482cm">
          <text:list text:style-name="L1">
            <text:list-header>
              <text:p text:style-name="P38"><text:span text:style-name="T11">这时，可以利用</text:span><text:span text:style-name="T30">类作用域符</text:span><text:span text:style-name="T26">::</text:span><text:span text:style-name="T11">来指明数据或函数的来源。</text:span></text:p>
              <text:p text:style-name="P38"><text:span text:style-name="T11">如：</text:span><text:span text:style-name="T10">A::x=a;</text:span></text:p>
              <text:p text:style-name="P38"><text:span text:style-name="T9"><text:s text:c="8"/></text:span><text:span text:style-name="T68">c1.B::Show(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3" draw:text-style-name="P13" draw:layer="layout" svg:width="25.4cm" svg:height="2.021cm" svg:x="0cm" svg:y="0cm">
          <text:list text:style-name="L1">
            <text:list-header>
              <text:p text:style-name="P12"><text:span text:style-name="T70">支配规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1" draw:layer="layout" svg:width="1.27cm" svg:height="1.364cm" svg:x="2.54cm" svg:y="4.445cm">
          <text:list text:style-name="L1">
            <text:list-header>
              <text:p text:style-name="P20"><text:span text:style-name="T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69" draw:text-style-name="P62" xml:id="id142" draw:id="id142" draw:layer="layout" svg:width="3.598cm" svg:height="1.27cm" svg:x="6.985cm" svg:y="5.0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.115cm" svg:height="2.891cm" svg:x="4.022cm" svg:y="4.657cm">
          <table:table>
            <table:table-column table:style-name="co6"/>
            <table:table-row table:style-name="ro1">
              <table:table-cell table:style-name="ce10">
                <text:list text:style-name="L2">
                  <text:list-header>
                    <text:p text:style-name="P37"><text:span text:style-name="T7">x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2">
                  <text:list-header>
                    <text:p text:style-name="P37"><text:span text:style-name="T7">A()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custom-shape draw:name="Text Box 36" draw:style-name="gr7" draw:text-style-name="P21" xml:id="id143" draw:id="id143" draw:layer="layout" svg:width="1.27cm" svg:height="1.364cm" svg:x="11.007cm" svg:y="3.81cm">
          <text:list text:style-name="L1">
            <text:list-header>
              <text:p text:style-name="P20"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7" draw:text-style-name="P41" xml:id="id141" draw:id="id141" draw:layer="layout" svg:width="3.81cm" svg:height="1.737cm" svg:x="6.773cm" svg:y="3.387cm">
          <text:list text:style-name="L1">
            <text:list-header>
              <text:p text:style-name="P40"><text:span text:style-name="T5">publ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44" draw:id="id144" draw:layer="layout" svg:width="2.116cm" svg:height="2.891cm" svg:x="12.065cm" svg:y="4.657cm">
          <table:table>
            <table:table-column table:style-name="co7"/>
            <table:table-row table:style-name="ro1">
              <table:table-cell table:style-name="ce10">
                <text:list text:style-name="L2">
                  <text:list-header>
                    <text:p text:style-name="P37"><text:span text:style-name="T7">x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2">
                  <text:list-header>
                    <text:p text:style-name="P37"><text:span text:style-name="T7">A()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xml:id="id145" draw:id="id145" draw:layer="layout" svg:width="2.116cm" svg:height="2.892cm" svg:x="12.065cm" svg:y="7.62cm">
          <table:table>
            <table:table-column table:style-name="co7"/>
            <table:table-row table:style-name="ro1">
              <table:table-cell table:style-name="ce10">
                <text:list text:style-name="L3">
                  <text:list-header>
                    <text:p text:style-name="P37"><text:span text:style-name="T19">x</text:span></text:p>
                  </text:list-header>
                </text:list>
              </table:table-cell>
            </table:table-row>
            <table:table-row table:style-name="ro18">
              <table:table-cell table:style-name="ce12">
                <text:list text:continue-numbering="true" text:style-name="L3">
                  <text:list-header>
                    <text:p text:style-name="P37"><text:span text:style-name="T19">D()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custom-shape draw:name="AutoShape 82" draw:style-name="gr134" draw:text-style-name="P81" xml:id="id146" draw:id="id146" draw:layer="layout" svg:width="4.369cm" svg:height="1.408cm" svg:x="13.47cm" svg:y="2.328cm">
          <text:list text:style-name="L4">
            <text:list-header>
              <text:p text:style-name="P20"><text:span text:style-name="T33">基类成员</text:span></text:p>
            </text:list-header>
          </text:list>
          <draw:enhanced-geometry svg:viewBox="0 0 21600 21600" draw:text-areas="800 800 20800 20800" draw:type="round-rectangular-callout" draw:modifiers="2135.28604118993 42341.518807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3" draw:style-name="gr135" draw:text-style-name="P81" xml:id="id147" draw:id="id147" draw:layer="layout" svg:width="7.567cm" svg:height="1.408cm" svg:x="15.061cm" svg:y="7.408cm">
          <text:list text:style-name="L4">
            <text:list-header>
              <text:p text:style-name="P20"><text:span text:style-name="T33">派生类新增成员</text:span></text:p>
            </text:list-header>
          </text:list>
          <draw:enhanced-geometry svg:viewBox="0 0 21600 21600" draw:text-areas="800 800 20800 20800" draw:type="round-rectangular-callout" draw:modifiers="-4218.3932346723 18043.4350603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4" draw:style-name="gr136" draw:text-style-name="P90" xml:id="id148" draw:id="id148" draw:layer="layout" svg:width="5.926cm" svg:height="1.737cm" svg:x="3.387cm" svg:y="10.583cm">
          <text:list text:style-name="L2">
            <text:list-header>
              <text:p text:style-name="P89"><text:span text:style-name="T32">D <text:s text:c="2"/>v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37" draw:text-style-name="P92" xml:id="id149" draw:id="id149" draw:layer="layout" svg:width="5.926cm" svg:height="2.109cm" svg:x="3.387cm" svg:y="13.335cm">
          <text:list text:style-name="L2">
            <text:list-header>
              <text:p text:style-name="P91"><text:span text:style-name="T66">v.x=5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38" draw:text-style-name="P13" xml:id="id150" draw:id="id150" draw:layer="layout" svg:width="14.393cm" svg:height="7.301cm" svg:x="9.525cm" svg:y="11.007cm">
          <text:list text:style-name="L2">
            <text:list-header>
              <text:p text:style-name="P12"><text:span text:style-name="T55">当派生类中新增加的数据或函数与基类中原有的同名时，若不加限制，则</text:span><text:span text:style-name="T16">优先调用派生类中的成员</text:span><text:span text:style-name="T5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39" draw:text-style-name="P93" xml:id="id151" draw:id="id151" draw:layer="layout" svg:width="1.693cm" svg:height="1.178cm" svg:x="12.277cm" svg:y="7.832cm">
          <text:list text:style-name="L2">
            <text:list-header>
              <text:p text:style-name="P29"><text:span text:style-name="T26">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5" draw:layer="layout" svg:width="24.977cm" svg:height="18.8cm" svg:x="0cm" svg:y="0.609cm">
          <text:list text:style-name="L1">
            <text:list-header>
              <text:p text:style-name="P44"><text:span text:style-name="T35">class </text:span><text:span text:style-name="T35"><text:s/>A{</text:span></text:p>
              <text:p text:style-name="P44"><text:span text:style-name="T35">publ</text:span><text:span text:style-name="T35">ic:</text:span><text:span text:style-name="T35"><text:tab/></text:span><text:span text:style-name="T35">int </text:span><text:span text:style-name="T35">x;</text:span></text:p>
              <text:p text:style-name="P44"><text:span text:style-name="T35"><text:tab/></text:span><text:span text:style-name="T38">void </text:span><text:span text:style-name="T38">Sho</text:span><text:span text:style-name="T38">w()</text:span><text:span text:style-name="T38">{cou</text:span><text:span text:style-name="T38">t </text:span><text:span text:style-name="T38">&lt;&lt;"</text:span><text:span text:style-name="T38">x="</text:span><text:span text:style-name="T38">&lt;&lt;x</text:span><text:span text:style-name="T38">&lt;&lt;'\</text:span><text:span text:style-name="T38">n';}</text:span></text:p>
              <text:p text:style-name="P44"><text:span text:style-name="T35">};</text:span></text:p>
              <text:p text:style-name="P44"><text:span text:style-name="T35">class </text:span><text:span text:style-name="T35">B{</text:span></text:p>
              <text:p text:style-name="P44"><text:span text:style-name="T35">publ</text:span><text:span text:style-name="T35">ic:</text:span><text:span text:style-name="T36"><text:tab/></text:span><text:span text:style-name="T36">int </text:span><text:span text:style-name="T36">y;</text:span></text:p>
              <text:p text:style-name="P44"><text:span text:style-name="T35"><text:tab/></text:span><text:span text:style-name="T38">void </text:span><text:span text:style-name="T38">Sho</text:span><text:span text:style-name="T38">w()</text:span><text:span text:style-name="T38">{cou</text:span><text:span text:style-name="T38">t </text:span><text:span text:style-name="T38">&lt;&lt;"</text:span><text:span text:style-name="T38">y="</text:span><text:span text:style-name="T38">&lt;&lt;y</text:span><text:span text:style-name="T38">&lt;&lt;'\</text:span><text:span text:style-name="T38">n';}</text:span></text:p>
              <text:p text:style-name="P44"><text:span text:style-name="T35">};</text:span></text:p>
              <text:p text:style-name="P44"><text:span text:style-name="T35">class </text:span><text:span text:style-name="T35">C:p</text:span><text:span text:style-name="T35">ubli</text:span><text:span text:style-name="T35">c </text:span><text:span text:style-name="T35">A,pu</text:span><text:span text:style-name="T35">blic </text:span><text:span text:style-name="T35">B{</text:span></text:p>
              <text:p text:style-name="P44"><text:span text:style-name="T35">publ</text:span><text:span text:style-name="T35">ic:</text:span><text:span text:style-name="T35"><text:tab/></text:span><text:span text:style-name="T36">int </text:span><text:span text:style-name="T36">y; //</text:span><text:span text:style-name="T60">类</text:span><text:span text:style-name="T36">B</text:span><text:span text:style-name="T60">和类</text:span><text:span text:style-name="T36">C</text:span><text:span text:style-name="T60">均</text:span><text:span text:style-name="T60">有</text:span><text:span text:style-name="T36">y</text:span><text:span text:style-name="T60">的成</text:span><text:span text:style-name="T60">员</text:span></text:p>
              <text:p text:style-name="P44"><text:span text:style-name="T35">};</text:span></text:p>
              <text:p text:style-name="P44"><text:span text:style-name="T35">void </text:span><text:span text:style-name="T35"><text:s/></text:span><text:span text:style-name="T35">mai</text:span><text:span text:style-name="T35">n(vo</text:span><text:span text:style-name="T35">id)</text:span></text:p>
              <text:p text:style-name="P44"><text:span text:style-name="T35">{ <text:s/>C </text:span><text:span text:style-name="T35">c1;</text:span><text:span text:style-name="T35"><text:tab/></text:span><text:span text:style-name="T35"> <text:s text:c="8"/></text:span><text:span text:style-name="T35"><text:s text:c="2"/></text:span><text:span text:style-name="T35">c1.x</text:span><text:span text:style-name="T35">=100</text:span><text:span text:style-name="T35">;</text:span></text:p>
            </text:list-header>
          </text:list>
          <text:list text:style-name="L3">
            <text:list-header>
              <text:p text:style-name="P44"><text:span text:style-name="T36"><text:s text:c="4"/></text:span><text:span text:style-name="T36">c1.y</text:span><text:span text:style-name="T36">=200</text:span><text:span text:style-name="T36">;</text:span><text:span text:style-name="T35"><text:tab/></text:span><text:span text:style-name="T35">//</text:span><text:span text:style-name="T41">给</text:span><text:span text:style-name="T41">派生</text:span><text:span text:style-name="T41">类中</text:span><text:span text:style-name="T41">的</text:span><text:span text:style-name="T35">y</text:span><text:span text:style-name="T41">赋值</text:span></text:p>
            </text:list-header>
          </text:list>
          <text:list text:style-name="L1">
            <text:list-header>
              <text:p text:style-name="P44"><text:span text:style-name="T41"><text:s text:c="4"/></text:span><text:span text:style-name="T36">c1.B</text:span><text:span text:style-name="T36">::y=</text:span><text:span text:style-name="T36">300;</text:span><text:span text:style-name="T36"><text:tab/></text:span><text:span text:style-name="T35">//</text:span><text:span text:style-name="T41">给</text:span><text:span text:style-name="T41">基类</text:span><text:span text:style-name="T35">B</text:span><text:span text:style-name="T41">中</text:span><text:span text:style-name="T41">的</text:span><text:span text:style-name="T35">y</text:span><text:span text:style-name="T41">赋值</text:span></text:p>
              <text:p text:style-name="P44"><text:span text:style-name="T41"><text:s text:c="4"/></text:span><text:span text:style-name="T38">c1.A</text:span><text:span text:style-name="T38">::Sh</text:span><text:span text:style-name="T38">ow()</text:span><text:span text:style-name="T38">;</text:span><text:span text:style-name="T38"><text:tab/></text:span><text:span text:style-name="T38"><text:tab/></text:span></text:p>
            </text:list-header>
          </text:list>
          <text:list text:style-name="L6">
            <text:list-header>
              <text:p text:style-name="P44"><text:span text:style-name="T38"><text:s text:c="4"/></text:span><text:span text:style-name="T38">c1.B</text:span><text:span text:style-name="T38">::Sh</text:span><text:span text:style-name="T38">ow()</text:span><text:span text:style-name="T38">;</text:span><text:span text:style-name="T38"><text:tab/></text:span><text:span text:style-name="T38">/</text:span><text:span text:style-name="T35">/</text:span><text:span text:style-name="T41">用</text:span><text:span text:style-name="T41">作用</text:span><text:span text:style-name="T41">域运</text:span><text:span text:style-name="T41">算符</text:span><text:span text:style-name="T41">限定</text:span><text:span text:style-name="T41">调用</text:span><text:span text:style-name="T41">的函</text:span><text:span text:style-name="T41">数</text:span></text:p>
            </text:list-header>
          </text:list>
          <text:list text:style-name="L1">
            <text:list-header>
              <text:p text:style-name="P44"><text:span text:style-name="T41"><text:s text:c="4"/></text:span><text:span text:style-name="T35">cout </text:span><text:span text:style-name="T35">&lt;&lt;"</text:span><text:span text:style-name="T35">y="</text:span><text:span text:style-name="T35">&lt;&lt;</text:span><text:span text:style-name="T36">c1</text:span><text:span text:style-name="T36">.y&lt;</text:span><text:span text:style-name="T35">&lt;</text:span><text:span text:style-name="T35">'\n';</text:span><text:span text:style-name="T35"><text:tab/></text:span><text:span text:style-name="T35">//</text:span><text:span text:style-name="T41">输</text:span><text:span text:style-name="T41">出派</text:span><text:span text:style-name="T41">生类</text:span><text:span text:style-name="T41">中的</text:span><text:span text:style-name="T35">y</text:span><text:span text:style-name="T41">值</text:span></text:p>
              <text:p text:style-name="P44"><text:span text:style-name="T41"><text:s text:c="4"/></text:span><text:span text:style-name="T35">cout </text:span><text:span text:style-name="T35">&lt;&lt;"</text:span><text:span text:style-name="T35">y="</text:span><text:span text:style-name="T35">&lt;&lt;</text:span><text:span text:style-name="T36">c1</text:span><text:span text:style-name="T36">.B::y</text:span><text:span text:style-name="T36">&lt;</text:span><text:span text:style-name="T35">&lt;'\</text:span><text:span text:style-name="T35">n';</text:span><text:span text:style-name="T35"><text:tab/></text:span><text:span text:style-name="T35">//</text:span><text:span text:style-name="T41">输</text:span><text:span text:style-name="T41">出基</text:span><text:span text:style-name="T41">类</text:span><text:span text:style-name="T35">B</text:span><text:span text:style-name="T41">中的</text:span><text:span text:style-name="T35">y</text:span><text:span text:style-name="T41">值</text:span></text:p>
              <text:p text:style-name="P44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0" draw:text-style-name="P95" xml:id="id152" draw:id="id152" draw:layer="layout" svg:width="9.525cm" svg:height="7.961cm" svg:x="15.028cm" svg:y="1.693cm">
          <text:list text:style-name="L2">
            <text:list-header>
              <text:p text:style-name="P94"><text:span text:style-name="T20">当派生类中新增加的数据或函数与基类中原有的同名时，若不加限制，则</text:span><text:span text:style-name="T31">优先调用派生类中的成员</text:span><text:span text:style-name="T20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52" smil:attributeName="visibility" smil:to="visible"/>
                  <anim:transitionFilter smil:dur="0.5s" smil:targetElement="id152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5" draw:layer="layout" svg:width="18.838cm" svg:height="18.8cm" svg:x="0cm" svg:y="0.423cm">
          <text:list text:style-name="L1">
            <text:list-header>
              <text:p text:style-name="P44"><text:span text:style-name="T35">class </text:span><text:span text:style-name="T35"><text:s/>A{</text:span></text:p>
              <text:p text:style-name="P44"><text:span text:style-name="T35">publ</text:span><text:span text:style-name="T35">ic:</text:span><text:span text:style-name="T35"><text:tab/></text:span><text:span text:style-name="T35">int </text:span><text:span text:style-name="T35">x;</text:span></text:p>
              <text:p text:style-name="P44"><text:span text:style-name="T35"><text:tab/></text:span><text:span text:style-name="T35">A(in</text:span><text:span text:style-name="T35">t <text:s/></text:span><text:span text:style-name="T35">a=0) </text:span><text:span text:style-name="T35">{ x=</text:span><text:span text:style-name="T35">a;}</text:span></text:p>
              <text:p text:style-name="P44"><text:span text:style-name="T35">};</text:span></text:p>
              <text:p text:style-name="P44"><text:span text:style-name="T35">class </text:span><text:span text:style-name="T35">B{</text:span></text:p>
              <text:p text:style-name="P44"><text:span text:style-name="T35">publ</text:span><text:span text:style-name="T35">ic:</text:span><text:span text:style-name="T35"><text:tab/></text:span><text:span text:style-name="T35">int </text:span><text:span text:style-name="T35">y;</text:span></text:p>
              <text:p text:style-name="P44"><text:span text:style-name="T35"><text:tab/></text:span><text:span text:style-name="T35">B(in</text:span><text:span text:style-name="T35">t </text:span><text:span text:style-name="T35">a=0) </text:span><text:span text:style-name="T35">{ y=</text:span><text:span text:style-name="T35">a;}</text:span></text:p>
              <text:p text:style-name="P44"><text:span text:style-name="T35">};</text:span></text:p>
            </text:list-header>
          </text:list>
          <text:list text:style-name="L2">
            <text:list-header>
              <text:p text:style-name="P44"><text:span text:style-name="T39">class </text:span><text:span text:style-name="T39">C:p</text:span><text:span text:style-name="T39">ubli</text:span><text:span text:style-name="T39">c A{</text:span></text:p>
              <text:p text:style-name="P44"><text:span text:style-name="T39"><text:tab/></text:span><text:span text:style-name="T39">int </text:span><text:span text:style-name="T39">z;</text:span><text:span text:style-name="T39"><text:tab/></text:span><text:span text:style-name="T39">B <text:s text:c="2"/></text:span><text:span text:style-name="T39">b1;</text:span><text:span text:style-name="T39"><text:tab/></text:span><text:span text:style-name="T39">A <text:s text:c="2"/></text:span><text:span text:style-name="T39">a1;</text:span></text:p>
              <text:p text:style-name="P44"><text:span text:style-name="T39">publ</text:span><text:span text:style-name="T39">ic:</text:span><text:span text:style-name="T39"><text:tab/></text:span><text:span text:style-name="T39">C(in</text:span><text:span text:style-name="T39">t </text:span><text:span text:style-name="T39">a,int </text:span><text:span text:style-name="T39">b,int </text:span><text:span text:style-name="T39">m):</text:span><text:span text:style-name="T39">A(a)</text:span><text:span text:style-name="T39">,b1(</text:span><text:span text:style-name="T39">b),a</text:span><text:span text:style-name="T39">1(a+</text:span><text:span text:style-name="T39">b)</text:span><text:span text:style-name="T39">{ <text:s/>z=</text:span><text:span text:style-name="T39">m; <text:s/>}</text:span></text:p>
              <text:p text:style-name="P44"><text:span text:style-name="T39"><text:tab/></text:span><text:span text:style-name="T39">void </text:span><text:span text:style-name="T39">Sho</text:span><text:span text:style-name="T39">w( ){</text:span><text:span text:style-name="T39"><text:tab/></text:span></text:p>
              <text:p text:style-name="P44"><text:span text:style-name="T39"><text:tab/></text:span><text:span text:style-name="T39">cout</text:span><text:span text:style-name="T39">&lt;&lt;"</text:span><text:span text:style-name="T39">x="</text:span><text:span text:style-name="T39">&lt;&lt;</text:span><text:span text:style-name="T36">x</text:span><text:span text:style-name="T39">&lt;&lt;'\</text:span><text:span text:style-name="T39">t';</text:span><text:span text:style-name="T39"><text:tab/></text:span><text:span text:style-name="T39"><text:tab/></text:span></text:p>
              <text:p text:style-name="P44"><text:span text:style-name="T39"><text:tab/></text:span><text:span text:style-name="T39">cout</text:span><text:span text:style-name="T39">&lt;&lt;"</text:span><text:span text:style-name="T39">y="</text:span><text:span text:style-name="T39">&lt;&lt;b</text:span><text:span text:style-name="T39">1.y&lt;</text:span><text:span text:style-name="T39">&lt;'\t';</text:span><text:span text:style-name="T39"><text:tab/></text:span><text:span text:style-name="T39"><text:tab/></text:span></text:p>
              <text:p text:style-name="P44"><text:span text:style-name="T39"><text:tab/></text:span><text:span text:style-name="T39">cout</text:span><text:span text:style-name="T39">&lt;&lt;"</text:span><text:span text:style-name="T39">x="</text:span><text:span text:style-name="T39">&lt;&lt;z&lt;</text:span><text:span text:style-name="T39">&lt;'\</text:span><text:span text:style-name="T39">n';</text:span></text:p>
              <text:p text:style-name="P44"><text:span text:style-name="T39"><text:tab/></text:span><text:span text:style-name="T39">cout</text:span><text:span text:style-name="T39">&lt;&lt;"</text:span><text:span text:style-name="T39">a1.x</text:span><text:span text:style-name="T39">="&lt;</text:span><text:span text:style-name="T39">&lt;</text:span><text:span text:style-name="T36">a1.</text:span><text:span text:style-name="T36">x</text:span><text:span text:style-name="T39">&lt;&lt;e</text:span><text:span text:style-name="T39">ndl; </text:span><text:span text:style-name="T39"><text:tab/></text:span><text:span text:style-name="T39">}</text:span></text:p>
              <text:p text:style-name="P44"><text:span text:style-name="T39">};</text:span></text:p>
            </text:list-header>
          </text:list>
          <text:list text:style-name="L1">
            <text:list-header>
              <text:p text:style-name="P44"><text:span text:style-name="T35">void </text:span><text:span text:style-name="T35"><text:s/></text:span><text:span text:style-name="T35">mai</text:span><text:span text:style-name="T35">n(vo</text:span><text:span text:style-name="T35">id)</text:span></text:p>
              <text:p text:style-name="P44"><text:span text:style-name="T35">{</text:span><text:span text:style-name="T35"><text:tab/></text:span><text:span text:style-name="T35">C </text:span><text:span text:style-name="T35">c1(1</text:span><text:span text:style-name="T35">00,2</text:span><text:span text:style-name="T35">00,5</text:span><text:span text:style-name="T35">00);</text:span></text:p>
              <text:p text:style-name="P44"><text:span text:style-name="T35"><text:tab/></text:span><text:span text:style-name="T35">c1.S</text:span><text:span text:style-name="T35">how(</text:span><text:span text:style-name="T35">);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.386cm" svg:height="9.068cm" svg:x="20.32cm" svg:y="1.693cm">
          <table:table>
            <table:table-column table:style-name="co8"/>
            <table:table-row table:style-name="ro19">
              <table:table-cell table:style-name="ce30">
                <text:list text:style-name="L1">
                  <text:list-header>
                    <text:p text:style-name="P37"><text:span text:style-name="T6">x</text:span></text:p>
                  </text:list-header>
                </text:list>
              </table:table-cell>
            </table:table-row>
            <table:table-row table:style-name="ro20">
              <table:table-cell table:style-name="ce31">
                <text:list text:continue-numbering="true" text:style-name="L1">
                  <text:list-header>
                    <text:p text:style-name="P37"><text:span text:style-name="T6">z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  <table:table-row table:style-name="ro20">
              <table:table-cell table:style-name="ce31">
                <text:list text:continue-numbering="true" text:style-name="L1">
                  <text:list-header>
                    <text:p text:style-name="P37"><text:span text:style-name="T6">a1.x</text:span></text:p>
                  </text:list-header>
                </text:list>
              </table:table-cell>
            </table:table-row>
            <table:table-row table:style-name="ro19">
              <table:table-cell table:style-name="ce32">
                <text:list text:continue-numbering="true" text:style-name="L1">
                  <text:list-header>
                    <text:p text:style-name="P37"><text:span text:style-name="T6">b1.y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custom-shape draw:name="Text Box 24" draw:style-name="gr4" draw:text-style-name="P97" draw:layer="layout" svg:width="7.197cm" svg:height="2.293cm" svg:x="18.203cm" svg:y="10.16cm">
          <text:list text:style-name="L1">
            <text:list-header>
              <text:p text:style-name="P96"><text:span text:style-name="T9">C</text:span><text:span text:style-name="T11">的对象所占空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5" draw:style-name="gr141" draw:text-style-name="P47" xml:id="id153" draw:id="id153" draw:layer="layout" svg:width="5.608cm" svg:height="1.006cm" svg:x="14.444cm" svg:y="1.905cm">
          <text:list text:style-name="L4">
            <text:list-header>
              <text:p text:style-name="P46"><text:span text:style-name="T42">从基类</text:span><text:span text:style-name="T43">A</text:span><text:span text:style-name="T42">中继承</text:span></text:p>
            </text:list-header>
          </text:list>
          <draw:enhanced-geometry svg:viewBox="0 0 21600 21600" draw:text-areas="800 800 20800 20800" draw:type="round-rectangular-callout" draw:modifiers="24784.7388126226 8579.94041708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6" draw:style-name="gr142" draw:text-style-name="P98" xml:id="id154" draw:id="id154" draw:layer="layout" svg:width="5.608cm" svg:height="1.006cm" svg:x="14.447cm" svg:y="3.598cm">
          <text:list text:style-name="L4">
            <text:list-header>
              <text:p text:style-name="P46"><text:span text:style-name="T42">在类</text:span><text:span text:style-name="T43">C</text:span><text:span text:style-name="T42">中新说明</text:span></text:p>
            </text:list-header>
          </text:list>
          <draw:enhanced-geometry svg:viewBox="0 0 21600 21600" draw:text-areas="800 800 20800 20800" draw:type="round-rectangular-callout" draw:modifiers="24958.0317347121 13213.1082423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7" draw:style-name="gr143" draw:text-style-name="P98" xml:id="id155" draw:id="id155" draw:layer="layout" svg:width="5.608cm" svg:height="1.006cm" svg:x="14.443cm" svg:y="5.08cm">
          <text:list text:style-name="L4">
            <text:list-header>
              <text:p text:style-name="P46"><text:span text:style-name="T42">在类</text:span><text:span text:style-name="T43">C</text:span><text:span text:style-name="T42">中新说明</text:span></text:p>
            </text:list-header>
          </text:list>
          <draw:enhanced-geometry svg:viewBox="0 0 21600 21600" draw:text-areas="800 800 20800 20800" draw:type="round-rectangular-callout" draw:modifiers="23771.9379568551 14071.1022840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8" draw:style-name="gr144" draw:text-style-name="P98" xml:id="id156" draw:id="id156" draw:layer="layout" svg:width="5.608cm" svg:height="1.006cm" svg:x="14.443cm" svg:y="6.773cm">
          <text:list text:style-name="L4">
            <text:list-header>
              <text:p text:style-name="P46"><text:span text:style-name="T42">在类</text:span><text:span text:style-name="T43">C</text:span><text:span text:style-name="T42">中新说明</text:span></text:p>
            </text:list-header>
          </text:list>
          <draw:enhanced-geometry svg:viewBox="0 0 21600 21600" draw:text-areas="800 800 20800 20800" draw:type="round-rectangular-callout" draw:modifiers="24954.1807808879 15122.1449851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9" draw:style-name="gr145" draw:text-style-name="P98" xml:id="id157" draw:id="id157" draw:layer="layout" svg:width="5.608cm" svg:height="1.006cm" svg:x="14.654cm" svg:y="8.467cm">
          <text:list text:style-name="L4">
            <text:list-header>
              <text:p text:style-name="P46"><text:span text:style-name="T42">在类</text:span><text:span text:style-name="T43">C</text:span><text:span text:style-name="T42">中新说明</text:span></text:p>
            </text:list-header>
          </text:list>
          <draw:enhanced-geometry svg:viewBox="0 0 21600 21600" draw:text-areas="800 800 20800 20800" draw:type="round-rectangular-callout" draw:modifiers="24149.3314316277 11239.7219463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0" draw:style-name="gr146" draw:text-style-name="P47" xml:id="id158" draw:id="id158" draw:layer="layout" svg:width="5.608cm" svg:height="1.006cm" svg:x="10.209cm" svg:y="11.218cm">
          <text:list text:style-name="L4">
            <text:list-header>
              <text:p text:style-name="P46"><text:span text:style-name="T42">从基类</text:span><text:span text:style-name="T43">A</text:span><text:span text:style-name="T42">中继承</text:span></text:p>
            </text:list-header>
          </text:list>
          <draw:enhanced-geometry svg:viewBox="0 0 21600 21600" draw:text-areas="800 800 20800 20800" draw:type="round-rectangular-callout" draw:modifiers="-3292.56551970048 11132.4726911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1" draw:style-name="gr147" draw:text-style-name="P98" xml:id="id159" draw:id="id159" draw:layer="layout" svg:width="7.703cm" svg:height="1.006cm" svg:x="6.61cm" svg:y="15.452cm">
          <text:list text:style-name="L4">
            <text:list-header>
              <text:p text:style-name="P46"><text:span text:style-name="T42">新说明类</text:span><text:span text:style-name="T43">A</text:span><text:span text:style-name="T42">对象中的</text:span><text:span text:style-name="T43">x</text:span></text:p>
            </text:list-header>
          </text:list>
          <draw:enhanced-geometry svg:viewBox="0 0 21600 21600" draw:text-areas="800 800 20800 20800" draw:type="round-rectangular-callout" draw:modifiers="6838.31775700935 -11947.5670307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4" smil:attributeName="visibility" smil:to="visible"/>
                  <anim:transitionFilter smil:dur="0.5s" smil:targetElement="id15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5" smil:attributeName="visibility" smil:to="visible"/>
                  <anim:transitionFilter smil:dur="0.5s" smil:targetElement="id15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6" smil:attributeName="visibility" smil:to="visible"/>
                  <anim:transitionFilter smil:dur="0.5s" smil:targetElement="id15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7" smil:attributeName="visibility" smil:to="visible"/>
                  <anim:transitionFilter smil:dur="0.5s" smil:targetElement="id15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8" smil:attributeName="visibility" smil:to="visible"/>
                  <anim:transitionFilter smil:dur="0.5s" smil:targetElement="id15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9" smil:attributeName="visibility" smil:to="visible"/>
                  <anim:transitionFilter smil:dur="0.5s" smil:targetElement="id15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8" draw:text-style-name="P13" draw:layer="layout" svg:width="24.765cm" svg:height="6.247cm" svg:x="0cm" svg:y="0cm">
          <text:list text:style-name="L1">
            <text:list-header>
              <text:p text:style-name="P12"><text:span text:style-name="T70">基类与对象成员</text:span></text:p>
            </text:list-header>
          </text:list>
          <text:list text:style-name="L2">
            <text:list-header>
              <text:p text:style-name="P12"><text:span text:style-name="T55">任一基类在派生类中只能继承一次，否则，会造成成员名的冲突</text:span><text:span text:style-name="T7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95" draw:layer="layout" svg:width="25.4cm" svg:height="3.341cm" svg:x="0cm" svg:y="6.562cm">
          <text:list text:style-name="L1">
            <text:list-header>
              <text:p text:style-name="P94"><text:span text:style-name="T8">若在派生类中，确实要有二个以上基类的成员，</text:span><text:span text:style-name="T31">则可用基类的二个对象作为派生类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6" draw:layer="layout" svg:width="25.4cm" svg:height="8.621cm" svg:x="0cm" svg:y="10.372cm">
          <text:list text:style-name="L1">
            <text:list-header>
              <text:p text:style-name="P35"><text:span text:style-name="T8">把一个类作为派生类的基类或把一个类的对象作为一个类的成员，在使用上是有区别的：在派生类中可直接使用基类的成员（访问权限允许的话），但要</text:span><text:span text:style-name="T16">使用对象成员的成员时，必须在对象名后加上成员运算符“</text:span><text:span text:style-name="T17">.”</text:span><text:span text:style-name="T16">和成员名</text:span><text:span text:style-name="T20">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2" draw:layer="layout" svg:width="25.4cm" svg:height="13.427cm" svg:x="0cm" svg:y="0cm">
          <text:list text:style-name="L1">
            <text:list-header>
              <text:p text:style-name="P71"><text:span text:style-name="T15">在平面上作两个点，连一直线，求直线的长度和直线中点的坐标。</text:span></text:p>
            </text:list-header>
          </text:list>
          <text:list text:style-name="L2">
            <text:list-header>
              <text:p text:style-name="P71"><text:span text:style-name="T55">基类为</text:span><text:span text:style-name="T57">Dot</text:span><text:span text:style-name="T55">，有两个公有数据成员，即平面上的坐标（</text:span><text:span text:style-name="T57">x,y)</text:span><text:span text:style-name="T55">，同时有构造函数及打印函数。</text:span></text:p>
            </text:list-header>
          </text:list>
          <text:list text:style-name="L1">
            <text:list-header>
              <text:p text:style-name="P71"><text:span text:style-name="T15">派生类为</text:span><text:span text:style-name="T18">Line</text:span><text:span text:style-name="T15">，有</text:span><text:span text:style-name="T72">两个基类</text:span><text:span text:style-name="T73">Dot</text:span><text:span text:style-name="T72">对象</text:span><text:span text:style-name="T15">，分别存放两点的坐标，同时，从</text:span><text:span text:style-name="T55">基类继承了一个</text:span><text:span text:style-name="T57">Dot</text:span><text:span text:style-name="T55">数据</text:span><text:span text:style-name="T15">，存放直线中点的坐标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60" draw:id="id160" draw:layer="layout" svg:width="7.619cm" svg:height="8.414cm" svg:x="0.635cm" svg:y="3.387cm">
          <table:table>
            <table:table-column table:style-name="co9"/>
            <table:table-row table:style-name="ro1">
              <table:table-cell table:style-name="ce30">
                <text:list text:style-name="L1">
                  <text:list-header>
                    <text:p text:style-name="P37"><text:span text:style-name="T6">x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1">
                  <text:list-header>
                    <text:p text:style-name="P37"><text:span text:style-name="T6">y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1">
                  <text:list-header>
                    <text:p text:style-name="P37"><text:span text:style-name="T6">Dot(x,y)(</text:span><text:span text:style-name="T8">构造</text:span><text:span text:style-name="T6">)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1">
                  <text:list-header>
                    <text:p text:style-name="P37"><text:span text:style-name="T6">Dot(&amp;dot)(</text:span><text:span text:style-name="T8">拷贝</text:span><text:span text:style-name="T6">)</text:span></text:p>
                  </text:list-header>
                </text:list>
              </table:table-cell>
            </table:table-row>
            <table:table-row table:style-name="ro1">
              <table:table-cell table:style-name="ce32">
                <text:list text:continue-numbering="true" text:style-name="L1">
                  <text:list-header>
                    <text:p text:style-name="P37"><text:span text:style-name="T6">Show()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 Box 16" draw:style-name="gr4" draw:text-style-name="P97" xml:id="id161" draw:id="id161" draw:layer="layout" svg:width="6.985cm" svg:height="1.277cm" svg:x="0.847cm" svg:y="10.795cm">
          <text:list text:style-name="L1">
            <text:list-header>
              <text:p text:style-name="P96"><text:span text:style-name="T9">Dot</text:span><text:span text:style-name="T11">的对象空间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62" draw:id="id162" draw:layer="layout" svg:width="6.772cm" svg:height="17.298cm" svg:x="13.335cm" svg:y="1.058cm">
          <table:table>
            <table:table-column table:style-name="co10"/>
            <table:table-column table:style-name="co11"/>
            <table:table-row table:style-name="ro22">
              <table:table-cell table:style-name="ce33" table:number-columns-spanned="2">
                <text:list text:style-name="L2">
                  <text:list-header>
                    <text:p text:style-name="P48"><text:span text:style-name="T26">x(</text:span><text:span text:style-name="T30">中点</text:span><text:span text:style-name="T26">)</text:span></text:p>
                  </text:list-header>
                </text:list>
              </table:table-cell>
              <table:covered-table-cell table:style-name="standard"/>
            </table:table-row>
            <table:table-row table:style-name="ro23">
              <table:table-cell table:style-name="ce34" table:number-columns-spanned="2">
                <text:list text:continue-numbering="true" text:style-name="L2">
                  <text:list-header>
                    <text:p text:style-name="P48"><text:span text:style-name="T26">y(</text:span><text:span text:style-name="T30">中点</text:span><text:span text:style-name="T26">)</text:span></text:p>
                  </text:list-header>
                </text:list>
              </table:table-cell>
              <table:covered-table-cell table:style-name="standard"/>
            </table:table-row>
            <table:table-row table:style-name="ro22">
              <table:table-cell table:style-name="ce34" table:number-columns-spanned="2">
                <text:list text:continue-numbering="true" text:style-name="L2">
                  <text:list-header>
                    <text:p text:style-name="P48"><text:span text:style-name="T26">Dot(x,y)</text:span></text:p>
                  </text:list-header>
                </text:list>
              </table:table-cell>
              <table:covered-table-cell table:style-name="standard"/>
            </table:table-row>
            <table:table-row table:style-name="ro24">
              <table:table-cell table:style-name="ce34" table:number-columns-spanned="2">
                <text:list text:continue-numbering="true" text:style-name="L2">
                  <text:list-header>
                    <text:p text:style-name="P48"><text:span text:style-name="T26">Dot(&amp;dot)</text:span></text:p>
                  </text:list-header>
                </text:list>
              </table:table-cell>
              <table:covered-table-cell table:style-name="standard"/>
            </table:table-row>
            <table:table-row table:style-name="ro22">
              <table:table-cell table:style-name="ce34" table:number-columns-spanned="2">
                <text:list text:continue-numbering="true" text:style-name="L2">
                  <text:list-header>
                    <text:p text:style-name="P48"><text:span text:style-name="T26">Show()</text:span></text:p>
                  </text:list-header>
                </text:list>
              </table:table-cell>
              <table:covered-table-cell table:style-name="standard"/>
            </table:table-row>
            <table:table-row table:style-name="ro22">
              <table:table-cell table:style-name="ce35" table:number-rows-spanned="5">
                <text:list text:style-name="L5">
                  <text:list-header>
                    <text:p text:style-name="P48"><text:span text:style-name="T74">d1</text:span></text:p>
                  </text:list-header>
                </text:list>
              </table:table-cell>
              <table:table-cell table:style-name="ce36">
                <text:list text:continue-numbering="true" text:style-name="L5">
                  <text:list-header>
                    <text:p text:style-name="P48"><text:span text:style-name="T74">x</text:span></text:p>
                  </text:list-header>
                </text:list>
              </table:table-cell>
            </table:table-row>
            <table:table-row table:style-name="ro23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y</text:span></text:p>
                  </text:list-header>
                </text:list>
              </table:table-cell>
            </table:table-row>
            <table:table-row table:style-name="ro22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Dot(x.y)</text:span></text:p>
                  </text:list-header>
                </text:list>
              </table:table-cell>
            </table:table-row>
            <table:table-row table:style-name="ro24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Dot(&amp;dot)</text:span></text:p>
                  </text:list-header>
                </text:list>
              </table:table-cell>
            </table:table-row>
            <table:table-row table:style-name="ro22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Show()</text:span></text:p>
                  </text:list-header>
                </text:list>
              </table:table-cell>
            </table:table-row>
            <table:table-row table:style-name="ro22">
              <table:table-cell table:style-name="ce35" table:number-rows-spanned="5">
                <text:list text:continue-numbering="true" text:style-name="L5">
                  <text:list-header>
                    <text:p text:style-name="P48"><text:span text:style-name="T74">d2</text:span></text:p>
                  </text:list-header>
                </text:list>
              </table:table-cell>
              <table:table-cell table:style-name="ce36">
                <text:list text:continue-numbering="true" text:style-name="L5">
                  <text:list-header>
                    <text:p text:style-name="P48"><text:span text:style-name="T74">x</text:span></text:p>
                  </text:list-header>
                </text:list>
              </table:table-cell>
            </table:table-row>
            <table:table-row table:style-name="ro23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y</text:span></text:p>
                  </text:list-header>
                </text:list>
              </table:table-cell>
            </table:table-row>
            <table:table-row table:style-name="ro22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Dot(x,y)</text:span></text:p>
                  </text:list-header>
                </text:list>
              </table:table-cell>
            </table:table-row>
            <table:table-row table:style-name="ro24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Dot(&amp;dot)</text:span></text:p>
                  </text:list-header>
                </text:list>
              </table:table-cell>
            </table:table-row>
            <table:table-row table:style-name="ro22">
              <table:covered-table-cell table:style-name="standard"/>
              <table:table-cell table:style-name="ce36">
                <text:list text:continue-numbering="true" text:style-name="L5">
                  <text:list-header>
                    <text:p text:style-name="P48"><text:span text:style-name="T74">Show()</text:span></text:p>
                  </text:list-header>
                </text:list>
              </table:table-cell>
            </table:table-row>
            <table:table-row table:style-name="ro22">
              <table:table-cell table:style-name="ce34" table:number-columns-spanned="2">
                <text:list text:style-name="L1">
                  <text:list-header>
                    <text:p text:style-name="P48"><text:span text:style-name="T9">Line(dot1,dot2)</text:span></text:p>
                  </text:list-header>
                </text:list>
              </table:table-cell>
              <table:covered-table-cell table:style-name="standard"/>
            </table:table-row>
            <table:table-row table:style-name="ro23">
              <table:table-cell table:style-name="ce37" table:number-columns-spanned="2">
                <text:list text:continue-numbering="true" text:style-name="L1">
                  <text:list-header>
                    <text:p text:style-name="P48"><text:span text:style-name="T9">Showl()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31.svm" xlink:type="simple" xlink:show="embed" xlink:actuate="onLoad"/>
        </draw:frame>
        <draw:custom-shape draw:name="AutoShape 58" draw:style-name="gr149" draw:text-style-name="P24" xml:id="id163" draw:id="id163" draw:layer="layout" svg:width="1.482cm" svg:height="16.722cm" svg:x="11.853cm" svg:y="1.27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59" draw:style-name="gr150" draw:text-style-name="P100" xml:id="id164" draw:id="id164" draw:layer="layout" svg:width="2.963cm" svg:height="3.816cm" svg:x="9.102cm" svg:y="7.197cm">
          <text:list text:style-name="L2">
            <text:list-header>
              <text:p text:style-name="P99"><text:span text:style-name="T7">Line</text:span><text:span text:style-name="T20">对象空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0" draw:style-name="gr149" draw:text-style-name="P24" xml:id="id165" draw:id="id165" draw:layer="layout" svg:width="1.058cm" svg:height="4.869cm" svg:x="20.32cm" svg:y="1.05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1" draw:style-name="gr151" draw:text-style-name="P101" xml:id="id166" draw:id="id166" draw:layer="layout" svg:width="3.81cm" svg:height="2.631cm" svg:x="21.59cm" svg:y="2.328cm">
          <text:list text:style-name="L4">
            <text:list-header>
              <text:p text:style-name="P99"><text:span text:style-name="T33">从基类继承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2" draw:style-name="gr149" draw:text-style-name="P24" xml:id="id167" draw:id="id167" draw:layer="layout" svg:width="0.847cm" svg:height="9.525cm" svg:x="20.32cm" svg:y="6.562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3" draw:style-name="gr152" draw:text-style-name="P102" xml:id="id168" draw:id="id168" draw:layer="layout" svg:width="2.54cm" svg:height="2.631cm" svg:x="21.802cm" svg:y="9.948cm">
          <text:list text:style-name="L4">
            <text:list-header>
              <text:p text:style-name="P8"><text:span text:style-name="T33">基类对象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60" smil:attributeName="visibility" smil:to="visible"/>
                  <anim:transitionFilter smil:dur="0.5s" smil:targetElement="id16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1" smil:attributeName="visibility" smil:to="visible"/>
                  <anim:transitionFilter smil:dur="0.5s" smil:targetElement="id16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62" smil:attributeName="visibility" smil:to="visible"/>
                  <anim:transitionFilter smil:dur="0.5s" smil:targetElement="id1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3" smil:attributeName="visibility" smil:to="visible"/>
                  <anim:transitionFilter smil:dur="0.5s" smil:targetElement="id16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4" smil:attributeName="visibility" smil:to="visible"/>
                  <anim:transitionFilter smil:dur="0.5s" smil:targetElement="id16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7" smil:attributeName="visibility" smil:to="visible"/>
                  <anim:transitionFilter smil:dur="0.5s" smil:targetElement="id16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8" smil:attributeName="visibility" smil:to="visible"/>
                  <anim:transitionFilter smil:dur="0.5s" smil:targetElement="id168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3" draw:text-style-name="P45" draw:layer="layout" svg:width="25.4cm" svg:height="17.851cm" svg:x="0cm" svg:y="0cm">
          <text:list text:style-name="L2">
            <text:list-header>
              <text:p text:style-name="P44"><text:span text:style-name="T39">class Dot{</text:span></text:p>
              <text:p text:style-name="P44"><text:span text:style-name="T39">public:</text:span><text:span text:style-name="T39"><text:tab/></text:span><text:span text:style-name="T39">float x,y;</text:span></text:p>
              <text:p text:style-name="P44"><text:span text:style-name="T39"><text:tab/></text:span><text:span text:style-name="T39">Dot(float a=0,float b=0){ x=a; y=b;}</text:span></text:p>
              <text:p text:style-name="P44"><text:span text:style-name="T39"><text:tab/></text:span><text:span text:style-name="T39">void Show(void){cout&lt;&lt;"x="&lt;&lt;x&lt;&lt;'\t'&lt;&lt;"y="&lt;&lt;y&lt;&lt;endl;}</text:span></text:p>
              <text:p text:style-name="P44"><text:span text:style-name="T39">};</text:span></text:p>
            </text:list-header>
          </text:list>
          <text:list text:style-name="L1">
            <text:list-header>
              <text:p text:style-name="P44"><text:span text:style-name="T35">class Line:</text:span><text:span text:style-name="T39">public Dot</text:span><text:span text:style-name="T35">{</text:span></text:p>
              <text:p text:style-name="P44"><text:span text:style-name="T35"><text:tab/></text:span><text:span text:style-name="T37">Dot d1,d2;</text:span></text:p>
              <text:p text:style-name="P44"><text:span text:style-name="T35">public:</text:span><text:span text:style-name="T35"><text:tab/></text:span><text:span text:style-name="T38">Line(Dot dot1,Dot dot2)</text:span><text:span text:style-name="T35">:</text:span><text:span text:style-name="T37">d1(dot1),d2(dot2)</text:span></text:p>
              <text:p text:style-name="P44"><text:span text:style-name="T35"><text:tab/></text:span><text:span text:style-name="T35">{ </text:span><text:span text:style-name="T36">x=(d1.x+d2.x)/2; <text:s text:c="3"/>y=(d1.x+d2.y)/2;</text:span><text:span text:style-name="T35">}</text:span></text:p>
              <text:p text:style-name="P44"><text:span text:style-name="T35"><text:s/></text:span><text:span text:style-name="T35">void Showl(void){ cout&lt;&lt;"Dot1: <text:s/>"; </text:span><text:span text:style-name="T37">d1.Show()</text:span><text:span text:style-name="T35">; cout&lt;&lt;"Dot2: <text:s/>"; </text:span><text:span text:style-name="T37">d2.Show()</text:span><text:span text:style-name="T35">;</text:span></text:p>
              <text:p text:style-name="P44"><text:span text:style-name="T35"><text:s/></text:span><text:span text:style-name="T35">cout&lt;&lt;"Length="&lt;&lt;sqrt((</text:span><text:span text:style-name="T37">d1.x</text:span><text:span text:style-name="T35">-</text:span><text:span text:style-name="T37">d2.x</text:span><text:span text:style-name="T35">)*(</text:span><text:span text:style-name="T37">d1.x</text:span><text:span text:style-name="T35">-</text:span><text:span text:style-name="T37">d2.x</text:span><text:span text:style-name="T35">)+(</text:span><text:span text:style-name="T37">d1.y</text:span><text:span text:style-name="T35">-</text:span><text:span text:style-name="T37">d2.y</text:span><text:span text:style-name="T35">)*(</text:span><text:span text:style-name="T37">d1.y</text:span><text:span text:style-name="T35">-</text:span><text:span text:style-name="T37">d2.y</text:span><text:span text:style-name="T35">))&lt;&lt;endl;</text:span></text:p>
              <text:p text:style-name="P44"><text:span text:style-name="T35"><text:s/></text:span><text:span text:style-name="T35">cout&lt;&lt;"Center: <text:s/>"&lt;&lt;"x="&lt;&lt;</text:span><text:span text:style-name="T36">x</text:span><text:span text:style-name="T35">&lt;&lt;'\t'&lt;&lt;"y="&lt;&lt;</text:span><text:span text:style-name="T36">y</text:span><text:span text:style-name="T35">&lt;&lt;endl;</text:span><text:span text:style-name="T35"><text:tab/></text:span><text:span text:style-name="T35">}</text:span></text:p>
              <text:p text:style-name="P44"><text:span text:style-name="T35">};</text:span></text:p>
              <text:p text:style-name="P44"><text:span text:style-name="T35">void main(void)</text:span></text:p>
              <text:p text:style-name="P44"><text:span text:style-name="T35">{ <text:s text:c="2"/>float a,b;</text:span></text:p>
              <text:p text:style-name="P44"><text:span text:style-name="T35"><text:s text:c="5"/></text:span><text:span text:style-name="T35">cout&lt;&lt;"Input Dot1: \n"; <text:s/>cin&gt;&gt;a&gt;&gt;b;</text:span></text:p>
              <text:p text:style-name="P44"><text:span text:style-name="T35"><text:s text:c="5"/></text:span><text:span text:style-name="T39">Dot dot1(a,b);//</text:span><text:span text:style-name="T40">调用</text:span><text:span text:style-name="T39">Dot</text:span><text:span text:style-name="T40">的构造函数</text:span></text:p>
              <text:p text:style-name="P44"><text:span text:style-name="T41"><text:s text:c="4"/></text:span><text:span text:style-name="T35">cout&lt;&lt;"Input Dot2: \n"; cin&gt;&gt;a&gt;&gt;b;</text:span></text:p>
              <text:p text:style-name="P44"><text:span text:style-name="T35"><text:s text:c="4"/></text:span><text:span text:style-name="T39">Dot dot2(a,b);</text:span><text:span text:style-name="T35"> <text:s/></text:span><text:span text:style-name="T35"><text:tab/></text:span><text:span text:style-name="T38">Line line(dot1,dot2)</text:span><text:span text:style-name="T35">; <text:s text:c="2"/>line.Showl();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54" draw:text-style-name="P47" xml:id="id169" draw:id="id169" draw:layer="layout" svg:width="7.777cm" svg:height="1.006cm" svg:x="14.23cm" svg:y="0.847cm">
          <text:list text:style-name="L4">
            <text:list-header>
              <text:p text:style-name="P46"><text:span text:style-name="T42">用坐标初始化</text:span><text:span text:style-name="T43">Dot</text:span><text:span text:style-name="T42">对象</text:span></text:p>
            </text:list-header>
          </text:list>
          <draw:enhanced-geometry svg:viewBox="0 0 21600 21600" draw:text-areas="800 800 20800 20800" draw:type="round-rectangular-callout" draw:modifiers="-2385.49755721265 23895.134061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55" draw:text-style-name="P47" xml:id="id170" draw:id="id170" draw:layer="layout" svg:width="8.064cm" svg:height="1.006cm" svg:x="7.251cm" svg:y="5.292cm">
          <text:list text:style-name="L4">
            <text:list-header>
              <text:p text:style-name="P46"><text:span text:style-name="T42">在</text:span><text:span text:style-name="T43">Line</text:span><text:span text:style-name="T42">中新说明的成员</text:span></text:p>
            </text:list-header>
          </text:list>
          <draw:enhanced-geometry svg:viewBox="0 0 21600 21600" draw:text-areas="800 800 20800 20800" draw:type="round-rectangular-callout" draw:modifiers="-2319.35523868568 13406.1569016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56" draw:text-style-name="P47" xml:id="id171" draw:id="id171" draw:layer="layout" svg:width="4.69cm" svg:height="1.006cm" svg:x="15.475cm" svg:y="5.292cm">
          <text:list text:style-name="L4">
            <text:list-header>
              <text:p text:style-name="P46"><text:span text:style-name="T42">对成员初始化</text:span></text:p>
            </text:list-header>
          </text:list>
          <draw:enhanced-geometry svg:viewBox="0 0 21600 21600" draw:text-areas="800 800 20800 20800" draw:type="round-rectangular-callout" draw:modifiers="-511.106373907482 28549.7517378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57" draw:text-style-name="P47" xml:id="id172" draw:id="id172" draw:layer="layout" svg:width="8.298cm" svg:height="1.006cm" svg:x="15.622cm" svg:y="6.985cm">
          <text:list text:style-name="L4">
            <text:list-header>
              <text:p text:style-name="P46"><text:span text:style-name="T43">x</text:span><text:span text:style-name="T42">，</text:span><text:span text:style-name="T43">y</text:span><text:span text:style-name="T42">是继承基类的成员</text:span></text:p>
            </text:list-header>
          </text:list>
          <draw:enhanced-geometry svg:viewBox="0 0 21600 21600" draw:text-areas="800 800 20800 20800" draw:type="round-rectangular-callout" draw:modifiers="-3529.29268586577 18532.6713008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58" draw:text-style-name="P47" xml:id="id173" draw:id="id173" draw:layer="layout" svg:width="3.164cm" svg:height="1.006cm" svg:x="10.602cm" svg:y="3.81cm">
          <text:list text:style-name="L4">
            <text:list-header>
              <text:p text:style-name="P46"><text:span text:style-name="T42">打印坐标</text:span></text:p>
            </text:list-header>
          </text:list>
          <draw:enhanced-geometry svg:viewBox="0 0 21600 21600" draw:text-areas="800 800 20800 20800" draw:type="round-rectangular-callout" draw:modifiers="3480.56872037915 -9566.63356504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69" smil:attributeName="visibility" smil:to="visible"/>
                  <anim:transitionFilter smil:dur="0.5s" smil:targetElement="id16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70" smil:attributeName="visibility" smil:to="visible"/>
                  <anim:transitionFilter smil:dur="0.5s" smil:targetElement="id17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72" smil:attributeName="visibility" smil:to="visible"/>
                  <anim:transitionFilter smil:dur="0.5s" smil:targetElement="id17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04" draw:layer="layout" svg:width="25.4cm" svg:height="1.885cm" svg:x="0cm" svg:y="0cm">
          <text:list text:style-name="L1">
            <text:list-header>
              <text:p text:style-name="P103"><text:span text:style-name="T18"><text:s/></text:span><text:span text:style-name="T15">赋值兼容规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0" draw:style-name="gr159" draw:text-style-name="P23" draw:layer="layout" svg:width="1.905cm" svg:height="2.54cm" svg:x="4.868cm" svg:y="5.08cm">
          <text:p/>
          <draw:enhanced-geometry svg:viewBox="0 0 21600 21600" draw:type="rectangle" draw:enhanced-path="M 0 0 L 21600 0 21600 21600 0 21600 0 0 Z N"/>
        </draw:custom-shape>
        <draw:custom-shape draw:name="Text Box 71" draw:style-name="gr7" draw:text-style-name="P21" draw:layer="layout" svg:width="2.54cm" svg:height="2.667cm" svg:x="2.328cm" svg:y="3.81cm">
          <text:list text:style-name="L1">
            <text:list-header>
              <text:p text:style-name="P20"><text:span text:style-name="T8">基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7" draw:text-style-name="P21" draw:layer="layout" svg:width="3.598cm" svg:height="2.667cm" svg:x="13.97cm" svg:y="4.022cm">
          <text:list text:style-name="L1">
            <text:list-header>
              <text:p text:style-name="P20"><text:span text:style-name="T8">派生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4" draw:text-style-name="P104" draw:layer="layout" svg:width="25.4cm" svg:height="1.885cm" svg:x="0cm" svg:y="1.693cm">
          <text:list text:style-name="L1">
            <text:list-header>
              <text:p text:style-name="P103"><text:span text:style-name="T18"><text:s/></text:span><text:span text:style-name="T15">相互之间能否赋值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5" draw:style-name="gr159" draw:text-style-name="P23" draw:layer="layout" svg:width="1.905cm" svg:height="2.54cm" svg:x="11.642cm" svg:y="5.08cm">
          <text:p/>
          <draw:enhanced-geometry svg:viewBox="0 0 21600 21600" draw:type="rectangle" draw:enhanced-path="M 0 0 L 21600 0 21600 21600 0 21600 0 0 Z N"/>
        </draw:custom-shape>
        <draw:custom-shape draw:name="Rectangle 77" draw:style-name="gr160" draw:text-style-name="P105" draw:layer="layout" svg:width="1.905cm" svg:height="2.54cm" svg:x="11.642cm" svg:y="7.62cm">
          <text:p/>
          <draw:enhanced-geometry svg:viewBox="0 0 21600 21600" draw:type="rectangle" draw:enhanced-path="M 0 0 L 21600 0 21600 21600 0 21600 0 0 Z N"/>
        </draw:custom-shape>
        <draw:custom-shape draw:name="AutoShape 78" draw:style-name="gr161" draw:text-style-name="P43" xml:id="id177" draw:id="id177" draw:layer="layout" svg:width="3.386cm" svg:height="1.27cm" svg:x="7.197cm" svg:y="5.71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79" draw:style-name="gr162" draw:text-style-name="P104" xml:id="id176" draw:id="id176" draw:layer="layout" svg:width="25.4cm" svg:height="1.885cm" svg:x="0cm" svg:y="10.795cm">
          <text:list text:style-name="L2">
            <text:list-header>
              <text:p text:style-name="P103"><text:span text:style-name="T57"><text:s/></text:span><text:span text:style-name="T55">可以将派生类对象的值赋给基类对象。</text:span><text:span text:style-name="T16">反之不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1" draw:style-name="gr163" draw:text-style-name="P81" xml:id="id174" draw:id="id174" draw:layer="layout" svg:width="3.72cm" svg:height="1.408cm" svg:x="1.441cm" svg:y="8.242cm">
          <text:list text:style-name="L4">
            <text:list-header>
              <text:p text:style-name="P20"><text:span text:style-name="T34">Base <text:s/>b;</text:span></text:p>
            </text:list-header>
          </text:list>
          <draw:enhanced-geometry svg:viewBox="0 0 21600 21600" draw:text-areas="800 800 20800 20800" draw:type="round-rectangular-callout" draw:modifiers="23823.2733136254 -25539.815471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2" draw:style-name="gr164" draw:text-style-name="P81" xml:id="id175" draw:id="id175" draw:layer="layout" svg:width="4.603cm" svg:height="1.408cm" svg:x="14.643cm" svg:y="6.985cm">
          <text:list text:style-name="L4">
            <text:list-header>
              <text:p text:style-name="P20"><text:span text:style-name="T34">Derive <text:s/>d;</text:span></text:p>
            </text:list-header>
          </text:list>
          <draw:enhanced-geometry svg:viewBox="0 0 21600 21600" draw:text-areas="800 800 20800 20800" draw:type="round-rectangular-callout" draw:modifiers="-10096.2641181581 -9182.68275372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4" draw:style-name="gr165" draw:text-style-name="P107" xml:id="id178" draw:id="id178" draw:layer="layout" svg:width="5.08cm" svg:height="2.292cm" svg:x="8.255cm" svg:y="12.277cm">
          <text:list text:style-name="L2">
            <text:list-header>
              <text:p text:style-name="P106"><text:span text:style-name="T45"><text:s/></text:span><text:span text:style-name="T45">b = 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5" draw:style-name="gr40" draw:text-style-name="P43" xml:id="id179" draw:id="id179" draw:layer="layout" svg:width="2.964cm" svg:height="1.058cm" draw:transform="rotate (-3.14159265358979) translate (12.277cm 15.24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86" draw:style-name="gr166" draw:text-style-name="P104" xml:id="id180" draw:id="id180" draw:layer="layout" svg:width="25.4cm" svg:height="1.885cm" svg:x="0cm" svg:y="15.452cm">
          <text:list text:style-name="L2">
            <text:list-header>
              <text:p text:style-name="P103"><text:span text:style-name="T57"><text:s/></text:span><text:span text:style-name="T55">只是将从基类</text:span><text:span text:style-name="T16">继承来的成员</text:span><text:span text:style-name="T55">赋值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6" smil:attributeName="visibility" smil:to="visible"/>
                  <anim:transitionFilter smil:dur="0.5s" smil:targetElement="id1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8" smil:attributeName="visibility" smil:to="visible"/>
                  <anim:transitionFilter smil:dur="0.5s" smil:targetElement="id1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80" smil:attributeName="visibility" smil:to="visible"/>
                  <anim:transitionFilter smil:dur="0.5s" smil:targetElement="id18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Rectangle 3" draw:style-name="gr167" draw:text-style-name="P109" draw:layer="layout" svg:width="4.657cm" svg:height="1.098cm" svg:x="2.328cm" svg:y="6.932cm">
            <text:list text:style-name="L1">
              <text:list-header>
                <text:p text:style-name="P108"><text:span text:style-name="T35">Show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167" draw:text-style-name="P109" draw:layer="layout" svg:width="4.657cm" svg:height="1.098cm" svg:x="2.328cm" svg:y="5.834cm">
            <text:list text:style-name="L1">
              <text:list-header>
                <text:p text:style-name="P108"><text:span text:style-name="T35">Dot(&amp;do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167" draw:text-style-name="P109" draw:layer="layout" svg:width="4.657cm" svg:height="1.098cm" svg:x="2.328cm" svg:y="4.736cm">
            <text:list text:style-name="L1">
              <text:list-header>
                <text:p text:style-name="P108"><text:span text:style-name="T35">Dot(x,y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7" draw:text-style-name="P109" draw:layer="layout" svg:width="4.657cm" svg:height="1.098cm" svg:x="2.328cm" svg:y="3.638cm">
            <text:list text:style-name="L1">
              <text:list-header>
                <text:p text:style-name="P108"><text:span text:style-name="T35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67" draw:text-style-name="P109" draw:layer="layout" svg:width="4.657cm" svg:height="1.098cm" svg:x="2.328cm" svg:y="2.54cm">
            <text:list text:style-name="L1">
              <text:list-header>
                <text:p text:style-name="P108"><text:span text:style-name="T35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" draw:style-name="gr168" draw:text-style-name="P22" draw:layer="layout" svg:x1="2.328cm" svg:y1="2.54cm" svg:x2="6.985cm" svg:y2="2.54cm">
            <text:p/>
          </draw:line>
          <draw:line draw:name="Line 9" draw:style-name="gr169" draw:text-style-name="P22" draw:layer="layout" svg:x1="2.328cm" svg:y1="3.638cm" svg:x2="6.985cm" svg:y2="3.638cm">
            <text:p/>
          </draw:line>
          <draw:line draw:name="Line 10" draw:style-name="gr169" draw:text-style-name="P22" draw:layer="layout" svg:x1="2.328cm" svg:y1="4.736cm" svg:x2="6.985cm" svg:y2="4.736cm">
            <text:p/>
          </draw:line>
          <draw:line draw:name="Line 11" draw:style-name="gr169" draw:text-style-name="P22" draw:layer="layout" svg:x1="2.328cm" svg:y1="5.834cm" svg:x2="6.985cm" svg:y2="5.834cm">
            <text:p/>
          </draw:line>
          <draw:line draw:name="Line 12" draw:style-name="gr169" draw:text-style-name="P22" draw:layer="layout" svg:x1="2.328cm" svg:y1="6.932cm" svg:x2="6.985cm" svg:y2="6.932cm">
            <text:p/>
          </draw:line>
          <draw:line draw:name="Line 13" draw:style-name="gr168" draw:text-style-name="P22" draw:layer="layout" svg:x1="2.328cm" svg:y1="8.03cm" svg:x2="6.985cm" svg:y2="8.03cm">
            <text:p/>
          </draw:line>
          <draw:line draw:name="Line 14" draw:style-name="gr168" draw:text-style-name="P22" draw:layer="layout" svg:x1="2.328cm" svg:y1="2.54cm" svg:x2="2.328cm" svg:y2="8.03cm">
            <text:p/>
          </draw:line>
          <draw:line draw:name="Line 15" draw:style-name="gr168" draw:text-style-name="P22" draw:layer="layout" svg:x1="6.985cm" svg:y1="2.54cm" svg:x2="6.985cm" svg:y2="8.03cm">
            <text:p/>
          </draw:line>
          <draw:custom-shape draw:name="Text Box 16" draw:style-name="gr4" draw:text-style-name="P111" draw:layer="layout" svg:width="6.985cm" svg:height="1.108cm" svg:x="1.058cm" svg:y="8.678cm">
            <text:list text:style-name="L1">
              <text:list-header>
                <text:p text:style-name="P110"><text:span text:style-name="T35">Dot</text:span><text:span text:style-name="T41">的对象空间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7" draw:style-name="gr170" draw:text-style-name="P109" draw:layer="layout" svg:width="6.773cm" svg:height="0.847cm" svg:x="13.758cm" svg:y="4.233cm">
            <text:list text:style-name="L2">
              <text:list-header>
                <text:p text:style-name="P108"><text:span text:style-name="T39">Show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71" draw:text-style-name="P109" draw:layer="layout" svg:width="6.773cm" svg:height="0.846cm" svg:x="13.758cm" svg:y="3.387cm">
            <text:list text:style-name="L2">
              <text:list-header>
                <text:p text:style-name="P108"><text:span text:style-name="T39">Dot(&amp;do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72" draw:text-style-name="P109" draw:layer="layout" svg:width="6.773cm" svg:height="0.847cm" svg:x="13.758cm" svg:y="2.54cm">
            <text:list text:style-name="L2">
              <text:list-header>
                <text:p text:style-name="P108"><text:span text:style-name="T39">Dot(x,y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73" draw:text-style-name="P109" draw:layer="layout" svg:width="4.868cm" svg:height="0.847cm" svg:x="15.663cm" svg:y="12.735cm">
            <text:list text:style-name="L5">
              <text:list-header>
                <text:p text:style-name="P108"><text:span text:style-name="T37">Show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74" draw:text-style-name="P109" draw:layer="layout" svg:width="4.868cm" svg:height="0.846cm" svg:x="15.663cm" svg:y="11.889cm">
            <text:list text:style-name="L5">
              <text:list-header>
                <text:p text:style-name="P108"><text:span text:style-name="T37">Dot(&amp;do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175" draw:text-style-name="P109" draw:layer="layout" svg:width="4.868cm" svg:height="0.882cm" svg:x="15.663cm" svg:y="11.007cm">
            <text:list text:style-name="L5">
              <text:list-header>
                <text:p text:style-name="P108"><text:span text:style-name="T37">Dot(x,y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176" draw:text-style-name="P109" draw:layer="layout" svg:width="4.868cm" svg:height="0.847cm" svg:x="15.663cm" svg:y="10.16cm">
            <text:list text:style-name="L5">
              <text:list-header>
                <text:p text:style-name="P108"><text:span text:style-name="T3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177" draw:text-style-name="P109" draw:layer="layout" svg:width="4.868cm" svg:height="0.847cm" svg:x="15.663cm" svg:y="7.62cm">
            <text:list text:style-name="L5">
              <text:list-header>
                <text:p text:style-name="P108"><text:span text:style-name="T37">Dot(&amp;do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178" draw:text-style-name="P109" draw:layer="layout" svg:width="4.868cm" svg:height="0.846cm" svg:x="15.663cm" svg:y="8.467cm">
            <text:list text:style-name="L5">
              <text:list-header>
                <text:p text:style-name="P108"><text:span text:style-name="T37">Show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179" draw:text-style-name="P109" draw:layer="layout" svg:width="4.868cm" svg:height="0.847cm" svg:x="15.663cm" svg:y="6.773cm">
            <text:list text:style-name="L5">
              <text:list-header>
                <text:p text:style-name="P108"><text:span text:style-name="T37">Dot(x.y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180" draw:text-style-name="P109" draw:layer="layout" svg:width="4.868cm" svg:height="0.846cm" svg:x="15.663cm" svg:y="5.927cm">
            <text:list text:style-name="L5">
              <text:list-header>
                <text:p text:style-name="P108"><text:span text:style-name="T3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181" draw:text-style-name="P109" draw:layer="layout" svg:width="4.868cm" svg:height="0.847cm" svg:x="15.663cm" svg:y="9.313cm">
            <text:list text:style-name="L5">
              <text:list-header>
                <text:p text:style-name="P108"><text:span text:style-name="T3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182" draw:text-style-name="P109" draw:layer="layout" svg:width="4.868cm" svg:height="0.847cm" svg:x="15.663cm" svg:y="5.08cm">
            <text:list text:style-name="L5">
              <text:list-header>
                <text:p text:style-name="P108"><text:span text:style-name="T3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183" draw:text-style-name="P109" draw:layer="layout" svg:width="6.773cm" svg:height="0.908cm" svg:x="13.758cm" svg:y="14.429cm">
            <text:list text:style-name="L1">
              <text:list-header>
                <text:p text:style-name="P108"><text:span text:style-name="T35">Showl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184" draw:text-style-name="P109" draw:layer="layout" svg:width="6.773cm" svg:height="0.847cm" svg:x="13.758cm" svg:y="13.582cm">
            <text:list text:style-name="L1">
              <text:list-header>
                <text:p text:style-name="P108"><text:span text:style-name="T35">Line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185" draw:text-style-name="P109" draw:layer="layout" svg:width="1.905cm" svg:height="4.269cm" svg:x="13.758cm" svg:y="9.313cm">
            <text:list text:style-name="L5">
              <text:list-header>
                <text:p text:style-name="P108"><text:span text:style-name="T37">d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86" draw:text-style-name="P109" draw:layer="layout" svg:width="1.905cm" svg:height="4.233cm" svg:x="13.758cm" svg:y="5.08cm">
            <text:list text:style-name="L5">
              <text:list-header>
                <text:p text:style-name="P108"><text:span text:style-name="T37">d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187" draw:text-style-name="P109" draw:layer="layout" svg:width="6.773cm" svg:height="0.847cm" svg:x="13.758cm" svg:y="1.693cm">
            <text:list text:style-name="L2">
              <text:list-header>
                <text:p text:style-name="P108"><text:span text:style-name="T3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188" draw:text-style-name="P109" draw:layer="layout" svg:width="6.773cm" svg:height="0.846cm" svg:x="13.758cm" svg:y="0.847cm">
            <text:list text:style-name="L2">
              <text:list-header>
                <text:p text:style-name="P108"><text:span text:style-name="T39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6" draw:style-name="gr168" draw:text-style-name="P22" draw:layer="layout" svg:x1="13.758cm" svg:y1="0.847cm" svg:x2="20.531cm" svg:y2="0.847cm">
            <text:p/>
          </draw:line>
          <draw:line draw:name="Line 37" draw:style-name="gr169" draw:text-style-name="P22" draw:layer="layout" svg:x1="13.758cm" svg:y1="1.693cm" svg:x2="20.531cm" svg:y2="1.693cm">
            <text:p/>
          </draw:line>
          <draw:line draw:name="Line 38" draw:style-name="gr169" draw:text-style-name="P22" draw:layer="layout" svg:x1="13.758cm" svg:y1="5.08cm" svg:x2="20.531cm" svg:y2="5.08cm">
            <text:p/>
          </draw:line>
          <draw:line draw:name="Line 39" draw:style-name="gr169" draw:text-style-name="P22" draw:layer="layout" svg:x1="13.758cm" svg:y1="9.313cm" svg:x2="20.531cm" svg:y2="9.313cm">
            <text:p/>
          </draw:line>
          <draw:line draw:name="Line 40" draw:style-name="gr169" draw:text-style-name="P22" draw:layer="layout" svg:x1="13.758cm" svg:y1="13.582cm" svg:x2="20.531cm" svg:y2="13.582cm">
            <text:p/>
          </draw:line>
          <draw:line draw:name="Line 41" draw:style-name="gr169" draw:text-style-name="P22" draw:layer="layout" svg:x1="13.758cm" svg:y1="14.429cm" svg:x2="20.531cm" svg:y2="14.429cm">
            <text:p/>
          </draw:line>
          <draw:line draw:name="Line 42" draw:style-name="gr168" draw:text-style-name="P22" draw:layer="layout" svg:x1="13.758cm" svg:y1="15.337cm" svg:x2="20.531cm" svg:y2="15.337cm">
            <text:p/>
          </draw:line>
          <draw:line draw:name="Line 43" draw:style-name="gr168" draw:text-style-name="P22" draw:layer="layout" svg:x1="13.758cm" svg:y1="0.847cm" svg:x2="13.758cm" svg:y2="15.337cm">
            <text:p/>
          </draw:line>
          <draw:line draw:name="Line 44" draw:style-name="gr168" draw:text-style-name="P22" draw:layer="layout" svg:x1="20.531cm" svg:y1="0.847cm" svg:x2="20.531cm" svg:y2="15.337cm">
            <text:p/>
          </draw:line>
          <draw:line draw:name="Line 45" draw:style-name="gr169" draw:text-style-name="P22" draw:layer="layout" svg:x1="15.663cm" svg:y1="5.08cm" svg:x2="15.663cm" svg:y2="13.582cm">
            <text:p/>
          </draw:line>
          <draw:line draw:name="Line 46" draw:style-name="gr169" draw:text-style-name="P22" draw:layer="layout" svg:x1="15.663cm" svg:y1="5.927cm" svg:x2="20.531cm" svg:y2="5.927cm">
            <text:p/>
          </draw:line>
          <draw:line draw:name="Line 47" draw:style-name="gr169" draw:text-style-name="P22" draw:layer="layout" svg:x1="15.663cm" svg:y1="6.773cm" svg:x2="20.531cm" svg:y2="6.773cm">
            <text:p/>
          </draw:line>
          <draw:line draw:name="Line 48" draw:style-name="gr169" draw:text-style-name="P22" draw:layer="layout" svg:x1="15.663cm" svg:y1="8.467cm" svg:x2="20.531cm" svg:y2="8.467cm">
            <text:p/>
          </draw:line>
          <draw:line draw:name="Line 49" draw:style-name="gr169" draw:text-style-name="P22" draw:layer="layout" svg:x1="15.663cm" svg:y1="7.62cm" svg:x2="20.531cm" svg:y2="7.62cm">
            <text:p/>
          </draw:line>
          <draw:line draw:name="Line 50" draw:style-name="gr169" draw:text-style-name="P22" draw:layer="layout" svg:x1="15.663cm" svg:y1="10.16cm" svg:x2="20.531cm" svg:y2="10.16cm">
            <text:p/>
          </draw:line>
          <draw:line draw:name="Line 51" draw:style-name="gr169" draw:text-style-name="P22" draw:layer="layout" svg:x1="15.663cm" svg:y1="11.007cm" svg:x2="20.531cm" svg:y2="11.007cm">
            <text:p/>
          </draw:line>
          <draw:line draw:name="Line 52" draw:style-name="gr169" draw:text-style-name="P22" draw:layer="layout" svg:x1="15.663cm" svg:y1="11.889cm" svg:x2="20.531cm" svg:y2="11.889cm">
            <text:p/>
          </draw:line>
          <draw:line draw:name="Line 53" draw:style-name="gr169" draw:text-style-name="P22" draw:layer="layout" svg:x1="15.663cm" svg:y1="12.735cm" svg:x2="20.531cm" svg:y2="12.735cm">
            <text:p/>
          </draw:line>
          <draw:line draw:name="Line 54" draw:style-name="gr169" draw:text-style-name="P22" draw:layer="layout" svg:x1="13.758cm" svg:y1="2.54cm" svg:x2="20.531cm" svg:y2="2.54cm">
            <text:p/>
          </draw:line>
          <draw:line draw:name="Line 55" draw:style-name="gr169" draw:text-style-name="P22" draw:layer="layout" svg:x1="13.758cm" svg:y1="3.387cm" svg:x2="20.531cm" svg:y2="3.387cm">
            <text:p/>
          </draw:line>
          <draw:line draw:name="Line 56" draw:style-name="gr169" draw:text-style-name="P22" draw:layer="layout" svg:x1="13.758cm" svg:y1="4.233cm" svg:x2="20.531cm" svg:y2="4.233cm">
            <text:p/>
          </draw:line>
          <draw:custom-shape draw:name="AutoShape 57" draw:style-name="gr189" draw:text-style-name="P24" draw:layer="layout" svg:width="1.059cm" svg:height="13.97cm" svg:x="12.276cm" svg:y="1.05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58" draw:style-name="gr190" draw:text-style-name="P15" draw:layer="layout" svg:width="4.022cm" svg:height="2.293cm" svg:x="8.466cm" svg:y="6.985cm">
            <text:list text:style-name="L2">
              <text:list-header>
                <text:p text:style-name="P14"><text:span text:style-name="T26">Line</text:span><text:span text:style-name="T30">的对象空间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9" draw:style-name="gr189" draw:text-style-name="P24" draw:layer="layout" svg:width="1.058cm" svg:height="4.021cm" svg:x="20.743cm" svg:y="0.84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60" draw:style-name="gr191" draw:text-style-name="P34" draw:layer="layout" svg:width="3.387cm" svg:height="2.293cm" svg:x="22.013cm" svg:y="2.117cm">
            <text:list text:style-name="L4">
              <text:list-header>
                <text:p text:style-name="P14"><text:span text:style-name="T25">从基类继承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61" draw:style-name="gr149" draw:text-style-name="P24" draw:layer="layout" svg:width="0.846cm" svg:height="8.043cm" svg:x="20.955cm" svg:y="5.29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62" draw:style-name="gr192" draw:text-style-name="P34" draw:layer="layout" svg:width="2.54cm" svg:height="2.293cm" svg:x="22.013cm" svg:y="8.255cm">
            <text:list text:style-name="L4">
              <text:list-header>
                <text:p text:style-name="P14"><text:span text:style-name="T25">基类对象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63" draw:style-name="gr193" draw:text-style-name="P43" xml:id="id181" draw:id="id181" draw:layer="layout" svg:width="4.233cm" svg:height="1.905cm" svg:x="7.62cm" svg:y="4.445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64" draw:style-name="gr132" draw:text-style-name="P113" xml:id="id182" draw:id="id182" draw:layer="layout" svg:width="7.197cm" svg:height="6.711cm" svg:x="3.175cm" svg:y="10.372cm">
          <text:list text:style-name="L1">
            <text:list-header>
              <text:p text:style-name="P112"><text:span text:style-name="T18">Dot <text:s text:c="2"/>dot;</text:span></text:p>
              <text:p text:style-name="P112"><text:span text:style-name="T18">Line <text:s/>line;</text:span></text:p>
            </text:list-header>
          </text:list>
          <text:list text:style-name="L3">
            <text:list-header>
              <text:p text:style-name="P112"><text:span text:style-name="T17">dot=line;</text:span></text:p>
            </text:list-header>
          </text:list>
          <text:list text:style-name="L6">
            <text:list-header>
              <text:p text:style-name="P112"><text:span text:style-name="T58">line=do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5" draw:style-name="gr194" draw:text-style-name="P81" xml:id="id183" draw:id="id183" draw:layer="layout" svg:width="2.241cm" svg:height="1.408cm" svg:x="8.695cm" svg:y="16.933cm">
          <text:list text:style-name="L4">
            <text:list-header>
              <text:p text:style-name="P20"><text:span text:style-name="T33">非法</text:span></text:p>
            </text:list-header>
          </text:list>
          <draw:enhanced-geometry svg:viewBox="0 0 21600 21600" draw:text-areas="800 800 20800 20800" draw:type="round-rectangular-callout" draw:modifiers="-8266.19090098127 -2912.70404542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82" smil:attributeName="visibility" smil:to="visible"/>
                  <anim:transitionFilter smil:dur="0.5s" smil:targetElement="id18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3" smil:attributeName="visibility" smil:to="visible"/>
                  <anim:transitionFilter smil:dur="0.5s" smil:targetElement="id18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95" draw:text-style-name="P115" draw:layer="layout" svg:width="25.4cm" svg:height="2.021cm" svg:x="0cm" svg:y="0cm">
          <text:list text:style-name="L10">
            <text:list-header>
              <text:p text:style-name="P114"><text:span text:style-name="T75">可以将一个派生类对象的地址赋给基类的指针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9" draw:text-style-name="P23" draw:layer="layout" svg:width="1.905cm" svg:height="2.54cm" svg:x="6.35cm" svg:y="12.065cm">
          <text:p/>
          <draw:enhanced-geometry svg:viewBox="0 0 21600 21600" draw:type="rectangle" draw:enhanced-path="M 0 0 L 21600 0 21600 21600 0 21600 0 0 Z N"/>
        </draw:custom-shape>
        <draw:custom-shape draw:name="Text Box 5" draw:style-name="gr7" draw:text-style-name="P21" draw:layer="layout" svg:width="4.233cm" svg:height="1.364cm" svg:x="5.292cm" svg:y="10.583cm">
          <text:list text:style-name="L1">
            <text:list-header>
              <text:p text:style-name="P20"><text:span text:style-name="T8">基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" draw:text-style-name="P21" draw:layer="layout" svg:width="5.08cm" svg:height="1.364cm" svg:x="16.087cm" svg:y="10.372cm">
          <text:list text:style-name="L1">
            <text:list-header>
              <text:p text:style-name="P20"><text:span text:style-name="T8">派生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59" draw:text-style-name="P23" draw:layer="layout" svg:width="1.905cm" svg:height="2.54cm" svg:x="17.78cm" svg:y="11.85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0" draw:text-style-name="P105" draw:layer="layout" svg:width="1.905cm" svg:height="2.54cm" svg:x="17.78cm" svg:y="14.393cm">
          <text:p/>
          <draw:enhanced-geometry svg:viewBox="0 0 21600 21600" draw:type="rectangle" draw:enhanced-path="M 0 0 L 21600 0 21600 21600 0 21600 0 0 Z N"/>
        </draw:custom-shape>
        <draw:custom-shape draw:name="AutoShape 10" draw:style-name="gr196" draw:text-style-name="P81" draw:layer="layout" svg:width="3.72cm" svg:height="1.408cm" svg:x="2.922cm" svg:y="15.227cm">
          <text:list text:style-name="L4">
            <text:list-header>
              <text:p text:style-name="P20"><text:span text:style-name="T34">Base <text:s/>b;</text:span></text:p>
            </text:list-header>
          </text:list>
          <draw:enhanced-geometry svg:viewBox="0 0 21600 21600" draw:text-areas="800 800 20800 20800" draw:type="round-rectangular-callout" draw:modifiers="25019.0808922333 -27992.6188786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197" draw:text-style-name="P81" draw:layer="layout" svg:width="4.603cm" svg:height="1.408cm" svg:x="20.781cm" svg:y="13.758cm">
          <text:list text:style-name="L4">
            <text:list-header>
              <text:p text:style-name="P20"><text:span text:style-name="T34">Derive <text:s/>d;</text:span></text:p>
            </text:list-header>
          </text:list>
          <draw:enhanced-geometry svg:viewBox="0 0 21600 21600" draw:text-areas="800 800 20800 20800" draw:type="round-rectangular-callout" draw:modifiers="-7525.28236316247 -6300.63875088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2" draw:style-name="gr7" draw:text-style-name="P117" xml:id="id184" draw:id="id184" draw:layer="layout" svg:width="7.62cm" svg:height="1.55cm" svg:x="0.847cm" svg:y="5.08cm">
          <text:list text:style-name="L1">
            <text:list-header>
              <text:p text:style-name="P116"><text:span text:style-name="T18">Base *basep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" draw:text-style-name="P117" xml:id="id188" draw:id="id188" draw:layer="layout" svg:width="3.175cm" svg:height="1.55cm" svg:x="0.847cm" svg:y="11.642cm">
          <text:list text:style-name="L1">
            <text:list-header>
              <text:p text:style-name="P116"><text:span text:style-name="T18">basep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4" draw:style-name="gr198" draw:text-style-name="P22" xml:id="id189" draw:id="id189" draw:layer="layout" svg:width="1.904cm" svg:height="0cm" svg:x="4.022cm" svg:y="12.488cm" svg:viewBox="0 0 1905 0" draw:points="0,0 1905,0">
          <text:p/>
        </draw:polyline>
        <draw:custom-shape draw:name="Text Box 15" draw:style-name="gr199" draw:text-style-name="P117" xml:id="id186" draw:id="id186" draw:layer="layout" svg:width="7.62cm" svg:height="1.55cm" svg:x="0.847cm" svg:y="7.197cm">
          <text:list text:style-name="L2">
            <text:list-header>
              <text:p text:style-name="P116"><text:span text:style-name="T57">basep=&amp;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0" draw:text-style-name="P90" xml:id="id193" draw:id="id193" draw:layer="layout" svg:width="3.598cm" svg:height="1.737cm" svg:x="12.277cm" svg:y="11.642cm">
          <text:list text:style-name="L2">
            <text:list-header>
              <text:p text:style-name="P89"><text:span text:style-name="T32">basep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7" draw:style-name="gr201" draw:text-style-name="P22" xml:id="id194" draw:id="id194" draw:layer="layout" svg:width="1.904cm" svg:height="0cm" svg:x="15.663cm" svg:y="12.7cm" svg:viewBox="0 0 1905 0" draw:points="0,0 1905,0">
          <text:p/>
        </draw:polyline>
        <draw:custom-shape draw:name="Text Box 18" draw:style-name="gr202" draw:text-style-name="P90" xml:id="id190" draw:id="id190" draw:layer="layout" svg:width="6.773cm" svg:height="1.737cm" svg:x="8.89cm" svg:y="5.715cm">
          <text:list text:style-name="L3">
            <text:list-header>
              <text:p text:style-name="P89"><text:span text:style-name="T76">basep = &amp;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40" draw:text-style-name="P43" xml:id="id192" draw:id="id192" draw:layer="layout" svg:width="4.233cm" svg:height="1.694cm" draw:transform="rotate (-3.14159265358979) translate (14.392cm 9.102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20" draw:style-name="gr203" draw:text-style-name="P119" xml:id="id195" draw:id="id195" draw:layer="layout" svg:width="8.467cm" svg:height="6.004cm" svg:x="16.298cm" svg:y="2.963cm">
          <text:list text:style-name="L1">
            <text:list-header>
              <text:p text:style-name="P118"><text:span text:style-name="T5">basep</text:span><text:span text:style-name="T3">只能引用从基类继承来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1" draw:style-name="gr204" draw:text-style-name="P81" xml:id="id185" draw:id="id185" draw:layer="layout" svg:width="4.369cm" svg:height="1.408cm" svg:x="4.553cm" svg:y="2.752cm">
          <text:list text:style-name="L4">
            <text:list-header>
              <text:p text:style-name="P20"><text:span text:style-name="T33">基类指针</text:span></text:p>
            </text:list-header>
          </text:list>
          <draw:enhanced-geometry svg:viewBox="0 0 21600 21600" draw:text-areas="800 800 20800 20800" draw:type="round-rectangular-callout" draw:modifiers="1477.89473684211 45039.6025550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2" draw:style-name="gr205" draw:text-style-name="P81" xml:id="id191" draw:id="id191" draw:layer="layout" svg:width="5.436cm" svg:height="1.408cm" svg:x="10.187cm" svg:y="3.175cm">
          <text:list text:style-name="L4">
            <text:list-header>
              <text:p text:style-name="P20"><text:span text:style-name="T33">派生类对象</text:span></text:p>
            </text:list-header>
          </text:list>
          <draw:enhanced-geometry svg:viewBox="0 0 21600 21600" draw:text-areas="800 800 20800 20800" draw:type="round-rectangular-callout" draw:modifiers="16924.0389920912 48274.2370475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3" draw:style-name="gr206" draw:text-style-name="P81" xml:id="id187" draw:id="id187" draw:layer="layout" svg:width="4.369cm" svg:height="1.408cm" svg:x="1.083cm" svg:y="9.313cm">
          <text:list text:style-name="L4">
            <text:list-header>
              <text:p text:style-name="P20"><text:span text:style-name="T33">基类对象</text:span></text:p>
            </text:list-header>
          </text:list>
          <draw:enhanced-geometry svg:viewBox="0 0 21600 21600" draw:text-areas="800 800 20800 20800" draw:type="round-rectangular-callout" draw:modifiers="21698.8558352403 -13199.1483321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4" smil:attributeName="visibility" smil:to="visible"/>
                  <anim:transitionFilter smil:dur="0.5s" smil:targetElement="id1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5" smil:attributeName="visibility" smil:to="visible"/>
                  <anim:transitionFilter smil:dur="0.5s" smil:targetElement="id1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7" smil:attributeName="visibility" smil:to="visible"/>
                  <anim:transitionFilter smil:dur="0.5s" smil:targetElement="id18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8" smil:attributeName="visibility" smil:to="visible"/>
                  <anim:transitionFilter smil:dur="0.5s" smil:targetElement="id18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9" smil:attributeName="visibility" smil:to="visible"/>
                  <anim:transitionFilter smil:dur="0.5s" smil:targetElement="id18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0" smil:attributeName="visibility" smil:to="visible"/>
                  <anim:transitionFilter smil:dur="0.5s" smil:targetElement="id1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92" smil:attributeName="visibility" smil:to="visible"/>
                  <anim:transitionFilter smil:dur="0.5s" smil:targetElement="id19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5" smil:attributeName="visibility" smil:to="visible"/>
                  <anim:transitionFilter smil:dur="0.5s" smil:targetElement="id19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5" draw:layer="layout" svg:width="25.4cm" svg:height="2.021cm" svg:x="0cm" svg:y="0cm">
          <text:list text:style-name="L1">
            <text:list-header>
              <text:p text:style-name="P114"><text:span text:style-name="T15">派生类对象可以初始化基类的引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117" xml:id="id196" draw:id="id196" draw:layer="layout" svg:width="7.62cm" svg:height="1.55cm" svg:x="2.328cm" svg:y="2.963cm">
          <text:list text:style-name="L1">
            <text:list-header>
              <text:p text:style-name="P116"><text:span text:style-name="T18">Derive <text:s/>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7" draw:text-style-name="P117" xml:id="id198" draw:id="id198" draw:layer="layout" svg:width="9.737cm" svg:height="1.55cm" svg:x="2.328cm" svg:y="4.868cm">
          <text:list text:style-name="L2">
            <text:list-header>
              <text:p text:style-name="P116"><text:span text:style-name="T57">Base <text:s text:c="2"/>basei=&amp;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59" draw:text-style-name="P23" draw:layer="layout" svg:width="1.905cm" svg:height="2.54cm" svg:x="6.112cm" svg:y="11.642cm">
          <text:p/>
          <draw:enhanced-geometry svg:viewBox="0 0 21600 21600" draw:type="rectangle" draw:enhanced-path="M 0 0 L 21600 0 21600 21600 0 21600 0 0 Z N"/>
        </draw:custom-shape>
        <draw:custom-shape draw:name="Text Box 6" draw:style-name="gr7" draw:text-style-name="P21" draw:layer="layout" svg:width="4.233cm" svg:height="1.364cm" svg:x="5.054cm" svg:y="10.16cm">
          <text:list text:style-name="L1">
            <text:list-header>
              <text:p text:style-name="P20"><text:span text:style-name="T8">基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" draw:text-style-name="P21" draw:layer="layout" svg:width="5.08cm" svg:height="1.364cm" svg:x="15.849cm" svg:y="9.948cm">
          <text:list text:style-name="L1">
            <text:list-header>
              <text:p text:style-name="P20"><text:span text:style-name="T8">派生类对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59" draw:text-style-name="P23" draw:layer="layout" svg:width="1.905cm" svg:height="2.54cm" svg:x="17.542cm" svg:y="11.43cm">
          <text:p/>
          <draw:enhanced-geometry svg:viewBox="0 0 21600 21600" draw:type="rectangle" draw:enhanced-path="M 0 0 L 21600 0 21600 21600 0 21600 0 0 Z N"/>
        </draw:custom-shape>
        <draw:custom-shape draw:name="Rectangle 9" draw:style-name="gr160" draw:text-style-name="P105" draw:layer="layout" svg:width="1.905cm" svg:height="2.54cm" svg:x="17.542cm" svg:y="13.97cm">
          <text:p/>
          <draw:enhanced-geometry svg:viewBox="0 0 21600 21600" draw:type="rectangle" draw:enhanced-path="M 0 0 L 21600 0 21600 21600 0 21600 0 0 Z N"/>
        </draw:custom-shape>
        <draw:custom-shape draw:name="AutoShape 10" draw:style-name="gr208" draw:text-style-name="P81" draw:layer="layout" svg:width="3.72cm" svg:height="1.408cm" svg:x="2.684cm" svg:y="14.803cm">
          <text:list text:style-name="L4">
            <text:list-header>
              <text:p text:style-name="P20"><text:span text:style-name="T34">Base <text:s/>b;</text:span></text:p>
            </text:list-header>
          </text:list>
          <draw:enhanced-geometry svg:viewBox="0 0 21600 21600" draw:text-areas="800 800 20800 20800" draw:type="round-rectangular-callout" draw:modifiers="22819.0271432411 -18411.3555713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209" draw:text-style-name="P81" draw:layer="layout" svg:width="4.603cm" svg:height="1.408cm" svg:x="19.886cm" svg:y="12.277cm">
          <text:list text:style-name="L4">
            <text:list-header>
              <text:p text:style-name="P20"><text:span text:style-name="T34">Derive <text:s/>d;</text:span></text:p>
            </text:list-header>
          </text:list>
          <draw:enhanced-geometry svg:viewBox="0 0 21600 21600" draw:text-areas="800 800 20800 20800" draw:type="round-rectangular-callout" draw:modifiers="-4480.45178105995 2560.11355571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6" draw:style-name="gr210" draw:text-style-name="P120" xml:id="id200" draw:id="id200" draw:layer="layout" svg:width="4.81cm" svg:height="1.408cm" svg:x="11.739cm" svg:y="11.642cm">
          <text:list text:style-name="L4">
            <text:list-header>
              <text:p text:style-name="P20"><text:span text:style-name="T33">别名</text:span><text:span text:style-name="T34">basei</text:span></text:p>
            </text:list-header>
          </text:list>
          <draw:enhanced-geometry svg:viewBox="0 0 21600 21600" draw:text-areas="800 800 20800 20800" draw:type="round-rectangular-callout" draw:modifiers="28985.5747245895 12570.6174591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7" draw:style-name="gr203" draw:text-style-name="P119" xml:id="id201" draw:id="id201" draw:layer="layout" svg:width="8.467cm" svg:height="6.004cm" svg:x="13.758cm" svg:y="2.54cm">
          <text:list text:style-name="L1">
            <text:list-header>
              <text:p text:style-name="P118"><text:span text:style-name="T5">basei</text:span><text:span text:style-name="T3">只能引用从基类继承来的成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211" draw:text-style-name="P81" xml:id="id199" draw:id="id199" draw:layer="layout" svg:width="4.369cm" svg:height="1.408cm" svg:x="2.013cm" svg:y="6.985cm">
          <text:list text:style-name="L4">
            <text:list-header>
              <text:p text:style-name="P20"><text:span text:style-name="T33">基类引用</text:span></text:p>
            </text:list-header>
          </text:list>
          <draw:enhanced-geometry svg:viewBox="0 0 21600 21600" draw:text-areas="800 800 20800 20800" draw:type="round-rectangular-callout" draw:modifiers="20047.9633867277 -12509.2973740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9" draw:style-name="gr212" draw:text-style-name="P81" xml:id="id197" draw:id="id197" draw:layer="layout" svg:width="5.436cm" svg:height="1.408cm" svg:x="7.859cm" svg:y="2.117cm">
          <text:list text:style-name="L4">
            <text:list-header>
              <text:p text:style-name="P20"><text:span text:style-name="T33">派生类对象</text:span></text:p>
            </text:list-header>
          </text:list>
          <draw:enhanced-geometry svg:viewBox="0 0 21600 21600" draw:text-areas="800 800 20800 20800" draw:type="round-rectangular-callout" draw:modifiers="-3539.74618355711 28667.13981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6" smil:attributeName="visibility" smil:to="visible"/>
                  <anim:transitionFilter smil:dur="0.5s" smil:targetElement="id1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7" smil:attributeName="visibility" smil:to="visible"/>
                  <anim:transitionFilter smil:dur="0.5s" smil:targetElement="id19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8" smil:attributeName="visibility" smil:to="visible"/>
                  <anim:transitionFilter smil:dur="0.5s" smil:targetElement="id1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9" smil:attributeName="visibility" smil:to="visible"/>
                  <anim:transitionFilter smil:dur="0.5s" smil:targetElement="id19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0;width" smil:keyTimes="0;1"/>
                  <anim:animate smil:dur="0.5s" smil:fill="hold" smil:targetElement="id20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01" smil:attributeName="visibility" smil:to="visible"/>
                  <anim:transitionFilter smil:dur="0.5s" smil:targetElement="id20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13" draw:text-style-name="P45" draw:layer="layout" svg:width="25.4cm" svg:height="18.8cm" svg:x="0cm" svg:y="0cm">
          <text:list text:style-name="L2">
            <text:list-header>
              <text:p text:style-name="P44"><text:span text:style-name="T39">class <text:s/>A{</text:span></text:p>
              <text:p text:style-name="P44"><text:span text:style-name="T39">public:</text:span><text:span text:style-name="T39"><text:tab/></text:span><text:span text:style-name="T39">int x;</text:span></text:p>
              <text:p text:style-name="P44"><text:span text:style-name="T39"><text:tab/></text:span><text:span text:style-name="T39">A(int <text:s/>a=0) { x=a;}</text:span></text:p>
            </text:list-header>
          </text:list>
          <text:list text:style-name="L1">
            <text:list-header>
              <text:p text:style-name="P44"><text:span text:style-name="T35">};</text:span></text:p>
            </text:list-header>
          </text:list>
          <text:list text:style-name="L5">
            <text:list-header>
              <text:p text:style-name="P44"><text:span text:style-name="T37">class B{</text:span></text:p>
              <text:p text:style-name="P44"><text:span text:style-name="T37">public:</text:span><text:span text:style-name="T37"><text:tab/></text:span><text:span text:style-name="T37">int y;</text:span></text:p>
              <text:p text:style-name="P44"><text:span text:style-name="T37"><text:tab/></text:span><text:span text:style-name="T37">B(int a=0) { y=a;}</text:span></text:p>
              <text:p text:style-name="P44"><text:span text:style-name="T37">};</text:span></text:p>
            </text:list-header>
          </text:list>
          <text:list text:style-name="L1">
            <text:list-header>
              <text:p text:style-name="P44"><text:span text:style-name="T35">class C:</text:span><text:span text:style-name="T39">public A,public B</text:span><text:span text:style-name="T35">{ <text:s text:c="3"/>int z;</text:span></text:p>
              <text:p text:style-name="P44"><text:span text:style-name="T35">public:</text:span><text:span text:style-name="T35"><text:tab/></text:span><text:span text:style-name="T35">C(int a,int b,int m): <text:s/></text:span><text:span text:style-name="T39">A(a)</text:span><text:span text:style-name="T35">, <text:s text:c="2"/></text:span><text:span text:style-name="T37">B(b)</text:span><text:span text:style-name="T35"><text:tab/></text:span><text:span text:style-name="T35">{ <text:s/>z=m; <text:s/>}</text:span></text:p>
              <text:p text:style-name="P44"><text:span text:style-name="T35"><text:tab/></text:span><text:span text:style-name="T35">void Show( ){</text:span><text:span text:style-name="T35"><text:tab/></text:span><text:span text:style-name="T35">cout&lt;&lt;"x="&lt;&lt;x&lt;&lt;'\t';</text:span><text:span text:style-name="T35"><text:tab/></text:span><text:span text:style-name="T35">cout&lt;&lt;"y="&lt;&lt;y&lt;&lt;‘\t’;</text:span></text:p>
              <text:p text:style-name="P44"><text:span text:style-name="T35"><text:tab/></text:span><text:span text:style-name="T35">cout&lt;&lt;"z="&lt;&lt;z&lt;&lt;'\n';</text:span><text:span text:style-name="T35"><text:tab/></text:span><text:span text:style-name="T35">}</text:span></text:p>
              <text:p text:style-name="P44"><text:span text:style-name="T35">};</text:span></text:p>
              <text:p text:style-name="P44"><text:span text:style-name="T35">void <text:s/>main(void)</text:span></text:p>
              <text:p text:style-name="P44"><text:span text:style-name="T35">{</text:span><text:span text:style-name="T35"><text:tab/></text:span><text:span text:style-name="T39">A <text:s text:c="2"/>a1(100);</text:span><text:span text:style-name="T35"><text:tab/></text:span><text:span text:style-name="T37">B <text:s text:c="2"/>b1(200);</text:span><text:span text:style-name="T35"><text:tab/></text:span><text:span text:style-name="T35">C <text:s text:c="3"/>c1(10,20,50);</text:span></text:p>
              <text:p text:style-name="P44"><text:span text:style-name="T35"><text:tab/></text:span><text:span text:style-name="T35">cout&lt;&lt;"a1.x="&lt;&lt;</text:span><text:span text:style-name="T39">a1.x</text:span><text:span text:style-name="T35">&lt;&lt;endl;</text:span><text:span text:style-name="T35"><text:tab/></text:span><text:span text:style-name="T35">cout&lt;&lt;"b1.y="&lt;&lt;</text:span><text:span text:style-name="T37">b1.y</text:span><text:span text:style-name="T35">&lt;&lt;endl;</text:span></text:p>
              <text:p text:style-name="P44"><text:span text:style-name="T35"><text:tab/></text:span><text:span text:style-name="T35">c1.Show();</text:span><text:span text:style-name="T35"><text:tab/></text:span><text:span text:style-name="T36">a1=c1;</text:span><text:span text:style-name="T36"><text:tab/></text:span><text:span text:style-name="T36">b1=c1;//</text:span><text:span text:style-name="T60">派生类对象向基类对象赋值</text:span></text:p>
              <text:p text:style-name="P44"><text:span text:style-name="T41"><text:tab/></text:span><text:span text:style-name="T35">cout&lt;&lt;"a1.x="&lt;&lt;</text:span><text:span text:style-name="T39">a1.x</text:span><text:span text:style-name="T35">&lt;&lt;endl;</text:span><text:span text:style-name="T35"><text:tab/></text:span><text:span text:style-name="T35">cout&lt;&lt;"b1.y="&lt;&lt;</text:span><text:span text:style-name="T37">b1.y</text:span><text:span text:style-name="T35">&lt;&lt;endl;</text:span></text:p>
              <text:p text:style-name="P44"><text:span text:style-name="T35"><text:tab/></text:span><text:span text:style-name="T39">A *p;</text:span><text:span text:style-name="T35"><text:tab/></text:span><text:span text:style-name="T36">p=&amp;c1;</text:span><text:span text:style-name="T36"><text:tab/></text:span><text:span text:style-name="T36"> //</text:span><text:span text:style-name="T60">基类指针指向派生类对象</text:span><text:span text:style-name="T60"><text:tab/></text:span><text:span text:style-name="T38">p-&gt;Show();</text:span></text:p>
              <text:p text:style-name="P44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.597cm" svg:height="7.755cm" svg:x="20.32cm" svg:y="1.058cm">
          <table:table>
            <table:table-column table:style-name="co12"/>
            <table:table-row table:style-name="ro25">
              <table:table-cell table:style-name="ce38">
                <text:list text:style-name="L2">
                  <text:list-header>
                    <text:p text:style-name="P84"><text:span text:style-name="T39">x</text:span></text:p>
                  </text:list-header>
                </text:list>
              </table:table-cell>
            </table:table-row>
            <table:table-row table:style-name="ro25">
              <table:table-cell table:style-name="ce39">
                <text:list text:continue-numbering="true" text:style-name="L2">
                  <text:list-header>
                    <text:p text:style-name="P84"><text:span text:style-name="T39">A( ) <text:s/></text:span></text:p>
                  </text:list-header>
                </text:list>
              </table:table-cell>
            </table:table-row>
            <table:table-row table:style-name="ro25">
              <table:table-cell table:style-name="ce39">
                <text:list text:style-name="L5">
                  <text:list-header>
                    <text:p text:style-name="P84"><text:span text:style-name="T37">y</text:span></text:p>
                  </text:list-header>
                </text:list>
              </table:table-cell>
            </table:table-row>
            <table:table-row table:style-name="ro25">
              <table:table-cell table:style-name="ce39">
                <text:list text:continue-numbering="true" text:style-name="L5">
                  <text:list-header>
                    <text:p text:style-name="P84"><text:span text:style-name="T37">B( )</text:span></text:p>
                  </text:list-header>
                </text:list>
              </table:table-cell>
            </table:table-row>
            <table:table-row table:style-name="ro25">
              <table:table-cell table:style-name="ce39">
                <text:list text:style-name="L1">
                  <text:list-header>
                    <text:p text:style-name="P84"><text:span text:style-name="T35">z</text:span></text:p>
                  </text:list-header>
                </text:list>
              </table:table-cell>
            </table:table-row>
            <table:table-row table:style-name="ro25">
              <table:table-cell table:style-name="ce39">
                <text:list text:continue-numbering="true" text:style-name="L1">
                  <text:list-header>
                    <text:p text:style-name="P84"><text:span text:style-name="T35">C( )</text:span></text:p>
                  </text:list-header>
                </text:list>
              </table:table-cell>
            </table:table-row>
            <table:table-row table:style-name="ro25">
              <table:table-cell table:style-name="ce40">
                <text:list text:continue-numbering="true" text:style-name="L1">
                  <text:list-header>
                    <text:p text:style-name="P84"><text:span text:style-name="T35">Show( )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custom-shape draw:name="Text Box 27" draw:style-name="gr214" draw:text-style-name="P121" xml:id="id204" draw:id="id204" draw:layer="layout" svg:width="0.713cm" svg:height="0.848cm" svg:x="22.645cm" svg:y="1.27cm">
          <text:list text:style-name="L4">
            <text:list-header>
              <text:p text:style-name="P79"><text:span text:style-name="T43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15" draw:text-style-name="P121" xml:id="id205" draw:id="id205" draw:layer="layout" svg:width="0.713cm" svg:height="0.848cm" svg:x="22.645cm" svg:y="3.387cm">
          <text:list text:style-name="L4">
            <text:list-header>
              <text:p text:style-name="P79"><text:span text:style-name="T43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16" draw:text-style-name="P121" xml:id="id206" draw:id="id206" draw:layer="layout" svg:width="0.713cm" svg:height="0.848cm" svg:x="22.645cm" svg:y="5.503cm">
          <text:list text:style-name="L4">
            <text:list-header>
              <text:p text:style-name="P79"><text:span text:style-name="T43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17" draw:text-style-name="P80" xml:id="id207" draw:id="id207" draw:layer="layout" svg:width="5.292cm" svg:height="0.848cm" svg:x="8.89cm" svg:y="0.635cm">
          <text:list text:style-name="L3">
            <text:list-header>
              <text:p text:style-name="P79"><text:span text:style-name="T36">a1.x=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18" draw:text-style-name="P80" xml:id="id208" draw:id="id208" draw:layer="layout" svg:width="5.292cm" svg:height="0.848cm" svg:x="8.89cm" svg:y="1.482cm">
          <text:list text:style-name="L3">
            <text:list-header>
              <text:p text:style-name="P79"><text:span text:style-name="T36">b1.y=2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19" draw:text-style-name="P80" xml:id="id209" draw:id="id209" draw:layer="layout" svg:width="8.89cm" svg:height="0.848cm" svg:x="8.89cm" svg:y="2.54cm">
          <text:list text:style-name="L3">
            <text:list-header>
              <text:p text:style-name="P79"><text:span text:style-name="T36">x=10</text:span><text:span text:style-name="T36"><text:tab/></text:span><text:span text:style-name="T36">y=20</text:span><text:span text:style-name="T36"><text:tab/></text:span><text:span text:style-name="T36">z=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220" draw:text-style-name="P80" xml:id="id212" draw:id="id212" draw:layer="layout" svg:width="5.292cm" svg:height="0.848cm" svg:x="8.89cm" svg:y="3.387cm">
          <text:list text:style-name="L3">
            <text:list-header>
              <text:p text:style-name="P79"><text:span text:style-name="T36">a1.x=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221" draw:text-style-name="P80" xml:id="id213" draw:id="id213" draw:layer="layout" svg:width="5.292cm" svg:height="0.848cm" svg:x="8.89cm" svg:y="4.445cm">
          <text:list text:style-name="L3">
            <text:list-header>
              <text:p text:style-name="P79"><text:span text:style-name="T36">b1.y=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7" draw:text-style-name="P122" draw:layer="layout" svg:width="1.059cm" svg:height="0.992cm" svg:x="19.473cm" svg:y="0cm">
          <text:list text:style-name="L1">
            <text:list-header>
              <text:p text:style-name="P46"><text:span text:style-name="T35">c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481cm" svg:height="3.169cm" svg:x="16.933cm" svg:y="1.058cm">
          <table:table>
            <table:table-column table:style-name="co13"/>
            <table:table-row table:style-name="ro26">
              <table:table-cell table:style-name="ce41">
                <text:list text:style-name="L1">
                  <text:list-header>
                    <text:p text:style-name="P48"><text:span text:style-name="T9">x</text:span></text:p>
                  </text:list-header>
                </text:list>
              </table:table-cell>
            </table:table-row>
            <table:table-row table:style-name="ro27">
              <table:table-cell table:style-name="ce42">
                <text:list text:continue-numbering="true" text:style-name="L1">
                  <text:list-header>
                    <text:p text:style-name="P48"><text:span text:style-name="T9">A( )</text:span></text:p>
                  </text:list-header>
                </text:list>
              </table:table-cell>
            </table:table-row>
          </table:table>
          <draw:image xlink:href="Pictures/TablePreview33.svm" xlink:type="simple" xlink:show="embed" xlink:actuate="onLoad"/>
        </draw:frame>
        <draw:custom-shape draw:name="Text Box 51" draw:style-name="gr7" draw:text-style-name="P122" draw:layer="layout" svg:width="1.059cm" svg:height="0.992cm" svg:x="15.663cm" svg:y="0.423cm">
          <text:list text:style-name="L1">
            <text:list-header>
              <text:p text:style-name="P46"><text:span text:style-name="T35">a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481cm" svg:height="2.153cm" svg:x="16.933cm" svg:y="4.868cm">
          <table:table>
            <table:table-column table:style-name="co13"/>
            <table:table-row table:style-name="ro26">
              <table:table-cell table:style-name="ce41">
                <text:list text:style-name="L1">
                  <text:list-header>
                    <text:p text:style-name="P48"><text:span text:style-name="T9">y</text:span></text:p>
                  </text:list-header>
                </text:list>
              </table:table-cell>
            </table:table-row>
            <table:table-row table:style-name="ro26">
              <table:table-cell table:style-name="ce42">
                <text:list text:continue-numbering="true" text:style-name="L1">
                  <text:list-header>
                    <text:p text:style-name="P48"><text:span text:style-name="T9">B( )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custom-shape draw:name="Text Box 60" draw:style-name="gr7" draw:text-style-name="P122" draw:layer="layout" svg:width="1.059cm" svg:height="0.992cm" svg:x="15.663cm" svg:y="4.233cm">
          <text:list text:style-name="L1">
            <text:list-header>
              <text:p text:style-name="P46"><text:span text:style-name="T35">b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222" draw:text-style-name="P123" xml:id="id202" draw:id="id202" draw:layer="layout" svg:width="1.058cm" svg:height="1.695cm" svg:x="17.145cm" svg:y="1.27cm">
          <text:list text:style-name="L3">
            <text:list-header>
              <text:p text:style-name="P79"><text:span text:style-name="T36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223" draw:text-style-name="P123" xml:id="id203" draw:id="id203" draw:layer="layout" svg:width="1.058cm" svg:height="1.695cm" svg:x="17.145cm" svg:y="5.08cm">
          <text:list text:style-name="L3">
            <text:list-header>
              <text:p text:style-name="P79"><text:span text:style-name="T36">2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224" draw:text-style-name="P123" xml:id="id210" draw:id="id210" draw:layer="layout" svg:width="1.058cm" svg:height="0.848cm" svg:x="17.145cm" svg:y="1.27cm">
          <text:list text:style-name="L2">
            <text:list-header>
              <text:p text:style-name="P79"><text:span text:style-name="T39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225" draw:text-style-name="P123" xml:id="id211" draw:id="id211" draw:layer="layout" svg:width="1.058cm" svg:height="0.848cm" svg:x="17.145cm" svg:y="5.08cm">
          <text:list text:style-name="L2">
            <text:list-header>
              <text:p text:style-name="P79"><text:span text:style-name="T39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0" draw:style-name="gr226" draw:text-style-name="P30" xml:id="id214" draw:id="id214" draw:layer="layout" svg:width="2.852cm" svg:height="1.206cm" svg:x="21.819cm" svg:y="17.145cm">
          <text:list text:style-name="L4">
            <text:list-header>
              <text:p text:style-name="P29"><text:span text:style-name="T25">错误！</text:span></text:p>
            </text:list-header>
          </text:list>
          <draw:enhanced-geometry svg:viewBox="0 0 21600 21600" draw:text-areas="800 800 20800 20800" draw:type="round-rectangular-callout" draw:modifiers="-5466.24605678233 2415.9072079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2" smil:attributeName="visibility" smil:to="visible"/>
                  <anim:transitionFilter smil:dur="0.5s" smil:targetElement="id20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4" smil:attributeName="visibility" smil:to="visible"/>
                  <anim:transitionFilter smil:dur="0.5s" smil:targetElement="id20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5" smil:attributeName="visibility" smil:to="visible"/>
                  <anim:transitionFilter smil:dur="0.5s" smil:targetElement="id20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6" smil:attributeName="visibility" smil:to="visible"/>
                  <anim:transitionFilter smil:dur="0.5s" smil:targetElement="id20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7" smil:attributeName="visibility" smil:to="visible"/>
                  <anim:transitionFilter smil:dur="0.5s" smil:targetElement="id20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8" smil:attributeName="visibility" smil:to="visible"/>
                  <anim:transitionFilter smil:dur="0.5s" smil:targetElement="id20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9" smil:attributeName="visibility" smil:to="visible"/>
                  <anim:transitionFilter smil:dur="0.5s" smil:targetElement="id20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1" smil:attributeName="visibility" smil:to="visible"/>
                  <anim:transitionFilter smil:dur="0.5s" smil:targetElement="id21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2" smil:attributeName="visibility" smil:to="visible"/>
                  <anim:transitionFilter smil:dur="0.5s" smil:targetElement="id2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3" smil:attributeName="visibility" smil:to="visible"/>
                  <anim:transitionFilter smil:dur="0.5s" smil:targetElement="id21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4" smil:attributeName="visibility" smil:to="visible"/>
                  <anim:transitionFilter smil:dur="0.5s" smil:targetElement="id21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3" draw:layer="layout" svg:width="25.4cm" svg:height="2.021cm" svg:x="0cm" svg:y="0cm">
          <text:list text:style-name="L1">
            <text:list-header>
              <text:p text:style-name="P12"><text:span text:style-name="T15">虚基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7" draw:text-style-name="P95" xml:id="id217" draw:id="id217" draw:layer="layout" svg:width="13.547cm" svg:height="1.801cm" svg:x="0cm" svg:y="2.117cm">
          <text:list text:style-name="L2">
            <text:list-header>
              <text:p text:style-name="P94"><text:span text:style-name="T20">类</text:span><text:span text:style-name="T7">B <text:s/></text:span><text:span text:style-name="T20">是类</text:span><text:span text:style-name="T7">A</text:span><text:span text:style-name="T20">的派生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15" draw:id="id215" draw:layer="layout" svg:width="1.904cm" svg:height="2.891cm" svg:x="2.117cm" svg:y="11.642cm">
          <table:table>
            <table:table-column table:style-name="co10"/>
            <table:table-row table:style-name="ro1">
              <table:table-cell table:style-name="ce30">
                <text:list text:style-name="L1">
                  <text:list-header>
                    <text:p text:style-name="P37"><text:span text:style-name="T6">x</text:span></text:p>
                  </text:list-header>
                </text:list>
              </table:table-cell>
            </table:table-row>
            <table:table-row table:style-name="ro1">
              <table:table-cell table:style-name="ce32">
                <text:list text:continue-numbering="true" text:style-name="L1">
                  <text:list-header>
                    <text:p text:style-name="P37"><text:span text:style-name="T6">A()</text:span></text:p>
                  </text:list-header>
                </text:list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xml:id="id218" draw:id="id218" draw:layer="layout" svg:width="1.693cm" svg:height="8.153cm" svg:x="5.503cm" svg:y="10.795cm">
          <table:table>
            <table:table-column table:style-name="co14"/>
            <table:table-row table:style-name="ro1">
              <table:table-cell table:style-name="ce30">
                <text:list text:style-name="L2">
                  <text:list-header>
                    <text:p text:style-name="P37"><text:span text:style-name="T7">x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2">
                  <text:list-header>
                    <text:p text:style-name="P37"><text:span text:style-name="T7">A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2">
                  <text:list-header>
                    <text:p text:style-name="P37"><text:span text:style-name="T7">y</text:span></text:p>
                  </text:list-header>
                </text:list>
              </table:table-cell>
            </table:table-row>
            <table:table-row table:style-name="ro21">
              <table:table-cell table:style-name="ce32">
                <text:list text:continue-numbering="true" text:style-name="L2">
                  <text:list-header>
                    <text:p text:style-name="P37"><text:span text:style-name="T7">B()</text:span></text:p>
                  </text:list-header>
                </text:list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xml:id="id221" draw:id="id221" draw:layer="layout" svg:width="1.692cm" svg:height="8.153cm" svg:x="8.89cm" svg:y="10.795cm">
          <table:table>
            <table:table-column table:style-name="co15"/>
            <table:table-row table:style-name="ro1">
              <table:table-cell table:style-name="ce30">
                <text:list text:style-name="L5">
                  <text:list-header>
                    <text:p text:style-name="P37"><text:span text:style-name="T77">x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5">
                  <text:list-header>
                    <text:p text:style-name="P37"><text:span text:style-name="T77">A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5">
                  <text:list-header>
                    <text:p text:style-name="P37"><text:span text:style-name="T77">z</text:span></text:p>
                  </text:list-header>
                </text:list>
              </table:table-cell>
            </table:table-row>
            <table:table-row table:style-name="ro21">
              <table:table-cell table:style-name="ce32">
                <text:list text:continue-numbering="true" text:style-name="L5">
                  <text:list-header>
                    <text:p text:style-name="P37"><text:span text:style-name="T77">C()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custom-shape draw:name="Text Box 70" draw:style-name="gr4" draw:text-style-name="P100" xml:id="id216" draw:id="id216" draw:layer="layout" svg:width="2.54cm" svg:height="1.446cm" svg:x="1.693cm" svg:y="14.817cm">
          <text:list text:style-name="L1">
            <text:list-header>
              <text:p text:style-name="P99"><text:span text:style-name="T6">A</text:span><text:span text:style-name="T8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228" draw:text-style-name="P100" xml:id="id219" draw:id="id219" draw:layer="layout" svg:width="2.54cm" svg:height="1.446cm" svg:x="5.08cm" svg:y="16.722cm">
          <text:list text:style-name="L2">
            <text:list-header>
              <text:p text:style-name="P99"><text:span text:style-name="T7">B</text:span><text:span text:style-name="T20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29" draw:text-style-name="P100" xml:id="id222" draw:id="id222" draw:layer="layout" svg:width="2.54cm" svg:height="1.446cm" svg:x="8.467cm" svg:y="16.722cm">
          <text:list text:style-name="L5">
            <text:list-header>
              <text:p text:style-name="P99"><text:span text:style-name="T77">C</text:span><text:span text:style-name="T78">类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3" xml:id="id224" draw:id="id224">
          <draw:custom-shape draw:name="Rectangle 63" draw:style-name="gr230" draw:text-style-name="P88" draw:layer="layout" svg:width="2.116cm" svg:height="1.438cm" svg:x="19.473cm" svg:y="12.982cm">
            <text:list text:style-name="L1">
              <text:list-header>
                <text:p text:style-name="P87"><text:span text:style-name="T6">d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231" draw:text-style-name="P88" draw:layer="layout" svg:width="2.116cm" svg:height="1.437cm" svg:x="19.473cm" svg:y="14.42cm">
            <text:list text:style-name="L1">
              <text:list-header>
                <text:p text:style-name="P87"><text:span text:style-name="T6">D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232" draw:text-style-name="P88" draw:layer="layout" svg:width="2.116cm" svg:height="1.438cm" svg:x="19.473cm" svg:y="7.232cm">
            <text:list text:style-name="L5">
              <text:list-header>
                <text:p text:style-name="P87"><text:span text:style-name="T7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233" draw:text-style-name="P88" draw:layer="layout" svg:width="2.116cm" svg:height="1.437cm" svg:x="19.473cm" svg:y="8.67cm">
            <text:list text:style-name="L5">
              <text:list-header>
                <text:p text:style-name="P87"><text:span text:style-name="T77">A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234" draw:text-style-name="P88" draw:layer="layout" svg:width="2.116cm" svg:height="1.438cm" svg:x="19.473cm" svg:y="10.107cm">
            <text:list text:style-name="L5">
              <text:list-header>
                <text:p text:style-name="P87"><text:span text:style-name="T77">z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35" draw:text-style-name="P88" draw:layer="layout" svg:width="2.116cm" svg:height="1.437cm" svg:x="19.473cm" svg:y="11.545cm">
            <text:list text:style-name="L5">
              <text:list-header>
                <text:p text:style-name="P87"><text:span text:style-name="T77">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236" draw:text-style-name="P88" draw:layer="layout" svg:width="2.116cm" svg:height="1.437cm" svg:x="19.473cm" svg:y="4.357cm">
            <text:list text:style-name="L2">
              <text:list-header>
                <text:p text:style-name="P87"><text:span text:style-name="T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" draw:style-name="gr237" draw:text-style-name="P88" draw:layer="layout" svg:width="2.116cm" svg:height="1.438cm" svg:x="19.473cm" svg:y="5.794cm">
            <text:list text:style-name="L2">
              <text:list-header>
                <text:p text:style-name="P87"><text:span text:style-name="T7">B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238" draw:text-style-name="P88" draw:layer="layout" svg:width="2.116cm" svg:height="1.438cm" svg:x="19.473cm" svg:y="2.919cm">
            <text:list text:style-name="L2">
              <text:list-header>
                <text:p text:style-name="P87"><text:span text:style-name="T7">A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239" draw:text-style-name="P88" draw:layer="layout" svg:width="2.116cm" svg:height="1.437cm" svg:x="19.473cm" svg:y="1.482cm">
            <text:list text:style-name="L2">
              <text:list-header>
                <text:p text:style-name="P87"><text:span text:style-name="T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5" draw:style-name="gr168" draw:text-style-name="P22" draw:layer="layout" svg:x1="19.473cm" svg:y1="1.482cm" svg:x2="21.589cm" svg:y2="1.482cm">
            <text:p/>
          </draw:line>
          <draw:line draw:name="Line 46" draw:style-name="gr169" draw:text-style-name="P22" draw:layer="layout" svg:x1="19.473cm" svg:y1="2.919cm" svg:x2="21.589cm" svg:y2="2.919cm">
            <text:p/>
          </draw:line>
          <draw:line draw:name="Line 47" draw:style-name="gr168" draw:text-style-name="P22" draw:layer="layout" svg:x1="19.473cm" svg:y1="15.857cm" svg:x2="21.589cm" svg:y2="15.857cm">
            <text:p/>
          </draw:line>
          <draw:line draw:name="Line 48" draw:style-name="gr168" draw:text-style-name="P22" draw:layer="layout" svg:x1="19.473cm" svg:y1="1.482cm" svg:x2="19.473cm" svg:y2="15.857cm">
            <text:p/>
          </draw:line>
          <draw:line draw:name="Line 49" draw:style-name="gr168" draw:text-style-name="P22" draw:layer="layout" svg:x1="21.589cm" svg:y1="1.482cm" svg:x2="21.589cm" svg:y2="15.857cm">
            <text:p/>
          </draw:line>
          <draw:line draw:name="Line 50" draw:style-name="gr169" draw:text-style-name="P22" draw:layer="layout" svg:x1="19.473cm" svg:y1="5.794cm" svg:x2="21.589cm" svg:y2="5.794cm">
            <text:p/>
          </draw:line>
          <draw:line draw:name="Line 51" draw:style-name="gr169" draw:text-style-name="P22" draw:layer="layout" svg:x1="19.473cm" svg:y1="4.357cm" svg:x2="21.589cm" svg:y2="4.357cm">
            <text:p/>
          </draw:line>
          <draw:line draw:name="Line 53" draw:style-name="gr169" draw:text-style-name="P22" draw:layer="layout" svg:x1="19.473cm" svg:y1="11.545cm" svg:x2="21.589cm" svg:y2="11.545cm">
            <text:p/>
          </draw:line>
          <draw:line draw:name="Line 55" draw:style-name="gr169" draw:text-style-name="P22" draw:layer="layout" svg:x1="19.473cm" svg:y1="10.107cm" svg:x2="21.589cm" svg:y2="10.107cm">
            <text:p/>
          </draw:line>
          <draw:line draw:name="Line 57" draw:style-name="gr169" draw:text-style-name="P22" draw:layer="layout" svg:x1="19.473cm" svg:y1="8.67cm" svg:x2="21.589cm" svg:y2="8.67cm">
            <text:p/>
          </draw:line>
          <draw:line draw:name="Line 59" draw:style-name="gr169" draw:text-style-name="P22" draw:layer="layout" svg:x1="19.473cm" svg:y1="7.232cm" svg:x2="21.589cm" svg:y2="7.232cm">
            <text:p/>
          </draw:line>
          <draw:line draw:name="Line 62" draw:style-name="gr169" draw:text-style-name="P22" draw:layer="layout" svg:x1="19.473cm" svg:y1="14.42cm" svg:x2="21.589cm" svg:y2="14.42cm">
            <text:p/>
          </draw:line>
          <draw:line draw:name="Line 64" draw:style-name="gr169" draw:text-style-name="P22" draw:layer="layout" svg:x1="19.473cm" svg:y1="12.982cm" svg:x2="21.589cm" svg:y2="12.982cm">
            <text:p/>
          </draw:line>
        </draw:g>
        <draw:custom-shape draw:name="Text Box 73" draw:style-name="gr4" draw:text-style-name="P100" xml:id="id225" draw:id="id225" draw:layer="layout" svg:width="2.54cm" svg:height="1.446cm" svg:x="19.262cm" svg:y="16.298cm">
          <text:list text:style-name="L1">
            <text:list-header>
              <text:p text:style-name="P99"><text:span text:style-name="T6">D</text:span><text:span text:style-name="T8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4" draw:style-name="gr240" draw:text-style-name="P24" xml:id="id226" draw:id="id226" draw:layer="layout" svg:width="0.846cm" svg:height="5.292cm" svg:x="21.802cm" svg:y="1.693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6" draw:style-name="gr241" draw:text-style-name="P24" xml:id="id228" draw:id="id228" draw:layer="layout" svg:width="0.846cm" svg:height="5.292cm" svg:x="21.802cm" svg:y="7.408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7" draw:style-name="gr242" draw:text-style-name="P30" xml:id="id231" draw:id="id231" draw:layer="layout" svg:width="3.95cm" svg:height="1.206cm" svg:x="14.407cm" svg:y="2.328cm">
          <text:list text:style-name="L4">
            <text:list-header>
              <text:p text:style-name="P29"><text:span text:style-name="T25">类</text:span><text:span text:style-name="T24">A</text:span><text:span text:style-name="T25">拷贝</text:span></text:p>
            </text:list-header>
          </text:list>
          <draw:enhanced-geometry svg:viewBox="0 0 21600 21600" draw:text-areas="800 800 20800 20800" draw:type="round-rectangular-callout" draw:modifiers="14126.6514806378 4545.48467274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0" draw:style-name="gr243" draw:text-style-name="P95" xml:id="id220" draw:id="id220" draw:layer="layout" svg:width="13.547cm" svg:height="1.801cm" svg:x="0cm" svg:y="3.81cm">
          <text:list text:style-name="L5">
            <text:list-header>
              <text:p text:style-name="P94"><text:span text:style-name="T78">类</text:span><text:span text:style-name="T77">C <text:s/></text:span><text:span text:style-name="T78">是类</text:span><text:span text:style-name="T77">A</text:span><text:span text:style-name="T78">的派生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1" draw:style-name="gr244" draw:text-style-name="P95" xml:id="id223" draw:id="id223" draw:layer="layout" svg:width="12.7cm" svg:height="3.341cm" svg:x="0cm" svg:y="5.503cm">
          <text:list text:style-name="L3">
            <text:list-header>
              <text:p text:style-name="P94"><text:span text:style-name="T31">类</text:span><text:span text:style-name="T19">D <text:s/></text:span><text:span text:style-name="T31">是类</text:span><text:span text:style-name="T19">B</text:span><text:span text:style-name="T31">和类</text:span><text:span text:style-name="T19">C</text:span><text:span text:style-name="T31">的派生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245" draw:text-style-name="P95" xml:id="id234" draw:id="id234" draw:layer="layout" svg:width="15.694cm" svg:height="1.801cm" svg:x="-0.427cm" svg:y="7.197cm">
          <text:list text:style-name="L2">
            <text:list-header>
              <text:p text:style-name="P94"><text:span text:style-name="T20">这样，类</text:span><text:span text:style-name="T7">D</text:span><text:span text:style-name="T20">中就有两份类</text:span><text:span text:style-name="T7">A</text:span><text:span text:style-name="T20">的拷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5" draw:style-name="gr246" draw:text-style-name="P100" xml:id="id227" draw:id="id227" draw:layer="layout" svg:width="2.54cm" svg:height="1.446cm" svg:x="22.86cm" svg:y="3.81cm">
          <text:list text:style-name="L2">
            <text:list-header>
              <text:p text:style-name="P99"><text:span text:style-name="T7">B</text:span><text:span text:style-name="T20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247" draw:text-style-name="P100" xml:id="id229" draw:id="id229" draw:layer="layout" svg:width="2.54cm" svg:height="1.446cm" svg:x="22.86cm" svg:y="9.313cm">
          <text:list text:style-name="L5">
            <text:list-header>
              <text:p text:style-name="P99"><text:span text:style-name="T77">C</text:span><text:span text:style-name="T78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7" draw:style-name="gr248" draw:text-style-name="P24" xml:id="id230" draw:id="id230" draw:layer="layout" svg:width="1.059cm" svg:height="2.329cm" svg:x="18.203cm" svg:y="1.693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88" draw:style-name="gr249" draw:text-style-name="P30" xml:id="id233" draw:id="id233" draw:layer="layout" svg:width="3.95cm" svg:height="1.206cm" svg:x="14.407cm" svg:y="8.255cm">
          <text:list text:style-name="L4">
            <text:list-header>
              <text:p text:style-name="P29"><text:span text:style-name="T25">类</text:span><text:span text:style-name="T24">A</text:span><text:span text:style-name="T25">拷贝</text:span></text:p>
            </text:list-header>
          </text:list>
          <draw:enhanced-geometry svg:viewBox="0 0 21600 21600" draw:text-areas="800 800 20800 20800" draw:type="round-rectangular-callout" draw:modifiers="11278.3599088838 6442.41922120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9" draw:style-name="gr248" draw:text-style-name="P24" xml:id="id232" draw:id="id232" draw:layer="layout" svg:width="1.059cm" svg:height="2.328cm" svg:x="18.203cm" svg:y="7.62cm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15" smil:attributeName="visibility" smil:to="visible"/>
                  <anim:transitionFilter smil:dur="0.5s" smil:targetElement="id2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6" smil:attributeName="visibility" smil:to="visible"/>
                  <anim:transitionFilter smil:dur="0.5s" smil:targetElement="id21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7" smil:attributeName="visibility" smil:to="visible"/>
                  <anim:transitionFilter smil:dur="0.5s" smil:targetElement="id2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18" smil:attributeName="visibility" smil:to="visible"/>
                  <anim:transitionFilter smil:dur="0.5s" smil:targetElement="id21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9" smil:attributeName="visibility" smil:to="visible"/>
                  <anim:transitionFilter smil:dur="0.5s" smil:targetElement="id21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0" smil:attributeName="visibility" smil:to="visible"/>
                  <anim:transitionFilter smil:dur="0.5s" smil:targetElement="id22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21" smil:attributeName="visibility" smil:to="visible"/>
                  <anim:transitionFilter smil:dur="0.5s" smil:targetElement="id22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2" smil:attributeName="visibility" smil:to="visible"/>
                  <anim:transitionFilter smil:dur="0.5s" smil:targetElement="id22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3" smil:attributeName="visibility" smil:to="visible"/>
                  <anim:transitionFilter smil:dur="0.5s" smil:targetElement="id22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24" smil:attributeName="visibility" smil:to="visible"/>
                  <anim:transitionFilter smil:dur="0.5s" smil:targetElement="id22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5" smil:attributeName="visibility" smil:to="visible"/>
                  <anim:transitionFilter smil:dur="0.5s" smil:targetElement="id22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6" smil:attributeName="visibility" smil:to="visible"/>
                  <anim:transitionFilter smil:dur="0.5s" smil:targetElement="id22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7" smil:attributeName="visibility" smil:to="visible"/>
                  <anim:transitionFilter smil:dur="0.5s" smil:targetElement="id22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8" smil:attributeName="visibility" smil:to="visible"/>
                  <anim:transitionFilter smil:dur="0.5s" smil:targetElement="id22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29" smil:attributeName="visibility" smil:to="visible"/>
                  <anim:transitionFilter smil:dur="0.5s" smil:targetElement="id22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0" smil:attributeName="visibility" smil:to="visible"/>
                  <anim:transitionFilter smil:dur="0.5s" smil:targetElement="id23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1" smil:attributeName="visibility" smil:to="visible"/>
                  <anim:transitionFilter smil:dur="0.5s" smil:targetElement="id23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2" smil:attributeName="visibility" smil:to="visible"/>
                  <anim:transitionFilter smil:dur="0.5s" smil:targetElement="id23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3" smil:attributeName="visibility" smil:to="visible"/>
                  <anim:transitionFilter smil:dur="0.5s" smil:targetElement="id2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4" smil:attributeName="visibility" smil:to="visible"/>
                  <anim:transitionFilter smil:dur="0.5s" smil:targetElement="id23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50" draw:text-style-name="P13" xml:id="id235" draw:id="id235" draw:layer="layout" svg:width="12.7cm" svg:height="10.821cm" svg:x="1.058cm" svg:y="1.058cm">
          <text:list text:style-name="L1">
            <text:list-header>
              <text:p text:style-name="P12"><text:span text:style-name="T15">这种同一个公共的基类在派生类中产生多个拷贝，不仅多占用了存储空间，</text:span><text:span text:style-name="T55">而且可能会造成多个拷贝中的数据不一致</text:span><text:span text:style-name="T15"> </text:span><text:span text:style-name="T55">和模糊的引用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25" xml:id="id236" draw:id="id236" draw:layer="layout" svg:width="12.277cm" svg:height="3.675cm" svg:x="1.693cm" svg:y="13.123cm">
          <text:list text:style-name="L1">
            <text:list-header>
              <text:p text:style-name="P124"><text:span text:style-name="T18">D <text:s/>d;</text:span></text:p>
            </text:list-header>
          </text:list>
          <text:list text:style-name="L2">
            <text:list-header>
              <text:p text:style-name="P124"><text:span text:style-name="T57">d.x=10; <text:s text:c="3"/>//</text:span><text:span text:style-name="T55">模糊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g draw:name="Group 4">
            <draw:custom-shape draw:name="Rectangle 5" draw:style-name="gr230" draw:text-style-name="P88" draw:layer="layout" svg:width="2.116cm" svg:height="1.438cm" svg:x="19.473cm" svg:y="12.982cm">
              <text:list text:style-name="L1">
                <text:list-header>
                  <text:p text:style-name="P87"><text:span text:style-name="T6">d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" draw:style-name="gr231" draw:text-style-name="P88" draw:layer="layout" svg:width="2.116cm" svg:height="1.437cm" svg:x="19.473cm" svg:y="14.42cm">
              <text:list text:style-name="L1">
                <text:list-header>
                  <text:p text:style-name="P87"><text:span text:style-name="T6">D(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251" draw:text-style-name="P88" draw:layer="layout" svg:width="2.116cm" svg:height="1.438cm" svg:x="19.473cm" svg:y="7.232cm">
              <text:list text:style-name="L5">
                <text:list-header>
                  <text:p text:style-name="P87"><text:span text:style-name="T77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252" draw:text-style-name="P88" draw:layer="layout" svg:width="2.116cm" svg:height="1.437cm" svg:x="19.473cm" svg:y="8.67cm">
              <text:list text:style-name="L5">
                <text:list-header>
                  <text:p text:style-name="P87"><text:span text:style-name="T77">A(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253" draw:text-style-name="P88" draw:layer="layout" svg:width="2.116cm" svg:height="1.438cm" svg:x="19.473cm" svg:y="10.107cm">
              <text:list text:style-name="L5">
                <text:list-header>
                  <text:p text:style-name="P87"><text:span text:style-name="T77">z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254" draw:text-style-name="P88" draw:layer="layout" svg:width="2.116cm" svg:height="1.437cm" svg:x="19.473cm" svg:y="11.545cm">
              <text:list text:style-name="L5">
                <text:list-header>
                  <text:p text:style-name="P87"><text:span text:style-name="T77">C(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255" draw:text-style-name="P88" draw:layer="layout" svg:width="2.116cm" svg:height="1.437cm" svg:x="19.473cm" svg:y="4.357cm">
              <text:list text:style-name="L2">
                <text:list-header>
                  <text:p text:style-name="P87"><text:span text:style-name="T7">y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256" draw:text-style-name="P88" draw:layer="layout" svg:width="2.116cm" svg:height="1.438cm" svg:x="19.473cm" svg:y="5.794cm">
              <text:list text:style-name="L2">
                <text:list-header>
                  <text:p text:style-name="P87"><text:span text:style-name="T7">B(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257" draw:text-style-name="P88" draw:layer="layout" svg:width="2.116cm" svg:height="1.438cm" svg:x="19.473cm" svg:y="2.919cm">
              <text:list text:style-name="L2">
                <text:list-header>
                  <text:p text:style-name="P87"><text:span text:style-name="T7">A(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258" draw:text-style-name="P88" draw:layer="layout" svg:width="2.116cm" svg:height="1.437cm" svg:x="19.473cm" svg:y="1.482cm">
              <text:list text:style-name="L2">
                <text:list-header>
                  <text:p text:style-name="P87"><text:span text:style-name="T7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15" draw:style-name="gr168" draw:text-style-name="P22" draw:layer="layout" svg:x1="19.473cm" svg:y1="1.482cm" svg:x2="21.589cm" svg:y2="1.482cm">
              <text:p/>
            </draw:line>
            <draw:line draw:name="Line 16" draw:style-name="gr169" draw:text-style-name="P22" draw:layer="layout" svg:x1="19.473cm" svg:y1="2.919cm" svg:x2="21.589cm" svg:y2="2.919cm">
              <text:p/>
            </draw:line>
            <draw:line draw:name="Line 17" draw:style-name="gr168" draw:text-style-name="P22" draw:layer="layout" svg:x1="19.473cm" svg:y1="15.857cm" svg:x2="21.589cm" svg:y2="15.857cm">
              <text:p/>
            </draw:line>
            <draw:line draw:name="Line 18" draw:style-name="gr168" draw:text-style-name="P22" draw:layer="layout" svg:x1="19.473cm" svg:y1="1.482cm" svg:x2="19.473cm" svg:y2="15.857cm">
              <text:p/>
            </draw:line>
            <draw:line draw:name="Line 19" draw:style-name="gr168" draw:text-style-name="P22" draw:layer="layout" svg:x1="21.589cm" svg:y1="1.482cm" svg:x2="21.589cm" svg:y2="15.857cm">
              <text:p/>
            </draw:line>
            <draw:line draw:name="Line 20" draw:style-name="gr169" draw:text-style-name="P22" draw:layer="layout" svg:x1="19.473cm" svg:y1="5.794cm" svg:x2="21.589cm" svg:y2="5.794cm">
              <text:p/>
            </draw:line>
            <draw:line draw:name="Line 21" draw:style-name="gr169" draw:text-style-name="P22" draw:layer="layout" svg:x1="19.473cm" svg:y1="4.357cm" svg:x2="21.589cm" svg:y2="4.357cm">
              <text:p/>
            </draw:line>
            <draw:line draw:name="Line 22" draw:style-name="gr169" draw:text-style-name="P22" draw:layer="layout" svg:x1="19.473cm" svg:y1="11.545cm" svg:x2="21.589cm" svg:y2="11.545cm">
              <text:p/>
            </draw:line>
            <draw:line draw:name="Line 23" draw:style-name="gr169" draw:text-style-name="P22" draw:layer="layout" svg:x1="19.473cm" svg:y1="10.107cm" svg:x2="21.589cm" svg:y2="10.107cm">
              <text:p/>
            </draw:line>
            <draw:line draw:name="Line 24" draw:style-name="gr169" draw:text-style-name="P22" draw:layer="layout" svg:x1="19.473cm" svg:y1="8.67cm" svg:x2="21.589cm" svg:y2="8.67cm">
              <text:p/>
            </draw:line>
            <draw:line draw:name="Line 25" draw:style-name="gr169" draw:text-style-name="P22" draw:layer="layout" svg:x1="19.473cm" svg:y1="7.232cm" svg:x2="21.589cm" svg:y2="7.232cm">
              <text:p/>
            </draw:line>
            <draw:line draw:name="Line 26" draw:style-name="gr169" draw:text-style-name="P22" draw:layer="layout" svg:x1="19.473cm" svg:y1="14.42cm" svg:x2="21.589cm" svg:y2="14.42cm">
              <text:p/>
            </draw:line>
            <draw:line draw:name="Line 27" draw:style-name="gr169" draw:text-style-name="P22" draw:layer="layout" svg:x1="19.473cm" svg:y1="12.982cm" svg:x2="21.589cm" svg:y2="12.982cm">
              <text:p/>
            </draw:line>
          </draw:g>
          <draw:custom-shape draw:name="Text Box 28" draw:style-name="gr4" draw:text-style-name="P100" draw:layer="layout" svg:width="2.54cm" svg:height="1.446cm" svg:x="19.262cm" svg:y="16.298cm">
            <text:list text:style-name="L1">
              <text:list-header>
                <text:p text:style-name="P99"><text:span text:style-name="T6">D</text:span><text:span text:style-name="T8">类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29" draw:style-name="gr240" draw:text-style-name="P24" draw:layer="layout" svg:width="0.846cm" svg:height="5.292cm" svg:x="21.802cm" svg:y="1.6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30" draw:style-name="gr241" draw:text-style-name="P24" draw:layer="layout" svg:width="0.846cm" svg:height="5.292cm" svg:x="21.802cm" svg:y="7.40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31" draw:style-name="gr259" draw:text-style-name="P30" draw:layer="layout" svg:width="3.95cm" svg:height="1.206cm" svg:x="14.407cm" svg:y="2.328cm">
            <text:list text:style-name="L4">
              <text:list-header>
                <text:p text:style-name="P29"><text:span text:style-name="T25">类</text:span><text:span text:style-name="T24">A</text:span><text:span text:style-name="T25">拷贝</text:span></text:p>
              </text:list-header>
            </text:list>
            <draw:enhanced-geometry svg:viewBox="0 0 21600 21600" draw:text-areas="800 800 20800 20800" draw:type="round-rectangular-callout" draw:modifiers="14126.6514806378 4545.48467274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name="Text Box 32" draw:style-name="gr260" draw:text-style-name="P100" draw:layer="layout" svg:width="2.54cm" svg:height="1.446cm" svg:x="22.86cm" svg:y="3.81cm">
            <text:list text:style-name="L2">
              <text:list-header>
                <text:p text:style-name="P99"><text:span text:style-name="T7">B</text:span><text:span text:style-name="T20">类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261" draw:text-style-name="P100" draw:layer="layout" svg:width="2.54cm" svg:height="1.446cm" svg:x="22.86cm" svg:y="9.313cm">
            <text:list text:style-name="L5">
              <text:list-header>
                <text:p text:style-name="P99"><text:span text:style-name="T77">C</text:span><text:span text:style-name="T78">类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34" draw:style-name="gr248" draw:text-style-name="P24" draw:layer="layout" svg:width="1.059cm" svg:height="2.329cm" svg:x="18.203cm" svg:y="1.6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AutoShape 35" draw:style-name="gr262" draw:text-style-name="P30" draw:layer="layout" svg:width="3.95cm" svg:height="1.206cm" svg:x="14.407cm" svg:y="8.255cm">
            <text:list text:style-name="L4">
              <text:list-header>
                <text:p text:style-name="P29"><text:span text:style-name="T25">类</text:span><text:span text:style-name="T24">A</text:span><text:span text:style-name="T25">拷贝</text:span></text:p>
              </text:list-header>
            </text:list>
            <draw:enhanced-geometry svg:viewBox="0 0 21600 21600" draw:text-areas="800 800 20800 20800" draw:type="round-rectangular-callout" draw:modifiers="11278.3599088838 6442.41922120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name="AutoShape 36" draw:style-name="gr248" draw:text-style-name="P24" draw:layer="layout" svg:width="1.059cm" svg:height="2.328cm" svg:x="18.203cm" svg:y="7.6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5" smil:attributeName="visibility" smil:to="visible"/>
                  <anim:transitionFilter smil:dur="0.5s" smil:targetElement="id23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6" smil:attributeName="visibility" smil:to="visible"/>
                  <anim:transitionFilter smil:dur="0.5s" smil:targetElement="id236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5" draw:layer="layout" svg:width="19.05cm" svg:height="17.851cm" svg:x="0.423cm" svg:y="0.635cm">
          <text:list text:style-name="L1">
            <text:list-header>
              <text:p text:style-name="P44"><text:span text:style-name="T35">class <text:s/>A{</text:span></text:p>
              <text:p text:style-name="P44"><text:span text:style-name="T35">public:</text:span><text:span text:style-name="T35"><text:tab/></text:span><text:span text:style-name="T35">int x;</text:span></text:p>
              <text:p text:style-name="P44"><text:span text:style-name="T35"><text:tab/></text:span><text:span text:style-name="T35">A(int <text:s/>a=0) { x=a;}</text:span></text:p>
              <text:p text:style-name="P44"><text:span text:style-name="T35">};</text:span></text:p>
            </text:list-header>
          </text:list>
          <text:list text:style-name="L2">
            <text:list-header>
              <text:p text:style-name="P44"><text:span text:style-name="T39">class B:public A{</text:span></text:p>
              <text:p text:style-name="P44"><text:span text:style-name="T39">public:</text:span><text:span text:style-name="T39"><text:tab/></text:span><text:span text:style-name="T39">int y;</text:span></text:p>
              <text:p text:style-name="P44"><text:span text:style-name="T39"><text:tab/></text:span><text:span text:style-name="T39">B(int a=0,int b=0):A(a) { y=b;}</text:span></text:p>
              <text:p text:style-name="P44"><text:span text:style-name="T39">};</text:span></text:p>
            </text:list-header>
          </text:list>
          <text:list text:style-name="L5">
            <text:list-header>
              <text:p text:style-name="P44"><text:span text:style-name="T37">class C:public A{</text:span></text:p>
              <text:p text:style-name="P44"><text:span text:style-name="T37">public:</text:span><text:span text:style-name="T37"><text:tab/></text:span><text:span text:style-name="T37">int z;</text:span></text:p>
              <text:p text:style-name="P44"><text:span text:style-name="T37"><text:tab/></text:span><text:span text:style-name="T37">C(int a,int c):A(a){ <text:s/>z=c; <text:s/>}</text:span></text:p>
              <text:p text:style-name="P44"><text:span text:style-name="T37">};</text:span></text:p>
            </text:list-header>
          </text:list>
          <text:list text:style-name="L1">
            <text:list-header>
              <text:p text:style-name="P44"><text:span text:style-name="T35">class D:public B,public C{</text:span></text:p>
              <text:p text:style-name="P44"><text:span text:style-name="T35">public:</text:span><text:span text:style-name="T35"><text:tab/></text:span><text:span text:style-name="T35">int dx;</text:span></text:p>
              <text:p text:style-name="P44"><text:span text:style-name="T35"><text:tab/></text:span><text:span text:style-name="T35">D(int a1,int b,int c,int d,int a2):</text:span><text:span text:style-name="T39">B(a1,b)</text:span><text:span text:style-name="T35">,</text:span><text:span text:style-name="T37">C(a2,c)</text:span></text:p>
              <text:p text:style-name="P44"><text:span text:style-name="T35"><text:tab/></text:span><text:span text:style-name="T35">{</text:span><text:span text:style-name="T35"><text:tab/></text:span><text:span text:style-name="T35">dx=d;}</text:span></text:p>
              <text:p text:style-name="P44"><text:span text:style-name="T35">};</text:span></text:p>
              <text:p text:style-name="P44"><text:span text:style-name="T35">void <text:s/>main(void)</text:span></text:p>
              <text:p text:style-name="P44"><text:span text:style-name="T35">{</text:span><text:span text:style-name="T35"><text:tab/></text:span><text:span text:style-name="T35">D d1(10,20,30,40,50); <text:s text:c="4"/></text:span><text:span text:style-name="T38">cout&lt;&lt;d1.x&lt;&lt;endl;</text:span><text:span text:style-name="T35"> <text:s/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30" draw:text-style-name="P88" draw:layer="layout" svg:width="2.116cm" svg:height="1.438cm" svg:x="18.627cm" svg:y="14.252cm">
          <text:list text:style-name="L1">
            <text:list-header>
              <text:p text:style-name="P87"><text:span text:style-name="T6">d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31" draw:text-style-name="P88" draw:layer="layout" svg:width="2.116cm" svg:height="1.437cm" svg:x="18.627cm" svg:y="15.69cm">
          <text:list text:style-name="L1">
            <text:list-header>
              <text:p text:style-name="P87"><text:span text:style-name="T6">D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63" draw:text-style-name="P88" draw:layer="layout" svg:width="2.116cm" svg:height="1.438cm" svg:x="18.627cm" svg:y="8.502cm">
          <text:list text:style-name="L5">
            <text:list-header>
              <text:p text:style-name="P87"><text:span text:style-name="T77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64" draw:text-style-name="P88" draw:layer="layout" svg:width="2.116cm" svg:height="1.437cm" svg:x="18.627cm" svg:y="9.94cm">
          <text:list text:style-name="L5">
            <text:list-header>
              <text:p text:style-name="P87"><text:span text:style-name="T77">A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65" draw:text-style-name="P88" draw:layer="layout" svg:width="2.116cm" svg:height="1.438cm" svg:x="18.627cm" svg:y="11.377cm">
          <text:list text:style-name="L5">
            <text:list-header>
              <text:p text:style-name="P87"><text:span text:style-name="T77">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66" draw:text-style-name="P88" draw:layer="layout" svg:width="2.116cm" svg:height="1.437cm" svg:x="18.627cm" svg:y="12.815cm">
          <text:list text:style-name="L5">
            <text:list-header>
              <text:p text:style-name="P87"><text:span text:style-name="T77">C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67" draw:text-style-name="P88" draw:layer="layout" svg:width="2.116cm" svg:height="1.437cm" svg:x="18.627cm" svg:y="5.627cm">
          <text:list text:style-name="L2">
            <text:list-header>
              <text:p text:style-name="P87"><text:span text:style-name="T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68" draw:text-style-name="P88" draw:layer="layout" svg:width="2.116cm" svg:height="1.438cm" svg:x="18.627cm" svg:y="7.064cm">
          <text:list text:style-name="L2">
            <text:list-header>
              <text:p text:style-name="P87"><text:span text:style-name="T7">B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269" draw:text-style-name="P88" draw:layer="layout" svg:width="2.116cm" svg:height="1.438cm" svg:x="18.627cm" svg:y="4.189cm">
          <text:list text:style-name="L2">
            <text:list-header>
              <text:p text:style-name="P87"><text:span text:style-name="T7">A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270" draw:text-style-name="P88" draw:layer="layout" svg:width="2.116cm" svg:height="1.437cm" svg:x="18.627cm" svg:y="2.752cm">
          <text:list text:style-name="L2">
            <text:list-header>
              <text:p text:style-name="P87"><text:span text:style-name="T7">x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" draw:style-name="gr168" draw:text-style-name="P22" draw:layer="layout" svg:x1="18.627cm" svg:y1="2.752cm" svg:x2="20.743cm" svg:y2="2.752cm">
          <text:p/>
        </draw:line>
        <draw:line draw:name="Line 15" draw:style-name="gr169" draw:text-style-name="P22" draw:layer="layout" svg:x1="18.627cm" svg:y1="4.189cm" svg:x2="20.743cm" svg:y2="4.189cm">
          <text:p/>
        </draw:line>
        <draw:line draw:name="Line 16" draw:style-name="gr168" draw:text-style-name="P22" draw:layer="layout" svg:x1="18.627cm" svg:y1="17.127cm" svg:x2="20.743cm" svg:y2="17.127cm">
          <text:p/>
        </draw:line>
        <draw:line draw:name="Line 17" draw:style-name="gr168" draw:text-style-name="P22" draw:layer="layout" svg:x1="18.627cm" svg:y1="2.752cm" svg:x2="18.627cm" svg:y2="17.127cm">
          <text:p/>
        </draw:line>
        <draw:line draw:name="Line 18" draw:style-name="gr168" draw:text-style-name="P22" draw:layer="layout" svg:x1="20.743cm" svg:y1="2.752cm" svg:x2="20.743cm" svg:y2="17.127cm">
          <text:p/>
        </draw:line>
        <draw:line draw:name="Line 19" draw:style-name="gr169" draw:text-style-name="P22" draw:layer="layout" svg:x1="18.627cm" svg:y1="7.064cm" svg:x2="20.743cm" svg:y2="7.064cm">
          <text:p/>
        </draw:line>
        <draw:line draw:name="Line 20" draw:style-name="gr169" draw:text-style-name="P22" draw:layer="layout" svg:x1="18.627cm" svg:y1="5.627cm" svg:x2="20.743cm" svg:y2="5.627cm">
          <text:p/>
        </draw:line>
        <draw:line draw:name="Line 21" draw:style-name="gr169" draw:text-style-name="P22" draw:layer="layout" svg:x1="18.627cm" svg:y1="12.815cm" svg:x2="20.743cm" svg:y2="12.815cm">
          <text:p/>
        </draw:line>
        <draw:line draw:name="Line 22" draw:style-name="gr169" draw:text-style-name="P22" draw:layer="layout" svg:x1="18.627cm" svg:y1="11.377cm" svg:x2="20.743cm" svg:y2="11.377cm">
          <text:p/>
        </draw:line>
        <draw:line draw:name="Line 23" draw:style-name="gr169" draw:text-style-name="P22" draw:layer="layout" svg:x1="18.627cm" svg:y1="9.94cm" svg:x2="20.743cm" svg:y2="9.94cm">
          <text:p/>
        </draw:line>
        <draw:line draw:name="Line 24" draw:style-name="gr169" draw:text-style-name="P22" draw:layer="layout" svg:x1="18.627cm" svg:y1="8.502cm" svg:x2="20.743cm" svg:y2="8.502cm">
          <text:p/>
        </draw:line>
        <draw:line draw:name="Line 25" draw:style-name="gr169" draw:text-style-name="P22" draw:layer="layout" svg:x1="18.627cm" svg:y1="15.69cm" svg:x2="20.743cm" svg:y2="15.69cm">
          <text:p/>
        </draw:line>
        <draw:line draw:name="Line 26" draw:style-name="gr169" draw:text-style-name="P22" draw:layer="layout" svg:x1="18.627cm" svg:y1="14.252cm" svg:x2="20.743cm" svg:y2="14.252cm">
          <text:p/>
        </draw:line>
        <draw:custom-shape draw:name="Text Box 27" draw:style-name="gr4" draw:text-style-name="P97" draw:layer="layout" svg:width="2.54cm" svg:height="1.277cm" svg:x="18.415cm" svg:y="17.145cm">
          <text:list text:style-name="L1">
            <text:list-header>
              <text:p text:style-name="P96"><text:span text:style-name="T9">D</text:span><text:span text:style-name="T11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71" draw:text-style-name="P126" xml:id="id237" draw:id="id237" draw:layer="layout" svg:width="2.752cm" svg:height="1.108cm" svg:x="20.955cm" svg:y="2.963cm">
          <text:list text:style-name="L4">
            <text:list-header>
              <text:p text:style-name="P110"><text:span text:style-name="T43">a1=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272" draw:text-style-name="P126" xml:id="id238" draw:id="id238" draw:layer="layout" svg:width="2.328cm" svg:height="1.108cm" svg:x="20.955cm" svg:y="5.715cm">
          <text:list text:style-name="L4">
            <text:list-header>
              <text:p text:style-name="P110"><text:span text:style-name="T43">b=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273" draw:text-style-name="P126" xml:id="id239" draw:id="id239" draw:layer="layout" svg:width="2.752cm" svg:height="1.108cm" svg:x="20.955cm" svg:y="8.678cm">
          <text:list text:style-name="L4">
            <text:list-header>
              <text:p text:style-name="P110"><text:span text:style-name="T43">a2=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274" draw:text-style-name="P126" xml:id="id240" draw:id="id240" draw:layer="layout" svg:width="2.54cm" svg:height="1.108cm" svg:x="20.955cm" svg:y="11.43cm">
          <text:list text:style-name="L4">
            <text:list-header>
              <text:p text:style-name="P110"><text:span text:style-name="T43">c=3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75" draw:text-style-name="P126" xml:id="id241" draw:id="id241" draw:layer="layout" svg:width="2.752cm" svg:height="1.108cm" svg:x="20.955cm" svg:y="14.393cm">
          <text:list text:style-name="L4">
            <text:list-header>
              <text:p text:style-name="P110"><text:span text:style-name="T43">dx=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7" draw:style-name="gr276" draw:text-style-name="P81" xml:id="id242" draw:id="id242" draw:layer="layout" svg:width="8.631cm" svg:height="1.408cm" svg:x="8.715cm" svg:y="15.028cm">
          <text:list text:style-name="L4">
            <text:list-header>
              <text:p text:style-name="P20"><text:span text:style-name="T33">模糊引用，错误！</text:span></text:p>
            </text:list-header>
          </text:list>
          <draw:enhanced-geometry svg:viewBox="0 0 21600 21600" draw:text-areas="800 800 20800 20800" draw:type="round-rectangular-callout" draw:modifiers="14816.218721038 35105.7487579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7" smil:attributeName="visibility" smil:to="visible"/>
                  <anim:transitionFilter smil:dur="0.5s" smil:targetElement="id23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8" smil:attributeName="visibility" smil:to="visible"/>
                  <anim:transitionFilter smil:dur="0.5s" smil:targetElement="id23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39" smil:attributeName="visibility" smil:to="visible"/>
                  <anim:transitionFilter smil:dur="0.5s" smil:targetElement="id23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40" smil:attributeName="visibility" smil:to="visible"/>
                  <anim:transitionFilter smil:dur="0.5s" smil:targetElement="id24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41" smil:attributeName="visibility" smil:to="visible"/>
                  <anim:transitionFilter smil:dur="0.5s" smil:targetElement="id24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2" smil:attributeName="visibility" smil:to="visible"/>
                  <anim:transitionFilter smil:dur="0.5s" smil:targetElement="id24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3" draw:layer="layout" svg:width="25.4cm" svg:height="3.781cm" svg:x="0cm" svg:y="0cm">
          <text:list text:style-name="L1">
            <text:list-header>
              <text:p text:style-name="P12"><text:span text:style-name="T15">在多重派生的过程中，若使公共基类在派生类中只有一个拷贝，则可将这种基类说明为</text:span><text:span text:style-name="T16">虚基类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25" xml:id="id244" draw:id="id244" draw:layer="layout" svg:width="19.262cm" svg:height="9.855cm" svg:x="1.27cm" svg:y="8.678cm">
          <text:list text:style-name="L1">
            <text:list-header>
              <text:p text:style-name="P124"><text:span text:style-name="T18">class B:</text:span><text:span text:style-name="T57">public <text:s/></text:span><text:span text:style-name="T17">virtual </text:span><text:span text:style-name="T57">A</text:span><text:span text:style-name="T18">{</text:span></text:p>
              <text:p text:style-name="P124"><text:span text:style-name="T18">public:</text:span></text:p>
              <text:p text:style-name="P124"><text:span text:style-name="T18"><text:tab/></text:span><text:span text:style-name="T18">int y;</text:span></text:p>
              <text:p text:style-name="P124"><text:span text:style-name="T18"><text:tab/></text:span><text:span text:style-name="T18">B(int a=0, int b=0 ):A(b) { y=a;}</text:span></text:p>
              <text:p text:style-name="P124"><text:span text:style-name="T18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77" draw:text-style-name="P13" xml:id="id243" draw:id="id243" draw:layer="layout" svg:width="25.4cm" svg:height="3.781cm" svg:x="0cm" svg:y="4.022cm">
          <text:list text:style-name="L2">
            <text:list-header>
              <text:p text:style-name="P12"><text:span text:style-name="T55">在派生类的定义中，只要在基类的类名前加上关键字</text:span><text:span text:style-name="T17">virtual</text:span><text:span text:style-name="T55">，就可以将基类说明为虚基类</text:span><text:span text:style-name="T15">。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43" smil:attributeName="visibility" smil:to="visible"/>
                  <anim:transitionFilter smil:dur="0.5s" smil:targetElement="id24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904cm" svg:height="2.891cm" svg:x="1.27cm" svg:y="5.08cm">
          <table:table>
            <table:table-column table:style-name="co10"/>
            <table:table-row table:style-name="ro1">
              <table:table-cell table:style-name="ce30">
                <text:list text:style-name="L1">
                  <text:list-header>
                    <text:p text:style-name="P37"><text:span text:style-name="T6">x</text:span></text:p>
                  </text:list-header>
                </text:list>
              </table:table-cell>
            </table:table-row>
            <table:table-row table:style-name="ro1">
              <table:table-cell table:style-name="ce32">
                <text:list text:continue-numbering="true" text:style-name="L1">
                  <text:list-header>
                    <text:p text:style-name="P37"><text:span text:style-name="T6">A()</text:span></text:p>
                  </text:list-header>
                </text:list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692cm" svg:height="8.153cm" svg:x="3.81cm" svg:y="5.08cm">
          <table:table>
            <table:table-column table:style-name="co15"/>
            <table:table-row table:style-name="ro1">
              <table:table-cell table:style-name="ce30">
                <text:list text:style-name="L2">
                  <text:list-header>
                    <text:p text:style-name="P37"><text:span text:style-name="T7">x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2">
                  <text:list-header>
                    <text:p text:style-name="P37"><text:span text:style-name="T7">A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2">
                  <text:list-header>
                    <text:p text:style-name="P37"><text:span text:style-name="T7">y</text:span></text:p>
                  </text:list-header>
                </text:list>
              </table:table-cell>
            </table:table-row>
            <table:table-row table:style-name="ro21">
              <table:table-cell table:style-name="ce32">
                <text:list text:continue-numbering="true" text:style-name="L2">
                  <text:list-header>
                    <text:p text:style-name="P37"><text:span text:style-name="T7">B()</text:span></text:p>
                  </text:list-header>
                </text:list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.692cm" svg:height="8.153cm" svg:x="6.562cm" svg:y="5.08cm">
          <table:table>
            <table:table-column table:style-name="co15"/>
            <table:table-row table:style-name="ro1">
              <table:table-cell table:style-name="ce30">
                <text:list text:style-name="L5">
                  <text:list-header>
                    <text:p text:style-name="P37"><text:span text:style-name="T77">x</text:span></text:p>
                  </text:list-header>
                </text:list>
              </table:table-cell>
            </table:table-row>
            <table:table-row table:style-name="ro21">
              <table:table-cell table:style-name="ce31">
                <text:list text:continue-numbering="true" text:style-name="L5">
                  <text:list-header>
                    <text:p text:style-name="P37"><text:span text:style-name="T77">A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5">
                  <text:list-header>
                    <text:p text:style-name="P37"><text:span text:style-name="T77">z</text:span></text:p>
                  </text:list-header>
                </text:list>
              </table:table-cell>
            </table:table-row>
            <table:table-row table:style-name="ro21">
              <table:table-cell table:style-name="ce32">
                <text:list text:continue-numbering="true" text:style-name="L5">
                  <text:list-header>
                    <text:p text:style-name="P37"><text:span text:style-name="T77">C()</text:span></text:p>
                  </text:list-header>
                </text:list>
              </table:table-cell>
            </table:table-row>
          </table:table>
          <draw:image xlink:href="Pictures/TablePreview40.svm" xlink:type="simple" xlink:show="embed" xlink:actuate="onLoad"/>
        </draw:frame>
        <draw:custom-shape draw:name="Text Box 34" draw:style-name="gr4" draw:text-style-name="P97" draw:layer="layout" svg:width="2.54cm" svg:height="1.277cm" svg:x="0.847cm" svg:y="8.255cm">
          <text:list text:style-name="L1">
            <text:list-header>
              <text:p text:style-name="P96"><text:span text:style-name="T9">A</text:span><text:span text:style-name="T11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278" draw:text-style-name="P97" draw:layer="layout" svg:width="2.54cm" svg:height="1.277cm" svg:x="3.387cm" svg:y="11.007cm">
          <text:list text:style-name="L2">
            <text:list-header>
              <text:p text:style-name="P96"><text:span text:style-name="T26">B</text:span><text:span text:style-name="T30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79" draw:text-style-name="P97" draw:layer="layout" svg:width="2.54cm" svg:height="1.277cm" svg:x="6.138cm" svg:y="11.007cm">
          <text:list text:style-name="L5">
            <text:list-header>
              <text:p text:style-name="P96"><text:span text:style-name="T74">C</text:span><text:span text:style-name="T79">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.328cm" svg:height="11.567cm" svg:x="9.313cm" svg:y="5.08cm">
          <table:table>
            <table:table-column table:style-name="co16"/>
            <table:table-row table:style-name="ro1">
              <table:table-cell table:style-name="ce30">
                <text:list text:style-name="L3">
                  <text:list-header>
                    <text:p text:style-name="P37"><text:span text:style-name="T19">x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3">
                  <text:list-header>
                    <text:p text:style-name="P37"><text:span text:style-name="T19">A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style-name="L2">
                  <text:list-header>
                    <text:p text:style-name="P37"><text:span text:style-name="T7">y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2">
                  <text:list-header>
                    <text:p text:style-name="P37"><text:span text:style-name="T7">B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style-name="L5">
                  <text:list-header>
                    <text:p text:style-name="P37"><text:span text:style-name="T77">z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continue-numbering="true" text:style-name="L5">
                  <text:list-header>
                    <text:p text:style-name="P37"><text:span text:style-name="T77">C()</text:span></text:p>
                  </text:list-header>
                </text:list>
              </table:table-cell>
            </table:table-row>
            <table:table-row table:style-name="ro1">
              <table:table-cell table:style-name="ce31">
                <text:list text:style-name="L1">
                  <text:list-header>
                    <text:p text:style-name="P37"><text:span text:style-name="T6">dx</text:span></text:p>
                  </text:list-header>
                </text:list>
              </table:table-cell>
            </table:table-row>
            <table:table-row table:style-name="ro1">
              <table:table-cell table:style-name="ce32">
                <text:list text:continue-numbering="true" text:style-name="L1">
                  <text:list-header>
                    <text:p text:style-name="P37"><text:span text:style-name="T6">D()</text:span></text:p>
                  </text:list-header>
                </text:list>
              </table:table-cell>
            </table:table-row>
          </table:table>
          <draw:image xlink:href="Pictures/TablePreview41.svm" xlink:type="simple" xlink:show="embed" xlink:actuate="onLoad"/>
        </draw:frame>
        <draw:custom-shape draw:name="Text Box 88" draw:style-name="gr4" draw:text-style-name="P97" draw:layer="layout" svg:width="2.54cm" svg:height="1.277cm" svg:x="9.313cm" svg:y="16.722cm">
          <text:list text:style-name="L1">
            <text:list-header>
              <text:p text:style-name="P96"><text:span text:style-name="T9">D</text:span><text:span text:style-name="T11">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9" draw:style-name="gr280" draw:text-style-name="P120" xml:id="id246" draw:id="id246" draw:layer="layout" svg:width="7.832cm" svg:height="4.222cm" svg:x="12.488cm" svg:y="1.27cm">
          <text:list text:style-name="L4">
            <text:list-header>
              <text:p text:style-name="P20"><text:span text:style-name="T33">一份拷贝，在</text:span><text:span text:style-name="T34">D( )</text:span><text:span text:style-name="T33">的构造函数中直接调用</text:span><text:span text:style-name="T34">A()</text:span></text:p>
            </text:list-header>
          </text:list>
          <draw:enhanced-geometry svg:viewBox="0 0 21600 21600" draw:text-areas="800 800 20800 20800" draw:type="round-rectangular-callout" draw:modifiers="-4072.92225201072 21988.7283921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1" draw:style-name="gr281" draw:text-style-name="P43" xml:id="id247" draw:id="id247" draw:layer="layout" svg:width="9.948cm" svg:height="3.598cm" draw:transform="rotate (-3.14159265358979) translate (10.583cm 4.868cm)">
          <text:list text:style-name="L1">
            <text:list-header>
              <text:p text:style-name="P18"><text:span text:style-name="T8"/></text:p>
            </text:list-header>
          </text:list>
          <draw:enhanced-geometry svg:viewBox="0 0 21600 21600" draw:glue-points="?f8 0 ?f11 ?f2 ?f15 0 ?f16 ?f21 ?f13 ?f2" draw:text-areas="?f41 ?f43 ?f42 ?f44" draw:type="mso-spt104" draw:modifiers="15904 19378 765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 Box 92" draw:style-name="gr282" draw:text-style-name="P95" xml:id="id245" draw:id="id245" draw:layer="layout" svg:width="12.7cm" svg:height="9.501cm" svg:x="12.7cm" svg:y="6.319cm">
          <text:list text:style-name="L2">
            <text:list-header>
              <text:p text:style-name="P94"><text:span text:style-name="T20">由虚基类派生出的对象初始化时，</text:span><text:span text:style-name="T31">直接调用</text:span><text:span text:style-name="T20">虚基类的构造函数。因此，若将一个类定义为虚基类，</text:span><text:span text:style-name="T31">则一定有正确的构造函数可供所有派生类调用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45" smil:attributeName="visibility" smil:to="visible"/>
                  <anim:transitionFilter smil:dur="0.5s" smil:targetElement="id24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46" smil:attributeName="visibility" smil:to="visible"/>
                  <anim:transitionFilter smil:dur="0.5s" smil:targetElement="id24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47" smil:attributeName="visibility" smil:to="visible"/>
                  <anim:transitionFilter smil:dur="0.5s" smil:targetElement="id24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28" draw:layer="layout" svg:width="17.357cm" svg:height="17.381cm" svg:x="0.423cm" svg:y="0.635cm">
          <text:list text:style-name="L1">
            <text:list-header>
              <text:p text:style-name="P127"><text:span text:style-name="T35">class <text:s/>A{</text:span></text:p>
              <text:p text:style-name="P127"><text:span text:style-name="T35">public:</text:span><text:span text:style-name="T35"><text:tab/></text:span><text:span text:style-name="T35">int x;</text:span></text:p>
              <text:p text:style-name="P127"><text:span text:style-name="T35"><text:tab/></text:span><text:span text:style-name="T35">A(int <text:s/>a=0) { x=a;}</text:span></text:p>
              <text:p text:style-name="P127"><text:span text:style-name="T35">};</text:span></text:p>
            </text:list-header>
          </text:list>
          <text:list text:style-name="L2">
            <text:list-header>
              <text:p text:style-name="P127"><text:span text:style-name="T39">class B:public <text:s/>virtual A{</text:span></text:p>
              <text:p text:style-name="P127"><text:span text:style-name="T39">public:</text:span><text:span text:style-name="T39"><text:tab/></text:span><text:span text:style-name="T39">int y;</text:span></text:p>
              <text:p text:style-name="P127"><text:span text:style-name="T39"><text:tab/></text:span><text:span text:style-name="T39">B(int a=0,int b=0): A(a) {y=b;}</text:span></text:p>
              <text:p text:style-name="P127"><text:span text:style-name="T39">};</text:span></text:p>
            </text:list-header>
          </text:list>
          <text:list text:style-name="L5">
            <text:list-header>
              <text:p text:style-name="P127"><text:span text:style-name="T37">class C:public virtual A{</text:span></text:p>
              <text:p text:style-name="P127"><text:span text:style-name="T37">public:</text:span><text:span text:style-name="T37"><text:tab/></text:span><text:span text:style-name="T37">int z;</text:span></text:p>
              <text:p text:style-name="P127"><text:span text:style-name="T37"><text:tab/></text:span><text:span text:style-name="T37">C(int a=0,int c=0):A(a){z=c; <text:s/>}</text:span></text:p>
              <text:p text:style-name="P127"><text:span text:style-name="T37">};</text:span></text:p>
            </text:list-header>
          </text:list>
          <text:list text:style-name="L1">
            <text:list-header>
              <text:p text:style-name="P127"><text:span text:style-name="T35">class D:public B,public C{</text:span></text:p>
              <text:p text:style-name="P127"><text:span text:style-name="T35">public:</text:span><text:span text:style-name="T35"><text:tab/></text:span><text:span text:style-name="T35">int dx;</text:span></text:p>
              <text:p text:style-name="P127"><text:span text:style-name="T35"><text:tab/></text:span><text:span text:style-name="T35">D(int a1,int b,int c,int d,int a2):</text:span><text:span text:style-name="T39">B(a1,b)</text:span><text:span text:style-name="T35">,</text:span><text:span text:style-name="T37">C(a2,c)</text:span></text:p>
              <text:p text:style-name="P127"><text:span text:style-name="T35"><text:tab/></text:span><text:span text:style-name="T35">{</text:span><text:span text:style-name="T35"><text:tab/></text:span><text:span text:style-name="T35">dx=d;}</text:span></text:p>
              <text:p text:style-name="P127"><text:span text:style-name="T35">}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28" draw:layer="layout" svg:width="9.948cm" svg:height="7.643cm" svg:x="14.605cm" svg:y="1.058cm">
          <text:list text:style-name="L1">
            <text:list-header>
              <text:p text:style-name="P127"><text:span text:style-name="T35">void <text:s/>main(void)</text:span></text:p>
              <text:p text:style-name="P127"><text:span text:style-name="T35">{</text:span><text:span text:style-name="T35"><text:tab/></text:span><text:span text:style-name="T35">D d1(10,20,30,40,50); <text:s text:c="3"/></text:span></text:p>
              <text:p text:style-name="P127"><text:span text:style-name="T35"><text:tab/></text:span><text:span text:style-name="T35"> </text:span><text:span text:style-name="T36">cout&lt;&lt;d1.x&lt;&lt;endl;</text:span><text:span text:style-name="T35"> <text:s/></text:span></text:p>
              <text:p text:style-name="P127"><text:span text:style-name="T35"><text:tab/></text:span><text:span text:style-name="T35">d1.x=400;</text:span></text:p>
              <text:p text:style-name="P127"><text:span text:style-name="T35"><text:tab/></text:span><text:span text:style-name="T36">cout&lt;&lt;d1.x&lt;&lt;endl</text:span><text:span text:style-name="T35">;</text:span></text:p>
              <text:p text:style-name="P127"><text:span text:style-name="T35"><text:tab/></text:span><text:span text:style-name="T35">cout&lt;&lt;d1.y&lt;&lt;endl;</text:span></text:p>
              <text:p text:style-name="P127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3" draw:text-style-name="P80" xml:id="id249" draw:id="id249" draw:layer="layout" svg:width="1.905cm" svg:height="3.684cm" svg:x="21.378cm" svg:y="8.678cm">
          <text:list text:style-name="L2">
            <text:list-header>
              <text:p text:style-name="P79"><text:span text:style-name="T39">0</text:span></text:p>
              <text:p text:style-name="P79"><text:span text:style-name="T39">400</text:span></text:p>
              <text:p text:style-name="P79"><text:span text:style-name="T39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284" draw:text-style-name="P47" xml:id="id248" draw:id="id248" draw:layer="layout" svg:width="17.348cm" svg:height="1.006cm" svg:x="8.048cm" svg:y="15.875cm">
          <text:list text:style-name="L4">
            <text:list-header>
              <text:p text:style-name="P46"><text:span text:style-name="T42">没有对虚基类构造函数的调用，用缺省的构造函数</text:span></text:p>
            </text:list-header>
          </text:list>
          <draw:enhanced-geometry svg:viewBox="0 0 21600 21600" draw:text-areas="800 800 20800 20800" draw:type="round-rectangular-callout" draw:modifiers="5602.62839356735 3324.72691161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7" draw:style-name="gr285" draw:text-style-name="P80" xml:id="id250" draw:id="id250" draw:layer="layout" svg:width="4.868cm" svg:height="1.108cm" svg:x="17.357cm" svg:y="14.605cm">
          <text:list text:style-name="L3">
            <text:list-header>
              <text:p text:style-name="P79"><text:span text:style-name="T36">, A(a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286" draw:text-style-name="P47" xml:id="id251" draw:id="id251" draw:layer="layout" svg:width="13.088cm" svg:height="1.006cm" svg:x="11.354cm" svg:y="13.123cm">
          <text:list text:style-name="L4">
            <text:list-header>
              <text:p text:style-name="P46"><text:span text:style-name="T42">直接在派生类中调用虚基类的构造函数</text:span></text:p>
            </text:list-header>
          </text:list>
          <draw:enhanced-geometry svg:viewBox="0 0 21600 21600" draw:text-areas="800 800 20800 20800" draw:type="round-rectangular-callout" draw:modifiers="12314.0958056383 31402.5819265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0" draw:style-name="gr287" draw:text-style-name="P80" xml:id="id252" draw:id="id252" draw:layer="layout" svg:width="1.905cm" svg:height="3.684cm" svg:x="17.357cm" svg:y="8.89cm">
          <text:list text:style-name="L3">
            <text:list-header>
              <text:p text:style-name="P79"><text:span text:style-name="T36">50</text:span></text:p>
              <text:p text:style-name="P79"><text:span text:style-name="T36">400</text:span></text:p>
              <text:p text:style-name="P79"><text:span text:style-name="T36">2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48" smil:attributeName="visibility" smil:to="visible"/>
                  <anim:transitionFilter smil:dur="0.5s" smil:targetElement="id24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9" smil:attributeName="visibility" smil:to="visible"/>
                  <anim:transitionFilter smil:dur="0.5s" smil:targetElement="id2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0" smil:attributeName="visibility" smil:to="visible"/>
                  <anim:transitionFilter smil:dur="0.5s" smil:targetElement="id2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1" smil:attributeName="visibility" smil:to="visible"/>
                  <anim:transitionFilter smil:dur="0.5s" smil:targetElement="id25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2" smil:attributeName="visibility" smil:to="visible"/>
                  <anim:transitionFilter smil:dur="0.5s" smil:targetElement="id25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88" draw:text-style-name="P130" draw:layer="layout" svg:width="25.4cm" svg:height="8.793cm" svg:x="0cm" svg:y="0.847cm">
          <text:list text:style-name="L2">
            <text:list-header>
              <text:p text:style-name="P129"><text:span text:style-name="T4">再次强调，用虚基类进行多重派生时，</text:span><text:span text:style-name="T23">若虚基类没有缺省的构造函数</text:span><text:span text:style-name="T4">，则在每一个派生类的构造函数中</text:span><text:span text:style-name="T22">都必须有对虚基类构造函数的调用</text:span><text:span text:style-name="T4"> （且首先调用）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华文宋体" svg:font-family="华文宋体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styles>
    <draw:gradient draw:name="Gradient_20_1" draw:display-name="Gradient 1" draw:style="rectangular" draw:cx="50%" draw:cy="50%" draw:start-color="#767676" draw:end-color="#ffffff" draw:start-intensity="100%" draw:end-intensity="100%" draw:angle="0deg" draw:border="0%"/>
    <draw:gradient draw:name="Gradient_20_2" draw:display-name="Gradient 2" draw:style="linear" draw:start-color="#005e47" draw:end-color="#00cc99" draw:start-intensity="100%" draw:end-intensity="100%" draw:angle="135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1" draw:display-name="Bitmap 1" xlink:href="Pictures/100000000000003C00000078C0A01396FAB572A0.png" xlink:type="simple" xlink:show="embed" xlink:actuate="onLoad"/>
    <draw:marker draw:name="Arrow" svg:viewBox="0 0 20 30" svg:d="M10 0l-10 30h20z"/>
    <draw:marker draw:name="msArrowEnd_20_5" draw:display-name="msArrowEnd 5" svg:viewBox="0 0 237 237" svg:d="M119 0l118 237h-237z"/>
    <draw:marker draw:name="线条箭头_20_349" draw:display-name="线条箭头 349" svg:viewBox="0 0 477 477" svg:d="M239 0l238 477h-477z"/>
    <draw:marker draw:name="线条箭头_20_350" draw:display-name="线条箭头 350" svg:viewBox="0 0 477 477" svg:d="M239 0l238 477h-477z"/>
    <draw:marker draw:name="线条箭头_20_351" draw:display-name="线条箭头 351" svg:viewBox="0 0 477 477" svg:d="M239 0l238 477h-477z"/>
    <draw:marker draw:name="线条箭头_20_352" draw:display-name="线条箭头 352" svg:viewBox="0 0 477 477" svg:d="M239 0l238 477h-477z"/>
    <draw:marker draw:name="线条箭头_20_353" draw:display-name="线条箭头 353" svg:viewBox="0 0 477 477" svg:d="M239 0l238 477h-477z"/>
    <draw:marker draw:name="线条箭头_20_354" draw:display-name="线条箭头 354" svg:viewBox="0 0 636 636" svg:d="M318 0l318 636h-636z"/>
    <draw:marker draw:name="线条箭头_20_355" draw:display-name="线条箭头 355" svg:viewBox="0 0 477 477" svg:d="M239 0l238 477h-477z"/>
    <draw:marker draw:name="线条箭头_20_356" draw:display-name="线条箭头 356" svg:viewBox="0 0 477 477" svg:d="M239 0l238 477h-477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6T10:03:29.099444312</dc:date>
    <meta:editing-cycles>547</meta:editing-cycles>
    <meta:editing-duration>P14DT22H53M25S</meta:editing-duration>
    <meta:generator>LibreOffice/7.3.7.2$Linux_X86_64 LibreOffice_project/30$Build-2</meta:generator>
    <meta:document-statistic meta:object-count="755"/>
  </office:meta>
</office:document-meta>
</file>